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3.2347in" table:align="left"/>
    </style:style>
    <style:style style:name="Table5.A" style:family="table-column">
      <style:table-column-properties style:column-width="0.8264in"/>
    </style:style>
    <style:style style:name="Table5.B" style:family="table-column">
      <style:table-column-properties style:column-width="2.4083in"/>
    </style:style>
    <style:style style:name="Table5.A1" style:family="table-cell">
      <style:table-cell-properties style:writing-mode="page"/>
    </style:style>
    <style:style style:name="Table1" style:family="table" style:master-page-name="">
      <style:table-properties style:width="14.9229in" style:page-number="auto" table:align="left"/>
    </style:style>
    <style:style style:name="Table1.A" style:family="table-column">
      <style:table-column-properties style:column-width="0.7896in"/>
    </style:style>
    <style:style style:name="Table1.B" style:family="table-column">
      <style:table-column-properties style:column-width="4.7583in"/>
    </style:style>
    <style:style style:name="Table1.C" style:family="table-column">
      <style:table-column-properties style:column-width="9.375in"/>
    </style:style>
    <style:style style:name="Table1.A1" style:family="table-cell">
      <style:table-cell-properties style:vertical-align="middle" fo:background-color="#1e90ff" fo:padding="0.0403in" fo:border="0.05pt solid #000000">
        <style:background-image/>
      </style:table-cell-properties>
    </style:style>
    <style:style style:name="Table1.A2" style:family="table-cell">
      <style:table-cell-properties style:vertical-align="" fo:background-color="#eeeeee" fo:padding="0.0403in" fo:border-left="0.05pt solid #000000" fo:border-right="none" fo:border-top="none" fo:border-bottom="0.05pt solid #000000">
        <style:background-image/>
      </style:table-cell-properties>
    </style:style>
    <style:style style:name="Table1.C2" style:family="table-cell">
      <style:table-cell-properties style:vertical-align="" fo:background-color="#eeeeee" fo:padding="0.0403in" fo:border-left="0.05pt solid #000000" fo:border-right="0.05pt solid #000000" fo:border-top="none" fo:border-bottom="0.05pt solid #000000">
        <style:background-image/>
      </style:table-cell-properties>
    </style:style>
    <style:style style:name="Table1.A6" style:family="table-cell">
      <style:table-cell-properties style:vertical-align="" fo:background-color="#1e90ff" fo:padding="0.0403in" fo:border-left="0.05pt solid #000000" fo:border-right="0.05pt solid #000000" fo:border-top="none" fo:border-bottom="0.05pt solid #000000">
        <style:background-image/>
      </style:table-cell-properties>
    </style:style>
    <style:style style:name="Table2" style:family="table">
      <style:table-properties style:width="4.9771in" table:align="left"/>
    </style:style>
    <style:style style:name="Table2.A" style:family="table-column">
      <style:table-column-properties style:column-width="0.6951in"/>
    </style:style>
    <style:style style:name="Table2.B" style:family="table-column">
      <style:table-column-properties style:column-width="4.2819in"/>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5.2368in" table:align="left"/>
    </style:style>
    <style:style style:name="Table3.A" style:family="table-column">
      <style:table-column-properties style:column-width="0.825in"/>
    </style:style>
    <style:style style:name="Table3.B" style:family="table-column">
      <style:table-column-properties style:column-width="4.4118in"/>
    </style:style>
    <style:style style:name="Table3.A1" style:family="table-cell">
      <style:table-cell-properties style:vertical-align="middle" fo:background-color="#eeeeee" fo:padding="0.0194in" fo:border="none">
        <style:background-image/>
      </style:table-cell-properties>
    </style:style>
    <style:style style:name="Table4" style:family="table">
      <style:table-properties style:width="2.65in" table:align="left"/>
    </style:style>
    <style:style style:name="Table4.A" style:family="table-column">
      <style:table-column-properties style:column-width="0.4632in"/>
    </style:style>
    <style:style style:name="Table4.B" style:family="table-column">
      <style:table-column-properties style:column-width="2.1868in"/>
    </style:style>
    <style:style style:name="Table4.A1" style:family="table-cell">
      <style:table-cell-properties style:vertical-align="middle" fo:background-color="#eeeeee" fo:padding="0.0194in" fo:border="none">
        <style:background-image/>
      </style:table-cell-properties>
    </style:style>
    <style:style style:name="P1" style:family="paragraph" style:parent-style-name="Standard">
      <style:text-properties officeooo:rsid="00089d4b" officeooo:paragraph-rsid="00089d4b"/>
    </style:style>
    <style:style style:name="P2" style:family="paragraph" style:parent-style-name="Standard">
      <style:text-properties officeooo:rsid="00089d4b" officeooo:paragraph-rsid="0009f6c2"/>
    </style:style>
    <style:style style:name="P3" style:family="paragraph" style:parent-style-name="Table_20_Contents">
      <style:paragraph-properties fo:margin-left="0in" fo:margin-right="0in" fo:margin-top="0in" fo:margin-bottom="0.1in" style:contextual-spacing="false" fo:line-height="100%" fo:text-indent="0in" style:auto-text-indent="false"/>
      <style:text-properties fo:font-size="10pt" officeooo:paragraph-rsid="0009f6c2" style:font-size-asian="10pt" style:font-size-complex="10pt"/>
    </style:style>
    <style:style style:name="P4" style:family="paragraph" style:parent-style-name="Table_20_Contents">
      <style:text-properties officeooo:rsid="000af814" officeooo:paragraph-rsid="000af814"/>
    </style:style>
    <style:style style:name="P5" style:family="paragraph" style:parent-style-name="Heading_20_1">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6" style:family="paragraph" style:parent-style-name="Table_20_Contents">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7" style:family="paragraph" style:parent-style-name="Table_20_Contents">
      <style:paragraph-properties fo:margin-top="0in" fo:margin-bottom="0.0201in" style:contextual-spacing="false" fo:line-height="100%"/>
    </style:style>
    <style:style style:name="P8" style:family="paragraph" style:parent-style-name="Table_20_Contents">
      <style:paragraph-properties fo:margin-top="0in" fo:margin-bottom="0.0201in" style:contextual-spacing="false" fo:line-height="100%"/>
      <style:text-properties fo:font-size="10pt" style:font-size-asian="10pt" style:font-size-complex="10pt"/>
    </style:style>
    <style:style style:name="P9" style:family="paragraph" style:parent-style-name="Table_20_Contents">
      <style:paragraph-properties fo:margin-left="0in" fo:margin-right="0in" fo:margin-top="0in" fo:margin-bottom="0.0201in" style:contextual-spacing="false" fo:line-height="100%" fo:text-indent="0in" style:auto-text-indent="false"/>
    </style:style>
    <style:style style:name="P10" style:family="paragraph" style:parent-style-name="Table_20_Contents">
      <style:paragraph-properties fo:margin-top="0in" fo:margin-bottom="0.0201in" style:contextual-spacing="false" fo:line-height="100%"/>
      <style:text-properties officeooo:paragraph-rsid="0009f6c2"/>
    </style:style>
    <style:style style:name="P11" style:family="paragraph" style:parent-style-name="Table_20_Contents">
      <style:paragraph-properties fo:margin-left="0in" fo:margin-right="0in" fo:margin-top="0in" fo:margin-bottom="0.0201in" style:contextual-spacing="false" fo:line-height="100%" fo:text-indent="0in" style:auto-text-indent="false"/>
      <style:text-properties officeooo:paragraph-rsid="0009f6c2"/>
    </style:style>
    <style:style style:name="P12" style:family="paragraph" style:parent-style-name="Table_20_Contents" style:list-style-name="L1">
      <style:paragraph-properties fo:margin-top="0in" fo:margin-bottom="0.0201in" style:contextual-spacing="false" fo:line-height="100%"/>
      <style:text-properties fo:font-size="10pt" officeooo:paragraph-rsid="0009f6c2" style:font-size-asian="10pt" style:font-size-complex="10pt"/>
    </style:style>
    <style:style style:name="P13" style:family="paragraph" style:parent-style-name="Table_20_Contents">
      <style:paragraph-properties fo:margin-left="0in" fo:margin-right="0in" fo:margin-top="0in" fo:margin-bottom="0.0201in" style:contextual-spacing="false" fo:line-height="100%" fo:text-indent="0in" style:auto-text-indent="false"/>
      <style:text-properties fo:font-size="10pt" officeooo:paragraph-rsid="0009f6c2" style:font-size-asian="10pt" style:font-size-complex="10pt"/>
    </style:style>
    <style:style style:name="P14" style:family="paragraph" style:parent-style-name="Table_20_Contents" style:list-style-name="L2">
      <style:paragraph-properties fo:margin-top="0in" fo:margin-bottom="0.0201in" style:contextual-spacing="false" fo:line-height="100%"/>
      <style:text-properties fo:font-size="10pt" style:font-size-asian="10pt" style:font-size-complex="10pt"/>
    </style:style>
    <style:style style:name="P15" style:family="paragraph" style:parent-style-name="Table_20_Contents" style:list-style-name="L3">
      <style:paragraph-properties fo:margin-top="0in" fo:margin-bottom="0.0201in" style:contextual-spacing="false" fo:line-height="100%"/>
    </style:style>
    <style:style style:name="P16" style:family="paragraph" style:parent-style-name="Table_20_Contents" style:list-style-name="L3">
      <style:paragraph-properties fo:margin-left="0in" fo:margin-right="0in" fo:margin-top="0in" fo:margin-bottom="0.0201in" style:contextual-spacing="false" fo:line-height="100%" fo:text-indent="0in" style:auto-text-indent="false"/>
    </style:style>
    <style:style style:name="P17" style:family="paragraph" style:parent-style-name="Table_20_Contents" style:list-style-name="L4">
      <style:paragraph-properties fo:margin-top="0in" fo:margin-bottom="0.0201in" style:contextual-spacing="false" fo:line-height="100%"/>
      <style:text-properties fo:font-size="10pt" style:font-size-asian="10pt" style:font-size-complex="10pt"/>
    </style:style>
    <style:style style:name="P18" style:family="paragraph" style:parent-style-name="Table_20_Contents" style:list-style-name="L4">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19" style:family="paragraph" style:parent-style-name="Table_20_Contents" style:list-style-name="L5">
      <style:paragraph-properties fo:margin-top="0in" fo:margin-bottom="0.0201in" style:contextual-spacing="false" fo:line-height="100%"/>
      <style:text-properties fo:font-size="10pt" style:font-size-asian="10pt" style:font-size-complex="10pt"/>
    </style:style>
    <style:style style:name="P20" style:family="paragraph" style:parent-style-name="Table_20_Contents" style:list-style-name="L5">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21" style:family="paragraph" style:parent-style-name="Table_20_Contents" style:list-style-name="L6">
      <style:paragraph-properties fo:margin-top="0in" fo:margin-bottom="0.0201in" style:contextual-spacing="false" fo:line-height="100%"/>
      <style:text-properties fo:font-size="10pt" style:font-size-asian="10pt" style:font-size-complex="10pt"/>
    </style:style>
    <style:style style:name="P22" style:family="paragraph" style:parent-style-name="Table_20_Contents" style:list-style-name="L6">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23" style:family="paragraph" style:parent-style-name="Table_20_Contents" style:list-style-name="L7">
      <style:paragraph-properties fo:margin-top="0in" fo:margin-bottom="0.0201in" style:contextual-spacing="false" fo:line-height="100%"/>
      <style:text-properties fo:font-size="10pt" style:font-size-asian="10pt" style:font-size-complex="10pt"/>
    </style:style>
    <style:style style:name="P24" style:family="paragraph" style:parent-style-name="Table_20_Contents" style:list-style-name="L7">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25" style:family="paragraph" style:parent-style-name="Table_20_Contents" style:list-style-name="L8">
      <style:paragraph-properties fo:margin-top="0in" fo:margin-bottom="0.0201in" style:contextual-spacing="false" fo:line-height="100%"/>
      <style:text-properties fo:font-size="10pt" style:font-size-asian="10pt" style:font-size-complex="10pt"/>
    </style:style>
    <style:style style:name="P26" style:family="paragraph" style:parent-style-name="Table_20_Contents" style:list-style-name="L8">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27" style:family="paragraph" style:parent-style-name="Table_20_Contents" style:list-style-name="L9">
      <style:paragraph-properties fo:margin-top="0in" fo:margin-bottom="0.0201in" style:contextual-spacing="false" fo:line-height="100%"/>
      <style:text-properties fo:font-size="10pt" style:font-size-asian="10pt" style:font-size-complex="10pt"/>
    </style:style>
    <style:style style:name="P28" style:family="paragraph" style:parent-style-name="Table_20_Contents" style:list-style-name="L9">
      <style:paragraph-properties fo:margin-top="0in" fo:margin-bottom="0.0201in" style:contextual-spacing="false" fo:line-height="100%"/>
    </style:style>
    <style:style style:name="P29" style:family="paragraph" style:parent-style-name="Table_20_Contents" style:list-style-name="L9">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30" style:family="paragraph" style:parent-style-name="Table_20_Contents" style:list-style-name="L10">
      <style:paragraph-properties fo:margin-top="0in" fo:margin-bottom="0.0201in" style:contextual-spacing="false" fo:line-height="100%"/>
      <style:text-properties fo:font-size="10pt" style:font-size-asian="10pt" style:font-size-complex="10pt"/>
    </style:style>
    <style:style style:name="P31" style:family="paragraph" style:parent-style-name="Table_20_Contents" style:list-style-name="L10">
      <style:paragraph-properties fo:margin-left="0in" fo:margin-right="0in" fo:margin-top="0in" fo:margin-bottom="0.0201in" style:contextual-spacing="false" fo:line-height="100%" fo:text-indent="0in" style:auto-text-indent="false"/>
    </style:style>
    <style:style style:name="P32" style:family="paragraph" style:parent-style-name="Table_20_Contents" style:list-style-name="L11">
      <style:paragraph-properties fo:margin-top="0in" fo:margin-bottom="0.0201in" style:contextual-spacing="false" fo:line-height="100%"/>
      <style:text-properties fo:font-size="10pt" style:font-size-asian="10pt" style:font-size-complex="10pt"/>
    </style:style>
    <style:style style:name="P33" style:family="paragraph" style:parent-style-name="Table_20_Contents" style:list-style-name="L11">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34" style:family="paragraph" style:parent-style-name="Table_20_Contents" style:list-style-name="L12">
      <style:paragraph-properties fo:margin-top="0in" fo:margin-bottom="0.0201in" style:contextual-spacing="false" fo:line-height="100%"/>
      <style:text-properties fo:font-size="10pt" style:font-size-asian="10pt" style:font-size-complex="10pt"/>
    </style:style>
    <style:style style:name="P35" style:family="paragraph" style:parent-style-name="Table_20_Contents" style:list-style-name="L12">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36" style:family="paragraph" style:parent-style-name="Table_20_Contents" style:list-style-name="L13">
      <style:paragraph-properties fo:margin-top="0in" fo:margin-bottom="0.0201in" style:contextual-spacing="false" fo:line-height="100%"/>
      <style:text-properties fo:font-size="10pt" style:font-size-asian="10pt" style:font-size-complex="10pt"/>
    </style:style>
    <style:style style:name="P37" style:family="paragraph" style:parent-style-name="Table_20_Contents" style:list-style-name="L13">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38" style:family="paragraph" style:parent-style-name="Table_20_Contents" style:list-style-name="L14">
      <style:paragraph-properties fo:margin-top="0in" fo:margin-bottom="0.0201in" style:contextual-spacing="false" fo:line-height="100%"/>
      <style:text-properties fo:font-size="10pt" style:font-size-asian="10pt" style:font-size-complex="10pt"/>
    </style:style>
    <style:style style:name="P39" style:family="paragraph" style:parent-style-name="Table_20_Contents" style:list-style-name="L15">
      <style:paragraph-properties fo:margin-top="0in" fo:margin-bottom="0.0201in" style:contextual-spacing="false" fo:line-height="100%"/>
    </style:style>
    <style:style style:name="P40" style:family="paragraph" style:parent-style-name="Table_20_Contents" style:list-style-name="L16">
      <style:paragraph-properties fo:margin-top="0in" fo:margin-bottom="0.0201in" style:contextual-spacing="false" fo:line-height="100%"/>
      <style:text-properties fo:font-size="10pt" style:font-size-asian="10pt" style:font-size-complex="10pt"/>
    </style:style>
    <style:style style:name="P41" style:family="paragraph" style:parent-style-name="Table_20_Contents" style:list-style-name="L17">
      <style:paragraph-properties fo:margin-top="0in" fo:margin-bottom="0.0201in" style:contextual-spacing="false" fo:line-height="100%"/>
      <style:text-properties fo:font-size="10pt" style:font-size-asian="10pt" style:font-size-complex="10pt"/>
    </style:style>
    <style:style style:name="P42" style:family="paragraph" style:parent-style-name="Table_20_Contents" style:list-style-name="L18">
      <style:paragraph-properties fo:margin-top="0in" fo:margin-bottom="0.0201in" style:contextual-spacing="false" fo:line-height="100%"/>
      <style:text-properties fo:font-size="10pt" style:font-size-asian="10pt" style:font-size-complex="10pt"/>
    </style:style>
    <style:style style:name="P43" style:family="paragraph" style:parent-style-name="Table_20_Contents" style:list-style-name="L18">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44" style:family="paragraph" style:parent-style-name="Table_20_Contents" style:list-style-name="L19">
      <style:paragraph-properties fo:margin-top="0in" fo:margin-bottom="0.0201in" style:contextual-spacing="false" fo:line-height="100%"/>
    </style:style>
    <style:style style:name="P45" style:family="paragraph" style:parent-style-name="Table_20_Contents" style:list-style-name="L20">
      <style:paragraph-properties fo:margin-top="0in" fo:margin-bottom="0.0201in" style:contextual-spacing="false" fo:line-height="100%"/>
      <style:text-properties fo:font-size="10pt" style:font-size-asian="10pt" style:font-size-complex="10pt"/>
    </style:style>
    <style:style style:name="P46" style:family="paragraph" style:parent-style-name="Table_20_Contents" style:list-style-name="L20">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47" style:family="paragraph" style:parent-style-name="Table_20_Contents" style:list-style-name="L21">
      <style:paragraph-properties fo:margin-top="0in" fo:margin-bottom="0.0201in" style:contextual-spacing="false" fo:line-height="100%"/>
      <style:text-properties fo:font-size="10pt" style:font-size-asian="10pt" style:font-size-complex="10pt"/>
    </style:style>
    <style:style style:name="P48" style:family="paragraph" style:parent-style-name="Table_20_Contents" style:list-style-name="L22">
      <style:paragraph-properties fo:margin-top="0in" fo:margin-bottom="0.0201in" style:contextual-spacing="false" fo:line-height="100%"/>
    </style:style>
    <style:style style:name="P49" style:family="paragraph" style:parent-style-name="Table_20_Contents" style:list-style-name="L22">
      <style:paragraph-properties fo:margin-left="0in" fo:margin-right="0in" fo:margin-top="0in" fo:margin-bottom="0.0201in" style:contextual-spacing="false" fo:line-height="100%" fo:text-indent="0in" style:auto-text-indent="false"/>
    </style:style>
    <style:style style:name="P50" style:family="paragraph" style:parent-style-name="Table_20_Contents" style:list-style-name="L23">
      <style:paragraph-properties fo:margin-top="0in" fo:margin-bottom="0.0201in" style:contextual-spacing="false" fo:line-height="100%"/>
      <style:text-properties fo:font-size="10pt" style:font-size-asian="10pt" style:font-size-complex="10pt"/>
    </style:style>
    <style:style style:name="P51" style:family="paragraph" style:parent-style-name="Table_20_Contents" style:list-style-name="L23">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52" style:family="paragraph" style:parent-style-name="Table_20_Contents" style:list-style-name="L24">
      <style:paragraph-properties fo:margin-top="0in" fo:margin-bottom="0.0201in" style:contextual-spacing="false" fo:line-height="100%"/>
      <style:text-properties fo:font-size="10pt" style:font-size-asian="10pt" style:font-size-complex="10pt"/>
    </style:style>
    <style:style style:name="P53" style:family="paragraph" style:parent-style-name="Table_20_Contents" style:list-style-name="L25">
      <style:paragraph-properties fo:margin-top="0in" fo:margin-bottom="0.0201in" style:contextual-spacing="false" fo:line-height="100%"/>
      <style:text-properties fo:font-size="10pt" style:font-size-asian="10pt" style:font-size-complex="10pt"/>
    </style:style>
    <style:style style:name="P54" style:family="paragraph" style:parent-style-name="Table_20_Contents" style:list-style-name="L25">
      <style:paragraph-properties fo:margin-left="0in" fo:margin-right="0in" fo:margin-top="0in" fo:margin-bottom="0.0201in" style:contextual-spacing="false" fo:line-height="100%" fo:text-indent="0in" style:auto-text-indent="false"/>
      <style:text-properties fo:font-size="10pt" style:font-size-asian="10pt" style:font-size-complex="10pt"/>
    </style:style>
    <style:style style:name="P55" style:family="paragraph" style:parent-style-name="Table_20_Contents" style:list-style-name="L26">
      <style:paragraph-properties fo:margin-top="0in" fo:margin-bottom="0.0201in" style:contextual-spacing="false" fo:line-height="100%"/>
      <style:text-properties fo:font-size="10pt" style:font-size-asian="10pt" style:font-size-complex="10pt"/>
    </style:style>
    <style:style style:name="T1" style:family="text">
      <style:text-properties officeooo:rsid="0009f6c2"/>
    </style:style>
    <style:style style:name="T2" style:family="text">
      <style:text-properties officeooo:rsid="000af814"/>
    </style:style>
    <style:style style:name="T3" style:family="text">
      <style:text-properties fo:font-size="10pt" style:font-size-asian="10pt" style:font-size-complex="10pt"/>
    </style:style>
    <style:style style:name="T4" style:family="text">
      <style:text-properties style:text-position="33% 80%" fo:font-size="10pt" style:font-size-asian="10pt" style:font-size-complex="10pt"/>
    </style:style>
    <style:style style:name="T5" style:family="text">
      <style:text-properties style:text-position="33% 8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text:bookmark-start text:name="__DdeLink__1876_2979550896"/><text:span text:style-name="T1">A</text:span> Large List of Neural Network Literature<text:bookmark-end text:name="__DdeLink__1876_2979550896"/></text:p>
      <text:p text:style-name="P1"/>
      <text:p text:style-name="P2">This completely arbitrary and unscientific list of literature <text:span text:style-name="T1">related to the</text:span> general domain of <text:bookmark-start text:name="__DdeLink__1128_2979550896"/><text:span text:style-name="T1">Artificial </text:span>Neural Networks<text:bookmark-end text:name="__DdeLink__1128_2979550896"/> lists interesting and sometimes obscure works that picked my fancy. I have added notable events and works from the more general domain of “AI” (in particular, symbolic AI) to have a way of putting <text:span text:style-name="T1">Artificial </text:span>Neural Networks in <text:span text:style-name="T1">their historical </text:span>context. <text:span text:style-name="T1">The more we get to the present, the more technical the literature becomes, as would be expected</text:span></text:p>
      <text:p text:style-name="P2"/>
      <table:table table:name="Table5" table:style-name="Table5">
        <table:table-column table:style-name="Table5.A"/>
        <table:table-column table:style-name="Table5.B"/>
        <table:table-row>
          <table:table-cell table:style-name="Table5.A1" office:value-type="string">
            <text:p text:style-name="P3">📆</text:p>
          </table:table-cell>
          <table:table-cell table:style-name="Table5.A1" office:value-type="string">
            <text:p text:style-name="P4">Event</text:p>
          </table:table-cell>
        </table:table-row>
        <table:table-row>
          <table:table-cell table:style-name="Table5.A1" office:value-type="string">
            <text:p text:style-name="P3">🚀</text:p>
          </table:table-cell>
          <table:table-cell table:style-name="Table5.A1" office:value-type="string">
            <text:p text:style-name="P4">Work of Fiction</text:p>
          </table:table-cell>
        </table:table-row>
        <table:table-row>
          <table:table-cell table:style-name="Table5.A1" office:value-type="string">
            <text:p text:style-name="P3">📔</text:p>
          </table:table-cell>
          <table:table-cell table:style-name="Table5.A1" office:value-type="string">
            <text:p text:style-name="P4">Book</text:p>
          </table:table-cell>
        </table:table-row>
        <table:table-row>
          <table:table-cell table:style-name="Table5.A1" office:value-type="string">
            <text:p text:style-name="P3">📘</text:p>
          </table:table-cell>
          <table:table-cell table:style-name="Table5.A1" office:value-type="string">
            <text:p text:style-name="P4">Overview article</text:p>
          </table:table-cell>
        </table:table-row>
        <table:table-row>
          <table:table-cell table:style-name="Table5.A1" office:value-type="string">
            <text:p text:style-name="P3">🐿️</text:p>
          </table:table-cell>
          <table:table-cell table:style-name="Table5.A1" office:value-type="string">
            <text:p text:style-name="P4">Popular Science Article</text:p>
          </table:table-cell>
        </table:table-row>
      </table:table>
      <text:p text:style-name="P2"/>
      <text:p text:style-name="Standard"/>
      <table:table table:name="Table1" table:style-name="Table1">
        <table:table-column table:style-name="Table1.A"/>
        <table:table-column table:style-name="Table1.B"/>
        <table:table-column table:style-name="Table1.C"/>
        <table:table-row>
          <table:table-cell table:style-name="Table1.A1" table:number-columns-spanned="3" office:value-type="string">
            <text:h text:style-name="P5" text:outline-level="1"><text:bookmark text:name="H1930s Copy 1"/><text:bookmark-start text:name="__RefHeading___Toc138_2979550896 Copy 1"/><text:span text:style-name="T2">1800s</text:span><text:bookmark-end text:name="__RefHeading___Toc138_2979550896 Copy 1"/></text:h>
          </table:table-cell>
          <table:covered-table-cell/>
          <table:covered-table-cell/>
        </table:table-row>
        <table:table-row>
          <table:table-cell table:style-name="Table1.A2" office:value-type="string">
            <text:p text:style-name="P6">1834+ <text:bookmark-start text:name="__DdeLink__1393_2979550896"/>📆<text:bookmark-end text:name="__DdeLink__1393_2979550896"/></text:p>
          </table:table-cell>
          <table:table-cell table:style-name="Table1.A2" office:value-type="string">
            <text:p text:style-name="P6">Charles Babbage tries to design a general-purpose computing engine: the "Analytical Engine".</text:p>
          </table:table-cell>
          <table:table-cell table:style-name="Table1.C2" office:value-type="string">
            <text:p text:style-name="P6">After being unable to finish the "Difference Engine" due to perfectionism, Charles Babbage conceives the idea of the "Analytical Engine". While the "Difference Engine" was designed as a special-purpose calculator (interpolate polynomials via the method of finite differences and print the result), the "Analytical Engine" would have been a generic "stored program computer", with the program stored on punched card as used in the Jacquard Loom. It was never built.</text:p>
          </table:table-cell>
        </table:table-row>
        <table:table-row>
          <table:table-cell table:style-name="Table1.A2" office:value-type="string">
            <text:p text:style-name="P6">1847</text:p>
          </table:table-cell>
          <table:table-cell table:style-name="Table1.A2" office:value-type="string">
            <text:p text:style-name="P7"><text:span text:style-name="Strong_20_Emphasis"><text:span text:style-name="T3">Méthode générale pour la résolution des systèmes d’équations simultanées</text:span></text:span></text:p>
            <text:p text:style-name="P8">Augustin-Louis Cauchy</text:p>
            <text:p text:style-name="P8">C. R. Acad. Sci. Paris, 25:536–538, 1847.</text:p>
            <text:p text:style-name="P9"><text:a xlink:type="simple" xlink:href="https://cs.uwaterloo.ca/~y328yu/classics/cauchy-en.pdf" text:style-name="Internet_20_link" text:visited-style-name="Visited_20_Internet_20_Link"><text:span text:style-name="T3">https://cs.uwaterloo.ca/~y328yu/classics/cauchy-en.pdf</text:span></text:a></text:p>
          </table:table-cell>
          <table:table-cell table:style-name="Table1.C2" office:value-type="string">
            <text:p text:style-name="P9"><text:bookmark-start text:name="__DdeLink__1396_2979550896"/><text:span text:style-name="Strong_20_Emphasis"><text:span text:style-name="T3">🦉</text:span></text:span><text:bookmark-end text:name="__DdeLink__1396_2979550896"/><text:span text:style-name="Strong_20_Emphasis"><text:span text:style-name="T3"> Introduction of Gradient Descent</text:span></text:span></text:p>
          </table:table-cell>
        </table:table-row>
        <table:table-row>
          <table:table-cell table:style-name="Table1.A2" office:value-type="string">
            <text:p text:style-name="P6">1863</text:p>
          </table:table-cell>
          <table:table-cell table:style-name="Table1.A2" office:value-type="string">
            <text:p text:style-name="P7"><text:span text:style-name="Strong_20_Emphasis"><text:span text:style-name="T3">Darwin among the Machines</text:span></text:span></text:p>
            <text:p text:style-name="P8">Samuel Butler</text:p>
            <text:p text:style-name="P7"><text:a xlink:type="simple" xlink:href="https://en.wikipedia.org/wiki/Darwin_among_the_Machines" text:style-name="Internet_20_link" text:visited-style-name="Visited_20_Internet_20_Link"><text:span text:style-name="T3">https://en.wikipedia.org/wiki/Darwin_among_the_Machines</text:span></text:a></text:p>
            <text:p text:style-name="P9"><text:a xlink:type="simple" xlink:href="https://archive.org/details/cu31924013448299/page/n67/mode/2up?q=darwin" text:style-name="Internet_20_link" text:visited-style-name="Visited_20_Internet_20_Link"><text:span text:style-name="T3">https://archive.org/details/cu31924013448299/page/n67/mode/2up?q=darwin</text:span></text:a></text:p>
          </table:table-cell>
          <table:table-cell table:style-name="Table1.C2" office:value-type="string">
            <text:p text:style-name="P7"><text:span text:style-name="Strong_20_Emphasis"><text:span text:style-name="T3">🦉 The base of Frank Herbert's word construction "Butlerian Jihad".</text:span></text:span></text:p>
            <text:p text:style-name="P8">Wikipedia states:</text:p>
            <text:p text:style-name="P9"><text:span text:style-name="Emphasis"><text:span text:style-name="T3">"Darwin among the Machines" is a letter to the editor published in The Press newspaper on 13 June 1863 in Christchurch, New Zealand.</text:span></text:span><text:span text:style-name="Emphasis"><text:span text:style-name="T4"> </text:span></text:span><text:span text:style-name="Emphasis"><text:span text:style-name="T3">The title, which was chosen by the author, references the work of Charles Darwin. Written by Samuel Butler but signed Cellarius, the letter raised the possibility that machines were a kind of "mechanical life" undergoing constant evolution, and that eventually machines might supplant humans as the dominant species (...) The letter ends by urging that, "War to the death should be instantly proclaimed against them. Every machine of every sort should be destroyed by the well-wisher of his species. Let there be no exceptions made, no quarter shown; let us at once go back to the primeval condition of the race."</text:span></text:span></text:p>
          </table:table-cell>
        </table:table-row>
        <table:table-row>
          <table:table-cell table:style-name="Table1.A2" office:value-type="string">
            <text:p text:style-name="P6">1887+ 📆</text:p>
          </table:table-cell>
          <table:table-cell table:style-name="Table1.A2" office:value-type="string">
            <text:p text:style-name="P8">Santiago Ramón y Cajal becomes professor in Barcelona and begins studying neural tissue under the microscope, staining individual neurons and tracing their connections.</text:p>
            <text:p text:style-name="P9"><text:span text:style-name="T3">Cajal establishes the </text:span><text:span text:style-name="Strong_20_Emphasis"><text:span text:style-name="T3">neuron doctrine</text:span></text:span><text:span text:style-name="T3">, which states that the brain is made up of discrete nerve cells (neurons) that communicate via synapses.</text:span></text:p>
          </table:table-cell>
          <table:table-cell table:style-name="Table1.C2" office:value-type="string">
            <text:p text:style-name="P7"><text:span text:style-name="Strong_20_Emphasis"><text:span text:style-name="T3">🦉 Serious neuro-physiology begins</text:span></text:span></text:p>
            <text:p text:style-name="P9"><text:a xlink:type="simple" xlink:href="https://en.wikipedia.org/wiki/Santiago_Ramón_y_Cajal" text:style-name="Internet_20_link" text:visited-style-name="Visited_20_Internet_20_Link"><text:span text:style-name="T3">https://en.wikipedia.org/wiki/Santiago_Ram%C3%B3n_y_Cajal</text:span></text:a></text:p>
          </table:table-cell>
        </table:table-row>
        <table:table-row>
          <table:table-cell table:style-name="Table1.A6" table:number-columns-spanned="3" office:value-type="string">
            <text:h text:style-name="P5" text:outline-level="1"><text:bookmark text:name="H1930s"/><text:bookmark-start text:name="__RefHeading___Toc138_2979550896"/>1930s<text:bookmark-end text:name="__RefHeading___Toc138_2979550896"/></text:h>
          </table:table-cell>
          <table:covered-table-cell/>
          <table:covered-table-cell/>
        </table:table-row>
        <table:table-row>
          <table:table-cell table:style-name="Table1.A2" office:value-type="string">
            <text:p text:style-name="P6">1933</text:p>
          </table:table-cell>
          <table:table-cell table:style-name="Table1.A2" office:value-type="string">
            <text:p text:style-name="P7"><text:span text:style-name="Strong_20_Emphasis"><text:span text:style-name="T3">Grundbegriffe der Wahrscheinlichkeitsrechnung</text:span></text:span></text:p>
            <text:p text:style-name="P8">Andrei Kolmogoroff</text:p>
            <text:p text:style-name="P8">Berlin, Verlag von Julius Springer 1933</text:p>
            <text:p text:style-name="P9"><text:a xlink:type="simple" xlink:href="https://archive.org/details/kolmogoroff-1933-grundbegriffe-der-wahrscheinlichkeitsrechnung" text:style-name="Internet_20_link" text:visited-style-name="Visited_20_Internet_20_Link"><text:span text:style-name="T3">https://archive.org/details/kolmogoroff-1933-grundbegriffe-der-wahrscheinlichkeitsrechnung</text:span></text:a></text:p>
          </table:table-cell>
          <table:table-cell table:style-name="Table1.C2" office:value-type="string">
            <text:p text:style-name="P10"><text:span text:style-name="T3">🦉 </text:span><text:span text:style-name="Strong_20_Emphasis"><text:span text:style-name="T3">Andrei Kolmogorov creates a mathematically sound axiomatic basis for any calculus of probabilities</text:span></text:span></text:p>
            <text:p text:style-name="P10"><text:span text:style-name="Emphasis"><text:span text:style-name="T3">See also:</text:span></text:span></text:p>
            <text:p text:style-name="P7"><text:span text:style-name="Strong_20_Emphasis"><text:span text:style-name="T3">The origins and legacy of Kolmogorov’s Grundbegriffe</text:span></text:span></text:p>
            <text:p text:style-name="P8">Glenn Shafer, Vladimir Vovk</text:p>
            <text:p text:style-name="P7"><text:a xlink:type="simple" xlink:href="https://arxiv.org/abs/1802.06071" text:style-name="Internet_20_link" text:visited-style-name="Visited_20_Internet_20_Link"><text:span text:style-name="T3">https://arxiv.org/abs/1802.06071</text:span></text:a></text:p>
            <text:p text:style-name="P9"><text:span text:style-name="T3">April 25, 2003, marked the 100th anniversary of the birth of Andrei Nikolaevich Kolmogorov, the twentieth century's foremost contributor to the mathematical and philosophical foundations of probability. The year 2003 was also the 70th anniversary of the publication of Kolmogorov's </text:span><text:span text:style-name="Emphasis"><text:span text:style-name="T3">Grundbegriffe der Wahrscheinlichkeitsrechnung</text:span></text:span><text:span text:style-name="T3">. Kolmogorov's </text:span><text:span text:style-name="Emphasis"><text:span text:style-name="T3">Grundbegriffe</text:span></text:span><text:span text:style-name="T3"> put probability's modern mathematical formalism in place. It also provided a philosophy of probability - an explanation of how the formalism can be connected to the world of experience. In this article, we examine the sources of these two aspects of the Grundbegriffe - the work of the earlier scholars whose ideas Kolmogorov synthesized.</text:span></text:p>
          </table:table-cell>
        </table:table-row>
        <table:table-row>
          <table:table-cell table:style-name="Table1.A2" office:value-type="string">
            <text:p text:style-name="P6">1936</text:p>
          </table:table-cell>
          <table:table-cell table:style-name="Table1.A2" office:value-type="string">
            <text:p text:style-name="P7"><text:span text:style-name="Strong_20_Emphasis"><text:span text:style-name="T3">On Computable Numbers, with an Application to the Entscheidungsproblem</text:span></text:span></text:p>
            <text:p text:style-name="P9"><text:a xlink:type="simple" xlink:href="https://londmathsoc.onlinelibrary.wiley.com/doi/abs/10.1112/plms/s2-42.1.230" text:style-name="Internet_20_link" text:visited-style-name="Visited_20_Internet_20_Link"><text:soft-page-break/><text:span text:style-name="T3">https://londmathsoc.onlinelibrary.wiley.com/doi/abs/10.1112/plms/s2-42.1.230</text:span></text:a><text:span text:style-name="T3"> (paywalled!)</text:span></text:p>
          </table:table-cell>
          <table:table-cell table:style-name="Table1.C2" office:value-type="string">
            <text:p text:style-name="P7"><text:span text:style-name="T3">🦉 </text:span><text:span text:style-name="Strong_20_Emphasis"><text:span text:style-name="T3">"Computation" set on a firm theoretical base</text:span></text:span></text:p>
            <text:p text:style-name="P7"><text:soft-page-break/><text:span text:style-name="T3">Alan Turing defines what should be understood by a "effective computation procedure" (as proposed by Hilbert) by conceiving of the </text:span><text:span text:style-name="Strong_20_Emphasis"><text:span text:style-name="T3">Turing Machine</text:span></text:span><text:span text:style-name="T3">: a finite state machine working with a potentially infinite external memory in the form of a tape. This both a highly intuitive understanding of what could be meant by "effective computation procedure" and also provides the theoretical base of of understanding what computers can actually do. It can be easily shown that there is a set of special machines, the </text:span><text:span text:style-name="Strong_20_Emphasis"><text:span text:style-name="T3">Universal Turing Machine</text:span></text:span><text:span text:style-name="T3">, able to emulate all the other Turing Machines, hence the concept of the </text:span><text:span text:style-name="Strong_20_Emphasis"><text:span text:style-name="T3">general purpose computer</text:span></text:span><text:span text:style-name="T3">.</text:span></text:p>
            <text:p text:style-name="P9"><text:span text:style-name="T3">Earlier proposals for defining "effective computation procedure", Gödel-Kleene-Herbrand </text:span><text:span text:style-name="Strong_20_Emphasis"><text:span text:style-name="T3">general recursive functions</text:span></text:span><text:span text:style-name="T3"> and Alonzo Church's </text:span><text:span text:style-name="Strong_20_Emphasis"><text:span text:style-name="T3">Lambda Calculus</text:span></text:span><text:span text:style-name="T3">, are quickly shown to be equivalent to the Turing Machine concept. All have the same "power of computation", i.e. can "effectively compute" the same set of functions.</text:span></text:p>
          </table:table-cell>
        </table:table-row>
        <table:table-row>
          <table:table-cell table:style-name="Table1.A6" table:number-columns-spanned="3" office:value-type="string">
            <text:h text:style-name="P5" text:outline-level="1"><text:bookmark text:name="H1940s"/><text:bookmark-start text:name="__RefHeading___Toc140_2979550896"/>1940s<text:bookmark-end text:name="__RefHeading___Toc140_2979550896"/></text:h>
          </table:table-cell>
          <table:covered-table-cell/>
          <table:covered-table-cell/>
        </table:table-row>
        <table:table-row>
          <table:table-cell table:style-name="Table1.A2" office:value-type="string">
            <text:p text:style-name="P6">1943</text:p>
          </table:table-cell>
          <table:table-cell table:style-name="Table1.A2" office:value-type="string">
            <text:p text:style-name="P7"><text:span text:style-name="Strong_20_Emphasis"><text:span text:style-name="T3">A logical calculus of the idea immanent in nervous activity</text:span></text:span></text:p>
            <text:p text:style-name="P8">Warren S. McCulloch, Walter Pitts (University of Illinois, College of Medicine)</text:p>
            <text:p text:style-name="P8">Appears in: Bulletin of Mathematical Biophysics, Vol. 5, 1943</text:p>
            <text:p text:style-name="P8">Reprinted in: Bulletin of Mathematical Biophysics, Vol. 52, 1990</text:p>
            <text:p text:style-name="P9"><text:a xlink:type="simple" xlink:href="https://link.springer.com/article/10.1007/BF02478259" text:style-name="Internet_20_link" text:visited-style-name="Visited_20_Internet_20_Link"><text:span text:style-name="T3">https://link.springer.com/article/10.1007/BF02478259</text:span></text:a><text:span text:style-name="T3"> (paywalled)</text:span></text:p>
          </table:table-cell>
          <table:table-cell table:style-name="Table1.C2" office:value-type="string">
            <text:p text:style-name="P8">See also:</text:p>
            <text:p text:style-name="P7"><text:span text:style-name="Strong_20_Emphasis"><text:span text:style-name="T3">The Man Who Tried to Redeem the World with Logic</text:span></text:span></text:p>
            <text:p text:style-name="P8">"Walter Pitts rose from the streets to MIT, but couldn’t escape himself."</text:p>
            <text:p text:style-name="P7"><text:a xlink:type="simple" xlink:href="http://nautil.us/issue/21/information/the-man-who-tried-to-redeem-the-world-with-logic" text:style-name="Internet_20_link" text:visited-style-name="Visited_20_Internet_20_Link"><text:span text:style-name="T3">http://nautil.us/issue/21/information/the-man-who-tried-to-redeem-the-world-with-logic</text:span></text:a></text:p>
            <text:p text:style-name="P6">by Amanda Gefter</text:p>
          </table:table-cell>
        </table:table-row>
        <table:table-row>
          <table:table-cell table:style-name="Table1.A2" office:value-type="string">
            <text:p text:style-name="P6">1946-03 <text:bookmark-start text:name="__DdeLink__1426_2979550896"/>🚀<text:bookmark-end text:name="__DdeLink__1426_2979550896"/></text:p>
          </table:table-cell>
          <table:table-cell table:style-name="Table1.A2" office:value-type="string">
            <text:p text:style-name="P7"><text:span text:style-name="Strong_20_Emphasis"><text:span text:style-name="T3">A Logic Named Joe</text:span></text:span></text:p>
            <text:p text:style-name="P8">Will F. Jenkins alias Murray Leinster</text:p>
            <text:p text:style-name="P8">Appears in: "Astounding Science Fiction" n°184</text:p>
            <text:p text:style-name="P7"><text:a xlink:type="simple" xlink:href="https://www.isfdb.org/cgi-bin/title.cgi?865228" text:style-name="Internet_20_link" text:visited-style-name="Visited_20_Internet_20_Link"><text:span text:style-name="T3">https://www.isfdb.org/cgi-bin/title.cgi?865228</text:span></text:a></text:p>
            <text:p text:style-name="P9"><text:a xlink:type="simple" xlink:href="https://en.wikipedia.org/wiki/A_Logic_Named_Joe" text:style-name="Internet_20_link" text:visited-style-name="Visited_20_Internet_20_Link"><text:span text:style-name="T3">https://en.wikipedia.org/wiki/A_Logic_Named_Joe</text:span></text:a></text:p>
          </table:table-cell>
          <table:table-cell table:style-name="Table1.C2" office:value-type="string">
            <text:p text:style-name="P6">A "terminal" computer starts to ransack databases and delivers information about anything to anyone who queries it over the telecommunication network, endangering society. The "logic repairman" saves the day by locating it and replacing it by another terminal from storage.</text:p>
          </table:table-cell>
        </table:table-row>
        <table:table-row>
          <table:table-cell table:style-name="Table1.A2" office:value-type="string">
            <text:p text:style-name="P6">1948</text:p>
          </table:table-cell>
          <table:table-cell table:style-name="Table1.A2" office:value-type="string">
            <text:p text:style-name="P7"><text:span text:style-name="Strong_20_Emphasis"><text:span text:style-name="T3">Intelligent Machinery</text:span></text:span></text:p>
            <text:p text:style-name="P8">Alan M. Turing</text:p>
            <text:p text:style-name="P8">Report, National Physics Laboratory, Mathematics Division</text:p>
            <text:p text:style-name="P9"><text:a xlink:type="simple" xlink:href="https://ia801703.us.archive.org/23/items/turing1948/turing1948_text.pdf" text:style-name="Internet_20_link" text:visited-style-name="Visited_20_Internet_20_Link"><text:span text:style-name="T3">https://ia801703.us.archive.org/23/items/turing1948/turing1948_text.pdf</text:span></text:a></text:p>
          </table:table-cell>
          <table:table-cell table:style-name="Table1.C2" office:value-type="string">
            <text:p text:style-name="P6">The possible ways in which machinery might be made to show intelligent behaviour are discussed. The analogy with the human brain is used as a guiding principle. It is pointed out that the potentialities of the human intelligence can only be realized if suitable education is provided. The investigation mainly centres round an analogous teaching process applied to machines. The idea of an unorganized machine is defined, and it is suggested that the infant human cortex is of this nature. Simple examples of such machines are given, and their education by means of rewards and punishments is discussed. In one case the education process is carried through until the organization is similar to that of an ACE.</text:p>
          </table:table-cell>
        </table:table-row>
        <table:table-row>
          <table:table-cell table:style-name="Table1.A2" office:value-type="string">
            <text:p text:style-name="P6">1948</text:p>
          </table:table-cell>
          <table:table-cell table:style-name="Table1.A2" office:value-type="string">
            <text:p text:style-name="P7"><text:span text:style-name="Strong_20_Emphasis"><text:span text:style-name="T3">A Mathematical Theory of Communication</text:span></text:span></text:p>
            <text:p text:style-name="P8">Claude Shannon</text:p>
            <text:p text:style-name="P8">Appears in: "The Bell System Technical Journal" Vol. 27, July, October, 1948.</text:p>
            <text:p text:style-name="P9"><text:a xlink:type="simple" xlink:href="https://archive.org/details/ost-engineering-shannon1948/mode/2up" text:style-name="Internet_20_link" text:visited-style-name="Visited_20_Internet_20_Link"><text:span text:style-name="T3">https://archive.org/details/ost-engineering-shannon1948/mode/2up</text:span></text:a><text:span text:style-name="T3"><text:line-break/> </text:span></text:p>
          </table:table-cell>
          <table:table-cell table:style-name="Table1.C2" office:value-type="string">
            <text:p text:style-name="P7"><text:span text:style-name="Strong_20_Emphasis"><text:span text:style-name="T3">🦉 Claude Shannon introduces Information Theory</text:span></text:span></text:p>
            <text:p text:style-name="P8">See also: "Shannon's Theorem - Math 280 Notes"</text:p>
            <text:p text:style-name="P7"><text:a xlink:type="simple" xlink:href="https://www.collegesidekick.com/study-docs/6049584" text:style-name="Internet_20_link" text:visited-style-name="Visited_20_Internet_20_Link"><text:span text:style-name="T3">https://www.collegesidekick.com/study-docs/6049584</text:span></text:a></text:p>
            <text:p text:style-name="P8">For a note on the notion of "entropy", see:</text:p>
            <text:p text:style-name="P7"><text:a xlink:type="simple" xlink:href="https://www.quantamagazine.org/what-is-entropy-a-measure-of-just-how-little-we-really-know-20241213/" text:style-name="Internet_20_link" text:visited-style-name="Visited_20_Internet_20_Link"><text:span text:style-name="T3">https://www.quantamagazine.org/what-is-entropy-a-measure-of-just-how-little-we-really-know-20241213/</text:span></text:a></text:p>
            <text:p text:style-name="P8">and also:</text:p>
            <text:p text:style-name="P7"><text:span text:style-name="Strong_20_Emphasis"><text:span text:style-name="T3">Researchers in an Entropy Wonderland: A Review of the Entropy Concept</text:span></text:span></text:p>
            <text:p text:style-name="P8">Marko Popovic</text:p>
            <text:p text:style-name="P9"><text:a xlink:type="simple" xlink:href="https://arxiv.org/abs/1711.07326" text:style-name="Internet_20_link" text:visited-style-name="Visited_20_Internet_20_Link"><text:span text:style-name="T3">https://arxiv.org/abs/1711.07326</text:span></text:a></text:p>
          </table:table-cell>
        </table:table-row>
        <table:table-row>
          <table:table-cell table:style-name="Table1.A2" office:value-type="string">
            <text:p text:style-name="P6">1948 <text:bookmark-start text:name="__DdeLink__1469_2979550896"/>📔<text:bookmark-end text:name="__DdeLink__1469_2979550896"/></text:p>
          </table:table-cell>
          <table:table-cell table:style-name="Table1.A2" office:value-type="string">
            <text:p text:style-name="P7"><text:span text:style-name="Strong_20_Emphasis"><text:span text:style-name="T3">Cybernetics: Or Control and Communication in the Animal and the Machine</text:span></text:span></text:p>
            <text:p text:style-name="P8">Norbert Wiener</text:p>
            <text:p text:style-name="P9"><text:a xlink:type="simple" xlink:href="https://en.wikipedia.org/wiki/Cybernetics:_Or_Control_and_Communication_in_the_Animal_and_the_Machine" text:style-name="Internet_20_link" text:visited-style-name="Visited_20_Internet_20_Link"><text:span text:style-name="T3">https://en.wikipedia.org/wiki/Cybernetics:_Or_Control_and_Communication_in_the_Animal_and_the_Machine</text:span></text:a></text:p>
          </table:table-cell>
          <table:table-cell table:style-name="Table1.C2" office:value-type="string">
            <text:p text:style-name="P7"><text:span text:style-name="Strong_20_Emphasis"><text:span text:style-name="T3">🦉 The classical postwar text that defined the new branch of "Cybernetics"</text:span></text:span></text:p>
            <text:p text:style-name="P9"><text:span text:style-name="T3">For its genesis, based on Norbert Wiener having the leeway of visiting off-limits research labs during WWII, see David A. Mindell: </text:span><text:span text:style-name="Emphasis"><text:span text:style-name="T3">"Between Human and Machine: Feedback, Control, and Computing before Cybernetics"</text:span></text:span></text:p>
          </table:table-cell>
        </table:table-row>
        <table:table-row>
          <table:table-cell table:style-name="Table1.A6" table:number-columns-spanned="3" office:value-type="string">
            <text:h text:style-name="P5" text:outline-level="1"><text:bookmark text:name="H1950s"/><text:bookmark-start text:name="__RefHeading___Toc142_2979550896"/>1950s<text:bookmark-end text:name="__RefHeading___Toc142_2979550896"/></text:h>
          </table:table-cell>
          <table:covered-table-cell/>
          <table:covered-table-cell/>
        </table:table-row>
        <table:table-row>
          <table:table-cell table:style-name="Table1.A2" office:value-type="string">
            <text:p text:style-name="P6">1950</text:p>
          </table:table-cell>
          <table:table-cell table:style-name="Table1.A2" office:value-type="string">
            <text:p text:style-name="P7"><text:span text:style-name="Strong_20_Emphasis"><text:span text:style-name="T3">Computing Machinery and Intelligence</text:span></text:span></text:p>
            <text:p text:style-name="P8">Alan M. Turing</text:p>
            <text:p text:style-name="P8">Appears in: "Mind", Volume LIX, Issue 236, October 1950, Pages 433–460</text:p>
            <text:p text:style-name="P9"><text:a xlink:type="simple" xlink:href="https://courses.cs.umbc.edu/471/papers/turing.pdf" text:style-name="Internet_20_link" text:visited-style-name="Visited_20_Internet_20_Link"><text:span text:style-name="T3">https://courses.cs.umbc.edu/471/papers/turing.pdf</text:span></text:a></text:p>
          </table:table-cell>
          <table:table-cell table:style-name="Table1.C2" office:value-type="string">
            <text:p text:style-name="P7"><text:span text:style-name="Strong_20_Emphasis"><text:span text:style-name="T3">🦉 Introduces the idea of "The Imitation Game" (aka. "The Turing Test")</text:span></text:span></text:p>
            <text:p text:style-name="P8">An idea open to much criticism.</text:p>
            <text:p text:style-name="P8">Wikipedia lists the latter here:</text:p>
            <text:p text:style-name="P9"><text:a xlink:type="simple" xlink:href="https://en.wikipedia.org/wiki/Computing_Machinery_and_Intelligence" text:style-name="Internet_20_link" text:visited-style-name="Visited_20_Internet_20_Link"><text:span text:style-name="T3">https://en.wikipedia.org/wiki/Computing_Machinery_and_Intelligence</text:span></text:a></text:p>
          </table:table-cell>
        </table:table-row>
        <table:table-row>
          <table:table-cell table:style-name="Table1.A2" office:value-type="string">
            <text:p text:style-name="P6">1951-09</text:p>
          </table:table-cell>
          <table:table-cell table:style-name="Table1.A2" office:value-type="string">
            <text:p text:style-name="P7"><text:span text:style-name="Strong_20_Emphasis"><text:span text:style-name="T3">A stochastic approximation method</text:span></text:span></text:p>
            <text:p text:style-name="P8">Herbert Robbins, Sutton Monro.</text:p>
            <text:p text:style-name="P8">Appears in: Annals of Mathematical Statistics 22, 3 (1951), 400–407.</text:p>
            <text:p text:style-name="P9"><text:a xlink:type="simple" xlink:href="https://doi.org/10.1214/aoms/1177729586" text:style-name="Internet_20_link" text:visited-style-name="Visited_20_Internet_20_Link"><text:span text:style-name="T3">https://doi.org/10.1214/aoms/1177729586</text:span></text:a></text:p>
          </table:table-cell>
          <table:table-cell table:style-name="Table1.C2" office:value-type="string">
            <text:p text:style-name="P9"><text:span text:style-name="Strong_20_Emphasis"><text:span text:style-name="T3">🦉 Introduces stochastic gradient descent</text:span></text:span></text:p>
          </table:table-cell>
        </table:table-row>
        <table:table-row>
          <table:table-cell table:style-name="Table1.A2" office:value-type="string">
            <text:p text:style-name="P6">1954 📆</text:p>
          </table:table-cell>
          <table:table-cell table:style-name="Table1.A2" office:value-type="string">
            <text:p text:style-name="P6">"Theory of Neural-Analog Reinforcement Systems and Its Application to the Brain Model Problem"</text:p>
          </table:table-cell>
          <table:table-cell table:style-name="Table1.C2" office:value-type="string">
            <text:p text:style-name="P6">Marvin Minsky completes his PhD Thesis at Princeton University under the supervision of John McCarthy and Albert W. Tucker.</text:p>
          </table:table-cell>
        </table:table-row>
        <table:table-row>
          <table:table-cell table:style-name="Table1.A2" office:value-type="string">
            <text:p text:style-name="P6">1956 📆</text:p>
          </table:table-cell>
          <table:table-cell table:style-name="Table1.A2" office:value-type="string">
            <text:p text:style-name="P7"><text:span text:style-name="T3">An </text:span><text:span text:style-name="Strong_20_Emphasis"><text:span text:style-name="T3">eight weeks summer workshop takes place at Dartmouth College</text:span></text:span><text:span text:style-name="T3">, Hanover, New Hampshire from about June 18 to August 17. The project was formally proposed to the Rockefeller Foundation in 1955 to obtain financing  by McCarthy, Marvin Minsky, Nathaniel Rochester and Claude Shannon. The proposal is credited </text:span><text:soft-page-break/><text:span text:style-name="T3">with introducing the term 'artificial intelligence'.</text:span></text:p>
            <text:p text:style-name="P10"><text:a xlink:type="simple" xlink:href="https://en.wikipedia.org/wiki/Dartmouth_workshop" text:style-name="Internet_20_link" text:visited-style-name="Visited_20_Internet_20_Link"><text:span text:style-name="T3">https://en.wikipedia.org/wiki/Dartmouth_workshop</text:span></text:a></text:p>
            <text:p text:style-name="P10"><text:a xlink:type="simple" xlink:href="https://home.dartmouth.edu/about/artificial-intelligence-ai-coined-dartmouth" text:style-name="Internet_20_link" text:visited-style-name="Visited_20_Internet_20_Link"><text:span text:style-name="T3">https://home.dartmouth.edu/about/artificial-intelligence-ai-coined-dartmouth</text:span></text:a></text:p>
            <text:p text:style-name="P10"><text:a xlink:type="simple" xlink:href="https://spectrum.ieee.org/dartmouth-ai-workshop" text:style-name="Internet_20_link" text:visited-style-name="Visited_20_Internet_20_Link"><text:span text:style-name="T3">https://spectrum.ieee.org/dartmouth-ai-workshop</text:span></text:a><text:span text:style-name="T3"> (May 2023, Grace Solomonoff)</text:span></text:p>
            <text:p text:style-name="P10"><text:a xlink:type="simple" xlink:href="https://spectrum.ieee.org/history-of-ai" text:style-name="Internet_20_link" text:visited-style-name="Visited_20_Internet_20_Link"><text:span text:style-name="T3">https://spectrum.ieee.org/history-of-ai</text:span></text:a><text:span text:style-name="T3"> (September 2021, Eliza Strickland)</text:span></text:p>
            <text:p text:style-name="P8"/>
          </table:table-cell>
          <table:table-cell table:style-name="Table1.C2" office:value-type="string">
            <text:p text:style-name="P11"><text:span text:style-name="T3">20 people are listed as having attended at some point in Solomonoff's notes (according to Wikipedia), but apparently this list is still incomplete:</text:span></text:p>
            <text:list text:style-name="L1">
              <text:list-item>
                <text:p text:style-name="P12">Ray Solomonoff, American mathematician</text:p>
              </text:list-item>
              <text:list-item>
                <text:p text:style-name="P12">Marvin Minsky, American cognitive and computer scientist</text:p>
              </text:list-item>
              <text:list-item>
                <text:p text:style-name="P12"><text:soft-page-break/>John McCarthy, American cognitive and computer scientist</text:p>
              </text:list-item>
              <text:list-item>
                <text:p text:style-name="P12">Claude Shannon, American mathematician, electrical engineer, computer scientist</text:p>
              </text:list-item>
              <text:list-item>
                <text:p text:style-name="P12">Trenchard More, American mathematician and computer scientist</text:p>
              </text:list-item>
              <text:list-item>
                <text:p text:style-name="P12">Nathaniel Rochester, Chief architect of the IBM 701,</text:p>
              </text:list-item>
              <text:list-item>
                <text:p text:style-name="P12">Oliver G. Selfridge, English mathematician and computer scientist</text:p>
              </text:list-item>
              <text:list-item>
                <text:p text:style-name="P12">Julian Bigelow, American computer engineer and cybernetician</text:p>
              </text:list-item>
              <text:list-item>
                <text:p text:style-name="P12">William Ross Ashby, English psychiatrist and a pioneer in cybernetics</text:p>
              </text:list-item>
              <text:list-item>
                <text:p text:style-name="P12">Warren Sturgis McCulloch, American neuropsychologist and cybernetician</text:p>
              </text:list-item>
              <text:list-item>
                <text:p text:style-name="P12">Abraham Robinson, German mathematician</text:p>
              </text:list-item>
              <text:list-item>
                <text:p text:style-name="P12">Tom Etter, American computer scientist</text:p>
              </text:list-item>
              <text:list-item>
                <text:p text:style-name="P12">John Forbes Nash, American mathematician</text:p>
              </text:list-item>
              <text:list-item>
                <text:p text:style-name="P12">David Sayre, American scientist</text:p>
              </text:list-item>
              <text:list-item>
                <text:p text:style-name="P12">Arthur Lee Samuel, American computer scientist</text:p>
              </text:list-item>
              <text:list-item>
                <text:p text:style-name="P12">Kenneth Radford Shoulders, American experimental physicist</text:p>
              </text:list-item>
              <text:list-item>
                <text:p text:style-name="P12">"Shoulders' friend"</text:p>
              </text:list-item>
              <text:list-item>
                <text:p text:style-name="P12">Alex Bernstein, American mathematician and computer scientist</text:p>
              </text:list-item>
              <text:list-item>
                <text:p text:style-name="P12">Herbert Simon, American scholar on computer science, economics, and cognitive psychology.</text:p>
              </text:list-item>
              <text:list-item>
                <text:p text:style-name="P12">Allen Newell, American researcher in computer science and cognitive psychology</text:p>
              </text:list-item>
            </text:list>
            <text:p text:style-name="P13"/>
            <text:p text:style-name="P13">Additionally, an article in IEEE Spectrum by Grace Solomonoff identifies Peter Milner on a photo.</text:p>
          </table:table-cell>
        </table:table-row>
        <table:table-row>
          <table:table-cell table:style-name="Table1.A2" office:value-type="string">
            <text:p text:style-name="P6">1957-01</text:p>
          </table:table-cell>
          <table:table-cell table:style-name="Table1.A2" office:value-type="string">
            <text:p text:style-name="P7"><text:span text:style-name="Strong_20_Emphasis"><text:span text:style-name="T3">The Perceptron: A Perceiving and Recognizing Automaton (Project PARA)</text:span></text:span></text:p>
            <text:p text:style-name="P8">Frank Rosenblatt</text:p>
            <text:p text:style-name="P6">Cornell Aeronautical Laboratory, Inc. Report No. 85–460–1.</text:p>
          </table:table-cell>
          <table:table-cell table:style-name="Table1.C2" office:value-type="string">
            <text:p text:style-name="P7"><text:span text:style-name="Strong_20_Emphasis"><text:span text:style-name="T3">🦉 Introduction of the "Perceptron", a machine learning algorithm performing two-class linear regression on a space of features.</text:span></text:span></text:p>
            <text:p text:style-name="P8">Available via this page:</text:p>
            <text:p text:style-name="P9"><text:a xlink:type="simple" xlink:href="https://websites.umass.edu/brain-wars/1957-the-birth-of-cognitive-science/the-perceptron-a-perceiving-and-recognizing-automaton/" text:style-name="Internet_20_link" text:visited-style-name="Visited_20_Internet_20_Link"><text:span text:style-name="T3">https://websites.umass.edu/brain-wars/1957-the-birth-of-cognitive-science/the-perceptron-a-perceiving-and-recognizing-automaton</text:span></text:a></text:p>
          </table:table-cell>
        </table:table-row>
        <table:table-row>
          <table:table-cell table:style-name="Table1.A2" office:value-type="string">
            <text:p text:style-name="P6">1958</text:p>
          </table:table-cell>
          <table:table-cell table:style-name="Table1.A2" office:value-type="string">
            <text:p text:style-name="P7"><text:span text:style-name="Strong_20_Emphasis"><text:span text:style-name="T3">The Perceptron: A Probabilistic Model for Information Storage and Organization in the Brain</text:span></text:span></text:p>
            <text:p text:style-name="P8">Frank Rosenblatt, Cornell Aeronautical Laboratory</text:p>
            <text:p text:style-name="P8">Appears in: "Psychological Review", Vol. 65, No. 6, 19S8</text:p>
            <text:p text:style-name="P9"><text:a xlink:type="simple" xlink:href="http://deeplearning.cs.cmu.edu/S24/document/readings/Rosenblatt_1959-09865-001.pdf" text:style-name="Internet_20_link" text:visited-style-name="Visited_20_Internet_20_Link"><text:span text:style-name="T3">http://deeplearning.cs.cmu.edu/S24/document/readings/Rosenblatt_1959-09865-001.pdf</text:span></text:a></text:p>
          </table:table-cell>
          <table:table-cell table:style-name="Table1.C2" office:value-type="string">
            <text:p text:style-name="P6"> </text:p>
          </table:table-cell>
        </table:table-row>
        <table:table-row>
          <table:table-cell table:style-name="Table1.A2" office:value-type="string">
            <text:p text:style-name="P6">1958</text:p>
          </table:table-cell>
          <table:table-cell table:style-name="Table1.A2" office:value-type="string">
            <text:p text:style-name="P7"><text:span text:style-name="Strong_20_Emphasis"><text:span text:style-name="T3">Pandemonium: a paradigm for learning</text:span></text:span></text:p>
            <text:p text:style-name="P8">Oliver G. Selfridge</text:p>
            <text:p text:style-name="P8">Appears in: "Mechanisation of Thought Processes: Proceedings of a Symposium Held at the National Physical Laboratory, November 1958, London", HMSO, pp. 513-526</text:p>
            <text:p text:style-name="P9"><text:a xlink:type="simple" xlink:href="https://gwern.net/doc/ai/nn/1959-selfridge.pdf" text:style-name="Internet_20_link" text:visited-style-name="Visited_20_Internet_20_Link"><text:span text:style-name="T3">https://gwern.net/doc/ai/nn/1959-selfridge.pdf</text:span></text:a></text:p>
          </table:table-cell>
          <table:table-cell table:style-name="Table1.C2" office:value-type="string">
            <text:p text:style-name="P7"><text:span text:style-name="T3">🦉 </text:span><text:span text:style-name="Strong_20_Emphasis"><text:span text:style-name="T3">Introduction of the "Pandemonium" concept</text:span></text:span></text:p>
            <text:p text:style-name="P8">We are proposing here a model of a process which we claim can adaptively improve itself to handle certain pattern recognition problems which cannot be adequately specified in advance. Such problems are usual when trying to build a machine to Imitate any one of a very large class of human data processing techniques. A speech typewriter is a good example of something that very many people have been trying unsuccessfully to build for some time.</text:p>
            <text:p text:style-name="P8">We do not suggest that we have proposed a model which can learn to typewrite from merely hearing speech. Pandemonium does not, however, seem on paper to have the same kinds of inherent restrictions or inflexibility that many previous proposals have had. The basic motif behind our model is the notion of parallel processing. This is suggested on two grounds: first, it is often easier to handle data in a parallel manner, and, indeed, it is usually the more "natural" manner to handle it in; and, secondly, it is easier to modify an assembly of quasi-independent modules than a machine all of whose parts interact immediately and in a complex way.</text:p>
            <text:p text:style-name="P8">We are not going to apologize for a frequent use of anthropomorphic or biomorphic terminology. They seem to be useful words to describe our notions.</text:p>
            <text:p text:style-name="P6">What we are describing is a process, or, rather, a model of a process. We shall not describe all the reasons that led to Its particular formulation, but we shall give some reasons for hoping that it does in fact possess the flexibility and adaptability that we ascribe to it.</text:p>
          </table:table-cell>
        </table:table-row>
        <table:table-row>
          <table:table-cell table:style-name="Table1.A2" office:value-type="string">
            <text:p text:style-name="P6">1958-11 📆</text:p>
          </table:table-cell>
          <table:table-cell table:style-name="Table1.A2" office:value-type="string">
            <text:p text:style-name="P7"><text:span text:style-name="Strong_20_Emphasis"><text:span text:style-name="T3">"Symposium on the Mechanization of Thought Processes" in Teddington, Surrey</text:span></text:span></text:p>
            <text:p text:style-name="P8">A 4-day conference conference, entiltled "Mechanization of Thought Processes", is held at the National Physics Laboratory in Teddington, Surrey. Over 200 people attend. Two volumes of proceedings are published in 1959.</text:p>
            <text:p text:style-name="P7"><text:span text:style-name="T3">A review by "Nature", January 24. 1959: </text:span><text:a xlink:type="simple" xlink:href="https://www.nature.com/articles/183225a0.pdf" text:style-name="Internet_20_link" text:visited-style-name="Visited_20_Internet_20_Link"><text:span text:style-name="T3">https://www.nature.com/articles/183225a0.pdf</text:span></text:a></text:p>
            <text:p text:style-name="P8">"Mechanization of Thought Processes", Volume 1 and 2, can be obtained at the Internet Archive:</text:p>
            <text:p text:style-name="P7"><text:a xlink:type="simple" xlink:href="https://archive.org/details/mechanisationoft01nati" text:style-name="Internet_20_link" text:visited-style-name="Visited_20_Internet_20_Link"><text:span text:style-name="T3">https://archive.org/details/mechanisationoft01nati</text:span></text:a></text:p>
            <text:p text:style-name="P9"><text:a xlink:type="simple" xlink:href="https://archive.org/details/mechanisationoft02nati" text:style-name="Internet_20_link" text:visited-style-name="Visited_20_Internet_20_Link"><text:span text:style-name="T3">https://archive.org/details/mechanisationoft02nati</text:span></text:a></text:p>
          </table:table-cell>
          <table:table-cell table:style-name="Table1.C2" office:value-type="string">
            <text:p text:style-name="P8">See:</text:p>
            <text:p text:style-name="P7"><text:span text:style-name="Strong_20_Emphasis"><text:span text:style-name="T3">The Representation of Knowledge and the Relevance of Biological Models at the Symposium on the Mechanization of Thought Processes, 1958</text:span></text:span></text:p>
            <text:p text:style-name="P8">by Matthew Cobb</text:p>
            <text:p text:style-name="P8">appears in: "IEEE Annals of the History of Computing", July/September 2023</text:p>
            <text:p text:style-name="P7"><text:a xlink:type="simple" xlink:href="https://ieeexplore.ieee.org/document/10190123" text:style-name="Internet_20_link" text:visited-style-name="Visited_20_Internet_20_Link"><text:span text:style-name="T3">https://ieeexplore.ieee.org/document/10190123</text:span></text:a></text:p>
            <text:p text:style-name="P9"><text:span text:style-name="T3">“Mechanization of Thought Process” was an international conference involving researchers from academia, government, industry, and the military that took place in the U.K. in 1958. It saw the ﬁrst presentation of McCarthy’s </text:span><text:span text:style-name="Emphasis"><text:span text:style-name="T3">Advice Taker</text:span></text:span><text:span text:style-name="T3"> and of Selfridge’s </text:span><text:span text:style-name="Emphasis"><text:span text:style-name="T3">Pandemonium</text:span></text:span><text:span text:style-name="T3">, and one of the ﬁrst expositions of Rosenblatt’s Perceptron, as well as presentations on new programming languages, cybernetic experiments, and simple diagnostic systems. This article describes the conference and the occasionally boisterous debates that took place, drawing out the common challenges faced by researchers at the time, focusing on the relevance of biological models for mechanized systems of thought processing and the difﬁculty of embodying knowledge or context in a system to enable it to solve problems effectively. Particular attention is paid to the methodological criticisms of work in both machine translation and in what we would now consider to be artiﬁcial intelligence made by the Israeli linguist and philosopher Yehoshua Bar-Hillel.</text:span></text:p>
          </table:table-cell>
        </table:table-row>
        <text:soft-page-break/>
        <table:table-row>
          <table:table-cell table:style-name="Table1.A6" table:number-columns-spanned="3" office:value-type="string">
            <text:h text:style-name="P5" text:outline-level="1"><text:bookmark text:name="H1960s"/><text:bookmark-start text:name="__RefHeading___Toc144_2979550896"/>1960s<text:bookmark-end text:name="__RefHeading___Toc144_2979550896"/></text:h>
          </table:table-cell>
          <table:covered-table-cell/>
          <table:covered-table-cell/>
        </table:table-row>
        <table:table-row>
          <table:table-cell table:style-name="Table1.A2" office:value-type="string">
            <text:p text:style-name="P6">1960 📆</text:p>
          </table:table-cell>
          <table:table-cell table:style-name="Table1.A2" office:value-type="string">
            <text:p text:style-name="P8">The first "International Congress on Automatic Control" sponsored by IFAC (International Federation of Automatic Control) is held in Moscow from June 27 to July 2, hosted by Alexander Letov, President of IFAC at that time. A rare Cold War-era event where Eastern and Western scientists came together to exchange ideas on automation and cybernetics.</text:p>
            <text:p text:style-name="P6"> </text:p>
          </table:table-cell>
          <table:table-cell table:style-name="Table1.C2" office:value-type="string">
            <text:p text:style-name="P8">For some anecdotes, see:</text:p>
            <text:p text:style-name="P7"><text:span text:style-name="Strong_20_Emphasis"><text:span text:style-name="T3">Recollections of Norbert Wiener and the First IFAC World Congress</text:span></text:span></text:p>
            <text:p text:style-name="P8">by Bernard Widrow (as told to Barbara Field)</text:p>
            <text:p text:style-name="P7"><text:a xlink:type="simple" xlink:href="https://isl.stanford.edu/~widrow/papers/j2001recollectionsof.pdf" text:style-name="Internet_20_link" text:visited-style-name="Visited_20_Internet_20_Link"><text:span text:style-name="T3">https://isl.stanford.edu/~widrow/papers/j2001recollectionsof.pdf</text:span></text:a></text:p>
            <text:p text:style-name="P6">from "IEEE Control Systems Magazine", June 2001</text:p>
          </table:table-cell>
        </table:table-row>
        <table:table-row>
          <table:table-cell table:style-name="Table1.A2" office:value-type="string">
            <text:p text:style-name="P6">1961 📔</text:p>
          </table:table-cell>
          <table:table-cell table:style-name="Table1.A2" office:value-type="string">
            <text:p text:style-name="P7"><text:span text:style-name="Strong_20_Emphasis"><text:span text:style-name="T3">Computers and Common Sense: The Myth of Thinking Machines</text:span></text:span></text:p>
            <text:p text:style-name="P6">Mortimer Taube</text:p>
          </table:table-cell>
          <table:table-cell table:style-name="Table1.C2" office:value-type="string">
            <text:p text:style-name="P7"><text:span text:style-name="T3">🦉 </text:span><text:span text:style-name="Strong_20_Emphasis"><text:span text:style-name="T3">Mortimer Taube criticizes the current "AI" programme. See:</text:span></text:span></text:p>
            <text:p text:style-name="P7"><text:a xlink:type="simple" xlink:href="https://ieeexplore.ieee.org/document/9324949" text:style-name="Internet_20_link" text:visited-style-name="Visited_20_Internet_20_Link"><text:span text:style-name="T3">https://ieeexplore.ieee.org/document/9324949</text:span></text:a></text:p>
            <text:p text:style-name="P7"><text:span text:style-name="Strong_20_Emphasis"><text:span text:style-name="T3">The “General Problem Solver” Does Not Exist: Mortimer Taube and the Art of AI Criticism</text:span></text:span></text:p>
            <text:p text:style-name="P8">Shunryu Colin Garvey, Stanford University Institute for Human-Centered AI, USA</text:p>
            <text:p text:style-name="P9"><text:span text:style-name="T3">This article reconﬁgures the history of artiﬁcial intelligence (AI) and its accompanying tradition of criticism by excavating the work of Mortimer Taube, a pioneer in information and library sciences, whose magnum opus, </text:span><text:span text:style-name="Emphasis"><text:span text:style-name="T3">Computers and Common Sense: The Myth of Thinking Machines </text:span></text:span><text:span text:style-name="T3">(1961), has been mostly forgotten. To convey the essence of his distinctive critique, the article focuses on Taube’s attack on the general problem solver (GPS), the second major AI program. After examining his analysis of the social construction of this and other “thinking machines,” it concludes that, despite technical changes in AI, much of Taube’s criticism remains relevant today. Moreover, his status as an “information processing” insider who criticized AI on behalf of the public good challenges the boundaries and focus of most critiques of AI from the past half-century. In sum, Taube’s work offers an alternative model from which contemporary AI workers and critics can learn much.</text:span></text:p>
          </table:table-cell>
        </table:table-row>
        <table:table-row>
          <table:table-cell table:style-name="Table1.A2" office:value-type="string">
            <text:p text:style-name="P6">1965</text:p>
          </table:table-cell>
          <table:table-cell table:style-name="Table1.A2" office:value-type="string">
            <text:p text:style-name="P7"><text:span text:style-name="Strong_20_Emphasis"><text:span text:style-name="T3">Cybernetic Predicting Devices.</text:span></text:span></text:p>
            <text:p text:style-name="P8">Alexey Ivakhnenko, Valentin G. Lapa</text:p>
            <text:p text:style-name="P8">CCM Information Corporation.</text:p>
            <text:p text:style-name="P6"> </text:p>
          </table:table-cell>
          <table:table-cell table:style-name="Table1.C2" office:value-type="string">
            <text:p text:style-name="P7"><text:span text:style-name="T3">🦉 </text:span><text:span text:style-name="Strong_20_Emphasis"><text:span text:style-name="T3">Earliest "deep learning" algorithm</text:span></text:span></text:p>
            <text:p text:style-name="P8">From Jürgen Schmidhuber's "Annotated History of Modern AI and Deep Learning":</text:p>
            <text:p text:style-name="P8">Successful learning in deep feedforward network architectures started in 1965 in the Ukraine (back then the USSR) when Alexey Ivakhnenko and Valentin Lapa introduced the first general, working learning algorithms for deep MLPs (multi-layer perceptrons) with arbitrarily many hidden layers (already containing the now popular multiplicative gates).</text:p>
            <text:p text:style-name="P7"><text:span text:style-name="T3">A paper of 1971 (Ivakhnenko, A. G. (1971). </text:span><text:span text:style-name="Emphasis"><text:span text:style-name="T3">Polynomial theory of complex systems</text:span></text:span><text:span text:style-name="T3">. IEEE Transactions on Systems, Man and Cybernetics, (4):364-378.) already described a deep learning net with 8 layers, trained by their highly cited method which was still popular in the new millennium, especially in Eastern Europe, where much of Machine Learning was born.</text:span></text:p>
            <text:p text:style-name="P9"><text:span text:style-name="T3">See: </text:span><text:a xlink:type="simple" xlink:href="https://ieeexplore.ieee.org/document/4308320" text:style-name="Internet_20_link" text:visited-style-name="Visited_20_Internet_20_Link"><text:span text:style-name="T3">https://ieeexplore.ieee.org/document/4308320</text:span></text:a></text:p>
          </table:table-cell>
        </table:table-row>
        <table:table-row>
          <table:table-cell table:style-name="Table1.A2" office:value-type="string">
            <text:p text:style-name="P6">1966 🚀</text:p>
          </table:table-cell>
          <table:table-cell table:style-name="Table1.A2" office:value-type="string">
            <text:p text:style-name="P7"><text:span text:style-name="Strong_20_Emphasis"><text:span text:style-name="T3">Destination: Void</text:span></text:span></text:p>
            <text:p text:style-name="P8">Frank Herbert</text:p>
            <text:p text:style-name="P7"><text:a xlink:type="simple" xlink:href="https://www.isfdb.org/cgi-bin/title.cgi?2253" text:style-name="Internet_20_link" text:visited-style-name="Visited_20_Internet_20_Link"><text:span text:style-name="T3">https://www.isfdb.org/cgi-bin/title.cgi?2253</text:span></text:a></text:p>
            <text:p text:style-name="P9"><text:a xlink:type="simple" xlink:href="https://en.wikipedia.org/wiki/Destination%3A_Void" text:style-name="Internet_20_link" text:visited-style-name="Visited_20_Internet_20_Link"><text:span text:style-name="T3">https://en.wikipedia.org/wiki/Destination%3A_Void</text:span></text:a></text:p>
          </table:table-cell>
          <table:table-cell table:style-name="Table1.C2" office:value-type="string">
            <text:p text:style-name="P8">A classic "AI breakout" novel by Frank Herbert. Notable as it ruminates on a way to imbue the AI ethical principles before it reaches superhuman (and supernatural) capabilities. Still hard to read.</text:p>
            <text:p text:style-name="P6"> </text:p>
          </table:table-cell>
        </table:table-row>
        <table:table-row>
          <table:table-cell table:style-name="Table1.A2" office:value-type="string">
            <text:p text:style-name="P6">1968-07 📔</text:p>
          </table:table-cell>
          <table:table-cell table:style-name="Table1.A2" office:value-type="string">
            <text:p text:style-name="P7"><text:span text:style-name="Strong_20_Emphasis"><text:span text:style-name="T3">Semantic Information Processing</text:span></text:span></text:p>
            <text:p text:style-name="P8">Marvin Minsky, Editor</text:p>
            <text:p text:style-name="P6">MIT Press</text:p>
          </table:table-cell>
          <table:table-cell table:style-name="Table1.C2" office:value-type="string">
            <text:p text:style-name="P6">A classic collection of texts from the bronze age of symbolic AI.</text:p>
          </table:table-cell>
        </table:table-row>
        <table:table-row>
          <table:table-cell table:style-name="Table1.A2" office:value-type="string">
            <text:p text:style-name="P6">1968 🚀</text:p>
          </table:table-cell>
          <table:table-cell table:style-name="Table1.A2" office:value-type="string">
            <text:p text:style-name="P7"><text:span text:style-name="Strong_20_Emphasis"><text:span text:style-name="T3">2001 - A Space Odyssey</text:span></text:span></text:p>
            <text:p text:style-name="P8">Novelization of Stanley Kubrick's movie by Arthur C. Clarke</text:p>
            <text:p text:style-name="P7"><text:span text:style-name="T3">For an elaboration of Clarke and Kubrick's collaborative work on this project, see </text:span><text:span text:style-name="Emphasis"><text:span text:style-name="T3">The Lost Worlds of 2001</text:span></text:span><text:span text:style-name="T3">, Arthur C. Clarke, Signet, 1972.</text:span></text:p>
            <text:p text:style-name="P7"><text:a xlink:type="simple" xlink:href="https://www.isfdb.org/cgi-bin/title.cgi?2485" text:style-name="Internet_20_link" text:visited-style-name="Visited_20_Internet_20_Link"><text:span text:style-name="T3">https://www.isfdb.org/cgi-bin/title.cgi?2485</text:span></text:a></text:p>
            <text:p text:style-name="P7"><text:a xlink:type="simple" xlink:href="https://en.wikipedia.org/wiki/2001:_A_Space_Odyssey_(novel)" text:style-name="Internet_20_link" text:visited-style-name="Visited_20_Internet_20_Link"><text:span text:style-name="T3">https://en.wikipedia.org/wiki/2001:_A_Space_Odyssey_(novel)</text:span></text:a></text:p>
            <text:p text:style-name="P6">Note that Marvin L. Minsky was hired by Kubrick to consult on HAL 9000.</text:p>
          </table:table-cell>
          <table:table-cell table:style-name="Table1.C2" office:value-type="string">
            <text:p text:style-name="P7"><text:span text:style-name="Strong_20_Emphasis"><text:span text:style-name="T3">Chapter 16 - Hal</text:span></text:span></text:p>
            <text:p text:style-name="P8">Hal (for Heuristically programmed ALgorithmic computer, no less) was a masterwork of the third computer breakthrough. These seemed to occur at intervals of twenty years, and the thought that another one was now imminent already worried a great many people.</text:p>
            <text:p text:style-name="P8">The first had been in the 1940s, when the long-obsolete vacuum tube had made possible such clumsy, high-speed morons as ENIAC and its successors. Then, in the 1960s, solid-state microelectronics had been perfected. With its advent, it was clear that artificial intelligences at least as powerful as Man's need be no larger than office desks – if one only knew how to construct them.</text:p>
            <text:p text:style-name="P6">Probably no one would ever know this; it did not matter. In the 1980s, Minsky and Good had shown how neural networks could be generated automatically – self replicated – in accordance with any arbitrary learning program. Artificial brains could be grown by a process strikingly analogous to the development of a human brain. In any given case, the precise details would never be known, and even if they were, they would be millions of times too complex for human understanding. Whatever way it worked, the final result was a machine intelligence that could reproduce – some philosophers still preferred to use the word "mimic" – most of the activities of the human brain – and with far greater speed and reliability. It was extremely expensive, and only a few units of the HAL9000 series had yet been built; but the old jest that it would always be easier to make organic brains by unskilled labor was beginning to sound a little hollow.</text:p>
          </table:table-cell>
        </table:table-row>
        <table:table-row>
          <table:table-cell table:style-name="Table1.A2" office:value-type="string">
            <text:p text:style-name="P6">1969 📔</text:p>
          </table:table-cell>
          <table:table-cell table:style-name="Table1.A2" office:value-type="string">
            <text:p text:style-name="P7"><text:span text:style-name="Strong_20_Emphasis"><text:span text:style-name="T3">Perceptrons: An Introduction to Computational Geometry</text:span></text:span></text:p>
            <text:p text:style-name="P8">Marvin L. Minsky, Seymour A. Papert</text:p>
            <text:p text:style-name="P8">(dedicated to psychologist Frank Rosenblatt)</text:p>
            <text:p text:style-name="P6">MIT Press</text:p>
          </table:table-cell>
          <table:table-cell table:style-name="Table1.C2" office:value-type="string">
            <text:p text:style-name="P7"><text:a xlink:type="simple" xlink:href="https://en.wikipedia.org/wiki/Perceptrons_(book)" text:style-name="Internet_20_link" text:visited-style-name="Visited_20_Internet_20_Link"><text:span text:style-name="T3">https://en.wikipedia.org/wiki/Perceptrons_(book)</text:span></text:a></text:p>
            <text:list text:style-name="L2">
              <text:list-item>
                <text:p text:style-name="P14">Second printing with handwritten notes, 1972</text:p>
              </text:list-item>
              <text:list-item>
                <text:p text:style-name="P14">Expanded edition, 1988</text:p>
              </text:list-item>
              <text:list-item>
                <text:p text:style-name="P14">Expanded edition reprint 2017, foreword by Léon Bottou</text:p>
              </text:list-item>
            </text:list>
            <text:p text:style-name="P8">Wikipedia states:</text:p>
            <text:p text:style-name="P8">These perceptrons were modified forms of the perceptrons introduced by Rosenblatt in 1958. They consisted of a retina, a single layer of input functions and a single output.</text:p>
            <text:p text:style-name="P6"><text:soft-page-break/>Besides this, the authors restricted the "order", or maximum number of incoming connections, of their perceptrons. Sociologist Mikel Olazaran explains that Minsky and Papert "maintained that the interest of neural computing came from the fact that it was a parallel combination of local information", which, in order to be effective, had to be a simple computation. To the authors, this implied that "each association unit could receive connections only from a small part of the input area"<text:span text:style-name="T5">.</text:span> Minsky and Papert called this concept "conjunctive localness"</text:p>
          </table:table-cell>
        </table:table-row>
        <table:table-row>
          <table:table-cell table:style-name="Table1.A6" table:number-columns-spanned="3" office:value-type="string">
            <text:h text:style-name="P5" text:outline-level="1"><text:bookmark text:name="H1970"/><text:bookmark-start text:name="__RefHeading___Toc146_2979550896"/>1970<text:bookmark-end text:name="__RefHeading___Toc146_2979550896"/></text:h>
          </table:table-cell>
          <table:covered-table-cell/>
          <table:covered-table-cell/>
        </table:table-row>
        <table:table-row>
          <table:table-cell table:style-name="Table1.A2" office:value-type="string">
            <text:p text:style-name="P6">1970</text:p>
          </table:table-cell>
          <table:table-cell table:style-name="Table1.A2" office:value-type="string">
            <text:p text:style-name="P7"><text:span text:style-name="Strong_20_Emphasis"><text:span text:style-name="T3">The representation of the cumulative rounding error of an algorithm as a Taylor expansion of the local rounding errors.</text:span></text:span></text:p>
            <text:p text:style-name="P8">Seppo Linnainmaa, Master's Thesis (in Finnish), Univ. Helsinki, 1970.</text:p>
            <text:p text:style-name="P7"><text:a xlink:type="simple" xlink:href="https://people.idsia.ch/~juergen/linnainmaa1970thesis.pdf" text:style-name="Internet_20_link" text:visited-style-name="Visited_20_Internet_20_Link"><text:span text:style-name="T3">https://people.idsia.ch/~juergen/linnainmaa1970thesis.pdf</text:span></text:a></text:p>
            <text:p text:style-name="P9"><text:span text:style-name="Emphasis"><text:span text:style-name="T3">See chapters 6-7 and FORTRAN code on pages 58-60.</text:span></text:span></text:p>
          </table:table-cell>
          <table:table-cell table:style-name="Table1.C2" office:value-type="string">
            <text:p text:style-name="P7"><text:span text:style-name="Strong_20_Emphasis"><text:span text:style-name="T3">🦉 "Backpropagation" algorithm first published</text:span></text:span></text:p>
            <text:p text:style-name="P8">From Jürgen Schmidhuber's "Annotated History of Modern AI and Deep Learning":</text:p>
            <text:p text:style-name="P9"><text:span text:style-name="Emphasis"><text:span text:style-name="T3">In 1970, Seppo Linnainmaa was the first to publish what's now known as backpropagation, the famous algorithm for credit assignment in networks of differentiable nodes,[BP1,4,5] also known as "reverse mode of automatic differentiation." It is now the foundation of widely used NN software packages such as PyTorch and Google's Tensorflow.</text:span></text:span></text:p>
          </table:table-cell>
        </table:table-row>
        <table:table-row>
          <table:table-cell table:style-name="Table1.A2" office:value-type="string">
            <text:p text:style-name="P6">1971-10</text:p>
          </table:table-cell>
          <table:table-cell table:style-name="Table1.A2" office:value-type="string">
            <text:p text:style-name="P7"><text:span text:style-name="Strong_20_Emphasis"><text:span text:style-name="T3">Polynomial Theory of Complex Systems</text:span></text:span></text:p>
            <text:p text:style-name="P8">A. G. Ivakhnenko, Cybernetic Center of NASU, Kiev, Ukraine</text:p>
            <text:p text:style-name="P8">Appears in: "IEEE Transactions on Systems, Man, and Cybernetics" (Volume: SMC-1, Issue: 4, October 1971)</text:p>
            <text:p text:style-name="P9"><text:a xlink:type="simple" xlink:href="https://ieeexplore.ieee.org/document/4308320" text:style-name="Internet_20_link" text:visited-style-name="Visited_20_Internet_20_Link"><text:span text:style-name="T3">https://ieeexplore.ieee.org/document/4308320</text:span></text:a></text:p>
          </table:table-cell>
          <table:table-cell table:style-name="Table1.C2" office:value-type="string">
            <text:p text:style-name="P7"><text:span text:style-name="Strong_20_Emphasis"><text:span text:style-name="T3">🦉 Describes a deep learning net with 8 layers</text:span></text:span></text:p>
            <text:p text:style-name="P6">A complex multidimensional decision hypersurface can be approximated by a set of polynomials in the input signals (properties) which contain information about the hypersurface of interest. The hypersurface is usually described by a number of experimental (vector) points and simple functions of their coordinates. The approach taken in this paper to approximating the decision hypersurface, and hence the input-output relationship of a complex system, is to fit a high-degree multinomial to the input properties using a multilayered perceptronlike network structure. Thresholds are employed at each layer in the network to identify those polynomials which best fit into the desired hypersurface. Only the best combinations of the input properties are allowed to pass to succeeding layers, where more complex combinations are formed. Each element in each layer in the network implements a nonlinear function of two inputs. The coefficients of each element are determined by a regression technique which enables each element to approximate the true outputs with minimum mean-square error. The experimental data base is divided into a training and testing set. The training set is used to obtain the element coefficients, and the testing set is used to determine the utility of a given element in the network and to control overfitting of the experimental data. This latter feature is termed "decision regularization.</text:p>
          </table:table-cell>
        </table:table-row>
        <table:table-row>
          <table:table-cell table:style-name="Table1.A2" office:value-type="string">
            <text:p text:style-name="P6">1975 📆</text:p>
          </table:table-cell>
          <table:table-cell table:style-name="Table1.A2" office:value-type="string">
            <text:p text:style-name="P7"><text:span text:style-name="Strong_20_Emphasis"><text:span text:style-name="T3">"Künstliche Intelligenz Rundbriefe"</text:span></text:span></text:p>
            <text:p text:style-name="P6">In West Germany, the AI specialist group in the German Informatics Society starts to circulate the "KI-Rundbrief", an influential AI newsletter that runs until 1987.</text:p>
          </table:table-cell>
          <table:table-cell table:style-name="Table1.C2" office:value-type="string">
            <text:p text:style-name="P8">See:</text:p>
            <text:p text:style-name="P7"><text:span text:style-name="Strong_20_Emphasis"><text:span text:style-name="T3">The “KI-Rundbrief,” Its Editors, and Its Community: A Perspective on West German AI, 1975–1987</text:span></text:span></text:p>
            <text:p text:style-name="P8">Dinah Pfau; Helen Piel; Florian Müller; Jakob Tschandl; Rudolf Seising</text:p>
            <text:p text:style-name="P8">The “KI-Rundbrief” (AI newsletter) of the AI specialist group in the German Informatics Society is considered central to the emerging West German AI community. It was mailed out between 1975 and 1987, when it was turned into the journal Künstliche Intelligenz. Despite its presumed centrality, it has not been studied in detail. This article combines a quantitative analysis of which research was published in the newsletter heuristically with a qualitative analysis looking at the role of the newsletter and its editors. It focuses especially on the subject areas deduction, natural language processing, expert systems, image processing, and cognitive science, showing that the newsletter only partially represents artificial intelligence research in the Federal Republic of Germany.</text:p>
            <text:p text:style-name="P8">Appears in: IEEE Annals of the History of Computing ( Volume: 45, Issue: 3, 01 July-Sept. 2023)</text:p>
            <text:p text:style-name="P9"><text:a xlink:type="simple" xlink:href="https://ieeexplore.ieee.org/document/10192322" text:style-name="Internet_20_link" text:visited-style-name="Visited_20_Internet_20_Link"><text:span text:style-name="T3">https://ieeexplore.ieee.org/document/10192322</text:span></text:a></text:p>
          </table:table-cell>
        </table:table-row>
        <table:table-row>
          <table:table-cell table:style-name="Table1.A2" office:value-type="string">
            <text:p text:style-name="P6">1976 🚀</text:p>
          </table:table-cell>
          <table:table-cell table:style-name="Table1.A2" office:value-type="string">
            <text:p text:style-name="P7"><text:span text:style-name="Strong_20_Emphasis"><text:span text:style-name="T3">The Computer as a Symbol of God: Ellison's Macabre Exodus</text:span></text:span></text:p>
            <text:p text:style-name="P8">Charles J. Brady</text:p>
            <text:p text:style-name="P8">Appears in: "JGE: The Journal of General Education", Vol. 28, No. 1, Spring, 1976, pp. 49–62.</text:p>
            <text:p text:style-name="P9"><text:a xlink:type="simple" xlink:href="http://www.jstor.org/stable/27796553" text:style-name="Internet_20_link" text:visited-style-name="Visited_20_Internet_20_Link"><text:span text:style-name="T3">http://www.jstor.org/stable/27796553</text:span></text:a></text:p>
          </table:table-cell>
          <table:table-cell table:style-name="Table1.C2" office:value-type="string">
            <text:p text:style-name="P9"><text:span text:style-name="Strong_20_Emphasis"><text:span text:style-name="T3">Introduction: </text:span></text:span><text:span text:style-name="T3">Computers and religion have been sharing the bed lately in some interesting variations. Authors have had computers cross check and compare the dogmas and rituals of the various world faiths to come up with a pragmatic religious formula that would appeal to the majority of mankind [Terry Carr: "Changing of the Gods", 1973], interpret the mysterious castings of the I Ching [Gregg Williams: "The Computer and the Oriental", 1973] and provide the answer to a maiden's prayer [Leonard Tushnet: "Matchmaker, Matchmaker", 1971]. A Vatican computer was found favoring the election of a robot pope [Robert Silverberg: "Good News from the Vatican", 1971], and an ultra sophisticated computer became so miffed at being asked whether or not God exists it deliberately gave a wrong answer [Barry N. Malzberg: "A Short Religious Novel"]. Two short stories in particular, "The Monster in the Clearing" [1971] by Michael Fayette and "I Have No Mouth and I Must Scream" [1971] by Harlan Ellison, deserve close analysis. Both use the computer as a symbol of God and make sharp religious statements reminiscent of the intensity and depth of the "death-of-God" theologians.</text:span></text:p>
          </table:table-cell>
        </table:table-row>
        <table:table-row>
          <table:table-cell table:style-name="Table1.A6" table:number-columns-spanned="3" office:value-type="string">
            <text:h text:style-name="P5" text:outline-level="1"><text:bookmark text:name="H1980s"/><text:bookmark-start text:name="__RefHeading___Toc148_2979550896"/>1980s<text:bookmark-end text:name="__RefHeading___Toc148_2979550896"/></text:h>
          </table:table-cell>
          <table:covered-table-cell/>
          <table:covered-table-cell/>
        </table:table-row>
        <table:table-row>
          <table:table-cell table:style-name="Table1.A2" office:value-type="string">
            <text:p text:style-name="P6">1980-04</text:p>
          </table:table-cell>
          <table:table-cell table:style-name="Table1.A2" office:value-type="string">
            <text:p text:style-name="P7"><text:span text:style-name="Strong_20_Emphasis"><text:span text:style-name="T3">Neocognitron: A self-organizing neural network model for a mechanism of pattern recognition unaffected by shift in position.</text:span></text:span></text:p>
            <text:p text:style-name="P8">Kunihiko Fukushima</text:p>
            <text:p text:style-name="P8">appears in: "Biological Cybernetics" Volume 36, pages 193–202</text:p>
            <text:p text:style-name="P7"><text:a xlink:type="simple" xlink:href="https://link.springer.com/article/10.1007/BF00344251" text:style-name="Internet_20_link" text:visited-style-name="Visited_20_Internet_20_Link"><text:span text:style-name="T3">https://link.springer.com/article/10.1007/BF00344251</text:span></text:a><text:span text:style-name="T3"> (paywalled)</text:span></text:p>
            <text:p text:style-name="P7"><text:span text:style-name="T3">Presentation on YouTube: </text:span><text:a xlink:type="simple" xlink:href="https://youtu.be/Bh5uPyerI1M" text:style-name="Internet_20_link" text:visited-style-name="Visited_20_Internet_20_Link"><text:span text:style-name="T3">https://youtu.be/Bh5uPyerI1M</text:span></text:a></text:p>
            <text:p text:style-name="P6">"02.Kunihiko Fukushima: Artificial Vision by Deep CNN Neocognitron"</text:p>
          </table:table-cell>
          <table:table-cell table:style-name="Table1.C2" office:value-type="string">
            <text:p text:style-name="P7"><text:span text:style-name="T3">🦉 </text:span><text:span text:style-name="Strong_20_Emphasis"><text:span text:style-name="T3">Convolutional NN for optical character recognition</text:span></text:span></text:p>
            <text:p text:style-name="P6">A neural network model for a mechanism of visual pattern recognition is proposed in this paper. The network is self-organized by “learning without a teacher”, and acquires an ability to recognize stimulus patterns based on the geometrical similarity (Gestalt) of their shapes without affected by their positions. This network is given a nickname “neocognitron”. After completion of self-organization, the network has a structure similar to the hierarchy model of the visual nervous system proposed by Hubel and Wiesel. The network consits of an input layer (photoreceptor array) followed by a cascade connection of a number of modular structures, each of which is composed of two layers of cells connected in a cascade. The first layer of each module consists of “S-cells”, which show characteristics similar to simple cells or lower order hypercomplex cells, and the second layer consists of “C-cells” similar to complex cells or higher order hypercomplex cells. The afferent synapses to each S-cell have plasticity and are modifiable. The network has an ability of unsupervised learning: We do not need any “teacher” during the process of self-organization, and it is only needed to present a set of stimulus patterns repeatedly to the input layer of the network. The network has been simulated on a digital computer. After repetitive presentation of a set of stimulus patterns, each stimulus pattern has become to elicit an output only from one of the C-cell of the last layer, and conversely, this C-cell has become selectively responsive only to that stimulus pattern. That is, none of the C-cells of the last layer responds to more than one stimulus pattern. The response of the C-cells of the last layer is not affected by the pattern's position at all. Neither is it affected by a small change in shape nor in size of the stimulus pattern.</text:p>
          </table:table-cell>
        </table:table-row>
        <table:table-row>
          <table:table-cell table:style-name="Table1.A2" office:value-type="string">
            <text:p text:style-name="P6">1981-10 📆</text:p>
          </table:table-cell>
          <table:table-cell table:style-name="Table1.A2" office:value-type="string">
            <text:p text:style-name="P6">Japan's Ministry of International Trade and Industry (MITI) announces the "5th <text:soft-page-break/>Generation Computer Project", soon causing a bit of a panic in the USA about a soon-to-happen "AI Gap" and demands to invest in equivalent projects ASAP.</text:p>
          </table:table-cell>
          <table:table-cell table:style-name="Table1.C2" office:value-type="string">
            <text:p text:style-name="P8">Prolog (at that point still in infancy) is the language chosen as the pivotal element</text:p>
            <text:p text:style-name="P7"><text:soft-page-break/><text:span text:style-name="T3">See: </text:span><text:a xlink:type="simple" xlink:href="https://en.wikipedia.org/wiki/Fifth_Generation_Computer_Systems" text:style-name="Internet_20_link" text:visited-style-name="Visited_20_Internet_20_Link"><text:span text:style-name="T3">https://en.wikipedia.org/wiki/Fifth_Generation_Computer_Systems</text:span></text:a></text:p>
            <text:p text:style-name="P6"> </text:p>
          </table:table-cell>
        </table:table-row>
        <table:table-row>
          <table:table-cell table:style-name="Table1.A2" office:value-type="string">
            <text:p text:style-name="P6">1983 📆</text:p>
          </table:table-cell>
          <table:table-cell table:style-name="Table1.A2" office:value-type="string">
            <text:p text:style-name="P6">DARPA starts the counter to MITI's "5th Generation Computer Project", the "Strategic Computing Initiative"</text:p>
          </table:table-cell>
          <table:table-cell table:style-name="Table1.C2" office:value-type="string">
            <text:p text:style-name="P8">LISP is the language chosen as pivotal element as the US AI community doesn't particularly like Prolog</text:p>
            <text:p text:style-name="P7"><text:span text:style-name="T3">See: </text:span><text:a xlink:type="simple" xlink:href="https://en.wikipedia.org/wiki/Strategic_Computing_Initiative" text:style-name="Internet_20_link" text:visited-style-name="Visited_20_Internet_20_Link"><text:span text:style-name="T3">https://en.wikipedia.org/wiki/Strategic_Computing_Initiative</text:span></text:a></text:p>
            <text:p text:style-name="P8">Wikipedia writes:</text:p>
            <text:p text:style-name="P8">The goal of SCI, and other contemporary projects, was nothing less than full machine intelligence. "The machine envisioned by SC", according to Alex Roland and Philip Shiman, "would run ten billion instructions per second to see, hear, speak, and think like a human. The degree of integration required would rival that achieved by the human brain, the most complex instrument known to man."</text:p>
            <text:p text:style-name="P8">...</text:p>
            <text:p text:style-name="P8">By the late 1980s, it was clear that the project would fall short of realizing the hoped-for levels of machine intelligence. Program insiders pointed to issues with integration, organization, and communication.<text:span text:style-name="T5"> </text:span>When Jack Schwarz ascended to the leadership of IPTO in 1987, he cut funding to artificial intelligence research (the software component) "deeply and brutally", "eviscerating" the program (wrote Pamela McCorduck).<text:span text:style-name="T5"> </text:span>Schwarz felt that DARPA should focus its funding only on those technologies which showed the most promise. In his words, DARPA should "surf", rather than "dog paddle", and he felt strongly AI was not "the next wave".</text:p>
            <text:p text:style-name="P8">...</text:p>
            <text:p text:style-name="P6">The project was superseded in the 1990s by the Accelerated Strategic Computing Initiative and then by the Advanced Simulation and Computing Program. These later programs did not include artificial general intelligence as a goal, but instead focused on supercomputing for large scale simulation, such as atomic bomb simulations.</text:p>
          </table:table-cell>
        </table:table-row>
        <table:table-row>
          <table:table-cell table:style-name="Table1.A2" office:value-type="string">
            <text:p text:style-name="P6">1983-09</text:p>
          </table:table-cell>
          <table:table-cell table:style-name="Table1.A2" office:value-type="string">
            <text:p text:style-name="P7"><text:span text:style-name="Strong_20_Emphasis"><text:span text:style-name="T3">Introduction to the fifth generation (cover article)</text:span></text:span></text:p>
            <text:p text:style-name="P8">Pamela McCorduck</text:p>
            <text:p text:style-name="P8">appears in: "Communications of the ACM" Vol. 26, No. 9 (September 1983)</text:p>
            <text:p text:style-name="P7"><text:a xlink:type="simple" xlink:href="https://cacm.acm.org/issue/september-1983/" text:style-name="Internet_20_link" text:visited-style-name="Visited_20_Internet_20_Link"><text:span text:style-name="T3">https://cacm.acm.org/issue/september-1983/</text:span></text:a></text:p>
            <text:p text:style-name="P9"><text:a xlink:type="simple" xlink:href="https://dl.acm.org/doi/10.1145/358172.358177" text:style-name="Internet_20_link" text:visited-style-name="Visited_20_Internet_20_Link"><text:span text:style-name="T3">https://dl.acm.org/doi/10.1145/358172.358177</text:span></text:a></text:p>
          </table:table-cell>
          <table:table-cell table:style-name="Table1.C2" office:value-type="string">
            <text:p text:style-name="P7"><text:span text:style-name="Emphasis"><text:span text:style-name="T3">Pamela McCorduck writes:</text:span></text:span></text:p>
            <text:p text:style-name="P8">In October 1981, Japan's Ministry of International Trade and Industry (MITI) sponsored a conference to announce a new national project. Alongside national projects in supercomputing and robotics, there would be an effort to develop a new generation (the fifth, by their reckoning) of computers.</text:p>
            <text:p text:style-name="P8">he Fifth Generation will not be traditional computers. Instead, they'll be symbolic inference machines, capable of reasoning their way swiftly through massive amounts of knowledge and data. They'll be computers that can learn, associate, make inferences, make decisions, and otherwise behave in ways usually considered the exclusive province of human reason. Even their name signals the change: knowledge information processing systems, or KIPS. KIPS will be the engine of the information society; small, robust and inexpensive. They will appear as universal appliances, as commonplace and easy to use as the telephone.</text:p>
            <text:p text:style-name="P8">The project's ten-year plan is divided into three successive stages.</text:p>
            <text:p text:style-name="P8">The first three-year stage is devoted to the development of a prototype machine, a personal PROLOG workstation that will have a knowledge base comparable to present-day expert systems (thousands of rules and thousands of objects) but whose reasoning powers will be a million logical inferences per second (LIPS), an order of magnitude improvement over software-based PROLOG implementations on today's common mainframe computers such as the DEC 2060. The prototype should be finished sometime in 1984, with commercial products due a year or so later. This first phase is Japan's opportunity to climb the learning curve, and is explicitly planned for that purpose.</text:p>
            <text:p text:style-name="P8">The second four-year stage is for engineering experimentation, prototyping, continuing experiments at significant applications, and the initial experiments at systems integration. The first thrust at the major problems of parallel processing will be done in those years.</text:p>
            <text:p text:style-name="P6">The final three-year phase will concentrate on advanced engineering, building the final major engineering prototypes, and further systems integration work. The ultimate goal, scheduled for the early 1990s, is nothing less than an inference supercomputer, capable of a million to a billion LIPS, with a knowledge base that can handle tens of thousands of inference rules and hundreds of millions of objects--about the right size to encompass the Encyclopedia Britannica. The Japanese will rely heavily on bootstrapping: the project's earlier work on CAD will be used in later hardware design, for example.</text:p>
          </table:table-cell>
        </table:table-row>
        <table:table-row>
          <table:table-cell table:style-name="Table1.A2" office:value-type="string">
            <text:p text:style-name="P6">1984-09</text:p>
          </table:table-cell>
          <table:table-cell table:style-name="Table1.A2" office:value-type="string">
            <text:p text:style-name="P7"><text:span text:style-name="Strong_20_Emphasis"><text:span text:style-name="T3">Computer Recreations: Perceptrons</text:span></text:span></text:p>
            <text:p text:style-name="P8">A.K. Dewdney</text:p>
            <text:p text:style-name="P8">Appears in: "Scientific American", Column "Computer Recreations", 1984-09</text:p>
            <text:p text:style-name="P9"><text:a xlink:type="simple" xlink:href="https://www.scientificamerican.com/issue/sa/1984/09-01/" text:style-name="Internet_20_link" text:visited-style-name="Visited_20_Internet_20_Link"><text:span text:style-name="T3">https://www.scientificamerican.com/issue/sa/1984/09-01/</text:span></text:a></text:p>
          </table:table-cell>
          <table:table-cell table:style-name="Table1.C2" office:value-type="string">
            <text:p text:style-name="P8">Explains the how the Perceptron (in this case a neural network with two processing layers, with neurons of the first layer being arbitrary maps of "small regions of pixels" to the labels 0 or 1, which seems rather powerful and the second layer being a threshold neuron) cannot properly decide whether a figure is connected or not.</text:p>
            <text:p text:style-name="P8">Also introduces the idea of the "cat detection" device.</text:p>
            <text:p text:style-name="P9"><text:span text:style-name="Emphasis"><text:span text:style-name="T3">Note that this is 4 years after the presentation of the Neocognitron.</text:span></text:span></text:p>
          </table:table-cell>
        </table:table-row>
        <table:table-row>
          <table:table-cell table:style-name="Table1.A2" office:value-type="string">
            <text:p text:style-name="P6">1984-11 📆</text:p>
          </table:table-cell>
          <table:table-cell table:style-name="Table1.A2" office:value-type="string">
            <text:p text:style-name="P9"><text:span text:style-name="Strong_20_Emphasis"><text:span text:style-name="T3">Japan's 5th Generation Computing Project closes out its "1st Phase".</text:span></text:span></text:p>
          </table:table-cell>
          <table:table-cell table:style-name="Table1.C2" office:value-type="string">
            <text:p text:style-name="P7"><text:span text:style-name="Emphasis"><text:span text:style-name="T3">William M. Raike writes in BYTE Magazin in April 1985:</text:span></text:span></text:p>
            <text:p text:style-name="P8">The International Conference on Fifth Generation Computer Systems was held in Tokyo in early November 1984. Over 900 participants, representing 32 countries, each paid about $400 for the privilege of attending. Researchers from all over the world presented 62 research papers, and there were a couple of interesting panel discussions in addition to a highly informative nontechnical lecture by Ezra Vogel ("The Changing Nature of Information Societies"). The objectives of the conference were twofold: to provide an international forum for the exchange of information, ideas, and research in areas related to "new-generation computing:' and to present to the world a summary of the achievements of the Japanese government-sponsored Institute for New Generation Computer Technology (ICOT) at the end of the first of its three phases. The second phase of the 10-year project will last four years and the third phase, three years.</text:p>
            <text:p text:style-name="P7"><text:span text:style-name="Emphasis"><text:span text:style-name="T3">and ends with:</text:span></text:span></text:p>
            <text:p text:style-name="P6">Next month I'll tell you about IBM Japan's test production of I-megabit dynamic RAM chips and about several new computers on the market here.</text:p>
          </table:table-cell>
        </table:table-row>
        <table:table-row>
          <table:table-cell table:style-name="Table1.A2" office:value-type="string">
            <text:p text:style-name="P6">1986 🐿️</text:p>
          </table:table-cell>
          <table:table-cell table:style-name="Table1.A2" office:value-type="string">
            <text:p text:style-name="P7"><text:span text:style-name="Strong_20_Emphasis"><text:span text:style-name="T3">The Society of Mind</text:span></text:span></text:p>
            <text:p text:style-name="P8">Marvin Minsky</text:p>
            <text:p text:style-name="P8">Simon &amp; Schuster</text:p>
            <text:p text:style-name="P6"> </text:p>
          </table:table-cell>
          <table:table-cell table:style-name="Table1.C2" office:value-type="string">
            <text:p text:style-name="P7"><text:span text:style-name="T3">At </text:span><text:a xlink:type="simple" xlink:href="https://en.wikipedia.org/wiki/Society_of_Mind" text:style-name="Internet_20_link" text:visited-style-name="Visited_20_Internet_20_Link"><text:span text:style-name="T3">https://en.wikipedia.org/wiki/Society_of_Mind</text:span></text:a><text:span text:style-name="T3"> we read:</text:span></text:p>
            <text:p text:style-name="P8">The work, which first appeared in 1986, was the first comprehensive description of Minsky's "society of mind" theory, which he began developing in the early 1970s. It is composed of 270 self-contained essays which are divided into 30 general chapters.</text:p>
            <text:p text:style-name="P9"><text:span text:style-name="T3">The book was not written to prove anything specific about </text:span><text:a xlink:type="simple" xlink:href="https://en.wikipedia.org/wiki/Artificial_intelligence" text:style-name="Internet_20_link" text:visited-style-name="Visited_20_Internet_20_Link"><text:span text:style-name="T3">AI</text:span></text:a><text:span text:style-name="T3"> or </text:span><text:a xlink:type="simple" xlink:href="https://en.wikipedia.org/wiki/Cognitive_science" text:style-name="Internet_20_link" text:visited-style-name="Visited_20_Internet_20_Link"><text:span text:style-name="T3">cognitive science</text:span></text:a><text:span text:style-name="T3">, and does not reference physical brain structures. Instead, it is a collection of ideas about how the mind and thinking work on the conceptual level.</text:span></text:p>
          </table:table-cell>
        </table:table-row>
        <text:soft-page-break/>
        <table:table-row>
          <table:table-cell table:style-name="Table1.A2" office:value-type="string">
            <text:p text:style-name="P6">1986-07</text:p>
          </table:table-cell>
          <table:table-cell table:style-name="Table1.A2" office:value-type="string">
            <text:p text:style-name="P7"><text:span text:style-name="Strong_20_Emphasis"><text:span text:style-name="T3">Parallel Distributed Processing: Explorations in the Microstructure of Cognition: Psychological and Biological Models (2 Volumes)</text:span></text:span></text:p>
            <text:p text:style-name="P8">James L. McClelland, David E. Rumelhart, PDP Research Group</text:p>
            <text:p text:style-name="P8">The MIT Press</text:p>
            <text:list text:style-name="L3">
              <text:list-item>
                <text:p text:style-name="P15"><text:a xlink:type="simple" xlink:href="https://direct.mit.edu/books/monograph/4424/Parallel-Distributed-Processing-Volume" text:style-name="Internet_20_link" text:visited-style-name="Visited_20_Internet_20_Link"><text:span text:style-name="T3">https://direct.mit.edu/books/monograph/4424/Parallel-Distributed-Processing-Volume</text:span></text:a></text:p>
              </text:list-item>
              <text:list-item>
                <text:p text:style-name="P16"><text:a xlink:type="simple" xlink:href="https://direct.mit.edu/books/monograph/5670/Parallel-Distributed-Processing-Volume" text:style-name="Internet_20_link" text:visited-style-name="Visited_20_Internet_20_Link"><text:span text:style-name="T3">https://direct.mit.edu/books/monograph/5670/Parallel-Distributed-Processing-Volume</text:span></text:a></text:p>
              </text:list-item>
            </text:list>
          </table:table-cell>
          <table:table-cell table:style-name="Table1.C2" office:value-type="string">
            <text:p text:style-name="P8">What makes people smarter than computers? These volumes by a pioneering neurocomputing group suggest that the answer lies in the massively parallel architecture of the human mind. They describe a new theory of cognition called connectionism that is challenging the idea of symbolic computation that has traditionally been at the center of debate in theoretical discussions about the mind.</text:p>
            <text:p text:style-name="P8">The authors' theory assumes the mind is composed of a great number of elementary units connected in a neural network. Mental processes are interactions between these units which excite and inhibit each other in parallel rather than sequential operations. In this context, knowledge can no longer be thought of as stored in localized structures; instead, it consists of the connections between pairs of units that are distributed throughout the network.</text:p>
            <text:p text:style-name="P6">Volume 1 lays the foundations of this exciting theory of parallel distributed processing, while Volume 2 applies it to a number of specific issues in cognitive science and neuroscience, with chapters describing models of aspects of perception, memory, language, and thought.</text:p>
          </table:table-cell>
        </table:table-row>
        <table:table-row>
          <table:table-cell table:style-name="Table1.A2" office:value-type="string">
            <text:p text:style-name="P6">1986-07</text:p>
          </table:table-cell>
          <table:table-cell table:style-name="Table1.A2" office:value-type="string">
            <text:p text:style-name="P7"><text:span text:style-name="Strong_20_Emphasis"><text:span text:style-name="T3">Learning representations by back-propagating errors</text:span></text:span></text:p>
            <text:p text:style-name="P8">David E. Rumelhart, Geoffrey E. Hinton, Ronald J. Williams</text:p>
            <text:p text:style-name="P8">Appears in: "Nature" 323, October 1986</text:p>
            <text:p text:style-name="P6"> </text:p>
          </table:table-cell>
          <table:table-cell table:style-name="Table1.C2" office:value-type="string">
            <text:p text:style-name="P7"><text:span text:style-name="T3">🦉 </text:span><text:span text:style-name="Strong_20_Emphasis"><text:span text:style-name="T3">Backpropagation is independently rediscovered for the domain of neural networks</text:span></text:span></text:p>
            <text:p text:style-name="P6">We describe a new learning procedure, back-propagation, for networks of neurone-like (sic) units. The procedure repeatedly adjusts the weights of the connections in the network so as to minimize a measure of the difference between the actual output vector of the net and the desired output vector. As a result of the weight adjustments, internal ‘hidden’ units which are not part of the input or output come to represent important features of the task domain, and the regularities in the task are captured by the interactions of these units. The ability to create useful new features distinguishes back-propagation from earlier, simpler methods such as the perceptron-convergence procedure.</text:p>
          </table:table-cell>
        </table:table-row>
        <table:table-row>
          <table:table-cell table:style-name="Table1.A2" office:value-type="string">
            <text:p text:style-name="P6">1987</text:p>
          </table:table-cell>
          <table:table-cell table:style-name="Table1.A2" office:value-type="string">
            <text:p text:style-name="P7"><text:span text:style-name="Strong_20_Emphasis"><text:span text:style-name="T3">Kolmogorov's Mapping Neural Network Existence Theorem</text:span></text:span></text:p>
            <text:p text:style-name="P8">Robert Hecht-Nielsen, Hecht-Nielsen Neurocomputer Corporation</text:p>
            <text:p text:style-name="P8">Appears in: "Proceedings of the IEEE First International Conference on Neural Networks (San Diego, CA)"</text:p>
            <text:p text:style-name="P7"><text:a xlink:type="simple" xlink:href="https://cs.uwaterloo.ca/~y328yu/classics/Hecht-Nielsen.pdf" text:style-name="Internet_20_link" text:visited-style-name="Visited_20_Internet_20_Link"><text:span text:style-name="T3">https://cs.uwaterloo.ca/~y328yu/classics/Hecht-Nielsen.pdf</text:span></text:a></text:p>
            <text:p text:style-name="P6"> </text:p>
          </table:table-cell>
          <table:table-cell table:style-name="Table1.C2" office:value-type="string">
            <text:p text:style-name="P7"><text:span text:style-name="T3">🦉 </text:span><text:span text:style-name="Strong_20_Emphasis"><text:span text:style-name="T3">You just need 2 layers with weak conditions on the (unknown) activation functions to implement any continuous function from the n-dimensional cube to m-dimensional real space exactly with 2*n+1 units in layer 1 and m units in layer 2</text:span></text:span></text:p>
            <text:p text:style-name="P8">An improved version of Kolmogorov's powerful 1957 theorem concerning the representation of arbitrary continuous functions from the n-dimensional cube to the real numbers in terms of one dimensional continuous functions is reinterpreted to yield an existence theorem for mapping neural networks. Dedicated to Andrei Nikolaevic Kolmogorov.</text:p>
            <text:p text:style-name="P7"><text:span text:style-name="Emphasis"><text:span text:style-name="T3">Note this is the basis of the physics-oriented Kolmogorov-Arnold Networks.</text:span></text:span></text:p>
            <text:p text:style-name="P7"><text:span text:style-name="Emphasis"><text:span text:style-name="T3">The paper concludes:</text:span></text:span></text:p>
            <text:p text:style-name="P7"><text:span text:style-name="Strong_20_Emphasis"><text:span text:style-name="T3">Implications for Neurocomputing</text:span></text:span></text:p>
            <text:p text:style-name="P6">Kolmogorov's Mapping Neural Network Existence Theorem is a statement that our quest for approximations of functions by networks is, at least in theory, sound. The above form of the Kolmogorov theorem is particularly nice since it clearly identifies all of the ingredients (as opposed to other forms of the theorem in which the existence of the required constants and/or functional expressions is established but their exact form is not specified). The direct usefulness of this result is doubtful, at least in the near term, because no constructive method for developing the g_i (transfer functions of the output layer) is known . However, it is likely that more will be learned about this form ·of mapping network in the years to come. A potentially high-payoff challenge is to discover an adaptive mechanism whereby the g_i 's could self-organize themselves in response to incoming example x and y vector pairs .</text:p>
          </table:table-cell>
        </table:table-row>
        <table:table-row>
          <table:table-cell table:style-name="Table1.A2" office:value-type="string">
            <text:p text:style-name="P6">1987-01</text:p>
          </table:table-cell>
          <table:table-cell table:style-name="Table1.A2" office:value-type="string">
            <text:p text:style-name="P7"><text:span text:style-name="Strong_20_Emphasis"><text:span text:style-name="T3">Neural networks, Part 1: What are they and why is everybody so interested in them now?</text:span></text:span></text:p>
            <text:p text:style-name="P8">Appears in: "IEEE Expert" ( Volume: 2, Issue: 4, January 1987)</text:p>
            <text:p text:style-name="P7"><text:a xlink:type="simple" xlink:href="https://ieeexplore.ieee.org/document/5006524" text:style-name="Internet_20_link" text:visited-style-name="Visited_20_Internet_20_Link"><text:span text:style-name="T3">https://ieeexplore.ieee.org/document/5006524</text:span></text:a><text:span text:style-name="T3"> (paywalled)</text:span></text:p>
            <text:p text:style-name="P6">"IEEE Expert" is a predecessor magazine of "IEEE Intelligent Systems"</text:p>
          </table:table-cell>
          <table:table-cell table:style-name="Table1.C2" office:value-type="string">
            <text:p text:style-name="P8">An extremely short introduction to multilayer networks, but only the feed-forward computation is discussed, no learning or back-propagation is discussed here.</text:p>
            <text:p text:style-name="P7"><text:span text:style-name="T3">This issue also features "</text:span><text:span text:style-name="Strong_20_Emphasis"><text:span text:style-name="T3">Neural Networks- Conference update and overview</text:span></text:span><text:span text:style-name="T3">" by Lance B. Eliot where we read:</text:span></text:p>
            <text:p text:style-name="P7"><text:span text:style-name="Emphasis"><text:span text:style-name="T3">Why did the neural network cross the road? To make a few connections on the other side. The road led to San Diego last June, however, where the IEEE First Annual International Conference on Neural Networks took place. Approximately 2000 attendees learned about the latest neural "wetware" (this is of course not the right term, ed.) during the four-day inaugural. Some readers may be unfamiliar with neural networks (a current inside joke is - Have you heard about the top-selling AWAT neural net package? Every time someone says "a neural networks package," someone else says, "a what?"). For such readers, let's begin with background information. Following that summary, I'll comment on the San Diego conference and speculate on the emerging field of neural networks.</text:span></text:span></text:p>
            <text:p text:style-name="P7"><text:span text:style-name="Emphasis"><text:span text:style-name="T3">(...)</text:span></text:span></text:p>
            <text:p text:style-name="P9"><text:span text:style-name="Emphasis"><text:span text:style-name="T3">Numerous computer vendors promoted their hard/soft/wet/neurowares at the conference. One notable firm, the Hecht-Nielsen Neurocomputer Corporation of San Diego, offers an elaborate range of products. HNC displayed one such product - ANZA (covered in this issue's Products section), a coprocessor system for the IBM AT and compatibles that combines specialized hardware and software for neural network processing. Among other firms included were Nestor Inc. (Rhode Island), Verac Inc. (San Diego), AIWARE Inc. (Cleveland), Neural Systems Inc. (Vancouver), NCI (New Jersey), Neuraltech Inc. (Portola Valley), Neuronics Inc. (Chicago), SAIC (Tucson), plus power hitters such as Texas Instruments and TRW.</text:span></text:span></text:p>
          </table:table-cell>
        </table:table-row>
        <table:table-row>
          <table:table-cell table:style-name="Table1.A2" office:value-type="string">
            <text:p text:style-name="P6">1987-09</text:p>
          </table:table-cell>
          <table:table-cell table:style-name="Table1.A2" office:value-type="string">
            <text:p text:style-name="P7"><text:span text:style-name="Strong_20_Emphasis"><text:span text:style-name="T3">Intelligence without representation</text:span></text:span></text:p>
            <text:p text:style-name="P8">Rodney A. Brooks</text:p>
            <text:p text:style-name="P8">Appears in: "Artificial Intelligence" 47 (1991), 139–159</text:p>
            <text:p text:style-name="P7"><text:a xlink:type="simple" xlink:href="https://www.sciencedirect.com/science/article/abs/pii/000437029190053M" text:style-name="Internet_20_link" text:visited-style-name="Visited_20_Internet_20_Link"><text:span text:style-name="T3">https://www.sciencedirect.com/science/article/abs/pii/000437029190053M</text:span></text:a></text:p>
            <text:p text:style-name="P9"><text:a xlink:type="simple" xlink:href="https://people.csail.mit.edu/brooks/papers/representation.pdf" text:style-name="Internet_20_link" text:visited-style-name="Visited_20_Internet_20_Link"><text:span text:style-name="T3">https://people.csail.mit.edu/brooks/papers/representation.pdf</text:span></text:a></text:p>
          </table:table-cell>
          <table:table-cell table:style-name="Table1.C2" office:value-type="string">
            <text:p text:style-name="P6">Artificial intelligence research has foundered on the issue of representation. When intelligence is approached in an incremental manner, with strict reliance on interfacing to the real world through perception and action, reliance on representation disappears. In this paper we outline our approach to incrementally building complete intelligent Creatures. The fundamental decomposition of the intelligent system is not into independent information processing units which must interface with each other via representations. Instead, the intelligent system is decomposed into independent and parallel activity producers which all interface directly to the world through perception and action, rather than interface to each other particularly much. The notions of central and peripheral systems evaporate -everything is both central and peripheral. Based on these principles we have built a very successful series of mobile robots which operate without supervision as Creatures in standard office environments.</text:p>
          </table:table-cell>
        </table:table-row>
        <table:table-row>
          <table:table-cell table:style-name="Table1.A2" office:value-type="string">
            <text:p text:style-name="P6">1988 📔</text:p>
          </table:table-cell>
          <table:table-cell table:style-name="Table1.A2" office:value-type="string">
            <text:p text:style-name="P7"><text:span text:style-name="Strong_20_Emphasis"><text:span text:style-name="T3">Perceptrons: An Introduction to Computational Geometry</text:span></text:span></text:p>
            <text:p text:style-name="P7"><text:span text:style-name="Strong_20_Emphasis"><text:span text:style-name="T3">Expanded Edition</text:span></text:span><text:span text:style-name="T3"> (first edition 1969)</text:span></text:p>
            <text:p text:style-name="P8">Marvin L. Minsky, Seymour A. Papert</text:p>
            <text:p text:style-name="P6">MIT Press</text:p>
          </table:table-cell>
          <table:table-cell table:style-name="Table1.C2" office:value-type="string">
            <text:p text:style-name="P8">A review of the "expanded edition" by Stephen Grossberg can be found in "AI Magazine" Volume 10, Number 2 (1989):</text:p>
            <text:p text:style-name="P7"><text:a xlink:type="simple" xlink:href="https://ojs.aaai.org/aimagazine/index.php/aimagazine/article/download/748/666" text:style-name="Internet_20_link" text:visited-style-name="Visited_20_Internet_20_Link"><text:span text:style-name="T3">https://ojs.aaai.org/aimagazine/index.php/aimagazine/article/download/748/666</text:span></text:a></text:p>
            <text:p text:style-name="P8">where we read:</text:p>
            <text:p text:style-name="P9"><text:span text:style-name="Emphasis"><text:span text:style-name="T3">The expanded edition of Perceptrons (MIT Press, Cambridge, Mass, 1988, 292 pp , $12.50) by Marvin L. Minsky and Seymour A. Papert comes at a time of unprecedented interest in the biological and technological modeling of neural networks. One need only to refer to the August 1988 issue of AI Expert and Philip Chapnick’s editorial noting that more than 50 percent of the Fortune 500 companies are investigating neural network technologies.</text:span></text:span></text:p>
          </table:table-cell>
        </table:table-row>
        <text:soft-page-break/>
        <table:table-row>
          <table:table-cell table:style-name="Table1.A2" office:value-type="string">
            <text:p text:style-name="P6">1988-04</text:p>
          </table:table-cell>
          <table:table-cell table:style-name="Table1.A2" office:value-type="string">
            <text:p text:style-name="P7"><text:span text:style-name="Strong_20_Emphasis"><text:span text:style-name="T3">Undebuggability and Cognitive Science</text:span></text:span></text:p>
            <text:p text:style-name="P8">Christopher Cherniak</text:p>
            <text:p text:style-name="P8">Appears in: "Communications of the ACM", April 1988</text:p>
            <text:p text:style-name="P9"><text:a xlink:type="simple" xlink:href="https://cacm.acm.org/research/undebuggability-and-cognitive-science/" text:style-name="Internet_20_link" text:visited-style-name="Visited_20_Internet_20_Link"><text:span text:style-name="T3">https://cacm.acm.org/research/undebuggability-and-cognitive-science/</text:span></text:a></text:p>
          </table:table-cell>
          <table:table-cell table:style-name="Table1.C2" office:value-type="string">
            <text:p text:style-name="P6">A resource-realistic perspective suggests some indispensable features for a computer program that approximates all human mentality. The mind's program would differ fundamentally more from familiar types of software. These features seem to exclude reasonably establishing that a program correctly and completely models the mind.</text:p>
          </table:table-cell>
        </table:table-row>
        <table:table-row>
          <table:table-cell table:style-name="Table1.A2" office:value-type="string">
            <text:p text:style-name="P6">1988-05</text:p>
          </table:table-cell>
          <table:table-cell table:style-name="Table1.A2" office:value-type="string">
            <text:p text:style-name="P7"><text:span text:style-name="Strong_20_Emphasis"><text:span text:style-name="T3">Neural networks. II. What are they and why is everybody so interested in them now?</text:span></text:span></text:p>
            <text:p text:style-name="P8">P.D. Wasserman, T. Schwartz</text:p>
            <text:p text:style-name="P8">Appears in: "IEEE Expert" ( Volume: 3, Issue: 1, Spring 1988)</text:p>
            <text:p text:style-name="P7"><text:a xlink:type="simple" xlink:href="https://ieeexplore.ieee.org/document/2091" text:style-name="Internet_20_link" text:visited-style-name="Visited_20_Internet_20_Link"><text:span text:style-name="T3">https://ieeexplore.ieee.org/document/2091</text:span></text:a><text:span text:style-name="T3"> (paywalled)</text:span></text:p>
            <text:p text:style-name="P6">"IEEE Expert" is a predecessor magazine of "IEEE Intelligent Systems"</text:p>
          </table:table-cell>
          <table:table-cell table:style-name="Table1.C2" office:value-type="string">
            <text:p text:style-name="P8">The learning ability of neural networks and their ability to generalize and to abstract or generate ideals from an imperfect training set are examined. Their potential for multiprocessing is considered. A brief history of neural network research is followed by a discussion of their architectures and a presentation of several specific architectures and learning techniques. The Cauchy machine, which represents a possible solution to the local minima problem encountered with virtually every other neural network training algorithm, is described. The outlook for neural nets is briefly considered.</text:p>
            <text:p text:style-name="P8">The article ends with:</text:p>
            <text:p text:style-name="P9"><text:span text:style-name="Emphasis"><text:span text:style-name="T3">Future outlook: Neural networks is a rediscovered field experiencing an explosive growth in research and application interest. Algorithms and architectures proliferate. Claims and counterclaims fill the literature. And the press produces stories at a rapid pace. Despite its longevity, neural network theory and technology is rudimentary. We find many more questions than answers, and technical knowledge remains narrowly disseminated. Numerous demonstration programs exist, but not one proven commercial application for neural networks (although software and hardware producers vaguely allude to several). The situation resembles the laser's when it was introduced. The laser had such unique properties that many people felt it must be of immense value Nevertheless, to develop even a small percentage of its commercial potential required nearly a decade. If this analogy is valid, some time will pass before neural networks find applications where their unique characteristics make them the clear method of choice. Meanwhile, all parties - researchers. commercial firms, and the press - must understand the risks of promising more than can be delivered.</text:span></text:span></text:p>
          </table:table-cell>
        </table:table-row>
        <table:table-row>
          <table:table-cell table:style-name="Table1.A2" office:value-type="string">
            <text:p text:style-name="P6">1988-07</text:p>
          </table:table-cell>
          <table:table-cell table:style-name="Table1.A2" office:value-type="string">
            <text:p text:style-name="P7"><text:span text:style-name="Strong_20_Emphasis"><text:span text:style-name="T3">There exists a neural network that does not make avoidable mistakes</text:span></text:span></text:p>
            <text:p text:style-name="P8">Ronals Gallant, Halbert White</text:p>
            <text:p text:style-name="P7"><text:a xlink:type="simple" xlink:href="https://ieeexplore.ieee.org/document/23903" text:style-name="Internet_20_link" text:visited-style-name="Visited_20_Internet_20_Link"><text:span text:style-name="T3">https://ieeexplore.ieee.org/document/23903</text:span></text:a></text:p>
            <text:p text:style-name="P6">Appears in: "IEEE 1988 International Conference on Neural Networks"</text:p>
          </table:table-cell>
          <table:table-cell table:style-name="Table1.C2" office:value-type="string">
            <text:p text:style-name="P7"><text:span text:style-name="T3">🦉 </text:span><text:span text:style-name="Strong_20_Emphasis"><text:span text:style-name="T3">On the computational power of 2-layer NNs</text:span></text:span></text:p>
            <text:p text:style-name="P6">The authors show that a multiple-input, single-output, single-hidden-layer feedforward network with (known) hardwired connections from input to hidden layer, monotone squashing at the hidden layer and no squashing at the output embeds as a special case a so-called Fourier network, which yields a Fourier series approximation properties of Fourier series representations. In particular, approximation to any desired accuracy of any square integrable function can be achieved by such a network, using sufficiently many hidden units. In this sense, such networks do not make avoidable mistakes.</text:p>
          </table:table-cell>
        </table:table-row>
        <table:table-row>
          <table:table-cell table:style-name="Table1.A2" office:value-type="string">
            <text:p text:style-name="P6">1988-09 📔</text:p>
          </table:table-cell>
          <table:table-cell table:style-name="Table1.A2" office:value-type="string">
            <text:p text:style-name="P7"><text:span text:style-name="Strong_20_Emphasis"><text:span text:style-name="T3">Probabilistic Reasoning in Intelligent Systems: Networks of Plausible Inference</text:span></text:span></text:p>
            <text:p text:style-name="P8">Judea Pearl</text:p>
            <text:p text:style-name="P8">Morgan Kaufmann Publishers Inc.</text:p>
            <text:p text:style-name="P8">Full text available at:</text:p>
            <text:p text:style-name="P9"><text:a xlink:type="simple" xlink:href="https://dl.acm.org/doi/book/10.5555/534975" text:style-name="Internet_20_link" text:visited-style-name="Visited_20_Internet_20_Link"><text:span text:style-name="T3">https://dl.acm.org/doi/book/10.5555/534975</text:span></text:a></text:p>
          </table:table-cell>
          <table:table-cell table:style-name="Table1.C2" office:value-type="string">
            <text:p text:style-name="P8">From the Publisher:</text:p>
            <text:p text:style-name="P9"><text:span text:style-name="Emphasis"><text:span text:style-name="T3">Probabilistic Reasoning in Intelligent Systems</text:span></text:span><text:span text:style-name="T3"> is a complete and accessible account of the theoretical foundations and computational methods that underlie plausible reasoning under uncertainty. The author provides a coherent explication of probability as a language for reasoning with partial belief and offers a unifying perspective on other AI approaches to uncertainty, such as the Dempster-Shafer formalism, truth maintenance systems, and nonmonotonic logic. The author distinguishes syntactic and semantic approaches to uncertainty and offers techniques, based on belief networks, that provide a mechanism for making semantics-based systems operational. Specifically, network-propagation techniques serve as a mechanism for combining the theoretical coherence of probability theory with modern demands of reasoning-systems technology: modular declarative inputs, conceptually meaningful inferences, and parallel distributed computation. Application areas include diagnosis, forecasting, image interpretation, multi-sensor fusion, decision support systems, plan recognition, planning, speech recognitionin short, almost every task requiring that conclusions be drawn from uncertain clues and incomplete information. </text:span><text:span text:style-name="Emphasis"><text:span text:style-name="T3">Probabilistic Reasoning in Intelligent Systems </text:span></text:span><text:span text:style-name="T3">will be of special interest to scholars and researchers in AI, decision theory, statistics, logic, philosophy, cognitive psychology, and the management sciences. Professionals in the areas of knowledge-based systems, operations research, engineering, and statistics will find theoretical and computational tools of immediate practical use. The book can also be used as an excellent text for graduate-level courses in AI, operations research, or applied probability.</text:span></text:p>
          </table:table-cell>
        </table:table-row>
        <table:table-row>
          <table:table-cell table:style-name="Table1.A2" office:value-type="string">
            <text:p text:style-name="P6">1989 📔</text:p>
          </table:table-cell>
          <table:table-cell table:style-name="Table1.A2" office:value-type="string">
            <text:p text:style-name="P7"><text:span text:style-name="Strong_20_Emphasis"><text:span text:style-name="T3">Building Large Knowledge-Based Systems</text:span></text:span></text:p>
            <text:p text:style-name="P8">Representation and Inference in the Cyc Project</text:p>
            <text:p text:style-name="P8">Douglas B. Lenat, R. V. Guha</text:p>
            <text:p text:style-name="P6">Addison-Wesley Publishing Company, Inc.</text:p>
          </table:table-cell>
          <table:table-cell table:style-name="Table1.C2" office:value-type="string">
            <text:p text:style-name="P7"><text:span text:style-name="T3">🦉 </text:span><text:span text:style-name="Strong_20_Emphasis"><text:span text:style-name="T3">A book explaining the Cyc "commonsense reasoning" project, a purely "symbolic reasoning" system</text:span></text:span></text:p>
            <text:p text:style-name="P8">From a review by John F. Sowa, February 1992:</text:p>
            <text:p text:style-name="P7"><text:a xlink:type="simple" xlink:href="http://www.jfsowa.com/pubs/CycRev93.pdf" text:style-name="Internet_20_link" text:visited-style-name="Visited_20_Internet_20_Link"><text:span text:style-name="T3">http://www.jfsowa.com/pubs/CycRev93.pdf</text:span></text:a></text:p>
            <text:p text:style-name="P9"><text:span text:style-name="Emphasis"><text:span text:style-name="T3">The Cyc project, started by Doug Lenat at MCC in 1984, is the most ambitious knowledge representation project ever undertaken. It embodies Lenat's current ideas for a system intended to encode all of commonsense knowledge. By the year 1999, he hopes that "no one would even think of buying a computer that doesn't have Cyc running on it". The book by Lenat and Guha is a report on the project as it was in 1989. A review of that book must distinguish four different things: the book itself, the Cyc project as it was when the book was written, the Cyc project today, and the developments that the designers are planning for the future. Of these four, the last two are probably the most interesting.</text:span></text:span></text:p>
          </table:table-cell>
        </table:table-row>
        <table:table-row>
          <table:table-cell table:style-name="Table1.A2" office:value-type="string">
            <text:p text:style-name="P6">1989-05</text:p>
          </table:table-cell>
          <table:table-cell table:style-name="Table1.A2" office:value-type="string">
            <text:p text:style-name="P7"><text:span text:style-name="Strong_20_Emphasis"><text:span text:style-name="T3">Multilayer Feedforward Networks are Universal Approximators</text:span></text:span></text:p>
            <text:p text:style-name="P8">Kurt Hornik, Maxwell Stinchcombe, Halbert White</text:p>
            <text:p text:style-name="P7"><text:a xlink:type="simple" xlink:href="https://www.sciencedirect.com/science/article/abs/pii/0893608089900208" text:style-name="Internet_20_link" text:visited-style-name="Visited_20_Internet_20_Link"><text:span text:style-name="T3">https://www.sciencedirect.com/science/article/abs/pii/0893608089900208</text:span></text:a></text:p>
            <text:p text:style-name="P8">See also this page which lists a lot more:</text:p>
            <text:p text:style-name="P9"><text:a xlink:type="simple" xlink:href="https://en.wikipedia.org/wiki/Universal_approximation_theorem" text:style-name="Internet_20_link" text:visited-style-name="Visited_20_Internet_20_Link"><text:span text:style-name="T3">https://en.wikipedia.org/wiki/Universal_approximation_theorem</text:span></text:a></text:p>
          </table:table-cell>
          <table:table-cell table:style-name="Table1.C2" office:value-type="string">
            <text:p text:style-name="P7"><text:span text:style-name="T3">🦉 </text:span><text:span text:style-name="Strong_20_Emphasis"><text:span text:style-name="T3">On the computational power of Deep NNs</text:span></text:span></text:p>
            <text:p text:style-name="P6">This paper rigorously establishes thut standard multilayer feedforward networks with as few as one hidden layer using arbitrary squashing functions are capable of approximating any Borel measurable function [~ continuous] from one finite dimensional space to another to any desired degree of accuracy, provided sufficiently many hidden units are available. In this sense, multilayer feedforward networks are a class of universal approximators.</text:p>
          </table:table-cell>
        </table:table-row>
        <table:table-row>
          <table:table-cell table:style-name="Table1.A6" table:number-columns-spanned="3" office:value-type="string">
            <text:h text:style-name="P5" text:outline-level="1"><text:bookmark text:name="H1990s"/><text:bookmark-start text:name="__RefHeading___Toc150_2979550896"/>1990s<text:bookmark-end text:name="__RefHeading___Toc150_2979550896"/></text:h>
          </table:table-cell>
          <table:covered-table-cell/>
          <table:covered-table-cell/>
        </table:table-row>
        <table:table-row>
          <table:table-cell table:style-name="Table1.A2" office:value-type="string">
            <text:p text:style-name="P6">1990</text:p>
          </table:table-cell>
          <table:table-cell table:style-name="Table1.A2" office:value-type="string">
            <text:p text:style-name="P7"><text:span text:style-name="Strong_20_Emphasis"><text:span text:style-name="T3">Logical vs. Analogical or Symbolic vs. Connectionist or Neat vs. Scruffy</text:span></text:span></text:p>
            <text:p text:style-name="P8">Marvin Minsky</text:p>
            <text:p text:style-name="P8">Appears in: "Artificial Intelligence at MIT., Expanding Frontiers", Patrick H. Winston (Ed.), Vol 1, MIT Press, 1990.  Reprinted in AI Magazine, 1991</text:p>
            <text:p text:style-name="P9"><text:a xlink:type="simple" xlink:href="https://www.mit.edu/~dxh/marvin/web.media.mit.edu/~minsky/papers/SymbolicVs.Connectionist.html" text:style-name="Internet_20_link" text:visited-style-name="Visited_20_Internet_20_Link"><text:span text:style-name="T3">https://www.mit.edu/~dxh/marvin/web.media.mit.edu/~minsky/papers/</text:span><text:soft-page-break/><text:span text:style-name="T3">SymbolicVs.Connectionist.html</text:span></text:a></text:p>
          </table:table-cell>
          <table:table-cell table:style-name="Table1.C2" office:value-type="string">
            <text:p text:style-name="P8">Engineering and scientific education conditions us to expect everything, including intelligence, to have a simple, compact explanation. Accordingly, when people new to AI ask "What's AI all about," they seem to expect an answer that defines AI in terms of a few basic mathematical laws.</text:p>
            <text:p text:style-name="P8">Today, some researchers who seek a simple, compact explanation hope that systems modeled on neural nets or some other connectionist idea will quickly overtake more traditional systems based on symbol manipulation. Others believe that symbol manipulation, with a history that goes back millennia, remains the only viable approach.</text:p>
            <text:p text:style-name="P8"><text:soft-page-break/>Minsky subscribes to neither of these extremist views. Instead, he argues that Artificial Intelligence must employ many approaches. Artificial Intelligence is not like circuit theory and electromagnetism. AI has nothing so wonderfully unifying like Kirchhoff's laws are to circuit theory or Maxwell's equations are to electromagnetism. Instead of looking for a "Right Way," Minsky believes that the time has come to build systems out of diverse components, some connectionist and some symbolic, each with its own diverse justification.</text:p>
            <text:p text:style-name="P6">Minsky, whose seminal contributions in Artificial Intelligence are established worldwide, is one of the 1990 recipients of the prestigious Japan Prize---a prize recognizing original and outstanding achievements in science and technology.</text:p>
          </table:table-cell>
        </table:table-row>
        <table:table-row>
          <table:table-cell table:style-name="Table1.A2" office:value-type="string">
            <text:p text:style-name="P6">1990</text:p>
          </table:table-cell>
          <table:table-cell table:style-name="Table1.A2" office:value-type="string">
            <text:p text:style-name="P7"><text:span text:style-name="Strong_20_Emphasis"><text:span text:style-name="T3">Elephants Don't Play Chess</text:span></text:span></text:p>
            <text:p text:style-name="P8">Rodney A. Brooks</text:p>
            <text:p text:style-name="P8">Appears in: "Robotics and Autonomous Systems" 6 (1990) 3-15</text:p>
            <text:p text:style-name="P9"><text:a xlink:type="simple" xlink:href="https://people.csail.mit.edu/brooks/papers/elephants.pdf" text:style-name="Internet_20_link" text:visited-style-name="Visited_20_Internet_20_Link"><text:span text:style-name="T3">https://people.csail.mit.edu/brooks/papers/elephants.pdf</text:span></text:a></text:p>
          </table:table-cell>
          <table:table-cell table:style-name="Table1.C2" office:value-type="string">
            <text:p text:style-name="P7"><text:span text:style-name="T3">🦉 </text:span><text:span text:style-name="Strong_20_Emphasis"><text:span text:style-name="T3">Seminal paper of the "Nouvelle AI" / "New AI" rejecting symbolic processing approaches</text:span></text:span></text:p>
            <text:p text:style-name="P8">There is an alternative route to Artificial Intelligence that diverges from the directions pursued under that banner for the last thirty some years. The traditional approach has emphasized the abstract manipulation of symbols, whose grounding, in physical reality has, rarely been achieved. We explore a research methodology which emphasizes ongoing physical interaction with the environment as the primary source of constraint on the design of intelligent systems. We show how this methodology has recently had significant successes on a par with the most successful classical efforts. We outline plausible future work along these lines which can lead to vastly more ambitious systems.</text:p>
            <text:p text:style-name="P6">Keywords: "Subsumption architecture", "Nouvelle AI"</text:p>
          </table:table-cell>
        </table:table-row>
        <table:table-row>
          <table:table-cell table:style-name="Table1.A2" office:value-type="string">
            <text:p text:style-name="P6">1991 📔</text:p>
          </table:table-cell>
          <table:table-cell table:style-name="Table1.A2" office:value-type="string">
            <text:p text:style-name="P7"><text:span text:style-name="Strong_20_Emphasis"><text:span text:style-name="T3">Introduction to the Theory of Neural Computation</text:span></text:span></text:p>
            <text:p text:style-name="P8">John Hertz, Anders Krogh, Richard G. Palmer</text:p>
            <text:p text:style-name="P8">"A Lecture Notes Volume in the Santa Fe Institute Studies in the Sciences of Complexity"</text:p>
            <text:p text:style-name="P8">Santa Fe Institute #1</text:p>
            <text:p text:style-name="P8">Addison-Wesley, 1991</text:p>
            <text:p text:style-name="P9"><text:a xlink:type="simple" xlink:href="https://archive.org/details/introductiontoth00hert" text:style-name="Internet_20_link" text:visited-style-name="Visited_20_Internet_20_Link"><text:span text:style-name="T3">https://archive.org/details/introductiontoth00hert</text:span></text:a></text:p>
          </table:table-cell>
          <table:table-cell table:style-name="Table1.C2" office:value-type="string">
            <text:p text:style-name="P8">The book I used for self-study when taking my first course on NN. Contains:</text:p>
            <text:list text:style-name="L4">
              <text:list-item>
                <text:p text:style-name="P17">The Hopfield Model</text:p>
              </text:list-item>
              <text:list-item>
                <text:p text:style-name="P17">Extension of the Hopfield Model</text:p>
              </text:list-item>
              <text:list-item>
                <text:p text:style-name="P17">Optimization Problems</text:p>
              </text:list-item>
              <text:list-item>
                <text:p text:style-name="P17">Simple Perceptrons</text:p>
              </text:list-item>
              <text:list-item>
                <text:p text:style-name="P17">Multi-Layer Networks</text:p>
              </text:list-item>
              <text:list-item>
                <text:p text:style-name="P17">Recurrent Networks</text:p>
              </text:list-item>
              <text:list-item>
                <text:p text:style-name="P17">Unsupervised Hebbian Learning</text:p>
              </text:list-item>
              <text:list-item>
                <text:p text:style-name="P17">Unsupervised Competitive Learning</text:p>
              </text:list-item>
              <text:list-item>
                <text:p text:style-name="P17">Formal Statistical Mechanics of Neural Networks</text:p>
              </text:list-item>
              <text:list-item>
                <text:p text:style-name="P18">Appendix: Statistical Mechanics</text:p>
              </text:list-item>
            </text:list>
          </table:table-cell>
        </table:table-row>
        <table:table-row>
          <table:table-cell table:style-name="Table1.A2" office:value-type="string">
            <text:p text:style-name="P6">1993 📔</text:p>
          </table:table-cell>
          <table:table-cell table:style-name="Table1.A2" office:value-type="string">
            <text:p text:style-name="P7"><text:span text:style-name="Strong_20_Emphasis"><text:span text:style-name="T3">Machine Learning - An Artificial Intelligence Approach</text:span></text:span></text:p>
            <text:p text:style-name="P8">Editors: R.S. Michalski, J.G. Carbonell, T.M. Mitchell</text:p>
            <text:p text:style-name="P6">with Contributions by J.Anderson, R.Banerji, G.Bradhaw, J.Carbonell, T.Dietterich, N.Hass, F.Hayes-Roth, G.Hendrix, P.Langley, D.Lenat, R.Michalski, T.Mitchell, J.Mostow, B.Nudel, M.Rychener, R.Quinlan, H.Simon, D.Lseeman, R.Stepp, P.Utgoff</text:p>
          </table:table-cell>
          <table:table-cell table:style-name="Table1.C2" office:value-type="string">
            <text:list text:style-name="L5">
              <text:list-item>
                <text:p text:style-name="P19">General Issues in Machine Learning</text:p>
                <text:list>
                  <text:list-item>
                    <text:p text:style-name="P19">An Overview of Machine Learning (Jaime HG. Carbonell, Ryszard S. Michalski, and Tom M. Mitchell)</text:p>
                  </text:list-item>
                  <text:list-item>
                    <text:p text:style-name="P19">Why Should Machines Learn? (Herbert A. Simon)</text:p>
                  </text:list-item>
                </text:list>
              </text:list-item>
              <text:list-item>
                <text:p text:style-name="P19">Learning From Examples</text:p>
                <text:list>
                  <text:list-item>
                    <text:p text:style-name="P19">A Comparative Review of Selected Methods for Learning from Examples (Thomas G. Dietterich and Ryszard S. Michalski)</text:p>
                  </text:list-item>
                  <text:list-item>
                    <text:p text:style-name="P19">A Theory and Methodology of Inductive Learning (Ryszard S. Michalski)</text:p>
                  </text:list-item>
                </text:list>
              </text:list-item>
              <text:list-item>
                <text:p text:style-name="P19">Learning in Problem-Solving and Planning</text:p>
                <text:list>
                  <text:list-item>
                    <text:p text:style-name="P19">Learning by Analogy: Formulation and Generaléizing Plans from Past Experience (Jaime G. Carbonell)</text:p>
                  </text:list-item>
                  <text:list-item>
                    <text:p text:style-name="P19">Learning by Experimentation: Acquiring and Refining Problem-Solving Heuristics (Tom M. Mitchell, Paul E. Utgoff, and Ranan Banerji)</text:p>
                  </text:list-item>
                  <text:list-item>
                    <text:p text:style-name="P19">Acquisition of Proof Skills in Geometry (John R. Anderson)</text:p>
                  </text:list-item>
                  <text:list-item>
                    <text:p text:style-name="P19">Using Proofs and Refutations to Learn from Experience (Frederick Hayes-Roth)</text:p>
                  </text:list-item>
                </text:list>
              </text:list-item>
              <text:list-item>
                <text:p text:style-name="P19">Learning from Observation and Discovery</text:p>
                <text:list>
                  <text:list-item>
                    <text:p text:style-name="P19">The Role of Heuristics in Learning by Discovery: Three Case Studies (Dounglas B. Lenat)</text:p>
                  </text:list-item>
                  <text:list-item>
                    <text:p text:style-name="P19">Rediscovering Chemistry With the BACON System (Pat Langley, Gary L. Bradshaw, and Herbert A. Simon)</text:p>
                  </text:list-item>
                  <text:list-item>
                    <text:p text:style-name="P19">Learning from Observation: Conceptual Clustering (Ryszard S. Michalski and Robert E. Stepp)</text:p>
                  </text:list-item>
                </text:list>
              </text:list-item>
              <text:list-item>
                <text:p text:style-name="P19">Learning from Instruction</text:p>
                <text:list>
                  <text:list-item>
                    <text:p text:style-name="P19">Machine Transformation of Advice into a Heuristic Search Procedure (David Jack Mostow)</text:p>
                  </text:list-item>
                  <text:list-item>
                    <text:p text:style-name="P19">Learning by Being Told: Acquiring Knowledge for Information Management (Norm Haas and Gary G. Hendrix)</text:p>
                  </text:list-item>
                  <text:list-item>
                    <text:p text:style-name="P19">The Instructible Production System: A Retrospective Analysis (Michael D. Rychener)</text:p>
                  </text:list-item>
                </text:list>
              </text:list-item>
              <text:list-item>
                <text:p text:style-name="P19">Applied Learning System</text:p>
                <text:list>
                  <text:list-item>
                    <text:p text:style-name="P19">Learning efficient Classification Procedures and their Application to Chess End Games (J. Ross Quinlan)</text:p>
                  </text:list-item>
                  <text:list-item>
                    <text:p text:style-name="P20">Inferring Student Models for Intelligent Computer-Aided Instruction (Derek H. Sleeman)</text:p>
                  </text:list-item>
                </text:list>
              </text:list-item>
            </text:list>
          </table:table-cell>
        </table:table-row>
        <table:table-row>
          <table:table-cell table:style-name="Table1.A2" office:value-type="string">
            <text:p text:style-name="P6">1993-03 📆</text:p>
          </table:table-cell>
          <table:table-cell table:style-name="Table1.A2" office:value-type="string">
            <text:p text:style-name="P8">The March 1993 edition of "Communications of the ACM" (Vol. 36, Num. 3) contains several articles doing a review of now terminated Japan's "5th Generation" Project</text:p>
            <text:p text:style-name="P9"><text:span text:style-name="Emphasis"><text:span text:style-name="T3">"In summary, it can be said that ICOT has built a bridge between parallel computers and AI applications. However, with the two ends of the bridge being (perhaps temporarily) out of favor, and the bridge itself being weaker than it might be, it is perhaps too soon to expect the inauguration of the bridge to be greeted with </text:span></text:span><text:soft-page-break/><text:span text:style-name="Emphasis"><text:span text:style-name="T3">great acclaim."</text:span></text:span></text:p>
          </table:table-cell>
          <table:table-cell table:style-name="Table1.C2" office:value-type="string">
            <text:list text:style-name="L6">
              <text:list-item>
                <text:p text:style-name="P21">The Fifth Generation Project: Personal Perspectives (Ehud Shapior, David H.D. Warren)</text:p>
              </text:list-item>
              <text:list-item>
                <text:p text:style-name="P21">Launching the New Era</text:p>
                <text:list>
                  <text:list-item>
                    <text:p text:style-name="P21">Kazuhiro Fuchi, ICOT Research Center</text:p>
                  </text:list-item>
                  <text:list-item>
                    <text:p text:style-name="P21">Robert Kowalski, Imperial College</text:p>
                  </text:list-item>
                  <text:list-item>
                    <text:p text:style-name="P21">Koichi Furukawa, Kelo University</text:p>
                  </text:list-item>
                  <text:list-item>
                    <text:p text:style-name="P21">Kazunori Ueda, NEC Corporation</text:p>
                  </text:list-item>
                  <text:list-item>
                    <text:p text:style-name="P21"><text:soft-page-break/>Ken Kahn, Xerox PARC</text:p>
                  </text:list-item>
                  <text:list-item>
                    <text:p text:style-name="P21">Takashi Chikayama, ICOT Research Center</text:p>
                  </text:list-item>
                  <text:list-item>
                    <text:p text:style-name="P21">Evan Tick, University of Oregon</text:p>
                  </text:list-item>
                </text:list>
              </text:list-item>
              <text:list-item>
                <text:p text:style-name="P22">Epilogue (Edhud Shapiro, David H.D: Warren)</text:p>
              </text:list-item>
            </text:list>
          </table:table-cell>
        </table:table-row>
        <table:table-row>
          <table:table-cell table:style-name="Table1.A2" office:value-type="string">
            <text:p text:style-name="P6">1993-06</text:p>
          </table:table-cell>
          <table:table-cell table:style-name="Table1.A2" office:value-type="string">
            <text:p text:style-name="P7"><text:span text:style-name="Strong_20_Emphasis"><text:span text:style-name="T3">Multilayer feedforward networks with a nonpolynomial activation function can approximate any function</text:span></text:span></text:p>
            <text:p text:style-name="P8">Moshe Leshno, Vladimir Ya. Lin, Allan Pinkus, Shimon Schocken</text:p>
            <text:p text:style-name="P9"><text:a xlink:type="simple" xlink:href="https://www.sciencedirect.com/science/article/abs/pii/S0893608005801315" text:style-name="Internet_20_link" text:visited-style-name="Visited_20_Internet_20_Link"><text:span text:style-name="T3">https://www.sciencedirect.com/science/article/abs/pii/S0893608005801315</text:span></text:a></text:p>
          </table:table-cell>
          <table:table-cell table:style-name="Table1.C2" office:value-type="string">
            <text:p text:style-name="P7"><text:span text:style-name="T3">🦉 </text:span><text:span text:style-name="Strong_20_Emphasis"><text:span text:style-name="T3">On the computational power of Deep NNs, again</text:span></text:span></text:p>
            <text:p text:style-name="P7"><text:span text:style-name="T3">Several researchers characterized the activation function under which multilayer feedforward networks can act as universal approximators. We show that most of all the characterizations that were reported thus far in the literature are special cases of the following general result: A standard multilayer feedforward network with a </text:span><text:span text:style-name="Emphasis"><text:span text:style-name="T3">locally bounded piecewise continuous</text:span></text:span><text:span text:style-name="T3"> activation function can approximate any continuous function to any degree of accuracy if and only if the network's activation function is not a polynomial. We also emphasize the important role of the threshold, asserting that without it the last theorem does not hold.</text:span></text:p>
            <text:p text:style-name="P7"><text:span text:style-name="Emphasis"><text:span text:style-name="T3">See also:</text:span></text:span></text:p>
            <text:p text:style-name="P6">1989-05: "Multilayer Feedforward Networks are Universal Approximators" (Hornik, Stinchcombe, White)</text:p>
          </table:table-cell>
        </table:table-row>
        <table:table-row>
          <table:table-cell table:style-name="Table1.A2" office:value-type="string">
            <text:p text:style-name="P6">1995 📔</text:p>
          </table:table-cell>
          <table:table-cell table:style-name="Table1.A2" office:value-type="string">
            <text:p text:style-name="P7"><text:span text:style-name="Strong_20_Emphasis"><text:span text:style-name="T3">The Handbook of Brain Theory and Neural Networks</text:span></text:span></text:p>
            <text:p text:style-name="P8">Edited by Michael A. Arbib</text:p>
            <text:p text:style-name="P6">The MIT Press</text:p>
          </table:table-cell>
          <table:table-cell table:style-name="Table1.C2" office:value-type="string">
            <text:p text:style-name="P8">A real humdinger of a book!</text:p>
            <text:p text:style-name="P8">A second edition was edited in 2002</text:p>
            <text:p text:style-name="P6"> </text:p>
          </table:table-cell>
        </table:table-row>
        <table:table-row>
          <table:table-cell table:style-name="Table1.A2" office:value-type="string">
            <text:p text:style-name="P6">1995 📔</text:p>
          </table:table-cell>
          <table:table-cell table:style-name="Table1.A2" office:value-type="string">
            <text:p text:style-name="P7"><text:span text:style-name="Strong_20_Emphasis"><text:span text:style-name="T3">Empirical Methods for Artificial Intelligence</text:span></text:span></text:p>
            <text:p text:style-name="P8">Book by MIT Press</text:p>
            <text:p text:style-name="P8">Paul R. Cohen</text:p>
            <text:p text:style-name="P9"><text:a xlink:type="simple" xlink:href="https://mitpress.mit.edu/9780262534178/empirical-methods-for-artificial-intelligence/" text:style-name="Internet_20_link" text:visited-style-name="Visited_20_Internet_20_Link"><text:span text:style-name="T3">https://mitpress.mit.edu/9780262534178/empirical-methods-for-artificial-intelligence/</text:span></text:a></text:p>
          </table:table-cell>
          <table:table-cell table:style-name="Table1.C2" office:value-type="string">
            <text:p text:style-name="P6">An introduction to statistics in the context of evaluating whether an "AI" algorithm works and how well it does so.</text:p>
          </table:table-cell>
        </table:table-row>
        <table:table-row>
          <table:table-cell table:style-name="Table1.A2" office:value-type="string">
            <text:p text:style-name="P6">1995-03</text:p>
          </table:table-cell>
          <table:table-cell table:style-name="Table1.A2" office:value-type="string">
            <text:p text:style-name="P7"><text:span text:style-name="Strong_20_Emphasis"><text:span text:style-name="T3">Temporal Difference Learning and TD-Gammon</text:span></text:span></text:p>
            <text:p text:style-name="P8">Gerald Tesauro</text:p>
            <text:p text:style-name="P8">Appears in: "Communications of the ACM, Volume 38, Issue 3" (March 1995)</text:p>
            <text:p text:style-name="P9"><text:a xlink:type="simple" xlink:href="https://dl.acm.org/doi/10.1145/203330.203343" text:style-name="Internet_20_link" text:visited-style-name="Visited_20_Internet_20_Link"><text:span text:style-name="T3">https://dl.acm.org/doi/10.1145/203330.203343</text:span></text:a></text:p>
          </table:table-cell>
          <table:table-cell table:style-name="Table1.C2" office:value-type="string">
            <text:p text:style-name="P8">🦉 First successful application of Reinforcement Learning via Self-Play to master Backgammon</text:p>
            <text:p text:style-name="P8">No neural networks are being used here.</text:p>
            <text:p text:style-name="P6"> </text:p>
          </table:table-cell>
        </table:table-row>
        <table:table-row>
          <table:table-cell table:style-name="Table1.A2" office:value-type="string">
            <text:p text:style-name="P6">1995-11</text:p>
          </table:table-cell>
          <table:table-cell table:style-name="Table1.A2" office:value-type="string">
            <text:p text:style-name="P7"><text:span text:style-name="Strong_20_Emphasis"><text:span text:style-name="T3">CYC: A Large-Scale Investment in Knowledge Infrastructure</text:span></text:span></text:p>
            <text:p text:style-name="P8">Douglas B. Lenat</text:p>
            <text:p text:style-name="P9"><text:a xlink:type="simple" xlink:href="https://dl.acm.org/doi/10.1145/219717.219745" text:style-name="Internet_20_link" text:visited-style-name="Visited_20_Internet_20_Link"><text:span text:style-name="T3">https://dl.acm.org/doi/10.1145/219717.219745</text:span></text:a></text:p>
          </table:table-cell>
          <table:table-cell table:style-name="Table1.C2" office:value-type="string">
            <text:p text:style-name="P6">By codifying reams of commonsense knowledge, CYC automates the white space in documents to help standardize—and make more efficient—information retrieval, integration, and consistency checking.</text:p>
          </table:table-cell>
        </table:table-row>
        <table:table-row>
          <table:table-cell table:style-name="Table1.A2" office:value-type="string">
            <text:p text:style-name="P6">1997-11</text:p>
          </table:table-cell>
          <table:table-cell table:style-name="Table1.A2" office:value-type="string">
            <text:p text:style-name="P7"><text:span text:style-name="Strong_20_Emphasis"><text:span text:style-name="T3">Long Short-Term Memory</text:span></text:span></text:p>
            <text:p text:style-name="P8">Sepp Hochreiter, Jürgen Schmidhuber</text:p>
            <text:p text:style-name="P8">Appears in: Neural Computation ( Volume: 9, Issue: 8, 15 November 1997)</text:p>
            <text:p text:style-name="P9"><text:a xlink:type="simple" xlink:href="https://ieeexplore.ieee.org/abstract/document/6795963" text:style-name="Internet_20_link" text:visited-style-name="Visited_20_Internet_20_Link"><text:span text:style-name="T3">https://ieeexplore.ieee.org/abstract/document/6795963</text:span></text:a></text:p>
          </table:table-cell>
          <table:table-cell table:style-name="Table1.C2" office:value-type="string">
            <text:p text:style-name="P7"><text:span text:style-name="T3">🦉 </text:span><text:span text:style-name="Strong_20_Emphasis"><text:span text:style-name="T3">Solved the vanishing gradient problem in recurrent neural networks (RNNs) by introducing memory cells with gates.</text:span></text:span></text:p>
            <text:p text:style-name="P7"><text:span text:style-name="Strong_20_Emphasis"><text:span text:style-name="T3">🦉 Introduced the forget gate (added later by Gers et al., 1999), allowing LSTMs to regulate memory updates dynamically.</text:span></text:span></text:p>
            <text:p text:style-name="P7"><text:span text:style-name="Strong_20_Emphasis"><text:span text:style-name="T3">🦉Enabled long-term dependencies to be learned effectively, unlike traditional RNNs.</text:span></text:span></text:p>
            <text:p text:style-name="P6">Learning to store information over extended time intervals by recurrent backpropagation takes a very long time, mostly because of insufficient, decaying error backflow. We briefly review Hochreiter's (1991) analysis of this problem, then address it by introducing a novel, efficient, gradient based method called long short-term memory (LSTM). Truncating the gradient where this does not do harm, LSTM can learn to bridge minimal time lags in excess of 1000 discrete-time steps by enforcing constant error flow through constant error carousels within special units. Multiplicative gate units learn to open and close access to the constant error flow. LSTM is local in space and time; its computational complexity per time step and weight is O. 1. Our experiments with artificial data involve local, distributed, real-valued, and noisy pattern representations. In comparisons with real-time recurrent learning, back propagation through time, recurrent cascade correlation, Elman nets, and neural sequence chunking, LSTM leads to many more successful runs, and learns much faster. LSTM also solves complex, artificial long-time-lag tasks that have never been solved by previous recurrent network algorithms.</text:p>
          </table:table-cell>
        </table:table-row>
        <table:table-row>
          <table:table-cell table:style-name="Table1.A2" office:value-type="string">
            <text:p text:style-name="P6">1997-07 🚀</text:p>
          </table:table-cell>
          <table:table-cell table:style-name="Table1.A2" office:value-type="string">
            <text:p text:style-name="P7"><text:span text:style-name="Strong_20_Emphasis"><text:span text:style-name="T3">Jipi and the Paranoid Chip</text:span></text:span></text:p>
            <text:p text:style-name="P8">Neal Stephenson</text:p>
            <text:p text:style-name="P8">Appears in: "Forbes magazine" (July 7, 1997)</text:p>
            <text:p text:style-name="P7"><text:a xlink:type="simple" xlink:href="https://en.wikipedia.org/wiki/Jipi_and_the_Paranoid_Chip" text:style-name="Internet_20_link" text:visited-style-name="Visited_20_Internet_20_Link"><text:span text:style-name="T3">https://en.wikipedia.org/wiki/Jipi_and_the_Paranoid_Chip </text:span></text:a></text:p>
            <text:p text:style-name="P8">Full text:</text:p>
            <text:p text:style-name="P9"><text:a xlink:type="simple" xlink:href="https://web.archive.org/web/20060830131222/http://www.vanemden.com/books/neals/jipi.html" text:style-name="Internet_20_link" text:visited-style-name="Visited_20_Internet_20_Link"><text:span text:style-name="T3">https://web.archive.org/web/20060830131222/http://www.vanemden.com/books/neals/jipi.html</text:span></text:a></text:p>
          </table:table-cell>
          <table:table-cell table:style-name="Table1.C2" office:value-type="string">
            <text:p text:style-name="P6">A sci-fi short story by Neal Stephenson presenting the interesting idea of a LLM-level "paranoid" chatbot,  reachable by text communications, connected to a car bomb. And it must be convinced to not not fire it.</text:p>
          </table:table-cell>
        </table:table-row>
        <table:table-row>
          <table:table-cell table:style-name="Table1.A2" office:value-type="string">
            <text:p text:style-name="P6">1998 📔</text:p>
          </table:table-cell>
          <table:table-cell table:style-name="Table1.A2" office:value-type="string">
            <text:p text:style-name="P7"><text:span text:style-name="Strong_20_Emphasis"><text:span text:style-name="T3">Talking Nets: An Oral History of Neural Networks</text:span></text:span></text:p>
            <text:p text:style-name="P8">MIT Press</text:p>
            <text:p text:style-name="P8">edited by James A. Amderson and Eward Rosenfeld</text:p>
            <text:p text:style-name="P9"><text:a xlink:type="simple" xlink:href="https://direct.mit.edu/books/book/4886/Talking-NetsAn-Oral-History-of-Neural-Networks" text:style-name="Internet_20_link" text:visited-style-name="Visited_20_Internet_20_Link"><text:span text:style-name="T3">https://direct.mit.edu/books/book/4886/Talking-NetsAn-Oral-History-of-Neural-Networks</text:span></text:a></text:p>
          </table:table-cell>
          <table:table-cell table:style-name="Table1.C2" office:value-type="string">
            <text:p text:style-name="P7"><text:span text:style-name="Strong_20_Emphasis"><text:span text:style-name="T3">Surprising tales from the scientists who first learned how to use computers to understand the workings of the human brain.</text:span></text:span></text:p>
            <text:p text:style-name="P8">Since World War II, a group of scientists has been attempting to understand the human nervous system and to build computer systems that emulate the brain's abilities. Many of the early workers in this field of neural networks came from cybernetics; others came from neuroscience, physics, electrical engineering, mathematics, psychology, even economics. In this collection of interviews, those who helped to shape the field share their childhood memories, their influences, how they became interested in neural networks, and what they see as its future.</text:p>
            <text:p text:style-name="P7"><text:span text:style-name="T3">The subjects tell stories that have been told, referred to, whispered about, and imagined throughout the history of the field. Together, the interviews form a </text:span><text:span text:style-name="Emphasis"><text:span text:style-name="T3">Rashomon</text:span></text:span><text:span text:style-name="T3">-like web of reality. Some of the mythic people responsible for the foundations of modern brain theory and cybernetics, such as Norbert Wiener, Warren McCulloch, </text:span><text:soft-page-break/><text:span text:style-name="T3">and Frank Rosenblatt, appear prominently in the recollections. The interviewees agree about some things and disagree about more. Together, they tell the story of how science is actually done, including the false starts, and the Darwinian struggle for jobs, resources, and reputation. Although some of the interviews contain technical material, there is no actual mathematics in the book.</text:span></text:p>
            <text:p text:style-name="P9"><text:span text:style-name="Strong_20_Emphasis"><text:span text:style-name="T3">Contributors </text:span></text:span><text:span text:style-name="T3">James A. Anderson, Michael Arbib, Gail Carpenter, Leon Cooper, Jack Cowan, Walter Freeman, Stephen Grossberg, Robert Hecht-Neilsen, Geoffrey Hinton, Teuvo Kohonen, Bart Kosko, Jerome Lettvin, Carver Mead, David Rumelhart, Terry Sejnowski, Paul Werbos, Bernard Widrow</text:span></text:p>
          </table:table-cell>
        </table:table-row>
        <table:table-row>
          <table:table-cell table:style-name="Table1.A2" office:value-type="string">
            <text:p text:style-name="P6">1998 📔</text:p>
          </table:table-cell>
          <table:table-cell table:style-name="Table1.A2" office:value-type="string">
            <text:p text:style-name="P7"><text:span text:style-name="Strong_20_Emphasis"><text:span text:style-name="T3">Pulsed Neural Networks</text:span></text:span></text:p>
            <text:p text:style-name="P8">Edited by Wolfgang Maass, Christopher M. Bishop</text:p>
            <text:p text:style-name="P8">The MIT Press</text:p>
            <text:p text:style-name="P9"><text:a xlink:type="simple" xlink:href="https://direct.mit.edu/books/edited-volume/2001/Pulsed-Neural-Networks" text:style-name="Internet_20_link" text:visited-style-name="Visited_20_Internet_20_Link"><text:span text:style-name="T3">https://direct.mit.edu/books/edited-volume/2001/Pulsed-Neural-Networks</text:span></text:a></text:p>
          </table:table-cell>
          <table:table-cell table:style-name="Table1.C2" office:value-type="string">
            <text:p text:style-name="P8">Most practical applications of artificial neural networks are based on a computational model involving the propagation of continuous variables from one processing unit to the next. In recent years, data from neurobiological experiments have made it increasingly clear that biological neural networks, which communicate through pulses, use the timing of the pulses to transmit information and perform computation. This realization has stimulated significant research on pulsed neural networks, including theoretical analyses and model development, neurobiological modeling, and hardware implementation.</text:p>
            <text:p text:style-name="P6">This book presents the complete spectrum of current research in pulsed neural networks and includes the most important work from many of the key scientists in the field. Terrence J. Sejnowski's foreword, "Neural Pulse Coding," presents an overview of the topic. The first half of the book consists of longer tutorial articles spanning neurobiology, theory, algorithms, and hardware. The second half contains a larger number of shorter research chapters that present more advanced concepts. The contributors use consistent notation and terminology throughout the book.</text:p>
          </table:table-cell>
        </table:table-row>
        <table:table-row>
          <table:table-cell table:style-name="Table1.A2" office:value-type="string">
            <text:p text:style-name="P6">1998 📔</text:p>
          </table:table-cell>
          <table:table-cell table:style-name="Table1.A2" office:value-type="string">
            <text:p text:style-name="P7"><text:span text:style-name="Strong_20_Emphasis"><text:span text:style-name="T3">Reinforcement Learning</text:span></text:span></text:p>
            <text:p text:style-name="P8">Richard S. Sutton and Andrew G. Barto.</text:p>
            <text:p text:style-name="P8">The MIT Press</text:p>
            <text:p text:style-name="P7"><text:a xlink:type="simple" xlink:href="https://mitpress.mit.edu/9780262193986/reinforcement-learning/" text:style-name="Internet_20_link" text:visited-style-name="Visited_20_Internet_20_Link"><text:span text:style-name="T3">https://mitpress.mit.edu/9780262193986/reinforcement-learning/</text:span></text:a></text:p>
            <text:p text:style-name="P6">(This is the 1st edition; 2nd edition in 2018)</text:p>
          </table:table-cell>
          <table:table-cell table:style-name="Table1.C2" office:value-type="string">
            <text:p text:style-name="P8">Richard Sutton and Andrew Barto provide a clear and simple account of the key ideas and algorithms of reinforcement learning. Their discussion ranges from the history of the field's intellectual foundations to the most recent developments and applications.</text:p>
            <text:p text:style-name="P9"><text:span text:style-name="T3">Reinforcement learning, one of the most active research areas in artificial intelligence, is a computational approach to learning whereby an agent tries to maximize the total amount of reward it receives when interacting with a complex, uncertain environment. In </text:span><text:span text:style-name="Emphasis"><text:span text:style-name="T3">Reinforcement Learning</text:span></text:span><text:span text:style-name="T3">, Richard Sutton and Andrew Barto provide a clear and simple account of the key ideas and algorithms of reinforcement learning. Their discussion ranges from the history of the field's intellectual foundations to the most recent developments and applications. The only necessary mathematical background is familiarity with elementary concepts of probability.<text:line-break/><text:line-break/>The book is divided into three parts. Part I defines the reinforcement learning problem in terms of Markov decision processes. Part II provides basic solution methods: dynamic programming, Monte Carlo methods, and temporal-difference learning. Part III presents a unified view of the solution methods and incorporates artificial neural networks, eligibility traces, and planning; the two final chapters present case studies and consider the future of reinforcement learning.</text:span></text:p>
          </table:table-cell>
        </table:table-row>
        <table:table-row>
          <table:table-cell table:style-name="Table1.A2" office:value-type="string">
            <text:p text:style-name="P6">1998</text:p>
          </table:table-cell>
          <table:table-cell table:style-name="Table1.A2" office:value-type="string">
            <text:p text:style-name="P7"><text:span text:style-name="Strong_20_Emphasis"><text:span text:style-name="T3">Alternative Essences of Intelligence</text:span></text:span></text:p>
            <text:p text:style-name="P8">Rodney A. Brooks, Cynthia Breazeal (Ferrell), Robert Irie, Charles C. Kemp, Matthew Marjanović, Brian Scassellati, Matthew M. Williamson</text:p>
            <text:p text:style-name="P8">AAAI98</text:p>
            <text:p text:style-name="P9"><text:a xlink:type="simple" xlink:href="https://aaai.org/papers/00961-aaai98-136-alternative-essences-of-intelligence/" text:style-name="Internet_20_link" text:visited-style-name="Visited_20_Internet_20_Link"><text:span text:style-name="T3">https://aaai.org/papers/00961-aaai98-136-alternative-essences-of-intelligence</text:span></text:a></text:p>
          </table:table-cell>
          <table:table-cell table:style-name="Table1.C2" office:value-type="string">
            <text:p text:style-name="P7"><text:span text:style-name="Strong_20_Emphasis"><text:span text:style-name="T3">🦉 Presents the philosophy behind "Cog", the humanoid robot of the "Nouvelle AI"</text:span></text:span></text:p>
            <text:p text:style-name="P6">We present a novel methodology for building human-like artificially intelligent systems. We take as a model the only existing systems which are universally accepted as intelligent: humans. We emphasize building intelligent systems which are not masters of a single domain, but, like humans, are adept at performing a variety of complex tasks in the real world. Using evidence from cognitive science and neuroscience, we suggest four alternative essences of intelligence to those held by classical AI. These are the parallel themes of development, social interaction, embodiment, and integration. Following a methodology based on these themes, we have built a physical humanoid robot. In this paper we present our methodology and the insights it affords for facilitating learning, simplifying the computation underlying rich behavior, and building systems that can scale to more complex tasks in more challenging environments</text:p>
          </table:table-cell>
        </table:table-row>
        <table:table-row>
          <table:table-cell table:style-name="Table1.A2" office:value-type="string">
            <text:p text:style-name="P6">1999 📔</text:p>
          </table:table-cell>
          <table:table-cell table:style-name="Table1.A2" office:value-type="string">
            <text:p text:style-name="P7"><text:span text:style-name="Strong_20_Emphasis"><text:span text:style-name="T3">Cambrian Intelligence: The Early History of the New AI</text:span></text:span></text:p>
            <text:p text:style-name="P8">Rodney A. Brooks</text:p>
            <text:p text:style-name="P8">MIT Press</text:p>
            <text:p text:style-name="P9"><text:a xlink:type="simple" xlink:href="https://direct.mit.edu/books/monograph/4667/Cambrian-IntelligenceThe-Early-History-of-the-New" text:style-name="Internet_20_link" text:visited-style-name="Visited_20_Internet_20_Link"><text:span text:style-name="T3">https://direct.mit.edu/books/monograph/4667/Cambrian-IntelligenceThe-Early-History-of-the-New</text:span></text:a></text:p>
          </table:table-cell>
          <table:table-cell table:style-name="Table1.C2" office:value-type="string">
            <text:p text:style-name="P8">Until the mid-1980s, AI researchers assumed that an intelligent system doing high-level reasoning was necessary for the coupling of perception and action. In this traditional model, cognition mediates between perception and plans of action. Realizing that this core AI, as it was known, was illusory, Rodney A. Brooks turned the field of AI on its head by introducing the behavior-based approach to robotics. The cornerstone of behavior-based robotics is the realization that the coupling of perception and action gives rise to all the power of intelligence and that cognition is only in the eye of an observer. Behavior-based robotics has been the basis of successful applications in entertainment, service industries, agriculture, mining, and the home. It has given rise to both autonomous mobile robots and more recent humanoid robots such as Brooks' Cog.</text:p>
            <text:p text:style-name="P6">This book represents Brooks' initial formulation of and contributions to the development of the behavior-based approach to robotics. It presents all of the key philosophical and technical ideas that put this "bottom-up" approach at the forefront of current research in not only AI but all of cognitive science.</text:p>
          </table:table-cell>
        </table:table-row>
        <table:table-row>
          <table:table-cell table:style-name="Table1.A6" table:number-columns-spanned="3" office:value-type="string">
            <text:h text:style-name="P5" text:outline-level="1"><text:bookmark text:name="H2000-2004"/><text:bookmark-start text:name="__RefHeading___Toc152_2979550896"/>2000-2004<text:bookmark-end text:name="__RefHeading___Toc152_2979550896"/></text:h>
          </table:table-cell>
          <table:covered-table-cell/>
          <table:covered-table-cell/>
        </table:table-row>
        <table:table-row>
          <table:table-cell table:style-name="Table1.A2" office:value-type="string">
            <text:p text:style-name="P6">2000-04</text:p>
          </table:table-cell>
          <table:table-cell table:style-name="Table1.A2" office:value-type="string">
            <text:p text:style-name="P7"><text:span text:style-name="Strong_20_Emphasis"><text:span text:style-name="T3">A Theory of Universal Artificial Intelligence based on Algorithmic Complexity</text:span></text:span></text:p>
            <text:p text:style-name="P8">Marcus Hutter</text:p>
            <text:p text:style-name="P7"><text:a xlink:type="simple" xlink:href="https://arxiv.org/abs/cs/0004001" text:style-name="Internet_20_link" text:visited-style-name="Visited_20_Internet_20_Link"><text:span text:style-name="T3">https://arxiv.org/abs/cs/0004001</text:span></text:a></text:p>
            <text:p text:style-name="P8">See also:</text:p>
            <text:p text:style-name="P9"><text:a xlink:type="simple" xlink:href="https://en.wikipedia.org/wiki/AIXI" text:style-name="Internet_20_link" text:visited-style-name="Visited_20_Internet_20_Link"><text:span text:style-name="T3">https://en.wikipedia.org/wiki/AIXI</text:span></text:a></text:p>
          </table:table-cell>
          <table:table-cell table:style-name="Table1.C2" office:value-type="string">
            <text:p text:style-name="P7"><text:span text:style-name="Strong_20_Emphasis"><text:span text:style-name="T3">🦉Uses algorithmic complexity theory to define the "most intelligent unbiased agent computable": AIXI model. Of course, it's uncomputable.</text:span></text:span></text:p>
            <text:p text:style-name="P6">Decision theory formally solves the problem of rational agents in uncertain worlds if the true environmental prior probability distribution is known. Solomonoff's theory of universal induction formally solves the problem of sequence prediction for unknown prior distribution. We combine both ideas and get a parameterless theory of universal Artificial Intelligence. We give strong arguments that the resulting AIXI model is the most intelligent unbiased agent possible. We outline for a number of problem classes, including sequence prediction, strategic games, function minimization, reinforcement and supervised learning, how the AIXI model can formally solve them. The major drawback of the AIXI model is that it is uncomputable. To overcome this problem, we construct a modified algorithm AIXI-tl, which is still effectively more intelligent than any other time t and space l bounded agent. The computation time of AIXI-tl is of the order tx2^l. Other discussed topics are formal definitions of intelligence order relations, the horizon problem and relations of the AIXI theory to other AI approaches.</text:p>
          </table:table-cell>
        </table:table-row>
        <table:table-row>
          <table:table-cell table:style-name="Table1.A2" office:value-type="string">
            <text:p text:style-name="P6">2001-01</text:p>
          </table:table-cell>
          <table:table-cell table:style-name="Table1.A2" office:value-type="string">
            <text:p text:style-name="P7"><text:span text:style-name="Strong_20_Emphasis"><text:span text:style-name="T3">Rapid Object Detection using a Boosted Cascade of Simple Features</text:span></text:span></text:p>
            <text:p text:style-name="P8">Paul Viola, Michael Jones</text:p>
            <text:p text:style-name="P8">Published in: Proceedings of the 2001 IEEE Computer Society Conference on Computer Vision and Pattern Recognition. CVPR 2001</text:p>
            <text:p text:style-name="P7"><text:a xlink:type="simple" xlink:href="https://ieeexplore.ieee.org/document/990517" text:style-name="Internet_20_link" text:visited-style-name="Visited_20_Internet_20_Link"><text:span text:style-name="T3">https://ieeexplore.ieee.org/document/990517</text:span></text:a></text:p>
            <text:p text:style-name="P9"><text:a xlink:type="simple" xlink:href="https://www.cs.cmu.edu/~efros/courses/LBMV07/Papers/viola-cvpr-01.pdf" text:style-name="Internet_20_link" text:visited-style-name="Visited_20_Internet_20_Link"><text:span text:style-name="T3">https://www.cs.cmu.edu/~efros/courses/LBMV07/Papers/viola-cvpr-01.pdf</text:span></text:a></text:p>
          </table:table-cell>
          <table:table-cell table:style-name="Table1.C2" office:value-type="string">
            <text:p text:style-name="P7"><text:span text:style-name="Strong_20_Emphasis"><text:span text:style-name="T3">🦉Performing image processing without deep NN.</text:span></text:span></text:p>
            <text:p text:style-name="P6">This paper describes a machine learning approach for visual object detection which is capable of processing images extremely rapidly and achieving high detection rates. This work is distinguished by three key contributions. The first is the introduction of a new image representation called the “Integral Image” which allows the features used by our detector to be computed very quickly. The second is a learning algorithm, based on AdaBoost, which selects a small number of critical visual features from a larger set and yields extremely efficient classifiers. The third contribution is a method for combining increasingly more complex classifiers in a “cascade” which allows background regions of the image to be quickly discarded while spending more computation on promising object-like regions. The cascade can be viewed as an object specific focus-of-attention mechanism which unlike previous approaches provides statistical guarantees that discarded regions are unlikely to <text:soft-page-break/>contain the object of interest. In the domain of face detection the system yields detection rates comparable to the best previous systems. Used in real-time applications, the detector runs at 15 frames per second without resorting to image differencing or skin color detection.</text:p>
          </table:table-cell>
        </table:table-row>
        <table:table-row>
          <table:table-cell table:style-name="Table1.A2" office:value-type="string">
            <text:p text:style-name="P6">2001-08</text:p>
          </table:table-cell>
          <table:table-cell table:style-name="Table1.A2" office:value-type="string">
            <text:p text:style-name="P7"><text:span text:style-name="Strong_20_Emphasis"><text:span text:style-name="T3">Statistical Modeling: The Two Cultures</text:span></text:span></text:p>
            <text:p text:style-name="P8">Leo Breiman</text:p>
            <text:p text:style-name="P8">Appears in: "Statistical Science" 2001, Vol. 16, No. 3, 199–231</text:p>
            <text:p text:style-name="P9"><text:a xlink:type="simple" xlink:href="https://projecteuclid.org/journals/statistical-science/volume-16/issue-3/Statistical-Modeling--The-Two-Cultures-with-comments-and-a/10.1214/ss/1009213726.full" text:style-name="Internet_20_link" text:visited-style-name="Visited_20_Internet_20_Link"><text:span text:style-name="T3">https://projecteuclid.org/journals/statistical-science/volume-16/issue-3/Statistical-Modeling--The-Two-Cultures-with-comments-and-a/10.1214/ss/1009213726.full</text:span></text:a></text:p>
          </table:table-cell>
          <table:table-cell table:style-name="Table1.C2" office:value-type="string">
            <text:p text:style-name="P7"><text:span text:style-name="Strong_20_Emphasis"><text:span text:style-name="T3">🦉A provocative attack on statistical modeling</text:span></text:span></text:p>
            <text:p text:style-name="P6">There are two cultures in the use of statistical modeling to reach conclusions from data. One assumes that the data are generated by a given stochastic data model. The other uses algorithmic models and treats the data mechanism as unknown. The statistical community has been committed to the almost exclusive use of data models. This commitment has led to irrelevant theory, questionable conclusions, and has kept statisticians from working on a large range of interesting current problems. Algorithmic modeling, both in theory and practice, has developed rapidly in ﬁelds outside statistics. It can be used both on large complex data sets and as a more accurate and informative alternative to data modeling on smaller data sets. If our goal as a ﬁeld is to use data to solve problems, then we need to move away from exclusive dependence on data models and adopt a more diverse set of tools.</text:p>
          </table:table-cell>
        </table:table-row>
        <table:table-row>
          <table:table-cell table:style-name="Table1.A2" office:value-type="string">
            <text:p text:style-name="P6">2002 📔📔</text:p>
          </table:table-cell>
          <table:table-cell table:style-name="Table1.A2" office:value-type="string">
            <text:p text:style-name="P7"><text:span text:style-name="Strong_20_Emphasis"><text:span text:style-name="T3">The Handbook of Brain Theory and Neural Networks (Second Edition) </text:span></text:span></text:p>
            <text:p text:style-name="P8">Edited by Michael A. Arbib</text:p>
            <text:p text:style-name="P8">The MIT Press</text:p>
            <text:p text:style-name="P9"><text:a xlink:type="simple" xlink:href="https://direct.mit.edu/books/edited-volume/4358/The-Handbook-of-Brain-Theory-and-Neural-Networks" text:style-name="Internet_20_link" text:visited-style-name="Visited_20_Internet_20_Link"><text:span text:style-name="T3">https://direct.mit.edu/books/edited-volume/4358/The-Handbook-of-Brain-Theory-and-Neural-Networks</text:span></text:a></text:p>
          </table:table-cell>
          <table:table-cell table:style-name="Table1.C2" office:value-type="string">
            <text:p text:style-name="P7"><text:span text:style-name="T3">Dramatically updating and extending the first edition, published in 1995, the second edition of </text:span><text:span text:style-name="Emphasis"><text:span text:style-name="T3">The Handbook of Brain Theory and Neural Networks</text:span></text:span><text:span text:style-name="T3"> presents the enormous progress made in recent years in the many subfields related to the two great questions: How does the brain work? and, How can we build intelligent machines?</text:span></text:p>
            <text:p text:style-name="P8">Once again, the heart of the book is a set of almost 300 articles covering the whole spectrum of topics in brain theory and neural networks. The first two parts of the book, prepared by Michael Arbib, are designed to help readers orient themselves in this wealth of material. Part I provides general background on brain modeling and on both biological and artificial neural networks. Part II consists of "Road Maps" to help readers steer through articles in part III on specific topics of interest. The articles in part III are written so as to be accessible to readers of diverse backgrounds. They are cross-referenced and provide lists of pointers to Road Maps, background material, and related reading.</text:p>
            <text:p text:style-name="P6">The second edition greatly increases the coverage of models of fundamental neurobiology, cognitive neuroscience, and neural network approaches to language. It contains 287 articles, compared to the 266 in the first edition. Articles on topics from the first edition have been updated by the original authors or written anew by new authors, and there are 106 articles on new topics.</text:p>
          </table:table-cell>
        </table:table-row>
        <table:table-row>
          <table:table-cell table:style-name="Table1.A2" office:value-type="string">
            <text:p text:style-name="P6">2004 📔</text:p>
          </table:table-cell>
          <table:table-cell table:style-name="Table1.A2" office:value-type="string">
            <text:p text:style-name="P7"><text:span text:style-name="Strong_20_Emphasis"><text:span text:style-name="T3">Between Human and Machine: Feedback, Control, and Computing before Cybernetics</text:span></text:span></text:p>
            <text:p text:style-name="P8">David A. Mindell</text:p>
            <text:p text:style-name="P8">Johns Hopkins Studies in the History of Technology</text:p>
            <text:p text:style-name="P9"><text:a xlink:type="simple" xlink:href="https://press.jhu.edu/books/title/1207/between-human-and-machine" text:style-name="Internet_20_link" text:visited-style-name="Visited_20_Internet_20_Link"><text:span text:style-name="T3">https://press.jhu.edu/books/title/1207/between-human-and-machine</text:span></text:a></text:p>
          </table:table-cell>
          <table:table-cell table:style-name="Table1.C2" office:value-type="string">
            <text:p text:style-name="P7"><text:span text:style-name="T3">Today, we associate the relationship between feedback, control, and computing with Norbert Wiener's 1948 formulation of cybernetics. But the theoretical and practical foundations for cybernetics, control engineering, and digital computing were laid earlier, between the two world wars. In </text:span><text:span text:style-name="Emphasis"><text:span text:style-name="T3">Between Human and Machine: Feedback, Control, and Computing before Cybernetics</text:span></text:span><text:span text:style-name="T3">, David A. Mindell shows how the modern sciences of systems emerged from disparate engineering cultures and their convergence during World War II.</text:span></text:p>
            <text:p text:style-name="P8">Mindell examines four different arenas of control systems research in the United States between the world wars: naval fire control, the Sperry Gyroscope Company, the Bell Telephone Laboratories, and Vannevar Bush's laboratory at MIT. Each of these institutional sites had unique technical problems, organizational imperatives, and working environments, and each fostered a distinct engineering culture. Each also developed technologies to represent the world in a machine.</text:p>
            <text:p text:style-name="P8">At the beginning of World War II, President Roosevelt established the National Defense Research Committee, one division of which was devoted to control systems. Mindell shows how the NDRC brought together representatives from the four pre-war engineering cultures, and how its projects synthesized conceptions of control, communications, and computing. By the time Wiener articulated his vision, these ideas were already suffusing through engineering. They would profoundly influence the digital world.</text:p>
            <text:p text:style-name="P8">As a new way to conceptualize the history of computing, this book will be of great interest to historians of science, technology, and culture, as well as computer scientists and theorists.</text:p>
            <text:p text:style-name="P8">Review:</text:p>
            <text:p text:style-name="P9"><text:a xlink:type="simple" xlink:href="https://web.mit.edu/slava/homepage/articles/Gerovitch%20-%20Review%20of%20Mindell.pdf" text:style-name="Internet_20_link" text:visited-style-name="Visited_20_Internet_20_Link"><text:span text:style-name="T3">https://web.mit.edu/slava/homepage/articles/Gerovitch%20-%20Review%20of%20Mindell.pdf</text:span></text:a></text:p>
          </table:table-cell>
        </table:table-row>
        <table:table-row>
          <table:table-cell table:style-name="Table1.A2" office:value-type="string">
            <text:p text:style-name="P6">2004-03 📆</text:p>
          </table:table-cell>
          <table:table-cell table:style-name="Table1.A2" office:value-type="string">
            <text:p text:style-name="P9"><text:span text:style-name="T3">The </text:span><text:span text:style-name="Strong_20_Emphasis"><text:span text:style-name="T3">DARPA Grand Challenge</text:span></text:span><text:span text:style-name="T3"> takes place in the Mojave Desert on March 13</text:span></text:p>
          </table:table-cell>
          <table:table-cell table:style-name="Table1.C2" office:value-type="string">
            <text:list text:style-name="L7">
              <text:list-item>
                <text:p text:style-name="P23">The goal: Develop an autonomous vehicle capable of navigating 142 miles (229 km) of off-road terrain.</text:p>
              </text:list-item>
              <text:list-item>
                <text:p text:style-name="P24">Result: No vehicle finished. The best attempt (by Carnegie Mellon’s Red Team) only made it 7.4 miles before getting stuck.</text:p>
              </text:list-item>
            </text:list>
          </table:table-cell>
        </table:table-row>
        <table:table-row>
          <table:table-cell table:style-name="Table1.A2" office:value-type="string">
            <text:p text:style-name="P6">2004-11</text:p>
          </table:table-cell>
          <table:table-cell table:style-name="Table1.A2" office:value-type="string">
            <text:p text:style-name="P7"><text:span text:style-name="Strong_20_Emphasis"><text:span text:style-name="T3">Moving AI Out of its Infancy: Changing our Preconceptions</text:span></text:span></text:p>
            <text:p text:style-name="P8">Steve Grand</text:p>
            <text:p text:style-name="P8">Appears in: "IEEE Intelligent Systems", November/December 2004</text:p>
            <text:p text:style-name="P9"><text:a xlink:type="simple" xlink:href="https://ieeexplore.ieee.org/document/1363738" text:style-name="Internet_20_link" text:visited-style-name="Visited_20_Internet_20_Link"><text:span text:style-name="T3">https://ieeexplore.ieee.org/document/1363738</text:span></text:a></text:p>
          </table:table-cell>
          <table:table-cell table:style-name="Table1.C2" office:value-type="string">
            <text:p text:style-name="P8">Explicit symbolic logic has faded from prominence, but the close coupling of AI and the digital computer, and of thought and the stepwise algorithm, seem about as strong and unquestioned as ever. Of course there's connectionism, but this too is mired in false assumptions that date back a long way. And it seems to have dragged neuroscience down with it to the extent that we now seem unable to think about real brains without resorting to models that owe too much of their inspiration to the three-layer perceptron. Traditional AI has excelled at solving certain kinds of problems. It can make systems that learn but not in any generally applicable way. AI is about making machines do what humans use intelligence to do, and often this doesn't actually require the machines to show any intelligence at all. But for many tasks, especially in robotics, the ability to see, learn, and perform complex motor actions is a prerequisite that the traditional approach has utterly failed to fulfill.</text:p>
            <text:list text:style-name="L8">
              <text:list-item>
                <text:p text:style-name="P25">Provocative statement #1: Brains exist to compensate for the slowness of nerves</text:p>
              </text:list-item>
              <text:list-item>
                <text:p text:style-name="P25">Provocative statement #2: Brains don't make decisions, but simply reduce the tension between how things are and how we expect or would like them to be.</text:p>
              </text:list-item>
              <text:list-item>
                <text:p text:style-name="P25">Provocative statement #3: Brains perform coordinate transforms</text:p>
              </text:list-item>
              <text:list-item>
                <text:p text:style-name="P25">Provocative statement #4: Nervous tissue is a new state of matter</text:p>
              </text:list-item>
              <text:list-item>
                <text:p text:style-name="P26">Provocative statement #5: The more complex the robot, the easier it is to make progress</text:p>
              </text:list-item>
            </text:list>
          </table:table-cell>
        </table:table-row>
        <table:table-row>
          <table:table-cell table:style-name="Table1.A6" table:number-columns-spanned="3" office:value-type="string">
            <text:h text:style-name="P5" text:outline-level="1"><text:bookmark text:name="H2005-2009"/><text:bookmark-start text:name="__RefHeading___Toc154_2979550896"/>2005-2009<text:bookmark-end text:name="__RefHeading___Toc154_2979550896"/></text:h>
          </table:table-cell>
          <table:covered-table-cell/>
          <table:covered-table-cell/>
        </table:table-row>
        <table:table-row>
          <table:table-cell table:style-name="Table1.A2" office:value-type="string">
            <text:p text:style-name="P6">2005-06</text:p>
          </table:table-cell>
          <table:table-cell table:style-name="Table1.A2" office:value-type="string">
            <text:p text:style-name="P7"><text:span text:style-name="Strong_20_Emphasis"><text:span text:style-name="T3">What kind of a graphical model is the brain?</text:span></text:span></text:p>
            <text:p text:style-name="P8">Geoffrey E. Hinton</text:p>
            <text:p text:style-name="P8">Appears in: "IJCAI'05: Proceedings of the 19th international joint conference on Artificial intelligence"</text:p>
            <text:p text:style-name="P7"><text:a xlink:type="simple" xlink:href="https://dl.acm.org/doi/10.5555/1642293.1642643" text:style-name="Internet_20_link" text:visited-style-name="Visited_20_Internet_20_Link"><text:soft-page-break/><text:span text:style-name="T3">https://dl.acm.org/doi/10.5555/1642293.1642643</text:span></text:a></text:p>
            <text:p text:style-name="P9"><text:a xlink:type="simple" xlink:href="https://www.cs.toronto.edu/~hinton/absps/ijcai05.pdf" text:style-name="Internet_20_link" text:visited-style-name="Visited_20_Internet_20_Link"><text:span text:style-name="T3">https://www.cs.toronto.edu/~hinton/absps/ijcai05.pdf</text:span></text:a></text:p>
          </table:table-cell>
          <table:table-cell table:style-name="Table1.C2" office:value-type="string">
            <text:p text:style-name="P6">If neurons are treated as latent variables, our visual systems are non-linear, densely-connected graphical models containing billions of variables and thousands of billions of parameters. Current algorithms would have difficulty learning a graphical model of this scale. Starting with an algorithm that has difficulty learning more than a few thousand parameters, I describe a series of progressively better learning algorithms all of which are designed to run on neuron-like hardware. The latest member of this series can learn deep, multi-layer belief nets quite rapidly. It turns a generic network with three hidden layers and 1.7 million connections into a very <text:soft-page-break/>good generative model of handwritten digits. After learning, the model gives classification performance that is comparable to the best discriminative methods.</text:p>
          </table:table-cell>
        </table:table-row>
        <table:table-row>
          <table:table-cell table:style-name="Table1.A2" office:value-type="string">
            <text:p text:style-name="P6">2005-10</text:p>
          </table:table-cell>
          <table:table-cell table:style-name="Table1.A2" office:value-type="string">
            <text:p text:style-name="P9"><text:span text:style-name="T3">The second </text:span><text:span text:style-name="Strong_20_Emphasis"><text:span text:style-name="T3">DARPA Grand Challenge</text:span></text:span><text:span text:style-name="T3"> takes place in the Mojave Desert on October 8</text:span></text:p>
          </table:table-cell>
          <table:table-cell table:style-name="Table1.C2" office:value-type="string">
            <text:p text:style-name="P8">The goal: navigate a 132-mile (212 km) desert course. Five teams completed the course and Stanford University's "Stanley", an autonomous VW Touareg, finishes in 6 hours, 53 minutes.</text:p>
          </table:table-cell>
        </table:table-row>
        <table:table-row>
          <table:table-cell table:style-name="Table1.A2" office:value-type="string">
            <text:p text:style-name="P6">2006 📔</text:p>
          </table:table-cell>
          <table:table-cell table:style-name="Table1.A2" office:value-type="string">
            <text:p text:style-name="P7"><text:span text:style-name="Strong_20_Emphasis"><text:span text:style-name="T3">Principles of Interactive Computation</text:span></text:span></text:p>
            <text:p text:style-name="P8">Dina Goldin and Peter Wegner</text:p>
            <text:p text:style-name="P8">Appears in: "Interactive Computation - The New Paradigm"</text:p>
            <text:p text:style-name="P8">edited by Dina Goldin, Scott A. Smolka, Peter Wegner</text:p>
            <text:p text:style-name="P9"><text:a xlink:type="simple" xlink:href="https://link.springer.com/book/10.1007/3-540-34874-3" text:style-name="Internet_20_link" text:visited-style-name="Visited_20_Internet_20_Link"><text:span text:style-name="T3">https://link.springer.com/book/10.1007/3-540-34874-3</text:span></text:a></text:p>
          </table:table-cell>
          <table:table-cell table:style-name="Table1.C2" office:value-type="string">
            <text:p text:style-name="P7"><text:span text:style-name="T3">🦉 </text:span><text:span text:style-name="Strong_20_Emphasis"><text:span text:style-name="T3">How "interactive computation" differs from traditional "algorithms" running in closed universes</text:span></text:span></text:p>
            <text:p text:style-name="P6">This chapter explores the authors’ 10-year contributions to interactive computing, with special emphasis on the philosophical question of how truth has been used and misused in computing and other disciplines. We explore the role of rationalism and empiricism in formulating true principles of computer science, politics, and religion. We show that interaction is an empiricist rather than rationalist principle, and that rationalist proponents of computing have been the strongest opponents of our belief that interaction provides an empirical foundation for both computer problem solving and human behavior. The rationalist position was adopted by Pythagoras, Descartes, Kant, and many modern philosophers; our interactive approach to computing suggests that empiricism provides a better framework for understanding principles of computing.</text:p>
          </table:table-cell>
        </table:table-row>
        <table:table-row>
          <table:table-cell table:style-name="Table1.A2" office:value-type="string">
            <text:p text:style-name="P6">2006</text:p>
          </table:table-cell>
          <table:table-cell table:style-name="Table1.A2" office:value-type="string">
            <text:p text:style-name="P7"><text:span text:style-name="Strong_20_Emphasis"><text:span text:style-name="T3">Hierarchical Temporal Memory Concepts, Theory, and Terminology</text:span></text:span></text:p>
            <text:p text:style-name="P8">Jeff Hawkins, Dileep George</text:p>
            <text:p text:style-name="P9"><text:a xlink:type="simple" xlink:href="https://dileeplearning.github.io/uploads/HTM.pdf" text:style-name="Internet_20_link" text:visited-style-name="Visited_20_Internet_20_Link"><text:span text:style-name="T3">https://dileeplearning.github.io/uploads/HTM.pdf</text:span></text:a></text:p>
          </table:table-cell>
          <table:table-cell table:style-name="Table1.C2" office:value-type="string">
            <text:p text:style-name="P7"><text:span text:style-name="Strong_20_Emphasis"><text:span text:style-name="T3">🦉 A cognitive theory</text:span></text:span></text:p>
            <text:p text:style-name="P6">HTMs are unlike traditional programmable computers. With traditional computers, a programmer creates specific programs to solve specific problems. For example, one program may be used to recognize speech and another completely different program may be used to model weather. HTM, on the other hand, is best thought of as a memory system. HTMs are not programmed and do not execute different algorithms for different problems. Instead, HTMs “learn” how to solve problems. HTMs are trained by exposing them to sensory data and the capability of the HTM is determined largely by what it has been exposed to.</text:p>
          </table:table-cell>
        </table:table-row>
        <table:table-row>
          <table:table-cell table:style-name="Table1.A2" office:value-type="string">
            <text:p text:style-name="P6">2006-05</text:p>
          </table:table-cell>
          <table:table-cell table:style-name="Table1.A2" office:value-type="string">
            <text:p text:style-name="P7"><text:span text:style-name="Strong_20_Emphasis"><text:span text:style-name="T3">Mindless Intelligence</text:span></text:span></text:p>
            <text:p text:style-name="P8">Jordan B. Pollack, Brandeis University</text:p>
            <text:p text:style-name="P8">Appears in: "IEEE Intelligent Systems", May/June 2006</text:p>
            <text:p text:style-name="P7"><text:a xlink:type="simple" xlink:href="https://ieeexplore.ieee.org/document/1637350" text:style-name="Internet_20_link" text:visited-style-name="Visited_20_Internet_20_Link"><text:span text:style-name="T3">https://ieeexplore.ieee.org/document/1637350</text:span></text:a></text:p>
            <text:p text:style-name="P9"><text:a xlink:type="simple" xlink:href="https://ia601000.us.archive.org/33/items/pollackmindlessintelligence/pollack%20mindless%20intelligence.pdf" text:style-name="Internet_20_link" text:visited-style-name="Visited_20_Internet_20_Link"><text:span text:style-name="T3">https://ia601000.us.archive.org/33/items/pollackmindlessintelligence/pollack%20mindless%20intelligence.pdf</text:span></text:a></text:p>
          </table:table-cell>
          <table:table-cell table:style-name="Table1.C2" office:value-type="string">
            <text:p text:style-name="P6">AI has stalled because of its preoccupation with simulating the human mind. By studying intelligence in natural systems, outside the mind, we can reinvigorate the field</text:p>
          </table:table-cell>
        </table:table-row>
        <table:table-row>
          <table:table-cell table:style-name="Table1.A2" office:value-type="string">
            <text:p text:style-name="P6">2007-02</text:p>
          </table:table-cell>
          <table:table-cell table:style-name="Table1.A2" office:value-type="string">
            <text:p text:style-name="P7"><text:span text:style-name="Strong_20_Emphasis"><text:span text:style-name="T3">Antipatterns in the Creation of Intelligent Systems</text:span></text:span></text:p>
            <text:p text:style-name="P8">Phil Laplante, Robert R. Hoffman, Gary Klein</text:p>
            <text:p text:style-name="P8">Appears in: "IEEE Intelligent Systems", January/February 2007</text:p>
            <text:p text:style-name="P8">"Human-Centered Computing" Column</text:p>
            <text:p text:style-name="P7"><text:a xlink:type="simple" xlink:href="https://ieeexplore.ieee.org/document/4078960" text:style-name="Internet_20_link" text:visited-style-name="Visited_20_Internet_20_Link"><text:span text:style-name="T3">https://ieeexplore.ieee.org/document/4078960</text:span></text:a></text:p>
            <text:p text:style-name="P9"><text:a xlink:type="simple" xlink:href="https://www.ihmc.us/wp-content/uploads/2021/04/23.-Antipatterns.pdf" text:style-name="Internet_20_link" text:visited-style-name="Visited_20_Internet_20_Link"><text:span text:style-name="T3">https://www.ihmc.us/wp-content/uploads/2021/04/23.-Antipatterns.pdf</text:span></text:a></text:p>
          </table:table-cell>
          <table:table-cell table:style-name="Table1.C2" office:value-type="string">
            <text:p text:style-name="P6">A design pattern is a named problem-solution pair that enables large-scale reuse of software architectures or their components. Ideally, patterns explicitly capture expert knowledge, design trade-offs, and design rationale and make these lessons learned widely available for off-the-shelf use. They can also enhance developers' vocabulary - for example, by easing the transition to object-oriented programming. Conventionally, patterns consist of four elements: a name, the problem to be solved, the solution to the problem (often termed the refactored solution), and the consequences of the solution. Numerous sets of patterns (collectively known as pattern languages) exist for software design, analysis, management, and so on. Shortly after the notion of design patterns emerged, practitioners began discussing problem-solution pairs in which the solution did more harm than good. These have come to be known as antipatterns, and they are well known in the design and management communities</text:p>
          </table:table-cell>
        </table:table-row>
        <table:table-row>
          <table:table-cell table:style-name="Table1.A2" office:value-type="string">
            <text:p text:style-name="P6">2007-05</text:p>
          </table:table-cell>
          <table:table-cell table:style-name="Table1.A2" office:value-type="string">
            <text:p text:style-name="P7"><text:span text:style-name="Strong_20_Emphasis"><text:span text:style-name="T3">In the News: Bridging the Gap between Neuroscience and AI</text:span></text:span></text:p>
            <text:p text:style-name="P8">Sara Reese Hedberg</text:p>
            <text:p text:style-name="P8">Appears: "IEEE Intelligent Systems", May/June 2007</text:p>
            <text:p text:style-name="P9"><text:a xlink:type="simple" xlink:href="https://ieeexplore.ieee.org/document/4216972" text:style-name="Internet_20_link" text:visited-style-name="Visited_20_Internet_20_Link"><text:span text:style-name="T3">https://ieeexplore.ieee.org/document/4216972</text:span></text:a></text:p>
          </table:table-cell>
          <table:table-cell table:style-name="Table1.C2" office:value-type="string">
            <text:p text:style-name="P6">The human brain is a three-pound, gnarled lump of 100 billion neurons and the wondrous control center of the human body and intelligence. Even with today's technology, we have only limited understanding of how it works and how to embody some of its intelligence in machines.</text:p>
          </table:table-cell>
        </table:table-row>
        <table:table-row>
          <table:table-cell table:style-name="Table1.A2" office:value-type="string">
            <text:p text:style-name="P6">2007-06 📔</text:p>
          </table:table-cell>
          <table:table-cell table:style-name="Table1.A2" office:value-type="string">
            <text:p text:style-name="P7"><text:span text:style-name="Strong_20_Emphasis"><text:span text:style-name="T3">Artificial General Intelligence</text:span></text:span></text:p>
            <text:p text:style-name="P8">Edited by Ben Goertzel, Cassio Pennachin</text:p>
            <text:p text:style-name="P8">Springer</text:p>
            <text:p text:style-name="P9"><text:a xlink:type="simple" xlink:href="https://link.springer.com/book/10.1007/978-3-540-68677-4" text:style-name="Internet_20_link" text:visited-style-name="Visited_20_Internet_20_Link"><text:span text:style-name="T3">https://link.springer.com/book/10.1007/978-3-540-68677-4</text:span></text:a></text:p>
          </table:table-cell>
          <table:table-cell table:style-name="Table1.C2" office:value-type="string">
            <text:p text:style-name="P8">There is actually nothing particular remarkable about this book except that I have it somewhere in the attic, and its price: from the already rather high EUR 67 in 2007 (hardcover), it is now (early 2025) available at an eye-watering EUR 246 (also hardcover). 🧐</text:p>
            <text:list text:style-name="L9">
              <text:list-item>
                <text:p text:style-name="P27">Contemporary Approaches to Artificial General Intelligence (Cassio Pennachin, Ben Goertzel)</text:p>
              </text:list-item>
              <text:list-item>
                <text:p text:style-name="P27">The Logic of Intelligence (Pei Wang)</text:p>
                <text:list>
                  <text:list-item>
                    <text:p text:style-name="P28"><text:a xlink:type="simple" xlink:href="https://cis.temple.edu/~pwang/Publication/logic_intelligence.pdf" text:style-name="Internet_20_link" text:visited-style-name="Visited_20_Internet_20_Link"><text:span text:style-name="T3">https://cis.temple.edu/~pwang/Publication/logic_intelligence.pdf</text:span></text:a></text:p>
                  </text:list-item>
                </text:list>
              </text:list-item>
              <text:list-item>
                <text:p text:style-name="P27">The Novamente Artificial Intelligence Engine (Ben Goertzel, Cassio Pennachin)</text:p>
              </text:list-item>
              <text:list-item>
                <text:p text:style-name="P27">Essentials of General Intelligence: The Direct Path to Artificial General Intelligence (Peter Voss)</text:p>
              </text:list-item>
              <text:list-item>
                <text:p text:style-name="P27">Artificial Brains (Hugo de Garis) (this is about the CAM Brain Machine)</text:p>
              </text:list-item>
              <text:list-item>
                <text:p text:style-name="P27">The New AI: General &amp; Sound &amp; Relevant for Physics (Jürgen Schmidhuber)</text:p>
                <text:list>
                  <text:list-item>
                    <text:p text:style-name="P28"><text:a xlink:type="simple" xlink:href="https://arxiv.org/pdf/cs/0302012" text:style-name="Internet_20_link" text:visited-style-name="Visited_20_Internet_20_Link"><text:span text:style-name="T3">https://arxiv.org/pdf/cs/0302012</text:span></text:a></text:p>
                  </text:list-item>
                </text:list>
              </text:list-item>
              <text:list-item>
                <text:p text:style-name="P27">Gödel Machines: Fully Self-referential Optimal Universal Self-improvers (Jürgen Schmidhuber)</text:p>
                <text:list>
                  <text:list-item>
                    <text:p text:style-name="P28"><text:a xlink:type="simple" xlink:href="https://arxiv.org/abs/cs/0309048" text:style-name="Internet_20_link" text:visited-style-name="Visited_20_Internet_20_Link"><text:span text:style-name="T3">https://arxiv.org/abs/cs/0309048</text:span></text:a></text:p>
                  </text:list-item>
                </text:list>
              </text:list-item>
              <text:list-item>
                <text:p text:style-name="P27">Universal Algorithmic Intelligence: A Mathematical Top→Down Approach (Marcus Hutter)</text:p>
                <text:list>
                  <text:list-item>
                    <text:p text:style-name="P28"><text:a xlink:type="simple" xlink:href="https://arxiv.org/abs/cs/0701125" text:style-name="Internet_20_link" text:visited-style-name="Visited_20_Internet_20_Link"><text:span text:style-name="T3">https://arxiv.org/abs/cs/0701125</text:span></text:a></text:p>
                  </text:list-item>
                </text:list>
              </text:list-item>
              <text:list-item>
                <text:p text:style-name="P27">Program Search as a Path to Artificial General Intelligence (Lukasz Kaiser)</text:p>
              </text:list-item>
              <text:list-item>
                <text:p text:style-name="P27">The Natural Way to Artificial Intelligence (Vladimir G. Red’ko)</text:p>
              </text:list-item>
              <text:list-item>
                <text:p text:style-name="P27">3D Simulation: the Key to A.I. (Keith A. Hoyes)</text:p>
              </text:list-item>
              <text:list-item>
                <text:p text:style-name="P29">Levels of Organization in General Intelligence (Eliezer Yudkowsky)</text:p>
              </text:list-item>
            </text:list>
          </table:table-cell>
        </table:table-row>
        <text:soft-page-break/>
        <table:table-row>
          <table:table-cell table:style-name="Table1.A2" office:value-type="string">
            <text:p text:style-name="P6">2007-11 📆</text:p>
          </table:table-cell>
          <table:table-cell table:style-name="Table1.A2" office:value-type="string">
            <text:p text:style-name="P9"><text:span text:style-name="T3">The </text:span><text:span text:style-name="Strong_20_Emphasis"><text:span text:style-name="T3">DARPA Urban Challenge</text:span></text:span><text:span text:style-name="T3"> takes place from November 3 to November 6, 2007 at the former George Air Force Base in Victorville, California,</text:span></text:p>
          </table:table-cell>
          <table:table-cell table:style-name="Table1.C2" office:value-type="string">
            <text:list text:style-name="L10">
              <text:list-item>
                <text:p text:style-name="P30">The goal: navigate a city-like environment, follow traffic laws, merge, and avoid obstacles.</text:p>
              </text:list-item>
              <text:list-item>
                <text:p text:style-name="P31"><text:span text:style-name="T3">Winner: Carnegie Mellon’s "Boss", a modified Chevy Tahoe, completes the challenge in </text:span><text:span text:style-name="Strong_20_Emphasis"><text:span text:style-name="T3">6 hours and 53 minutes</text:span></text:span><text:span text:style-name="T3">, demonstrating significant progress in autonomous driving technologies.</text:span></text:p>
              </text:list-item>
            </text:list>
          </table:table-cell>
        </table:table-row>
        <table:table-row>
          <table:table-cell table:style-name="Table1.A2" office:value-type="string">
            <text:p text:style-name="P6">2007-12 📘</text:p>
          </table:table-cell>
          <table:table-cell table:style-name="Table1.A2" office:value-type="string">
            <text:p text:style-name="P7"><text:span text:style-name="Strong_20_Emphasis"><text:span text:style-name="T3">Top 10 algorithms in data mining</text:span></text:span></text:p>
            <text:p text:style-name="P8">Xindong Wu, Vipin Kumar, J. Ross Quinlan, Joydeep Ghosh et al.</text:p>
            <text:p text:style-name="P8">Top 10 data mining algorithms identified by the IEEE International Conference on Data Mining (ICDM) in December 2006.</text:p>
            <text:p text:style-name="P7"><text:a xlink:type="simple" xlink:href="https://link.springer.com/article/10.1007/s10115-007-0114-2" text:style-name="Internet_20_link" text:visited-style-name="Visited_20_Internet_20_Link"><text:span text:style-name="T3">https://link.springer.com/article/10.1007/s10115-007-0114-2</text:span></text:a></text:p>
            <text:p text:style-name="P6">(Paywalled but widely distributed)</text:p>
          </table:table-cell>
          <table:table-cell table:style-name="Table1.C2" office:value-type="string">
            <text:p text:style-name="P8">Simple approaches in data mining and machine learning may sometimes be sufficient.</text:p>
            <text:p text:style-name="P8">Listed:</text:p>
            <text:list text:style-name="L11">
              <text:list-item>
                <text:p text:style-name="P32">C4.5 (trees)</text:p>
              </text:list-item>
              <text:list-item>
                <text:p text:style-name="P32">k-means</text:p>
              </text:list-item>
              <text:list-item>
                <text:p text:style-name="P32">Support Vector Machines</text:p>
              </text:list-item>
              <text:list-item>
                <text:p text:style-name="P32">Apriori</text:p>
              </text:list-item>
              <text:list-item>
                <text:p text:style-name="P32">Expectation Maximization (not handled in this book)</text:p>
              </text:list-item>
              <text:list-item>
                <text:p text:style-name="P32">PageRank (not handled in this book)</text:p>
              </text:list-item>
              <text:list-item>
                <text:p text:style-name="P32">AdaBoost</text:p>
              </text:list-item>
              <text:list-item>
                <text:p text:style-name="P32">k-Nearest Neighbors</text:p>
              </text:list-item>
              <text:list-item>
                <text:p text:style-name="P32">Naïve Bayes</text:p>
              </text:list-item>
              <text:list-item>
                <text:p text:style-name="P33">CART</text:p>
              </text:list-item>
            </text:list>
          </table:table-cell>
        </table:table-row>
        <table:table-row>
          <table:table-cell table:style-name="Table1.A2" office:value-type="string">
            <text:p text:style-name="P6">2009-08 📘</text:p>
          </table:table-cell>
          <table:table-cell table:style-name="Table1.A2" office:value-type="string">
            <text:p text:style-name="P7"><text:span text:style-name="Strong_20_Emphasis"><text:span text:style-name="T3">Spiking Neural Networks: Review Article</text:span></text:span></text:p>
            <text:p text:style-name="P8">Samanwoy Ghosh-Dastidar, Hojjat Adeli</text:p>
            <text:p text:style-name="P8">Appears in: "International Journal of Neural Systems", Vol. 19, No. 04</text:p>
            <text:p text:style-name="P7"><text:a xlink:type="simple" xlink:href="https://worldscientific.com/doi/10.1142/S0129065709002002" text:style-name="Internet_20_link" text:visited-style-name="Visited_20_Internet_20_Link"><text:span text:style-name="T3">https://worldscientific.com/doi/10.1142/S0129065709002002</text:span></text:a></text:p>
            <text:p text:style-name="P6">(Paywalled, what is an open equivalent?)</text:p>
          </table:table-cell>
          <table:table-cell table:style-name="Table1.C2" office:value-type="string">
            <text:p text:style-name="P9"><text:span text:style-name="T3">Most current Artificial Neural Network (ANN) models are based on highly simplified brain dynamics. They have been used as powerful computational tools to solve complex pattern recognition, function estimation, and classification problems. ANNs have been evolving towards more powerful and more biologically realistic models. In the past decade, Spiking Neural Networks (SNNs) have been developed which comprise of </text:span><text:span text:style-name="Emphasis"><text:span text:style-name="T3">spiking neurons</text:span></text:span><text:span text:style-name="T3">. Information transfer in these neurons mimics the information transfer in biological neurons, i.e., via the precise timing of spikes or a sequence of spikes. To facilitate learning in such networks, new learning algorithms based on varying degrees of biological plausibility have also been developed recently. Addition of the temporal dimension for information encoding in SNNs yields new insight into the dynamics of the human brain and could result in compact representations of large neural networks. As such, SNNs have great potential for solving complicated time-dependent pattern recognition problems because of their inherent dynamic representation. This article presents a state-of-the-art review of the development of spiking neurons and SNNs, and provides insight into their evolution as the third generation neural networks.</text:span></text:p>
          </table:table-cell>
        </table:table-row>
        <table:table-row>
          <table:table-cell table:style-name="Table1.A6" table:number-columns-spanned="3" office:value-type="string">
            <text:h text:style-name="P5" text:outline-level="1"><text:bookmark text:name="H2010-2014"/><text:bookmark-start text:name="__RefHeading___Toc156_2979550896"/>2010-2014<text:bookmark-end text:name="__RefHeading___Toc156_2979550896"/></text:h>
          </table:table-cell>
          <table:covered-table-cell/>
          <table:covered-table-cell/>
        </table:table-row>
        <table:table-row>
          <table:table-cell table:style-name="Table1.A2" office:value-type="string">
            <text:p text:style-name="P6">2010-01</text:p>
          </table:table-cell>
          <table:table-cell table:style-name="Table1.A2" office:value-type="string">
            <text:p text:style-name="P7"><text:span text:style-name="Strong_20_Emphasis"><text:span text:style-name="T3">Understanding the difficulty of training deep feedforward neural networks</text:span></text:span></text:p>
            <text:p text:style-name="P8">Xavier Glorot, Yoshua Bengio</text:p>
            <text:p text:style-name="P8">Appears in: "Proceedings of the 13th International Conference on Artificial Intelligence and Statistics"</text:p>
            <text:p text:style-name="P9"><text:a xlink:type="simple" xlink:href="https://proceedings.mlr.press/v9/glorot10a/glorot10a.pdf" text:style-name="Internet_20_link" text:visited-style-name="Visited_20_Internet_20_Link"><text:span text:style-name="T3">https://proceedings.mlr.press/v9/glorot10a/glorot10a.pdf</text:span></text:a></text:p>
          </table:table-cell>
          <table:table-cell table:style-name="Table1.C2" office:value-type="string">
            <text:p text:style-name="P7"><text:span text:style-name="T3">🦉 </text:span><text:span text:style-name="Strong_20_Emphasis"><text:span text:style-name="T3">Introduction of Xavier Initialization and ReLU Activation Function to handle exploding/vanishing gradient</text:span></text:span></text:p>
            <text:p text:style-name="P6">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first observe the influence of the non-linear activations function. We find that the logistic sigmoid activation is unsuited for deep networks with random initialization because of its mean value, which can drive especially the top hidden layer into saturation. Surprisingly, we find that saturated units can move out of saturation by themselves, albeit slowly, and explaining the plateaus sometimes seen when training neural networks. We find that a new non-linearity that saturates less can often be beneficial. Finally, we study how activations and gradients vary across layers and during training, with the idea that training may be more difficult when the singular values of the Jacobian associated with each layer are far from 1. Based on these considerations, we propose a new initialization scheme that brings substantially faster convergence</text:p>
          </table:table-cell>
        </table:table-row>
        <table:table-row>
          <table:table-cell table:style-name="Table1.A2" office:value-type="string">
            <text:p text:style-name="P6">2010-08</text:p>
          </table:table-cell>
          <table:table-cell table:style-name="Table1.A2" office:value-type="string">
            <text:p text:style-name="P7"><text:span text:style-name="Strong_20_Emphasis"><text:span text:style-name="T3">Building Watson: An Overview of the DeepQA Project</text:span></text:span></text:p>
            <text:p text:style-name="P8">David Ferrucci, Eric Brown, Jennifer Chu-Carroll, James Fan, David Gondek, Aditya A. Kalyanpur, Adam Lally, J. William Murdock, Eric Nyberg, John Prager, Nico Schlaefer, and Chris Welty</text:p>
            <text:p text:style-name="P7"><text:a xlink:type="simple" xlink:href="https://research.ibm.com/publications/building-watson-an-overview-of-the-deepqa-project" text:style-name="Internet_20_link" text:visited-style-name="Visited_20_Internet_20_Link"><text:span text:style-name="T3">https://research.ibm.com/publications/building-watson-an-overview-of-the-deepqa-project</text:span></text:a></text:p>
            <text:p text:style-name="P6">Appears in: "AI Magazine" (The Magazine of AAAI), Fall 2010</text:p>
          </table:table-cell>
          <table:table-cell table:style-name="Table1.C2" office:value-type="string">
            <text:p text:style-name="P7"><text:span text:style-name="T3">🦉 </text:span><text:span text:style-name="Strong_20_Emphasis"><text:span text:style-name="T3">A great attempt at building a Question Answering System before the advent of LLMs (it does not hallucinate)</text:span></text:span></text:p>
            <text:p text:style-name="P6">IBM Research undertook a challenge to build a computer system that could compete at the human champion level in real time on the American TV quiz show, Jeopardy. The extent of the challenge includes fielding a real-time automatic contestant on the show, not merely a laboratory exercise. The Jeopardy Challenge helped us address requirements that led to the design of the DeepQA architecture and the implementation of Watson. After three years of intense research and development by a core team of about 20 researchers, Watson is performing at human expert levels in terms of precision, confidence, and speed at the Jeopardy quiz show. Our results strongly suggest that DeepQA is an effective and extensible architecture that can be used as a foundation for combining, deploying, evaluating, and advancing a wide range of algorithmic techniques to rapidly advance the field of question answering (QA).</text:p>
          </table:table-cell>
        </table:table-row>
        <table:table-row>
          <table:table-cell table:style-name="Table1.A2" office:value-type="string">
            <text:p text:style-name="P6">2012-06</text:p>
          </table:table-cell>
          <table:table-cell table:style-name="Table1.A2" office:value-type="string">
            <text:p text:style-name="P7"><text:span text:style-name="Strong_20_Emphasis"><text:span text:style-name="T3">An overview of Hierarchical Temporal Memory: A new neocortex algorithm</text:span></text:span></text:p>
            <text:p text:style-name="P8">Xi Chen; Wei Wang; Wei Li</text:p>
            <text:p text:style-name="P8">Appears in: "2012 Proceedings of International Conference on Modelling, Identification and Control", 24-26 June 2012</text:p>
            <text:p text:style-name="P9"><text:a xlink:type="simple" xlink:href="https://ieeexplore.ieee.org/abstract/document/6260285" text:style-name="Internet_20_link" text:visited-style-name="Visited_20_Internet_20_Link"><text:span text:style-name="T3">https://ieeexplore.ieee.org/abstract/document/6260285</text:span></text:a></text:p>
          </table:table-cell>
          <table:table-cell table:style-name="Table1.C2" office:value-type="string">
            <text:p text:style-name="P6">The overview presents the development and application of Hierarchical Temporal Memory (HTM). HTM is a new machine learning method which was proposed by Jeff Hawkins in 2005. It is a biologically inspired cognitive method based on the principle of how human brain works. The method invites hierarchical structure and proposes a memory-prediction framework, thus making it able to predict what will happen in the near future. This overview mainly introduces the developing process of HTM, as well as its principle, characteristics, advantages and applications in vision, image processing and robots movement, some potential applications by using HTM, such as thinking process, are also put forward.</text:p>
          </table:table-cell>
        </table:table-row>
        <table:table-row>
          <table:table-cell table:style-name="Table1.A2" office:value-type="string">
            <text:p text:style-name="P6">2013</text:p>
          </table:table-cell>
          <table:table-cell table:style-name="Table1.A2" office:value-type="string">
            <text:p text:style-name="P7"><text:span text:style-name="Strong_20_Emphasis"><text:span text:style-name="T3">Essentials of Metaheuristics, 2nd Edition</text:span></text:span></text:p>
            <text:p text:style-name="P8">Sean Luke</text:p>
            <text:p text:style-name="P9"><text:a xlink:type="simple" xlink:href="http://cs.gmu.edu/~sean/book/metaheuristics/" text:style-name="Internet_20_link" text:visited-style-name="Visited_20_Internet_20_Link"><text:span text:style-name="T3">http://cs.gmu.edu/~sean/book/metaheuristics/</text:span></text:a></text:p>
          </table:table-cell>
          <table:table-cell table:style-name="Table1.C2" office:value-type="string">
            <text:p text:style-name="P7"><text:span text:style-name="T3">🦉</text:span><text:span text:style-name="Strong_20_Emphasis"><text:span text:style-name="T3">Overview work of optimization algorithms</text:span></text:span></text:p>
            <text:list text:style-name="L12">
              <text:list-item>
                <text:p text:style-name="P34">Gradient-based Optimization</text:p>
              </text:list-item>
              <text:list-item>
                <text:p text:style-name="P34">Single-State Methods (Hill Climbing, Single-State Global Optimization Algorithms, Adjusting the Modification Procedure, Simulated Annealing, Tabu Search, Iterated Local Search)</text:p>
              </text:list-item>
              <text:list-item>
                <text:p text:style-name="P34">Population Methods (Evolution Strategies, The Genetic Algorithm, Exploitative Variations, Differential Evolution, Particle Swarm Optimization)</text:p>
              </text:list-item>
              <text:list-item>
                <text:p text:style-name="P34">Representation (Vectors, Direct Encoded Graphs, Trees and Genetic Programming, Lists, Rulesets, Bloat)</text:p>
              </text:list-item>
              <text:list-item>
                <text:p text:style-name="P34"><text:soft-page-break/>Parallel Methods (Multiple Threads, Island Models, Master-Slave Fitness Assessment, Spatially Embedded Models)</text:p>
              </text:list-item>
              <text:list-item>
                <text:p text:style-name="P34">Coevolution (1-Population Competitive Coevolution, 2-Population Competitive Coevolution, N-Population Cooperative Coevolution, Niching)</text:p>
              </text:list-item>
              <text:list-item>
                <text:p text:style-name="P34">Multiobjective Optimization (Naive Methods, Non-Dominated Sorting, Pareto Strength)</text:p>
              </text:list-item>
              <text:list-item>
                <text:p text:style-name="P34">Combinatorial Optimization (General-Purpose Optimization and Hard Constraints, Ant Colony Optimization, Guided Local Search)</text:p>
              </text:list-item>
              <text:list-item>
                <text:p text:style-name="P34">Optimization by Model Fitting (Model Fitting by Classification, Model Fitting with a Distribution)</text:p>
              </text:list-item>
              <text:list-item>
                <text:p text:style-name="P34">Policy Optimization (Reinforcement Learning: Dense Policy Optimization, Sparse Stochastic Policy Optimization, Pitt Approach Rule System, Michigan Approach Learning Classifier Systems, Regression with the Michigan Approach, Is this Genetic Programming?)</text:p>
              </text:list-item>
              <text:list-item>
                <text:p text:style-name="P35">Miscellany (Experimental Methodology, Simple Test Propbelms, Where to Go Next, Example Course Syllabi for the Text)</text:p>
              </text:list-item>
            </text:list>
          </table:table-cell>
        </table:table-row>
        <table:table-row>
          <table:table-cell table:style-name="Table1.A2" office:value-type="string">
            <text:p text:style-name="P6">2013-05</text:p>
          </table:table-cell>
          <table:table-cell table:style-name="Table1.A2" office:value-type="string">
            <text:p text:style-name="P7"><text:span text:style-name="Strong_20_Emphasis"><text:span text:style-name="T3">The Seven Deadly Myths of “Autonomous Systems”</text:span></text:span></text:p>
            <text:p text:style-name="P8">Jeffrey M. Bradshaw, Robert R. Hoffman, Matthew Johnson, and David D. Woods</text:p>
            <text:p text:style-name="P6">Appears in "IEEE Intelligent Systems", May/June 2013, Human-Centered Computing Column</text:p>
          </table:table-cell>
          <table:table-cell table:style-name="Table1.C2" office:value-type="string">
            <text:list text:style-name="L13">
              <text:list-item>
                <text:p text:style-name="P36">Myth 1: “Autonomy” is unidimensional.</text:p>
              </text:list-item>
              <text:list-item>
                <text:p text:style-name="P36">Myth 2: The conceptualization of “levels of autonomy” is a useful ­scientific grounding for the development of autonomous system roadmaps.</text:p>
              </text:list-item>
              <text:list-item>
                <text:p text:style-name="P36">Myth 3: Autonomy is a widget.</text:p>
              </text:list-item>
              <text:list-item>
                <text:p text:style-name="P36">Myth 4: Autonomous systems are autonomous.</text:p>
              </text:list-item>
              <text:list-item>
                <text:p text:style-name="P36">Myth 5: Once achieved, full autonomy obviates the need for human-machine collaboration.</text:p>
              </text:list-item>
              <text:list-item>
                <text:p text:style-name="P36">Myth 6: As machines acquire more autonomy, they will work as simple substitutes (or multipliers) of human capability.</text:p>
              </text:list-item>
              <text:list-item>
                <text:p text:style-name="P37">Myth 7: “Full autonomy” is not only possible, but is always desirable.</text:p>
              </text:list-item>
            </text:list>
          </table:table-cell>
        </table:table-row>
        <table:table-row>
          <table:table-cell table:style-name="Table1.A2" office:value-type="string">
            <text:p text:style-name="P6">2013-12</text:p>
          </table:table-cell>
          <table:table-cell table:style-name="Table1.A2" office:value-type="string">
            <text:p text:style-name="P7"><text:span text:style-name="Strong_20_Emphasis"><text:span text:style-name="T3">Playing Atari with Deep Reinforcement Learning</text:span></text:span></text:p>
            <text:p text:style-name="P8">Volodymyr Mnih, Koray Kavukcuoglu, David Silver, Alex Graves, Ioannis Antonoglou, Daan Wierstra, Martin Riedmiller</text:p>
            <text:p text:style-name="P7"><text:a xlink:type="simple" xlink:href="https://arxiv.org/abs/1312.5602" text:style-name="Internet_20_link" text:visited-style-name="Visited_20_Internet_20_Link"><text:span text:style-name="T3">https://arxiv.org/abs/1312.5602</text:span></text:a></text:p>
            <text:p text:style-name="P7"><text:span text:style-name="Emphasis"><text:span text:style-name="T3">And also, one year later:</text:span></text:span></text:p>
            <text:p text:style-name="P7"><text:span text:style-name="Strong_20_Emphasis"><text:span text:style-name="T3">Human-level control through deep reinforcement learning</text:span></text:span></text:p>
            <text:p text:style-name="P8">Volodymyr Mnih, Koray Kavukcuoglu, David Silver et al.</text:p>
            <text:p text:style-name="P8">Letter to "Nature", Nature volume 518, pages 529–533 (2015-02-26)</text:p>
            <text:p text:style-name="P9"><text:a xlink:type="simple" xlink:href="https://www.nature.com/articles/nature14236" text:style-name="Internet_20_link" text:visited-style-name="Visited_20_Internet_20_Link"><text:span text:style-name="T3">https://www.nature.com/articles/nature14236</text:span></text:a><text:span text:style-name="T3"> (paywalled)</text:span></text:p>
          </table:table-cell>
          <table:table-cell table:style-name="Table1.C2" office:value-type="string">
            <text:p text:style-name="P7"><text:span text:style-name="T3">🦉</text:span><text:span text:style-name="Strong_20_Emphasis"><text:span text:style-name="T3">First major success of Deep Reinforcement Learning</text:span></text:span></text:p>
            <text:p text:style-name="P6">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text:p>
          </table:table-cell>
        </table:table-row>
        <table:table-row>
          <table:table-cell table:style-name="Table1.A2" office:value-type="string">
            <text:p text:style-name="P6">2014-01</text:p>
          </table:table-cell>
          <table:table-cell table:style-name="Table1.A2" office:value-type="string">
            <text:p text:style-name="P7"><text:span text:style-name="Strong_20_Emphasis"><text:span text:style-name="T3">Dropout: a simple way to prevent neural networks from overfitting</text:span></text:span></text:p>
            <text:p text:style-name="P8">Nitish Srivastava, Geoffrey Hinton, Alex Krizhevsky, Ilya Sutskever, Ruslan Salakhutdinov</text:p>
            <text:p text:style-name="P8">Appears in: "The Journal of Machine Learning Research, Volume 15, Issue 1"</text:p>
            <text:p text:style-name="P9"><text:a xlink:type="simple" xlink:href="https://dl.acm.org/doi/10.5555/2627435.2670313" text:style-name="Internet_20_link" text:visited-style-name="Visited_20_Internet_20_Link"><text:span text:style-name="T3">https://dl.acm.org/doi/10.5555/2627435.2670313</text:span></text:a></text:p>
          </table:table-cell>
          <table:table-cell table:style-name="Table1.C2" office:value-type="string">
            <text:p text:style-name="P7"><text:span text:style-name="T3">🦉</text:span><text:span text:style-name="Strong_20_Emphasis"><text:span text:style-name="T3">Introducing Dropout</text:span></text:span></text:p>
            <text:p text:style-name="P6">Deep neural nets with a large number of parameters are very powerful machine learning systems. However, overfitting is a serious problem in such networks. Large networks are also slow to use, making it difficult to deal with overfitting by combining the predictions of many diff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fferent "thinned" networks. At test time, it is easy to approximate the effect of averaging the predictions of all these thinned networks by simply using a single unthinned network that has smaller weights. This significantly reduces overfitting and gives major improvements over other regularization methods. We show that dropout improves the performance of neural networks on supervised learning tasks in vision, speech recognition, document classification and computational biology, obtaining state-of-the-art results on many benchmark data sets.</text:p>
          </table:table-cell>
        </table:table-row>
        <table:table-row>
          <table:table-cell table:style-name="Table1.A2" office:value-type="string">
            <text:p text:style-name="P6">2014-09</text:p>
          </table:table-cell>
          <table:table-cell table:style-name="Table1.A2" office:value-type="string">
            <text:p text:style-name="P7"><text:span text:style-name="Strong_20_Emphasis"><text:span text:style-name="T3">Very Deep Convolutional Networks for Large-Scale Image Recognition</text:span></text:span></text:p>
            <text:p text:style-name="P8">Karen Simonyan, Andrew Zisserman</text:p>
            <text:p text:style-name="P7"><text:a xlink:type="simple" xlink:href="https://arxiv.org/abs/1409.1556" text:style-name="Internet_20_link" text:visited-style-name="Visited_20_Internet_20_Link"><text:span text:style-name="T3">https://arxiv.org/abs/1409.1556</text:span></text:a></text:p>
            <text:p text:style-name="P6">Latest version 10 Apr 2015.</text:p>
          </table:table-cell>
          <table:table-cell table:style-name="Table1.C2" office:value-type="string">
            <text:p text:style-name="P7"><text:span text:style-name="T3">🦉</text:span><text:span text:style-name="Strong_20_Emphasis"><text:span text:style-name="T3">Demonstrates deep CNNs, Visual Geometry Group (VGG) network, and model pretraining</text:span></text:span></text:p>
            <text:p text:style-name="P6">In this work we investigate the effect of the convolutional network depth on its accuracy in the large-scale image recognition setting. Our main contribution is a thorough evaluation of networks of increasing depth using an architecture with very small (3x3) convolution filters, which shows that a significant improvement on the prior-art configurations can be achieved by pushing the depth to 16-19 weight layers. These findings were the basis of our ImageNet Challenge 2014 submission, where our team secured the first and the second places in the localisation and classifi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text:p>
          </table:table-cell>
        </table:table-row>
        <table:table-row>
          <table:table-cell table:style-name="Table1.A2" office:value-type="string">
            <text:p text:style-name="P6">2014-09</text:p>
          </table:table-cell>
          <table:table-cell table:style-name="Table1.A2" office:value-type="string">
            <text:p text:style-name="P7"><text:span text:style-name="Strong_20_Emphasis"><text:span text:style-name="T3">Neural Machine Translation by Jointly Learning to Align and Translate</text:span></text:span></text:p>
            <text:p text:style-name="P8">Dzmitry Bahdanau, KyungHyun Cho, Yoshua Bengio</text:p>
            <text:p text:style-name="P8">Latest version is v7 of 2016-05-19</text:p>
            <text:p text:style-name="P9"><text:a xlink:type="simple" xlink:href="https://arxiv.org/abs/1409.0473" text:style-name="Internet_20_link" text:visited-style-name="Visited_20_Internet_20_Link"><text:span text:style-name="T3">https://arxiv.org/abs/1409.0473</text:span></text:a></text:p>
          </table:table-cell>
          <table:table-cell table:style-name="Table1.C2" office:value-type="string">
            <text:p text:style-name="P7"><text:span text:style-name="T3">🦉</text:span><text:span text:style-name="Strong_20_Emphasis"><text:span text:style-name="T3">Introduction of the "attention mechanism"  for neural language processing and neural machine translation</text:span></text:span><text:span text:style-name="T3">, </text:span><text:span text:style-name="Strong_20_Emphasis"><text:span text:style-name="T3">the foundation for later Transformer Models</text:span></text:span></text:p>
            <text:p text:style-name="P6"> Neural machine translation is a recently proposed approach to machine translation. Unlike the traditional statistical machine translation, the neural machine translation aims at building a single neural network that can be jointly tuned to maximize the translation performance. The models proposed recently for neural machine translation often belong to a family of encoder-decoders and consists of an encoder that encodes a source sentence into a fixed-length vector from which a decoder generates a translation. In this paper, we conjecture that the use of a fixed-length vector is a bottleneck in improving the performance of this basic encoder-decoder architecture, and propose to extend this by allowing a model to automatically (soft-)search for parts of a source sentence that are relevant to predicting a target word, without having to form these parts as a hard segment explicitly. With this new approach, we achieve a translation performance comparable to the existing state-of-the-art phrase-based system on the task of English-to-French translation. Furthermore, qualitative analysis reveals that the (soft-)alignments found by the model agree well with our intuition.</text:p>
          </table:table-cell>
        </table:table-row>
        <table:table-row>
          <table:table-cell table:style-name="Table1.A2" office:value-type="string">
            <text:p text:style-name="P6">2014-11</text:p>
          </table:table-cell>
          <table:table-cell table:style-name="Table1.A2" office:value-type="string">
            <text:p text:style-name="P7"><text:span text:style-name="Strong_20_Emphasis"><text:span text:style-name="T3">Machine Learning: The High-Interest Credit Card of Technical Debt</text:span></text:span></text:p>
            <text:p text:style-name="P8">D. Sculley, Gary Holt, Daniel Golovin, Eugene Davydov, Todd Phillips, Dietmar Ebner, Vinay Chaudhary, Michael Young</text:p>
            <text:p text:style-name="P9"><text:a xlink:type="simple" xlink:href="https://research.google.com/pubs/pub43146.html" text:style-name="Internet_20_link" text:visited-style-name="Visited_20_Internet_20_Link"><text:span text:style-name="T3">https://research.google.com/pubs/pub43146.html</text:span></text:a></text:p>
          </table:table-cell>
          <table:table-cell table:style-name="Table1.C2" office:value-type="string">
            <text:p text:style-name="P6">Machine learning offers a fantastically powerful toolkit for building complex systems quickly. This paper argues that it is dangerous to think of these quick wins as coming for free. Using the framework of technical debt, we note that it is remarkably easy to incur massive ongoing maintenance costs at the system level when applying machine learning. The goal of this paper is highlight several machine learning specific risk factors and design patterns to be avoided or refactored where possible. These include boundary erosion, entanglement, hidden feedback loops, undeclared consumers, data dependencies, changes in the external world, and a variety of system-level anti-patterns.</text:p>
          </table:table-cell>
        </table:table-row>
        <text:soft-page-break/>
        <table:table-row>
          <table:table-cell table:style-name="Table1.A2" office:value-type="string">
            <text:p text:style-name="P6">2014-11</text:p>
          </table:table-cell>
          <table:table-cell table:style-name="Table1.A2" office:value-type="string">
            <text:p text:style-name="P7"><text:span text:style-name="Strong_20_Emphasis"><text:span text:style-name="T3">Seven Cardinal Virtues of Human-Machine Teamwork: Examples from the DARPA Robotic Challenge</text:span></text:span></text:p>
            <text:p text:style-name="P8">Matthew Johnson, Jeffrey M. Bradshaw, Robert R. Hoffman et. al.</text:p>
            <text:p text:style-name="P8">Appears in: "IEEE Intelligent Systems", November/December 2014, Human-Centered Computing Column</text:p>
            <text:p text:style-name="P7"><text:span text:style-name="T3">Paywalled: </text:span><text:a xlink:type="simple" xlink:href="https://ieeexplore.ieee.org/document/6982119" text:style-name="Internet_20_link" text:visited-style-name="Visited_20_Internet_20_Link"><text:span text:style-name="T3">https://ieeexplore.ieee.org/document/6982119</text:span></text:a></text:p>
            <text:p text:style-name="P9"><text:span text:style-name="T3">Open: </text:span><text:a xlink:type="simple" xlink:href="https://www.researchgate.net/publication/273393961_Seven_Cardinal_Virtues_of_Human-Machine_Teamwork_Examples_from_the_DARPA_Robotic_Challenge" text:style-name="Internet_20_link" text:visited-style-name="Visited_20_Internet_20_Link"><text:span text:style-name="T3">https://www.researchgate.net/publication/273393961_Seven_Cardinal_Virtues_of_Human-Machine_Teamwork_Examples_from_the_DARPA_Robotic_Challenge</text:span></text:a></text:p>
          </table:table-cell>
          <table:table-cell table:style-name="Table1.C2" office:value-type="string">
            <text:p text:style-name="P8">1. Focus on improving mission performance of the work system, not on maximizing autonomous capabilities.</text:p>
            <text:p text:style-name="P8">2. Assess the sweet spot in development effort payoff.</text:p>
            <text:p text:style-name="P8">3. If you don’t plan to fail, you fail to plan.</text:p>
            <text:p text:style-name="P8">4. Think “combine and succeed,” not “divide and conquer.”</text:p>
            <text:p text:style-name="P8">5. Design for teamwork in addition to taskwork.</text:p>
            <text:p text:style-name="P8">6. Designing for human-machine teamwork goes deeper than the user interface.</text:p>
            <text:p text:style-name="P6">7. Don’t simply downsize human involvement; rightsize it.</text:p>
          </table:table-cell>
        </table:table-row>
        <table:table-row>
          <table:table-cell table:style-name="Table1.A2" office:value-type="string">
            <text:p text:style-name="P6">2014-12</text:p>
          </table:table-cell>
          <table:table-cell table:style-name="Table1.A2" office:value-type="string">
            <text:p text:style-name="P7"><text:span text:style-name="Strong_20_Emphasis"><text:span text:style-name="T3">Adam: A Method for Stochastic Optimization</text:span></text:span></text:p>
            <text:p text:style-name="P8">Diederik P. Kingma, Jimmy Lei Ba</text:p>
            <text:p text:style-name="P7"><text:a xlink:type="simple" xlink:href="https://arxiv.org/abs/1412.6980" text:style-name="Internet_20_link" text:visited-style-name="Visited_20_Internet_20_Link"><text:span text:style-name="T3">https://arxiv.org/abs/1412.6980</text:span></text:a></text:p>
            <text:p text:style-name="P6">Latest version: 2017-01</text:p>
          </table:table-cell>
          <table:table-cell table:style-name="Table1.C2" office:value-type="string">
            <text:p text:style-name="P7"><text:span text:style-name="Strong_20_Emphasis"><text:span text:style-name="T3">🦉 Introduces the "Adam" algorithm</text:span></text:span></text:p>
            <text:p text:style-name="P6">We introduce Adam, an algorithm for first-order gradient-based optimization of stochastic objective functions, based on adaptive estimates of lower-order moments. The method is straightforward to implement, is computationally effi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finity norm.</text:p>
          </table:table-cell>
        </table:table-row>
        <table:table-row>
          <table:table-cell table:style-name="Table1.A2" office:value-type="string">
            <text:p text:style-name="P6">2014-12</text:p>
          </table:table-cell>
          <table:table-cell table:style-name="Table1.A2" office:value-type="string">
            <text:p text:style-name="P7"><text:span text:style-name="Strong_20_Emphasis"><text:span text:style-name="T3">A Common Logic to Seeing Cats and Cosmos</text:span></text:span></text:p>
            <text:p text:style-name="P8">Popular Science explainer at Quanta Magazine by Natalie Wolchover</text:p>
            <text:p text:style-name="P9"><text:a xlink:type="simple" xlink:href="https://www.quantamagazine.org/a-common-logic-to-seeing-cats-and-cosmos-20141204/" text:style-name="Internet_20_link" text:visited-style-name="Visited_20_Internet_20_Link"><text:span text:style-name="T3">https://www.quantamagazine.org/a-common-logic-to-seeing-cats-and-cosmos-20141204/</text:span></text:a></text:p>
          </table:table-cell>
          <table:table-cell table:style-name="Table1.C2" office:value-type="string">
            <text:p text:style-name="P6">New research suggests physicists, computers and brains employ the same procedure to tease out important features from among other irrelevant bits of data.</text:p>
          </table:table-cell>
        </table:table-row>
        <table:table-row>
          <table:table-cell table:style-name="Table1.A6" table:number-columns-spanned="3" office:value-type="string">
            <text:h text:style-name="P5" text:outline-level="1"><text:bookmark text:name="H2015-2016"/><text:bookmark-start text:name="__RefHeading___Toc158_2979550896"/>2015-2016<text:bookmark-end text:name="__RefHeading___Toc158_2979550896"/></text:h>
          </table:table-cell>
          <table:covered-table-cell/>
          <table:covered-table-cell/>
        </table:table-row>
        <table:table-row>
          <table:table-cell table:style-name="Table1.A2" office:value-type="string">
            <text:p text:style-name="P6">2015 📔</text:p>
          </table:table-cell>
          <table:table-cell table:style-name="Table1.A2" office:value-type="string">
            <text:p text:style-name="P7"><text:span text:style-name="Strong_20_Emphasis"><text:span text:style-name="T3">Regression Modeling Strategies</text:span></text:span></text:p>
            <text:p text:style-name="P8">With Applications to Linear Models, Logistic and Ordinal Regression, and Survival Analysis</text:p>
            <text:p text:style-name="P8">Second Edition</text:p>
            <text:p text:style-name="P8">Springer</text:p>
            <text:p text:style-name="P6">Frank E. Harrell, Jr.</text:p>
          </table:table-cell>
          <table:table-cell table:style-name="Table1.C2" office:value-type="string">
            <text:p text:style-name="P6"> </text:p>
          </table:table-cell>
        </table:table-row>
        <table:table-row>
          <table:table-cell table:style-name="Table1.A2" office:value-type="string">
            <text:p text:style-name="P6">2015 📔</text:p>
          </table:table-cell>
          <table:table-cell table:style-name="Table1.A2" office:value-type="string">
            <text:p text:style-name="P7"><text:span text:style-name="Strong_20_Emphasis"><text:span text:style-name="T3">Our Robots, Ourselves</text:span></text:span></text:p>
            <text:p text:style-name="P8">Robotics and the Myths of Autonomy</text:p>
            <text:p text:style-name="P6">David A. Mindell</text:p>
          </table:table-cell>
          <table:table-cell table:style-name="Table1.C2" office:value-type="string">
            <text:p text:style-name="P9"><text:span text:style-name="T3">Book presentation: </text:span><text:a xlink:type="simple" xlink:href="https://www.youtube.com/watch?v=4nDdqGUMdAY" text:style-name="Internet_20_link" text:visited-style-name="Visited_20_Internet_20_Link"><text:span text:style-name="T3">https://www.youtube.com/watch?v=4nDdqGUMdAY</text:span></text:a></text:p>
          </table:table-cell>
        </table:table-row>
        <table:table-row>
          <table:table-cell table:style-name="Table1.A2" office:value-type="string">
            <text:p text:style-name="P6">2015-06 📆</text:p>
          </table:table-cell>
          <table:table-cell table:style-name="Table1.A2" office:value-type="string">
            <text:p text:style-name="P6">The final event of the DARPA Robotics Challenge takes place in June 2015 at Fairplex in Pomona, California.</text:p>
          </table:table-cell>
          <table:table-cell table:style-name="Table1.C2" office:value-type="string">
            <text:p text:style-name="P8">Goal: advance robotic systems for disaster response scenarios.</text:p>
            <text:p text:style-name="P8">Teams had to navigate a simulated disaster environment where the robot would perform tasks like:</text:p>
            <text:list text:style-name="L14">
              <text:list-item>
                <text:p text:style-name="P38">Driving a vehicle</text:p>
              </text:list-item>
              <text:list-item>
                <text:p text:style-name="P38">Opening doors</text:p>
              </text:list-item>
              <text:list-item>
                <text:p text:style-name="P38">Climbing stairs</text:p>
              </text:list-item>
              <text:list-item>
                <text:p text:style-name="P38">Using tools like a drill</text:p>
              </text:list-item>
              <text:list-item>
                <text:p text:style-name="P38">Removing debris</text:p>
              </text:list-item>
            </text:list>
            <text:p text:style-name="P6">Team TRI (Toyota Engineering Society), the team behind "CHIMP" (a robot developed by Carnegie Mellon University, the  "CMU Highly Intelligent Mobile Platform") wins.</text:p>
          </table:table-cell>
        </table:table-row>
        <table:table-row>
          <table:table-cell table:style-name="Table1.A2" office:value-type="string">
            <text:p text:style-name="P6">2015-06</text:p>
          </table:table-cell>
          <table:table-cell table:style-name="Table1.A2" office:value-type="string">
            <text:p text:style-name="P7"><text:span text:style-name="Strong_20_Emphasis"><text:span text:style-name="T3">Delving Deep into Rectifiers: Surpassing Human-Level Performance on ImageNet Classification</text:span></text:span></text:p>
            <text:p text:style-name="P8">Kaiming He, Xiangyu Zhang, Shaoqing Ren, Jian Sun</text:p>
            <text:p text:style-name="P9"><text:a xlink:type="simple" xlink:href="https://arxiv.org/abs/1502.01852" text:style-name="Internet_20_link" text:visited-style-name="Visited_20_Internet_20_Link"><text:span text:style-name="T3">https://arxiv.org/abs/1502.01852</text:span></text:a></text:p>
          </table:table-cell>
          <table:table-cell table:style-name="Table1.C2" office:value-type="string">
            <text:p text:style-name="P7"><text:span text:style-name="T3">🦉</text:span><text:span text:style-name="Strong_20_Emphasis"><text:span text:style-name="T3"> Introduction of He Initialization</text:span></text:span></text:p>
            <text:p text:style-name="P6">Rectified activation units (rectifiers) are essential for state-of-the-art neural networks. In this work, we study rectifier neural networks for image classification from two aspects. First, we propose a Parametric Rectified Linear Unit (PReLU) that generalizes the traditional rectified unit. PReLU improves model fitting with nearly zero extra computational cost and little overfitting risk. Second, we derive a robust initialization method that particularly considers the rectifier nonlinearities. This method enables us to train extremely deep rectified models directly from scratch and to investigate deeper or wider network architectures. Based on our PReLU networks (PReLU-nets), we achieve 4.94% top-5 test error on the ImageNet 2012 classification dataset. This is a 26% relative improvement over the ILSVRC 2014 winner (GoogLeNet, 6.66%). To our knowledge, our result is the first to surpass human-level performance (5.1%, Russakovsky et al.) on this visual recognition challenge.</text:p>
          </table:table-cell>
        </table:table-row>
        <table:table-row>
          <table:table-cell table:style-name="Table1.A2" office:value-type="string">
            <text:p text:style-name="P6">2015-17</text:p>
          </table:table-cell>
          <table:table-cell table:style-name="Table1.A2" office:value-type="string">
            <text:p text:style-name="P7"><text:span text:style-name="Strong_20_Emphasis"><text:span text:style-name="T3">Gradient Estimation Using Stochastic Computation Graphs</text:span></text:span></text:p>
            <text:p text:style-name="P8">John Schulman, Nicolas Heess, Theophane Weber, Pieter Abbeel</text:p>
            <text:p text:style-name="P7"><text:a xlink:type="simple" xlink:href="https://arxiv.org/abs/1506.05254" text:style-name="Internet_20_link" text:visited-style-name="Visited_20_Internet_20_Link"><text:span text:style-name="T3">https://arxiv.org/abs/1506.05254</text:span></text:a></text:p>
            <text:p text:style-name="P6"><text:soft-page-break/>Latest version: 2016-01-05</text:p>
          </table:table-cell>
          <table:table-cell table:style-name="Table1.C2" office:value-type="string">
            <text:p text:style-name="P6">In a variety of problems originating in supervised, unsupervised, and reinforcement learning, the loss function is defined by an expectation over a collection of random variables, which might be part of a probabilistic model or the external world. Estimating the gradient of this loss function, using samples, lies at the core of gradient-based learning algorithms for these problems. We introduce the formalism of stochastic computation graphs—directed acyclic graphs that include both deterministic functions and conditional probability distributions—and describe how to easily and automatically derive an unbiased estimator of the loss function’s gradient. The <text:soft-page-break/>resulting algorithm for computing the gradient estimator is a simple modification of the standard backpropagation algorithm. The generic scheme we propose unifies estimators derived in variety of prior work, along with variance-reduction techniques therein. It could assist researchers in developing intricate models involving a combination of stochastic and deterministic operations, enabling, for example, attention, memory, and control actions.</text:p>
          </table:table-cell>
        </table:table-row>
        <table:table-row>
          <table:table-cell table:style-name="Table1.A2" office:value-type="string">
            <text:p text:style-name="P6">2015-09</text:p>
          </table:table-cell>
          <table:table-cell table:style-name="Table1.A2" office:value-type="string">
            <text:p text:style-name="P7"><text:span text:style-name="Strong_20_Emphasis"><text:span text:style-name="T3">Commonsense Reasoning and Commonsense Knowledge in Artificial Intelligence</text:span></text:span></text:p>
            <text:p text:style-name="P8">Gary Marcus, Ernest Davis</text:p>
            <text:p text:style-name="P8">Appears in: "Communications of the ACM", September 2015</text:p>
            <text:p text:style-name="P9"><text:a xlink:type="simple" xlink:href="https://dl.acm.org/doi/10.1145/2701413" text:style-name="Internet_20_link" text:visited-style-name="Visited_20_Internet_20_Link"><text:span text:style-name="T3">https://dl.acm.org/doi/10.1145/2701413</text:span></text:a></text:p>
          </table:table-cell>
          <table:table-cell table:style-name="Table1.C2" office:value-type="string">
            <text:p text:style-name="P6">AI has seen great advances of many kinds recently, but there is one critical area where progress has been extremely slow: ordinary commonsense.</text:p>
          </table:table-cell>
        </table:table-row>
        <table:table-row>
          <table:table-cell table:style-name="Table1.A2" office:value-type="string">
            <text:p text:style-name="P6">2015-12</text:p>
          </table:table-cell>
          <table:table-cell table:style-name="Table1.A2" office:value-type="string">
            <text:p text:style-name="P7"><text:span text:style-name="Strong_20_Emphasis"><text:span text:style-name="T3">Deep Residual Learning for Image Recognition</text:span></text:span></text:p>
            <text:p text:style-name="P8">Kaiming He, Xiangyu Zhang, Shaoqing Ren, Jian Sun (Microsoft Research)</text:p>
            <text:p text:style-name="P8">CVPR 2016 (IEEE Conference on Computer Vision and Pattern Recognition)</text:p>
            <text:p text:style-name="P9"><text:a xlink:type="simple" xlink:href="https://arxiv.org/abs/1512.03385" text:style-name="Internet_20_link" text:visited-style-name="Visited_20_Internet_20_Link"><text:span text:style-name="T3">https://arxiv.org/abs/1512.03385</text:span></text:a></text:p>
          </table:table-cell>
          <table:table-cell table:style-name="Table1.C2" office:value-type="string">
            <text:p text:style-name="P8">Introduces residual connections (skip connections), allowing gradients to flow directly through shortcut paths during backpropagation.</text:p>
            <text:p text:style-name="P8">Mitigates the vanishing gradient problem and enables the training of extremely deep networks (e.g., ResNet-50, ResNet-101).</text:p>
            <text:p text:style-name="P6">Demonstrates a significant improvement in image classification tasks, winning the ImageNet competition in 2015.</text:p>
          </table:table-cell>
        </table:table-row>
        <table:table-row>
          <table:table-cell table:style-name="Table1.A2" office:value-type="string">
            <text:p text:style-name="P6">2016-03</text:p>
          </table:table-cell>
          <table:table-cell table:style-name="Table1.A2" office:value-type="string">
            <text:p text:style-name="P7"><text:span text:style-name="Strong_20_Emphasis"><text:span text:style-name="T3">Is AlphaGo Really Such a Big Deal?</text:span></text:span></text:p>
            <text:p text:style-name="P8">Popular Science explainer at Quanta Magazine by Michael Nielsen</text:p>
            <text:p text:style-name="P9"><text:a xlink:type="simple" xlink:href="https://www.quantamagazine.org/is-alphago-really-such-a-big-deal-20160329/" text:style-name="Internet_20_link" text:visited-style-name="Visited_20_Internet_20_Link"><text:span text:style-name="T3">https://www.quantamagazine.org/is-alphago-really-such-a-big-deal-20160329/</text:span></text:a></text:p>
          </table:table-cell>
          <table:table-cell table:style-name="Table1.C2" office:value-type="string">
            <text:p text:style-name="P6">"The Go-playing program captures elements of human intuition, an advance that promises far-reaching consequences."</text:p>
          </table:table-cell>
        </table:table-row>
        <table:table-row>
          <table:table-cell table:style-name="Table1.A2" office:value-type="string">
            <text:p text:style-name="P6">2016-03</text:p>
          </table:table-cell>
          <table:table-cell table:style-name="Table1.A2" office:value-type="string">
            <text:p text:style-name="P7"><text:span text:style-name="Strong_20_Emphasis"><text:span text:style-name="T3">Why Neurons Have Thousands of Synapses, a Theory of Sequence Memory in Neocortex</text:span></text:span></text:p>
            <text:p text:style-name="P8">Jeff Hawkins, Subutai Ahmad</text:p>
            <text:p text:style-name="P8">Appears in: "Front Neural Circuits", March 2016</text:p>
            <text:p text:style-name="P9"><text:a xlink:type="simple" xlink:href="https://pubmed.ncbi.nlm.nih.gov/27065813/" text:style-name="Internet_20_link" text:visited-style-name="Visited_20_Internet_20_Link"><text:span text:style-name="T3">https://pubmed.ncbi.nlm.nih.gov/27065813/</text:span></text:a></text:p>
          </table:table-cell>
          <table:table-cell table:style-name="Table1.C2" office:value-type="string">
            <text:p text:style-name="P6">Pyramidal neurons represent the majority of excitatory neurons in the neocortex. Each pyramidal neuron receives input from thousands of excitatory synapses that are segregated onto dendritic branches. The dendrites themselves are segregated into apical, basal, and proximal integration zones, which have different properties. It is a mystery how pyramidal neurons integrate the input from thousands of synapses, what role the different dendrites play in this integration, and what kind of network behavior this enables in cortical tissue. It has been previously proposed that non-linear properties of dendrites enable cortical neurons to recognize multiple independent patterns. In this paper we extend this idea in multiple ways. First we show that a neuron with several thousand synapses segregated on active dendrites can recognize hundreds of independent patterns of cellular activity even in the presence of large amounts of noise and pattern variation. We then propose a neuron model where patterns detected on proximal dendrites lead to action potentials, defining the classic receptive field of the neuron, and patterns detected on basal and apical dendrites act as predictions by slightly depolarizing the neuron without generating an action potential. By this mechanism, a neuron can predict its activation in hundreds of independent contexts. We then present a network model based on neurons with these properties that learns time-based sequences. The network relies on fast local inhibition to preferentially activate neurons that are slightly depolarized. Through simulation we show that the network scales well and operates robustly over a wide range of parameters as long as the network uses a sparse distributed code of cellular activations. We contrast the properties of the new network model with several other neural network models to illustrate the relative capabilities of each. We conclude that pyramidal neurons with thousands of synapses, active dendrites, and multiple integration zones create a robust and powerful sequence memory. Given the prevalence and similarity of excitatory neurons throughout the neocortex and the importance of sequence memory in inference and behavior, we propose that this form of sequence memory may be a universal property of neocortical tissue.</text:p>
          </table:table-cell>
        </table:table-row>
        <table:table-row>
          <table:table-cell table:style-name="Table1.A2" office:value-type="string">
            <text:p text:style-name="P6">2016-08</text:p>
          </table:table-cell>
          <table:table-cell table:style-name="Table1.A2" office:value-type="string">
            <text:p text:style-name="P7"><text:span text:style-name="Strong_20_Emphasis"><text:span text:style-name="T3">Densely Connected Convolutional Networks</text:span></text:span></text:p>
            <text:p text:style-name="P8">Gao Huang, Zhuang Liu, Laurens van der Maaten, Kilian Q. Weinberger</text:p>
            <text:p text:style-name="P8">CVPR 2017 (IEEE Conference on Computer Vision and Pattern Recognition)</text:p>
            <text:p text:style-name="P9"><text:a xlink:type="simple" xlink:href="https://arxiv.org/abs/1608.06993" text:style-name="Internet_20_link" text:visited-style-name="Visited_20_Internet_20_Link"><text:span text:style-name="T3">https://arxiv.org/abs/1608.06993</text:span></text:a><text:span text:style-name="T3"> (latest version 2018-01-28)</text:span></text:p>
          </table:table-cell>
          <table:table-cell table:style-name="Table1.C2" office:value-type="string">
            <text:p text:style-name="P6">Recent work has shown that convolutional networks can be substantially deeper, more accurate, and efficient to train if they contain shorter connections between layers close to the input and those close to the output. In this paper, we embrace this observation and introduce the Dense Convolutional Network (DenseNet), which connects each layer to every other layer in a feed-forward fashion. Whereas traditional convolutional networks with L layers have L connections - one between each layer and its subsequent layer - our network has L(L+1)/2 direct connections. For each layer, the feature-maps of all preceding layers are used as inputs, and its own feature-maps are used as inputs into all subsequent layers. DenseNets have several compelling advantages: they alleviate the vanishing-gradient problem, strengthen feature propagation, encourage feature reuse, and substantially reduce the number of parameters. We evaluate our proposed architecture on four highly competitive object recognition benchmark tasks (CIFAR-10, CIFAR-100, SVHN, and ImageNet). DenseNets obtain significant improvements over the state-of-the-art on most of them, whilst requiring less computation to achieve high performance.</text:p>
          </table:table-cell>
        </table:table-row>
        <table:table-row>
          <table:table-cell table:style-name="Table1.A2" office:value-type="string">
            <text:p text:style-name="P6">2016-09</text:p>
          </table:table-cell>
          <table:table-cell table:style-name="Table1.A2" office:value-type="string">
            <text:p text:style-name="P7"><text:span text:style-name="Strong_20_Emphasis"><text:span text:style-name="T3">Bridging the Ethical Gap: From Human Principles to Robot Instructions</text:span></text:span></text:p>
            <text:p text:style-name="P8">Neil McBride, Robert R. Hoffman</text:p>
            <text:p text:style-name="P8">Appears in "IEEE Intelligent Systems", September/October 2016, Human-Centered Computing Column</text:p>
            <text:p text:style-name="P7"><text:a xlink:type="simple" xlink:href="https://ieeexplore.ieee.org/document/7579396" text:style-name="Internet_20_link" text:visited-style-name="Visited_20_Internet_20_Link"><text:span text:style-name="T3">https://ieeexplore.ieee.org/document/7579396</text:span></text:a></text:p>
            <text:p text:style-name="P9"><text:a xlink:type="simple" xlink:href="https://www.ihmc.us/wp-content/uploads/2021/04/64.-Robotics-Ethical-Gap.pdf" text:style-name="Internet_20_link" text:visited-style-name="Visited_20_Internet_20_Link"><text:span text:style-name="T3">https://www.ihmc.us/wp-content/uploads/2021/04/64.-Robotics-Ethical-Gap.pdf</text:span></text:a></text:p>
          </table:table-cell>
          <table:table-cell table:style-name="Table1.C2" office:value-type="string">
            <text:p text:style-name="P6">Asimov's three laws of robotics and the Murphy-Woods alternative laws assume that a robot has the cognitive ability to make moral decisions, and fail to escape the myth of self-sufficiency. But ethical decision making on the part of robots in human-robot interaction is grounded on the interdependence of human and machine. Furthermore, the proposed laws are high-level principles that cannot easily be translated into machine instructions because there is an immense gap between the architecture, implementation, and activity of humans and robots in addressing ethical situations. The characterization of the ethical gap, particularly with reference to the Murphy-Woods laws, leads to a proposal for a shift in focus away from the autonomous behavior of the robot to human-robot communication at the interface, and the development of interdependence rules to underpin the process of ethical decision-making.</text:p>
          </table:table-cell>
        </table:table-row>
        <table:table-row>
          <table:table-cell table:style-name="Table1.A6" table:number-columns-spanned="3" office:value-type="string">
            <text:h text:style-name="P5" text:outline-level="1"><text:bookmark text:name="H2017"/><text:bookmark-start text:name="__RefHeading___Toc160_2979550896"/>2017<text:bookmark-end text:name="__RefHeading___Toc160_2979550896"/></text:h>
          </table:table-cell>
          <table:covered-table-cell/>
          <table:covered-table-cell/>
        </table:table-row>
        <table:table-row>
          <table:table-cell table:style-name="Table1.A2" office:value-type="string">
            <text:p text:style-name="P6">2017-01 📘</text:p>
          </table:table-cell>
          <table:table-cell table:style-name="Table1.A2" office:value-type="string">
            <text:p text:style-name="P7"><text:span text:style-name="Strong_20_Emphasis"><text:span text:style-name="T3">Deep Reinforcement Learning: An Overview</text:span></text:span></text:p>
            <text:p text:style-name="P8">Yuxi Li</text:p>
            <text:p text:style-name="P7"><text:a xlink:type="simple" xlink:href="https://arxiv.org/abs/1701.07274" text:style-name="Internet_20_link" text:visited-style-name="Visited_20_Internet_20_Link"><text:span text:style-name="T3">https://arxiv.org/abs/1701.07274</text:span></text:a></text:p>
            <text:p text:style-name="P8">Latest edition: 26 Nov 2018</text:p>
            <text:p text:style-name="P7"><text:span text:style-name="Emphasis"><text:span text:style-name="T3">Significant update:</text:span></text:span></text:p>
            <text:p text:style-name="P7"><text:span text:style-name="Strong_20_Emphasis"><text:span text:style-name="T3">Deep Reinforcement Learning</text:span></text:span><text:span text:style-name="T3">, 15 October 2018</text:span></text:p>
            <text:p text:style-name="P9"><text:a xlink:type="simple" xlink:href="https://arxiv.org/abs/1810.06339" text:style-name="Internet_20_link" text:visited-style-name="Visited_20_Internet_20_Link"><text:span text:style-name="T3">https://arxiv.org/abs/1810.06339</text:span></text:a></text:p>
          </table:table-cell>
          <table:table-cell table:style-name="Table1.C2" office:value-type="string">
            <text:p text:style-name="P6">We give an overview of recent exciting achievements of deep reinforcement learning (RL). We discuss six core elements, six important mechanisms, and twelve applications. We start with background of machine learning, deep learning and reinforcement learning. Next we discuss core RL elements, including value function, in particular, Deep Q-Network (DQN), policy, reward, model, planning, and exploration. After that, we discuss important mechanisms for RL, including attention and memory, unsupervised learning, transfer learning, multi-agent RL, hierarchical RL, and learning to learn. Then we discuss various applications of RL, including games, in particular, AlphaGo, robotics, natural language processing, including dialogue systems, machine translation, and text generation, computer vision, neural architecture design, business management, finance, healthcare, Industry 4.0, smart grid, intelligent transportation systems, and computer systems. We mention topics not reviewed yet, and list a collection of RL resources. After presenting a brief summary, we close with discussions.</text:p>
          </table:table-cell>
        </table:table-row>
        <table:table-row>
          <table:table-cell table:style-name="Table1.A2" office:value-type="string">
            <text:p text:style-name="P6">2017-02 📘</text:p>
          </table:table-cell>
          <table:table-cell table:style-name="Table1.A2" office:value-type="string">
            <text:p text:style-name="P7"><text:span text:style-name="Strong_20_Emphasis"><text:span text:style-name="T3">A Survey of Learning Classifier Systems in Games [Review Article]</text:span></text:span></text:p>
            <text:p text:style-name="P8"><text:soft-page-break/>Kamran Shafi; Hussein A. Abbass</text:p>
            <text:p text:style-name="P8">Appears in: "IEEE Computational Intelligence Magazine", February 2017</text:p>
            <text:p text:style-name="P7"><text:a xlink:type="simple" xlink:href="https://ieeexplore.ieee.org/document/7807383" text:style-name="Internet_20_link" text:visited-style-name="Visited_20_Internet_20_Link"><text:span text:style-name="T3">https://ieeexplore.ieee.org/document/7807383</text:span></text:a><text:span text:style-name="T3"> (paywalled)</text:span></text:p>
            <text:p text:style-name="P9"><text:a xlink:type="simple" xlink:href="http://husseinabbass.net/papers/LCSinGames_Final.pdf" text:style-name="Internet_20_link" text:visited-style-name="Visited_20_Internet_20_Link"><text:span text:style-name="T3">http://husseinabbass.net/papers/LCSinGames_Final.pdf</text:span></text:a><text:span text:style-name="T3"> (seems to be a preversion)</text:span></text:p>
          </table:table-cell>
          <table:table-cell table:style-name="Table1.C2" office:value-type="string">
            <text:p text:style-name="P7"><text:span text:style-name="T3">🦉 </text:span><text:span text:style-name="Strong_20_Emphasis"><text:span text:style-name="T3">An approach at eliciting condition-action rules through genetic algorithms and RL (not NN)</text:span></text:span></text:p>
            <text:p text:style-name="P8"><text:soft-page-break/>Games are becoming increasingly indispensable, not only for fun but also to support tasks that are more serious, such as education, strategic planning, and understanding of complex phenomena. Computational intelligence-based methods are contributing significantly to this development. Learning Classifier Systems (LCS) is a pioneering computational intelligence approach that combines machine learning methods with evolutionary computation, to learn problem solutions in the form of interpretable rules. These systems offer several advantages for game applications, including a powerful and flexible agent architecture built on a knowledge-based symbolic modeling engine; modeling flexibility that allows integrating domain knowledge and different machine learning mechanisms under a single computational framework; an ability to adapt to diverse game requirements; and an ability to learn and generate creative agent behaviors in real-time dynamic environments. We present a comprehensive and dedicated survey of LCS in computer games. The survey highlights the versatility and advantages of these systems by reviewing their application in a variety of games. The survey is organized according to a general game classification and provides an opportunity to bring this important research direction into the public eye. We discuss the strengths and weaknesses of the existing approaches and provide insights into important future research directions.</text:p>
            <text:p text:style-name="P9"><text:span text:style-name="T3">See alos: </text:span><text:a xlink:type="simple" xlink:href="https://en.wikipedia.org/wiki/Learning_classifier_system" text:style-name="Internet_20_link" text:visited-style-name="Visited_20_Internet_20_Link"><text:span text:style-name="T3">https://en.wikipedia.org/wiki/Learning_classifier_system</text:span></text:a></text:p>
          </table:table-cell>
        </table:table-row>
        <table:table-row>
          <table:table-cell table:style-name="Table1.A2" office:value-type="string">
            <text:p text:style-name="P6">2017-03</text:p>
          </table:table-cell>
          <table:table-cell table:style-name="Table1.A2" office:value-type="string">
            <text:p text:style-name="P7"><text:span text:style-name="Strong_20_Emphasis"><text:span text:style-name="T3">Evolution Strategies as a Scalable Alternative to Reinforcement Learning</text:span></text:span></text:p>
            <text:p text:style-name="P8">Tim Salimans, Jonathan Ho, Xi Chen, Szymon Sidor, Ilya Sutskever (OpenAI)</text:p>
            <text:p text:style-name="P7"><text:a xlink:type="simple" xlink:href="https://arxiv.org/abs/1703.03864" text:style-name="Internet_20_link" text:visited-style-name="Visited_20_Internet_20_Link"><text:span text:style-name="T3">https://arxiv.org/abs/1703.03864</text:span></text:a></text:p>
            <text:p text:style-name="P6">Latest version: 2017-09-07</text:p>
          </table:table-cell>
          <table:table-cell table:style-name="Table1.C2" office:value-type="string">
            <text:p text:style-name="P6">We explore the use of Evolution Strategies (ES), a class of black box optimization algorithms, as an alternative to popular MDP-based RL techniques such as Q-learning and Policy Gradients. Experiments on MuJoCo and Atari show that ES is a viable solution strategy that scales extremely well with the number of CPUs available: By using a novel communication strategy based on common random numbers, our ES implementation only needs to communicate scalars, making it possible to scale to over a thousand parallel workers. This allows us to solve 3D humanoid walking in 10 minutes and obtain competitive results on most Atari games after one hour of training. In addition, we highlight several advantages of ES as a black box optimization technique: it is invariant to action frequency and delayed rewards, tolerant of extremely long horizons, and does not need temporal discounting or value function approximation.</text:p>
          </table:table-cell>
        </table:table-row>
        <table:table-row>
          <table:table-cell table:style-name="Table1.A2" office:value-type="string">
            <text:p text:style-name="P6">2017-05</text:p>
          </table:table-cell>
          <table:table-cell table:style-name="Table1.A2" office:value-type="string">
            <text:p text:style-name="P7"><text:span text:style-name="Strong_20_Emphasis"><text:span text:style-name="T3">ImageNet classification with deep convolutional neural networks</text:span></text:span></text:p>
            <text:p text:style-name="P8">Alex Krizhevsky, Ilya Sutskever, Geoffrey E. Hinton</text:p>
            <text:p text:style-name="P9"><text:a xlink:type="simple" xlink:href="https://dl.acm.org/doi/10.1145/3065386" text:style-name="Internet_20_link" text:visited-style-name="Visited_20_Internet_20_Link"><text:span text:style-name="T3">https://dl.acm.org/doi/10.1145/3065386</text:span></text:a></text:p>
          </table:table-cell>
          <table:table-cell table:style-name="Table1.C2" office:value-type="string">
            <text:p text:style-name="P7"><text:span text:style-name="T3">🦉</text:span><text:span text:style-name="Strong_20_Emphasis"><text:span text:style-name="T3">First image-recognition program to use GPUs</text:span></text:span></text:p>
            <text:p text:style-name="P6">We trained a large, deep convolutional neural network to classify the 1.2 million high-resolution images in the ImageNet LSVRC-2010 contest into the 1000 different classes. On the test data, we achieved top-1 and top-5 error rates of 37.5% and 17.0%, respectively, which is considerably better than the previous state-of-the-art. The neural network, which has 60 million parameters and 650,000 neurons, consists of five convolutional layers, some of which are followed by max-pooling layers, and three fully connected layers with a final 1000-way softmax. To make training faster, we used non-saturating neurons and a very efficient GPU implementation of the convolution operation. To reduce overfitting in the fully connected layers we employed a recently developed regularization method called "dropout" that proved to be very effective. We also entered a variant of this model in the ILSVRC-2012 competition and achieved a winning top-5 test error rate of 15.3%, compared to 26.2% achieved by the second-best entry.</text:p>
          </table:table-cell>
        </table:table-row>
        <table:table-row>
          <table:table-cell table:style-name="Table1.A2" office:value-type="string">
            <text:p text:style-name="P6">2017-06</text:p>
          </table:table-cell>
          <table:table-cell table:style-name="Table1.A2" office:value-type="string">
            <text:p text:style-name="P7"><text:span text:style-name="Strong_20_Emphasis"><text:span text:style-name="T3">Attention Is All You Need</text:span></text:span></text:p>
            <text:p text:style-name="P8">Ashish Vaswani, Noam Shazeer, Niki Parmar, Jakob Uszkoreit, Llion Jones, Aidan N. Gomez, Lukasz Kaiser, Illia Polosukhin</text:p>
            <text:p text:style-name="P7"><text:a xlink:type="simple" xlink:href="https://arxiv.org/abs/1706.03762" text:style-name="Internet_20_link" text:visited-style-name="Visited_20_Internet_20_Link"><text:span text:style-name="T3">https://arxiv.org/abs/1706.03762</text:span></text:a></text:p>
            <text:p text:style-name="P6">Latest version: 2023-08-02</text:p>
          </table:table-cell>
          <table:table-cell table:style-name="Table1.C2" office:value-type="string">
            <text:p text:style-name="P7"><text:span text:style-name="Strong_20_Emphasis"><text:span text:style-name="T3">🦉Introduction of the "Transformer" architecture</text:span></text:span></text:p>
            <text:p text:style-name="P6">The dominant sequence transduction models are based on complex recurrent or convolutional neural networks in an encoder-decoder configuration.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8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text:p>
          </table:table-cell>
        </table:table-row>
        <table:table-row>
          <table:table-cell table:style-name="Table1.A2" office:value-type="string">
            <text:p text:style-name="P6">2017-07</text:p>
          </table:table-cell>
          <table:table-cell table:style-name="Table1.A2" office:value-type="string">
            <text:p text:style-name="P7"><text:span text:style-name="Strong_20_Emphasis"><text:span text:style-name="T3">Human-Level Intelligence or Animal-Like Abilities?</text:span></text:span></text:p>
            <text:p text:style-name="P8">Adnan Darwiche</text:p>
            <text:p text:style-name="P7"><text:a xlink:type="simple" xlink:href="https://arxiv.org/abs/1707.04327" text:style-name="Internet_20_link" text:visited-style-name="Visited_20_Internet_20_Link"><text:span text:style-name="T3">https://arxiv.org/abs/1707.04327</text:span></text:a></text:p>
            <text:p text:style-name="P8">Appears in: "Communications of the ACM", October 2018</text:p>
            <text:p text:style-name="P9"><text:a xlink:type="simple" xlink:href="https://cacm.acm.org/research/human-level-intelligence-or-animal-like-abilities/" text:style-name="Internet_20_link" text:visited-style-name="Visited_20_Internet_20_Link"><text:span text:style-name="T3">https://cacm.acm.org/research/human-level-intelligence-or-animal-like-abilities/</text:span></text:a></text:p>
          </table:table-cell>
          <table:table-cell table:style-name="Table1.C2" office:value-type="string">
            <text:p text:style-name="P7"><text:span text:style-name="Strong_20_Emphasis"><text:span text:style-name="T3">A critical look on the abilities of the new AI agents</text:span></text:span></text:p>
            <text:p text:style-name="P6">"The vision systems of the eagle and the snake outperform everything that we can make in the laboratory, but snakes and eagles cannot build an eyeglass or a telescope or a microscope." (Judea Pearl)</text:p>
          </table:table-cell>
        </table:table-row>
        <table:table-row>
          <table:table-cell table:style-name="Table1.A2" office:value-type="string">
            <text:p text:style-name="P6">2017-07</text:p>
          </table:table-cell>
          <table:table-cell table:style-name="Table1.A2" office:value-type="string">
            <text:p text:style-name="P7"><text:span text:style-name="Strong_20_Emphasis"><text:span text:style-name="T3">Interactive Cognitive Systems and Social Intelligence</text:span></text:span></text:p>
            <text:p text:style-name="P8">Pat Langley, Institute for the Stufy of Learning and Expertise</text:p>
            <text:p text:style-name="P8">Appears in: "IEEE Intelligent Systems", Juyl/August 2017</text:p>
            <text:p text:style-name="P7"><text:a xlink:type="simple" xlink:href="https://ieeexplore.ieee.org/document/8012318" text:style-name="Internet_20_link" text:visited-style-name="Visited_20_Internet_20_Link"><text:span text:style-name="T3">https://ieeexplore.ieee.org/document/8012318</text:span></text:a><text:span text:style-name="T3"> paywalled</text:span></text:p>
            <text:p text:style-name="P7"><text:a xlink:type="simple" xlink:href="http://www.isle.org/~langley/papers/interact.ieee17.pdf" text:style-name="Internet_20_link" text:visited-style-name="Visited_20_Internet_20_Link"><text:span text:style-name="T3">http://www.isle.org/~langley/papers/interact.ieee17.pdf</text:span></text:a></text:p>
            <text:p text:style-name="P6"> </text:p>
          </table:table-cell>
          <table:table-cell table:style-name="Table1.C2" office:value-type="string">
            <text:p text:style-name="P6">Research on cognitive systems adopts the aims and assumptions of classical AI research, emphasizing the construction of intelligent agents that exhibit complex behavior. This article reviews the cognitive systems paradigm and two widely adopted hypotheses-physical symbol systems and heuristic search-that underpin it. The author introduces a third claim-the social cognition hypothesis-that states intelligence requires the ability to represent and reason about others' mental states. The article also examines a number of computational artifacts, both historical and recent, that focus on interaction and exhibit this capacity. Examples include dialogue systems, synthetic experts, believable agents, intelligent tutors, interactive robots, and instructable game players. In closing, the author identifies issues in social cognition that deserve greater attention and poses challenges that can drive future research on interactive cognitive systems.</text:p>
          </table:table-cell>
        </table:table-row>
        <table:table-row>
          <table:table-cell table:style-name="Table1.A2" office:value-type="string">
            <text:p text:style-name="P6">2017-07</text:p>
          </table:table-cell>
          <table:table-cell table:style-name="Table1.A2" office:value-type="string">
            <text:p text:style-name="P7"><text:span text:style-name="Strong_20_Emphasis"><text:span text:style-name="T3">Computers Play Chess Computers Play Go - Humans Play Dungeons &amp; Dragons</text:span></text:span></text:p>
            <text:p text:style-name="P8">Simon Ellis and James Hendler</text:p>
            <text:p text:style-name="P8">Appears in: "IEEE Intelligent Systems" July/August 2017</text:p>
            <text:p text:style-name="P9"><text:a xlink:type="simple" xlink:href="https://ieeexplore.ieee.org/abstract/document/8012338" text:style-name="Internet_20_link" text:visited-style-name="Visited_20_Internet_20_Link"><text:span text:style-name="T3">https://ieeexplore.ieee.org/abstract/document/8012338</text:span></text:a><text:span text:style-name="T3"> paywalled</text:span></text:p>
          </table:table-cell>
          <table:table-cell table:style-name="Table1.C2" office:value-type="string">
            <text:p text:style-name="P6">With the AlphaGo program recently beating an expert human player, AI researchers are exploring new challenges, the biggest being human-oriented games such as Dungeons &amp; Dragons.</text:p>
          </table:table-cell>
        </table:table-row>
        <table:table-row>
          <table:table-cell table:style-name="Table1.A2" office:value-type="string">
            <text:p text:style-name="P6">2017-09 🐿️</text:p>
          </table:table-cell>
          <table:table-cell table:style-name="Table1.A2" office:value-type="string">
            <text:p text:style-name="P7"><text:span text:style-name="Strong_20_Emphasis"><text:span text:style-name="T3">New Theory Cracks Open the Black Box of Deep Learning</text:span></text:span></text:p>
            <text:p text:style-name="P8">Popular Science explainer at Quanta Magazine by Natalie Wolchover</text:p>
            <text:p text:style-name="P9"><text:a xlink:type="simple" xlink:href="https://www.quantamagazine.org/new-theory-cracks-open-the-black-box-of-deep-learning-20170921/" text:style-name="Internet_20_link" text:visited-style-name="Visited_20_Internet_20_Link"><text:span text:style-name="T3">https://www.quantamagazine.org/new-theory-cracks-open-the-black-box-of-deep-</text:span><text:soft-page-break/><text:span text:style-name="T3">learning-20170921/</text:span></text:a></text:p>
          </table:table-cell>
          <table:table-cell table:style-name="Table1.C2" office:value-type="string">
            <text:p text:style-name="P6">"A new idea called the 'information bottleneck' is helping to explain the puzzling success of today’s artificial-intelligence algorithms — and might also explain how human brains learn."</text:p>
          </table:table-cell>
        </table:table-row>
        <table:table-row>
          <table:table-cell table:style-name="Table1.A2" office:value-type="string">
            <text:p text:style-name="P6">2017-09 🐿️</text:p>
          </table:table-cell>
          <table:table-cell table:style-name="Table1.A2" office:value-type="string">
            <text:p text:style-name="P7"><text:span text:style-name="Strong_20_Emphasis"><text:span text:style-name="T3">Clever Machines Learn How to Be Curious</text:span></text:span></text:p>
            <text:p text:style-name="P8">Popular Science explainer at Quanta Magazine by John Pavlus</text:p>
            <text:p text:style-name="P9"><text:a xlink:type="simple" xlink:href="https://www.quantamagazine.org/clever-machines-learn-how-to-be-curious-20170919/" text:style-name="Internet_20_link" text:visited-style-name="Visited_20_Internet_20_Link"><text:span text:style-name="T3">https://www.quantamagazine.org/clever-machines-learn-how-to-be-curious-20170919/</text:span></text:a></text:p>
          </table:table-cell>
          <table:table-cell table:style-name="Table1.C2" office:value-type="string">
            <text:p text:style-name="P6">"Computer scientists are finding ways to code curiosity into intelligent machines."</text:p>
          </table:table-cell>
        </table:table-row>
        <table:table-row>
          <table:table-cell table:style-name="Table1.A2" office:value-type="string">
            <text:p text:style-name="P6">2017-09 📘</text:p>
          </table:table-cell>
          <table:table-cell table:style-name="Table1.A2" office:value-type="string">
            <text:p text:style-name="P7"><text:span text:style-name="Strong_20_Emphasis"><text:span text:style-name="T3">A Brief Survey of Deep Reinforcement Learning</text:span></text:span></text:p>
            <text:p text:style-name="P8">Kai Arulkumaran, Marc Peter Deisenroth, Miles Brundage, Anil Anthony Bharath</text:p>
            <text:p text:style-name="P7"><text:a xlink:type="simple" xlink:href="https://arxiv.org/abs/1708.05866" text:style-name="Internet_20_link" text:visited-style-name="Visited_20_Internet_20_Link"><text:span text:style-name="T3">https://arxiv.org/abs/1708.05866</text:span></text:a></text:p>
            <text:p text:style-name="P6"> </text:p>
          </table:table-cell>
          <table:table-cell table:style-name="Table1.C2" office:value-type="string">
            <text:p text:style-name="P6">Deep reinforcement learning is poised to revolutionise the field of AI and represents a step towards building autonomous systems with a higher level understanding of the visual world. Currently, deep learning is enabling reinforcement learning to scale to problems that were previously intractable, such as learning to play video games directly from pixels. Deep reinforcement learning algorithms are also applied to robotics, allowing control policies for robots to be learned directly from camera inputs in the real world. In this survey, we begin with an introduction to the general field of reinforcement learning, then progress to the main streams of value-based and policy-based methods. Our survey will cover central algorithms in deep reinforcement learning, including the deep Q-network, trust region policy optimisation, and asynchronous advantage actor-critic. In parallel, we highlight the unique advantages of deep neural networks, focusing on visual understanding via reinforcement learning. To conclude, we describe several current areas of research within the field.</text:p>
          </table:table-cell>
        </table:table-row>
        <table:table-row>
          <table:table-cell table:style-name="Table1.A2" office:value-type="string">
            <text:p text:style-name="P6">2017-10 🐿️</text:p>
          </table:table-cell>
          <table:table-cell table:style-name="Table1.A2" office:value-type="string">
            <text:p text:style-name="P7"><text:span text:style-name="Strong_20_Emphasis"><text:span text:style-name="T3">Artificial Intelligence Learns to Learn Entirely on Its Own</text:span></text:span></text:p>
            <text:p text:style-name="P8">Popular Science explainer at Quanta Magazine by Kevin Hartnett</text:p>
            <text:p text:style-name="P9"><text:a xlink:type="simple" xlink:href="https://www.quantamagazine.org/artificial-intelligence-learns-to-learn-entirely-on-its-own-20171018/" text:style-name="Internet_20_link" text:visited-style-name="Visited_20_Internet_20_Link"><text:span text:style-name="T3">https://www.quantamagazine.org/artificial-intelligence-learns-to-learn-entirely-on-its-own-20171018/</text:span></text:a></text:p>
          </table:table-cell>
          <table:table-cell table:style-name="Table1.C2" office:value-type="string">
            <text:p text:style-name="P6">"A new version of AlphaGo needed no human instruction to figure out how to clobber the best Go player in the world — itself."</text:p>
          </table:table-cell>
        </table:table-row>
        <table:table-row>
          <table:table-cell table:style-name="Table1.A6" table:number-columns-spanned="3" office:value-type="string">
            <text:h text:style-name="P5" text:outline-level="1"><text:bookmark text:name="H2018"/><text:bookmark-start text:name="__RefHeading___Toc162_2979550896"/>2018<text:bookmark-end text:name="__RefHeading___Toc162_2979550896"/></text:h>
          </table:table-cell>
          <table:covered-table-cell/>
          <table:covered-table-cell/>
        </table:table-row>
        <table:table-row>
          <table:table-cell table:style-name="Table1.A2" office:value-type="string">
            <text:p text:style-name="P6">2018 📔</text:p>
          </table:table-cell>
          <table:table-cell table:style-name="Table1.A2" office:value-type="string">
            <text:p text:style-name="P7"><text:span text:style-name="Strong_20_Emphasis"><text:span text:style-name="T3">Architects of Intelligence</text:span></text:span></text:p>
            <text:p text:style-name="P8">"The truth about AI from the people building it."</text:p>
            <text:p text:style-name="P8">Martin Ford</text:p>
            <text:p text:style-name="P6">PACKT publishing, 2018</text:p>
          </table:table-cell>
          <table:table-cell table:style-name="Table1.C2" office:value-type="string">
            <text:p text:style-name="P8">Martin Ford ("New York Times Bestselling Author of Rise of the Robots") interviews:</text:p>
            <text:p text:style-name="P6">Yoshua Bengio, Stuart Russell, Geoffrey Hinton, Nick Bostrom, Yann LeCun, Fei-Fei Li, Demis Hassabis, Andrew Ng, Rana el Kaliouby, Ray Kurzweil, Daniela Rus, James Manyika, Gary Marcus, Barbara Grosz, Judea Pearl, Jeff Dean, Daphne Koller, David Ferruci, Rodney Brooks, Cynthia Breazeal, Josh Tenenbaum, Oren Etzioni, Bryan Johnson</text:p>
          </table:table-cell>
        </table:table-row>
        <table:table-row>
          <table:table-cell table:style-name="Table1.A2" office:value-type="string">
            <text:p text:style-name="P6">2018-01</text:p>
          </table:table-cell>
          <table:table-cell table:style-name="Table1.A2" office:value-type="string">
            <text:p text:style-name="P7"><text:span text:style-name="Strong_20_Emphasis"><text:span text:style-name="T3">Deep Learning: A Critical Appraisal</text:span></text:span></text:p>
            <text:p text:style-name="P8">Gary Marcus</text:p>
            <text:p text:style-name="P9"><text:a xlink:type="simple" xlink:href="https://arxiv.org/abs/1801.00631" text:style-name="Internet_20_link" text:visited-style-name="Visited_20_Internet_20_Link"><text:span text:style-name="T3">https://arxiv.org/abs/1801.00631</text:span></text:a></text:p>
          </table:table-cell>
          <table:table-cell table:style-name="Table1.C2" office:value-type="string">
            <text:p text:style-name="P8">Although deep learning has historical roots going back decades, neither the term “deep learning” nor the approach was popular just over five years ago, when the field was reignited by papers such as Krizhevsky, Sutskever and Hinton’s now classic 2012 (Krizhevsky, Sutskever, &amp; Hinton, 2012) deep net model of Imagenet.</text:p>
            <text:p text:style-name="P6">What has the field discovered in the five subsequent years? Against a background of considerable progress in areas such as speech recognition, image recognition, and game playing, and considerable enthusiasm in the popular press, I present ten concerns for deep learning, and suggest that deep learning must be supplemented by other techniques if we are to reach artificial general intelligence.</text:p>
          </table:table-cell>
        </table:table-row>
        <table:table-row>
          <table:table-cell table:style-name="Table1.A2" office:value-type="string">
            <text:p text:style-name="P6">2018-01</text:p>
          </table:table-cell>
          <table:table-cell table:style-name="Table1.A2" office:value-type="string">
            <text:p text:style-name="P7"><text:span text:style-name="Strong_20_Emphasis"><text:span text:style-name="T3">Innateness, AlphaZero and Artificial Intelligence</text:span></text:span></text:p>
            <text:p text:style-name="P8">Gary Marcus</text:p>
            <text:p text:style-name="P7"><text:a xlink:type="simple" xlink:href="https://arxiv.org/abs/1801.05667" text:style-name="Internet_20_link" text:visited-style-name="Visited_20_Internet_20_Link"><text:span text:style-name="T3">https://arxiv.org/abs/1801.05667</text:span></text:a></text:p>
            <text:p text:style-name="P6"> </text:p>
          </table:table-cell>
          <table:table-cell table:style-name="Table1.C2" office:value-type="string">
            <text:p text:style-name="P6">The concept of innateness is rarely discussed in the context of artificial intelligence. When it is discussed, or hinted at, it is often the context of trying to reduce the amount of innate machinery in a given system. In this paper, I consider as a test case a recent series of papers by Silver et al (Silver et al., 2017a) on AlphaGo and its successors that have been presented as an argument that a “even in the most challenging of domains: it is possible to train to superhuman level, without human examples or guidance”, “starting tabula rasa.” I argue that these claims are overstated, for multiple reasons. I close by arguing that artificial intelligence needs greater attention to innateness, and I point to some proposals about what that innateness might look like.</text:p>
          </table:table-cell>
        </table:table-row>
        <table:table-row>
          <table:table-cell table:style-name="Table1.A2" office:value-type="string">
            <text:p text:style-name="P6">2018-01</text:p>
          </table:table-cell>
          <table:table-cell table:style-name="Table1.A2" office:value-type="string">
            <text:p text:style-name="P7"><text:span text:style-name="Strong_20_Emphasis"><text:span text:style-name="T3">Theoretical Impediments to Machine Learning With Seven Sparks from the Causal Revolution</text:span></text:span></text:p>
            <text:p text:style-name="P8">Judea Pearl</text:p>
            <text:p text:style-name="P9"><text:a xlink:type="simple" xlink:href="https://arxiv.org/abs/1801.04016" text:style-name="Internet_20_link" text:visited-style-name="Visited_20_Internet_20_Link"><text:span text:style-name="T3">https://arxiv.org/abs/1801.04016</text:span></text:a></text:p>
          </table:table-cell>
          <table:table-cell table:style-name="Table1.C2" office:value-type="string">
            <text:p text:style-name="P6">Machines need to be able to model causality before progress can be made</text:p>
          </table:table-cell>
        </table:table-row>
        <table:table-row>
          <table:table-cell table:style-name="Table1.A2" office:value-type="string">
            <text:p text:style-name="P6">2018-01</text:p>
          </table:table-cell>
          <table:table-cell table:style-name="Table1.A2" office:value-type="string">
            <text:p text:style-name="P7"><text:span text:style-name="Strong_20_Emphasis"><text:span text:style-name="T3">Superhuman AI for heads-up no-limit poker: Libratus beats top professionals</text:span></text:span></text:p>
            <text:p text:style-name="P8">Noam Brown and Tuomas Sandholm</text:p>
            <text:p text:style-name="P8">Appears in: Science, 26th January 2018</text:p>
            <text:p text:style-name="P9"><text:a xlink:type="simple" xlink:href="https://www.science.org/doi/10.1126/science.aao1733" text:style-name="Internet_20_link" text:visited-style-name="Visited_20_Internet_20_Link"><text:span text:style-name="T3">https://www.science.org/doi/10.1126/science.aao1733</text:span></text:a></text:p>
          </table:table-cell>
          <table:table-cell table:style-name="Table1.C2" office:value-type="string">
            <text:p text:style-name="P6">No-limit Texas hold’em is the most popular form of poker. Despite artificial intelligence (AI) successes in perfect-information games, the private information and massive game tree have made no-limit poker difficult to tackle. We present Libratus, an AI that, in a 120,000-hand competition, defeated four top human specialist professionals in heads-up no-limit Texas hold’em, the leading benchmark and long-standing challenge problem in imperfect-information game solving. Our game-theoretic approach features application-independent techniques: an algorithm for computing a blueprint for the overall strategy, an algorithm that fleshes out the details of the strategy for subgames that are reached during play, and a self-improver algorithm that fixes potential weaknesses that opponents have identified in the blueprint strategy.</text:p>
          </table:table-cell>
        </table:table-row>
        <table:table-row>
          <table:table-cell table:style-name="Table1.A2" office:value-type="string">
            <text:p text:style-name="P6">2018-02</text:p>
          </table:table-cell>
          <table:table-cell table:style-name="Table1.A2" office:value-type="string">
            <text:p text:style-name="P7"><text:span text:style-name="Strong_20_Emphasis"><text:span text:style-name="T3">Adversarial Examples that Fool both Computer Vision and Time-Limited Humans</text:span></text:span></text:p>
            <text:p text:style-name="P8">Gamaleldin F. Elsayed, Shreya Shankar, Brian Cheung et al.</text:p>
            <text:p text:style-name="P8">Latest version is dated 2018-05-22</text:p>
            <text:p text:style-name="P9"><text:a xlink:type="simple" xlink:href="https://arxiv.org/abs/1802.08195" text:style-name="Internet_20_link" text:visited-style-name="Visited_20_Internet_20_Link"><text:span text:style-name="T3">https://arxiv.org/abs/1802.08195</text:span></text:a></text:p>
          </table:table-cell>
          <table:table-cell table:style-name="Table1.C2" office:value-type="string">
            <text:p text:style-name="P6">Machine learning models are vulnerable to adversarial examples: small changes to images can cause computer vision models to make mistakes such as identifying a school bus as an ostrich. However, it is still an open question whether humans are prone to similar mistakes. Here, we address this question by leveraging recent techniques that transfer adversarial examples from computer vision models with known parameters and architecture to other models with unknown parameters and architecture, and by matching the initial processing of the human visual system. We find that adversarial examples that strongly transfer across computer vision models influence the classifications made by time-limited human observers.</text:p>
          </table:table-cell>
        </table:table-row>
        <table:table-row>
          <table:table-cell table:style-name="Table1.A2" office:value-type="string">
            <text:p text:style-name="P6">2018-05 🐿️</text:p>
          </table:table-cell>
          <table:table-cell table:style-name="Table1.A2" office:value-type="string">
            <text:p text:style-name="P7"><text:span text:style-name="Strong_20_Emphasis"><text:span text:style-name="T3">To Build Truly Intelligent Machines, Teach Them Cause and Effect</text:span></text:span></text:p>
            <text:p text:style-name="P8">Interview by Quanta Magazine with Kevin Hartnett</text:p>
            <text:p text:style-name="P9"><text:a xlink:type="simple" xlink:href="https://www.quantamagazine.org/to-build-truly-intelligent-machines-teach-them-cause-and-effect-20180515/" text:style-name="Internet_20_link" text:visited-style-name="Visited_20_Internet_20_Link"><text:span text:style-name="T3">https://www.quantamagazine.org/to-build-truly-intelligent-machines-teach-them-cause-and-effect-20180515/</text:span></text:a></text:p>
          </table:table-cell>
          <table:table-cell table:style-name="Table1.C2" office:value-type="string">
            <text:p text:style-name="P6">"Judea Pearl, a pioneering figure in artificial intelligence, argues that AI has been stuck in a decades-long rut. His prescription for progress? Teach machines to understand the question why."</text:p>
          </table:table-cell>
        </table:table-row>
        <text:soft-page-break/>
        <table:table-row>
          <table:table-cell table:style-name="Table1.A2" office:value-type="string">
            <text:p text:style-name="P6">2018-06</text:p>
          </table:table-cell>
          <table:table-cell table:style-name="Table1.A2" office:value-type="string">
            <text:p text:style-name="P7"><text:span text:style-name="Strong_20_Emphasis"><text:span text:style-name="T3">Relational inductive biases, deep learning, and graph networks</text:span></text:span></text:p>
            <text:p text:style-name="P8">Peter W. Battaglia, Jessica B. Hamrick, Victor Bapst et al.</text:p>
            <text:p text:style-name="P9"><text:a xlink:type="simple" xlink:href="https://arxiv.org/abs/1806.01261" text:style-name="Internet_20_link" text:visited-style-name="Visited_20_Internet_20_Link"><text:span text:style-name="T3">https://arxiv.org/abs/1806.01261</text:span></text:a></text:p>
          </table:table-cell>
          <table:table-cell table:style-name="Table1.C2" office:value-type="string">
            <text:p text:style-name="P8">Artificial intelligence (AI) has undergone a renaissance recently, making major progress in key domains such as vision, language, control, and decision-making. This has been due, in part, to cheap data and cheap compute resources, which have fit the natural strengths of deep learning. However, many defining characteristics of human intelligence, which developed under much different pressures, remain out of reach for current approaches. In particular, generalizing beyond one's experiences--a hallmark of human intelligence from infancy--remains a formidable challenge for modern AI.</text:p>
            <text:p text:style-name="P6">The following is part position paper, part review, and part unification. We argue that combinatorial generalization must be a top priority for AI to achieve human-like abilities, and that structured representations and computations are key to realizing this objective. Just as biology uses nature and nurture cooperatively, we reject the false choice between "hand-engineering" and "end-to-end" learning, and instead advocate for an approach which benefits from their complementary strengths. We explore how using relational inductive biases within deep learning architectures can facilitate learning about entities, relations, and rules for composing them. We present a new building block for the AI toolkit with a strong relational inductive bias--the graph network--which generalizes and extends various approaches for neural networks that operate on graphs, and provides a straightforward interface for manipulating structured knowledge and producing structured behaviors. We discuss how graph networks can support relational reasoning and combinatorial generalization, laying the foundation for more sophisticated, interpretable, and flexible patterns of reasoning. As a companion to this paper, we have released an open-source software library for building graph networks, with demonstrations of how to use them in practice.</text:p>
          </table:table-cell>
        </table:table-row>
        <table:table-row>
          <table:table-cell table:style-name="Table1.A2" office:value-type="string">
            <text:p text:style-name="P6">2018-09 🐿️</text:p>
          </table:table-cell>
          <table:table-cell table:style-name="Table1.A2" office:value-type="string">
            <text:p text:style-name="P7"><text:span text:style-name="Strong_20_Emphasis"><text:span text:style-name="T3">Machine Learning Confronts the Elephant in the Room</text:span></text:span></text:p>
            <text:p text:style-name="P8">Popular Science explainer at Quanta Magazine by Kevin Hartnett</text:p>
            <text:p text:style-name="P9"><text:a xlink:type="simple" xlink:href="https://www.quantamagazine.org/machine-learning-confronts-the-elephant-in-the-room-20180920/" text:style-name="Internet_20_link" text:visited-style-name="Visited_20_Internet_20_Link"><text:span text:style-name="T3">https://www.quantamagazine.org/machine-learning-confronts-the-elephant-in-the-room-20180920/</text:span></text:a></text:p>
          </table:table-cell>
          <table:table-cell table:style-name="Table1.C2" office:value-type="string">
            <text:p text:style-name="P6">"A visual prank exposes an Achilles’ heel of computer vision systems: Unlike humans, they can’t do a double take."</text:p>
          </table:table-cell>
        </table:table-row>
        <table:table-row>
          <table:table-cell table:style-name="Table1.A2" office:value-type="string">
            <text:p text:style-name="P6">2018-10</text:p>
          </table:table-cell>
          <table:table-cell table:style-name="Table1.A2" office:value-type="string">
            <text:p text:style-name="P7"><text:span text:style-name="Strong_20_Emphasis"><text:span text:style-name="T3">BERT: Pre-training of Deep Bidirectional Transformers for Language Understanding</text:span></text:span></text:p>
            <text:p text:style-name="P8">Jacob Devlin, Ming-Wei Chang, Kenton Lee, Kristina Toutanova</text:p>
            <text:p text:style-name="P7"><text:a xlink:type="simple" xlink:href="https://arxiv.org/abs/1810.04805" text:style-name="Internet_20_link" text:visited-style-name="Visited_20_Internet_20_Link"><text:span text:style-name="T3">https://arxiv.org/abs/1810.04805</text:span></text:a></text:p>
            <text:p text:style-name="P6">Latest version: 2019-05-24</text:p>
          </table:table-cell>
          <table:table-cell table:style-name="Table1.C2" office:value-type="string">
            <text:p text:style-name="P7"><text:span text:style-name="T3">🦉 </text:span><text:span text:style-name="Strong_20_Emphasis"><text:span text:style-name="T3">Introduces BERT, a breakthrough in natural language processing (NLP) that significantly improved the performance of language models across a wide range of NLP tasks.</text:span></text:span></text:p>
            <text:p text:style-name="P6">We introduce a new language representation model called BERT, which stands for Bidirectional Encoder Representations from Transformers. Unlike recent language representation models, BERT is designed to pre-train deep bidirectional representations from unlabeled text by jointly conditioning on both left and right context in all layers. As a result, the pre-trained BERT model can be fine-tuned with just one additional output layer to create state-of-the-art models for a wide range of tasks, such as question answering and language inference, without substantial task-specific architecture modifications.</text:p>
          </table:table-cell>
        </table:table-row>
        <table:table-row>
          <table:table-cell table:style-name="Table1.A2" office:value-type="string">
            <text:p text:style-name="P6">2018-10 📘</text:p>
          </table:table-cell>
          <table:table-cell table:style-name="Table1.A2" office:value-type="string">
            <text:p text:style-name="P7"><text:span text:style-name="Strong_20_Emphasis"><text:span text:style-name="T3">Deep Reinforcement Learning</text:span></text:span></text:p>
            <text:p text:style-name="P8">Yuxi Li</text:p>
            <text:p text:style-name="P7"><text:a xlink:type="simple" xlink:href="https://arxiv.org/abs/1810.06339" text:style-name="Internet_20_link" text:visited-style-name="Visited_20_Internet_20_Link"><text:span text:style-name="T3">https://arxiv.org/abs/1810.06339</text:span></text:a></text:p>
            <text:p text:style-name="P9"><text:span text:style-name="Strong_20_Emphasis"><text:span text:style-name="Emphasis"><text:span text:style-name="T3">150 pages of goodness!!</text:span></text:span></text:span></text:p>
          </table:table-cell>
          <table:table-cell table:style-name="Table1.C2" office:value-type="string">
            <text:p text:style-name="P6">We discuss deep reinforcement learning in an overview style. We draw a big picture, filled with details. We discuss six core elements, six important mechanisms, and twelve applications, focusing on contemporary work, and in historical contexts. We start with background of artificial intelligence, machine learning, deep learning, and reinforcement learning (RL), with resources. Next we discuss RL core elements, including value function, policy, reward, model, exploration vs. exploitation, and representation. Then we discuss important mechanisms for RL, including attention and memory, unsupervised learning, hierarchical RL, multi-agent RL, relational RL, and learning to learn. After that, we discuss RL applications, including games, robotics, natural language processing (NLP), computer vision, finance, business management, healthcare, education, energy, transportation, computer systems, and, science, engineering, and art. Finally we summarize briefly, discuss challenges and opportunities, and close with an epilogue.</text:p>
          </table:table-cell>
        </table:table-row>
        <table:table-row>
          <table:table-cell table:style-name="Table1.A2" office:value-type="string">
            <text:p text:style-name="P6">2018-11 📔</text:p>
          </table:table-cell>
          <table:table-cell table:style-name="Table1.A2" office:value-type="string">
            <text:p text:style-name="P7"><text:span text:style-name="Strong_20_Emphasis"><text:span text:style-name="T3">Reinforcement Learning, second edition: An Introduction</text:span></text:span></text:p>
            <text:p text:style-name="P8">(Adaptive Computation and Machine Learning series)</text:p>
            <text:p text:style-name="P8">Richard S. Sutton, Andrew G. Barto</text:p>
            <text:p text:style-name="P8">MIT Press</text:p>
            <text:p text:style-name="P9"><text:a xlink:type="simple" xlink:href="https://mitpressbookstore.mit.edu/book/9780262039246" text:style-name="Internet_20_link" text:visited-style-name="Visited_20_Internet_20_Link"><text:span text:style-name="T3">https://mitpressbookstore.mit.edu/book/9780262039246</text:span></text:a></text:p>
          </table:table-cell>
          <table:table-cell table:style-name="Table1.C2" office:value-type="string">
            <text:p text:style-name="P7"><text:span text:style-name="T3">Reinforcement learning, one of the most active research areas in artificial intelligence, is a computational approach to learning whereby an agent tries to maximize the total amount of reward it receives while interacting with a complex, uncertain environment. In </text:span><text:span text:style-name="Emphasis"><text:span text:style-name="T3">Reinforcement Learning</text:span></text:span><text:span text:style-name="T3">, Richard Sutton and Andrew Barto provide a clear and simple account of the field's key ideas and algorithms. This second edition has been significantly expanded and updated, presenting new topics and updating coverage of other topics.</text:span></text:p>
            <text:p text:style-name="P6">Like the first edition, this second edition focuses on core online learning algorithms, with the more mathematical material set off in shaded boxes. Part I covers as much of reinforcement learning as possible without going beyond the tabular case for which exact solutions can be found. Many algorithms presented in this part are new to the second edition, including UCB, Expected Sarsa, and Double Learning. Part II extends these ideas to function approximation, with new sections on such topics as artificial neural networks and the Fourier basis, and offers expanded treatment of off-policy learning and policy-gradient methods. Part III has new chapters on reinforcement learning's relationships to psychology and neuroscience, as well as an updated case-studies chapter including AlphaGo and AlphaGo Zero, Atari game playing, and IBM Watson's wagering strategy. The final chapter discusses the future societal impacts of reinforcement learning.</text:p>
          </table:table-cell>
        </table:table-row>
        <table:table-row>
          <table:table-cell table:style-name="Table1.A2" office:value-type="string">
            <text:p text:style-name="P6">2018-11</text:p>
          </table:table-cell>
          <table:table-cell table:style-name="Table1.A2" office:value-type="string">
            <text:p text:style-name="P7"><text:span text:style-name="Strong_20_Emphasis"><text:span text:style-name="T3">The Future of Artificial Intelligence in China</text:span></text:span></text:p>
            <text:p text:style-name="P8">Jun Zhu, Tiejun Huang, Wenguang Chen, Wen Gao</text:p>
            <text:p text:style-name="P8">Appears in: "Communications of the ACM", November 2018, China Region Special Section: Hot Topics</text:p>
            <text:p text:style-name="P7"><text:a xlink:type="simple" xlink:href="https://cacm.acm.org/research/the-future-of-artificial-intelligence-in-china/" text:style-name="Internet_20_link" text:visited-style-name="Visited_20_Internet_20_Link"><text:span text:style-name="T3">https://cacm.acm.org/research/the-future-of-artificial-intelligence-in-china/</text:span></text:a></text:p>
            <text:p text:style-name="P9"><text:a xlink:type="simple" xlink:href="https://dl.acm.org/doi/pdf/10.1145/3239540" text:style-name="Internet_20_link" text:visited-style-name="Visited_20_Internet_20_Link"><text:span text:style-name="T3">https://dl.acm.org/doi/pdf/10.1145/3239540</text:span></text:a></text:p>
          </table:table-cell>
          <table:table-cell table:style-name="Table1.C2" office:value-type="string">
            <text:p text:style-name="P6"> </text:p>
          </table:table-cell>
        </table:table-row>
        <table:table-row>
          <table:table-cell table:style-name="Table1.A6" table:number-columns-spanned="3" office:value-type="string">
            <text:h text:style-name="P5" text:outline-level="1"><text:bookmark text:name="H2019"/><text:bookmark-start text:name="__RefHeading___Toc164_2979550896"/>2019<text:bookmark-end text:name="__RefHeading___Toc164_2979550896"/></text:h>
          </table:table-cell>
          <table:covered-table-cell/>
          <table:covered-table-cell/>
        </table:table-row>
        <table:table-row>
          <table:table-cell table:style-name="Table1.A2" office:value-type="string">
            <text:p text:style-name="P6">2019-01</text:p>
          </table:table-cell>
          <table:table-cell table:style-name="Table1.A2" office:value-type="string">
            <text:p text:style-name="P7"><text:span text:style-name="Strong_20_Emphasis"><text:span text:style-name="T3">Where We See Shapes, AI Sees Textures</text:span></text:span></text:p>
            <text:p text:style-name="P8">Popular Science explainer at Quanta Magazine by Jordana Cepelewicz</text:p>
            <text:p text:style-name="P9"><text:a xlink:type="simple" xlink:href="https://www.quantamagazine.org/where-we-see-shapes-ai-sees-textures-20190701/" text:style-name="Internet_20_link" text:visited-style-name="Visited_20_Internet_20_Link"><text:span text:style-name="T3">https://www.quantamagazine.org/where-we-see-shapes-ai-sees-textures-20190701/</text:span></text:a></text:p>
          </table:table-cell>
          <table:table-cell table:style-name="Table1.C2" office:value-type="string">
            <text:p text:style-name="P6">"To researchers’ surprise, deep learning vision algorithms often fail at classifying images because they mostly take cues from textures, not shapes."</text:p>
          </table:table-cell>
        </table:table-row>
        <table:table-row>
          <table:table-cell table:style-name="Table1.A2" office:value-type="string">
            <text:p text:style-name="P6">2019-01📘</text:p>
          </table:table-cell>
          <table:table-cell table:style-name="Table1.A2" office:value-type="string">
            <text:p text:style-name="P7"><text:span text:style-name="Strong_20_Emphasis"><text:span text:style-name="T3">A Comprehensive Survey on Graph Neural Networks</text:span></text:span></text:p>
            <text:p text:style-name="P8">Zonghan Wu, Shirui Pan, Fengwen Chen, Guodong Long, Chengqi Zhang, Philip S. Yu All Aut</text:p>
            <text:p text:style-name="P8"><text:soft-page-break/>Published in: IEEE Transactions on Neural Networks and Learning Systems (Volume: 32, Issue: 1, January 2021)</text:p>
            <text:p text:style-name="P7"><text:a xlink:type="simple" xlink:href="https://ieeexplore.ieee.org/document/9046288" text:style-name="Internet_20_link" text:visited-style-name="Visited_20_Internet_20_Link"><text:span text:style-name="T3">https://ieeexplore.ieee.org/document/9046288</text:span></text:a></text:p>
            <text:p text:style-name="P7"><text:a xlink:type="simple" xlink:href="https://arxiv.org/abs/1901.00596" text:style-name="Internet_20_link" text:visited-style-name="Visited_20_Internet_20_Link"><text:span text:style-name="T3">https://arxiv.org/abs/1901.00596</text:span></text:a></text:p>
            <text:p text:style-name="P6">Latest version: 2019-12-14</text:p>
          </table:table-cell>
          <table:table-cell table:style-name="Table1.C2" office:value-type="string">
            <text:p text:style-name="P6">Deep learning has revolutionized many machine learning tasks in recent years, ranging from image classification and video processing to speech recognition and natural language understanding. The data in these tasks are typically represented in the Euclidean space. However, there is an increasing number of applications, where data are generated from non-Euclidean domains and are represented as graphs with complex relationships and interdependency between objects. The complexity of <text:soft-page-break/>graph data has imposed significant challenges on the existing machine learning algorithms. Recently, many studies on extending deep learning approaches for graph data have emerged. In this article, we provide a comprehensive overview of graph neural networks (GNNs) in data mining and machine learning fields. We propose a new taxonomy to divide the state-of-the-art GNNs into four categories, namely, recurrent GNNs, convolutional GNNs, graph autoencoders, and spatial–temporal GNNs. We further discuss the applications of GNNs across various domains and summarize the open-source codes, benchmark data sets, and model evaluation of GNNs. Finally, we propose potential research directions in this rapidly growing field.</text:p>
          </table:table-cell>
        </table:table-row>
        <table:table-row>
          <table:table-cell table:style-name="Table1.A2" office:value-type="string">
            <text:p text:style-name="P6">2019-01</text:p>
          </table:table-cell>
          <table:table-cell table:style-name="Table1.A2" office:value-type="string">
            <text:p text:style-name="P7"><text:span text:style-name="Strong_20_Emphasis"><text:span text:style-name="T3">Foundations Built for a General Theory of Neural Networks</text:span></text:span></text:p>
            <text:p text:style-name="P8">Popular Science explainer at Quanta Magazine by Kevin Hartnett</text:p>
            <text:p text:style-name="P9"><text:a xlink:type="simple" xlink:href="https://www.quantamagazine.org/foundations-built-for-a-general-theory-of-neural-networks-20190131/" text:style-name="Internet_20_link" text:visited-style-name="Visited_20_Internet_20_Link"><text:span text:style-name="T3">https://www.quantamagazine.org/foundations-built-for-a-general-theory-of-neural-networks-20190131/</text:span></text:a></text:p>
          </table:table-cell>
          <table:table-cell table:style-name="Table1.C2" office:value-type="string">
            <text:p text:style-name="P6">"Neural networks can be as unpredictable as they are powerful. Now mathematicians are beginning to reveal how a neural network’s form will influence its function."</text:p>
          </table:table-cell>
        </table:table-row>
        <table:table-row>
          <table:table-cell table:style-name="Table1.A2" office:value-type="string">
            <text:p text:style-name="P6">2019-02</text:p>
          </table:table-cell>
          <table:table-cell table:style-name="Table1.A2" office:value-type="string">
            <text:p text:style-name="P7"><text:span text:style-name="Strong_20_Emphasis"><text:span text:style-name="T3">Language Models are Unsupervised Multitask Learners</text:span></text:span></text:p>
            <text:p text:style-name="P8">Alec Radford, Jeff Wu, Rewon Child, David Luan, Dario Amodei, Ilya Sutskever</text:p>
            <text:p text:style-name="P9"><text:a xlink:type="simple" xlink:href="https://cdn.openai.com/better-language-models/language_models_are_unsupervised_multitask_learners.pdf" text:style-name="Internet_20_link" text:visited-style-name="Visited_20_Internet_20_Link"><text:span text:style-name="T3">https://cdn.openai.com/better-language-models/language_models_are_unsupervised_multitask_learners.pdf</text:span></text:a></text:p>
          </table:table-cell>
          <table:table-cell table:style-name="Table1.C2" office:value-type="string">
            <text:p text:style-name="P7"><text:span text:style-name="T3">🦉</text:span><text:span text:style-name="Strong_20_Emphasis"><text:span text:style-name="T3"> "The GPT-2 paper":  A description of GPT-2 as used in the "Talk to Transformer" application.</text:span></text:span></text:p>
            <text:p text:style-name="P6">Natural language processing tasks, such as question answering, machine translation, reading comprehension, and summarization, are typically approached with supervised learning on task-specific datasets. We demonstrate that language models begin to learn these tasks without any explicit supervision when trained on a new dataset of millions of webpages called WebText. When conditioned on a document plus questions, the answers generated by the language model reach 55 F1 on the CoQA dataset - matching or exceeding the performance of 3 out of 4 baseline systems without using the 127,000+ training examples. The capacity of the language model is essential to the success of zero-shot task transfer and increasing it improves performance in a log-linear fashion across tasks. Our largest model, GPT-2, is a 1.5B parameter Transformer that achieves state of the art results on 7 out of 8 tested language modeling datasets in a zero-shot setting but still underfits WebText. Samples from the model reflect these improvements and contain coherent paragraphs of text. These findings suggest a promising path towards building language processing systems which learn to perform tasks from their naturally occurring demonstrations</text:p>
          </table:table-cell>
        </table:table-row>
        <table:table-row>
          <table:table-cell table:style-name="Table1.A2" office:value-type="string">
            <text:p text:style-name="P6">2019-03</text:p>
          </table:table-cell>
          <table:table-cell table:style-name="Table1.A2" office:value-type="string">
            <text:p text:style-name="P7"><text:span text:style-name="Strong_20_Emphasis"><text:span text:style-name="T3">The Seven Tools of Causal Inference, with Reflections on Machine Learning</text:span></text:span></text:p>
            <text:p text:style-name="P8">Judea Pearl</text:p>
            <text:p text:style-name="P8">Appears: in "Communications of the ACM", March 2019</text:p>
            <text:p text:style-name="P9"><text:a xlink:type="simple" xlink:href="https://cacm.acm.org/research/the-seven-tools-of-causal-inference-with-reflections-on-machine-learning/" text:style-name="Internet_20_link" text:visited-style-name="Visited_20_Internet_20_Link"><text:span text:style-name="T3">https://cacm.acm.org/research/the-seven-tools-of-causal-inference-with-reflections-on-machine-learning/</text:span></text:a></text:p>
          </table:table-cell>
          <table:table-cell table:style-name="Table1.C2" office:value-type="string">
            <text:p text:style-name="P7"><text:span text:style-name="T3">🦉 </text:span><text:span text:style-name="Strong_20_Emphasis"><text:span text:style-name="T3">This is a modified discussion of "Theoretical Impediments to Machine Learning" of 2018-01</text:span></text:span></text:p>
            <text:p text:style-name="P6">The kind of causal inference seen in natural human thought can be “algorithmitized” to help produce human-level machine intelligence</text:p>
          </table:table-cell>
        </table:table-row>
        <table:table-row>
          <table:table-cell table:style-name="Table1.A2" office:value-type="string">
            <text:p text:style-name="P9"><text:span text:style-name="T3">2019-03 </text:span><text:span text:style-name="Strong_20_Emphasis"><text:span text:style-name="T3">📆</text:span></text:span></text:p>
          </table:table-cell>
          <table:table-cell table:style-name="Table1.A2" office:value-type="string">
            <text:p text:style-name="P7"><text:span text:style-name="Strong_20_Emphasis"><text:span text:style-name="T3">Fathers of the Deep Learning Revolution Receive ACM A.M. Turing Award 2018</text:span></text:span></text:p>
            <text:p text:style-name="P9"><text:a xlink:type="simple" xlink:href="https://www.acm.org/media-center/2019/march/turing-award-2018" text:style-name="Internet_20_link" text:visited-style-name="Visited_20_Internet_20_Link"><text:span text:style-name="T3">https://www.acm.org/media-center/2019/march/turing-award-2018</text:span></text:a></text:p>
          </table:table-cell>
          <table:table-cell table:style-name="Table1.C2" office:value-type="string">
            <text:p text:style-name="P6">Bengio, Hinton and LeCun Ushered in Major Breakthroughs in Artificial Intelligence</text:p>
          </table:table-cell>
        </table:table-row>
        <table:table-row>
          <table:table-cell table:style-name="Table1.A2" office:value-type="string">
            <text:p text:style-name="P6">2019-06 </text:p>
          </table:table-cell>
          <table:table-cell table:style-name="Table1.A2" office:value-type="string">
            <text:p text:style-name="P7"><text:span text:style-name="Strong_20_Emphasis"><text:span text:style-name="T3">Reaching New Heights with Artificial Neural Networks</text:span></text:span></text:p>
            <text:p text:style-name="P7"><text:a xlink:type="simple" xlink:href="https://cacm.acm.org/opinion/reaching-new-heights-with-artificial-neural-networks/?utm_source=chatgpt.com" text:style-name="Internet_20_link" text:visited-style-name="Visited_20_Internet_20_Link"><text:span text:style-name="T3">https://cacm.acm.org/opinion/reaching-new-heights-with-artificial-neural-networks/?utm_source=chatgpt.com</text:span></text:a></text:p>
            <text:p text:style-name="P8">Appears in "Communications of the ACM", June 2019</text:p>
            <text:p text:style-name="P9"><text:a xlink:type="simple" xlink:href="https://cacm.acm.org/issue/june-2019/" text:style-name="Internet_20_link" text:visited-style-name="Visited_20_Internet_20_Link"><text:span text:style-name="T3">https://cacm.acm.org/issue/june-2019/</text:span></text:a></text:p>
          </table:table-cell>
          <table:table-cell table:style-name="Table1.C2" office:value-type="string">
            <text:p text:style-name="P8">Turing Award 2018 discussion</text:p>
            <text:p text:style-name="P6">"ACM A.M. Turing Award recipients Yoshua Bengio, Geoffrey Hinton, and Yann LeCun on the promise of neural networks, the need for new paradigms, and the concept of making technology accessible to all.</text:p>
          </table:table-cell>
        </table:table-row>
        <table:table-row>
          <table:table-cell table:style-name="Table1.A2" office:value-type="string">
            <text:p text:style-name="P6">2019-06</text:p>
          </table:table-cell>
          <table:table-cell table:style-name="Table1.A2" office:value-type="string">
            <text:p text:style-name="P7"><text:span text:style-name="Strong_20_Emphasis"><text:span text:style-name="T3">Research for Practice: Troubling Trends in Machine-Learning Scholarship</text:span></text:span></text:p>
            <text:p text:style-name="P8">Appears in "Communications of the ACM", June 2019</text:p>
            <text:p text:style-name="P9"><text:a xlink:type="simple" xlink:href="https://cacm.acm.org/practice/research-for-practice-12/" text:style-name="Internet_20_link" text:visited-style-name="Visited_20_Internet_20_Link"><text:span text:style-name="T3">https://cacm.acm.org/practice/research-for-practice-12/</text:span></text:a></text:p>
          </table:table-cell>
          <table:table-cell table:style-name="Table1.C2" office:value-type="string">
            <text:p text:style-name="P6">"Some ML papers suffer from flaws that could mislead the public and stymie future research."</text:p>
          </table:table-cell>
        </table:table-row>
        <table:table-row>
          <table:table-cell table:style-name="Table1.A2" office:value-type="string">
            <text:p text:style-name="P6">2019-06</text:p>
          </table:table-cell>
          <table:table-cell table:style-name="Table1.A2" office:value-type="string">
            <text:p text:style-name="P7"><text:span text:style-name="Strong_20_Emphasis"><text:span text:style-name="T3">The Challenge of Crafting Intelligible Intelligence</text:span></text:span></text:p>
            <text:p text:style-name="P8">By Daniel S. Weld and Gagan Bansal</text:p>
            <text:p text:style-name="P8">Appears in "Communications of the ACM", June 2019</text:p>
            <text:p text:style-name="P9"><text:a xlink:type="simple" xlink:href="https://cacm.acm.org/research/the-challenge-of-crafting-intelligible-intelligence/" text:style-name="Internet_20_link" text:visited-style-name="Visited_20_Internet_20_Link"><text:span text:style-name="T3">https://cacm.acm.org/research/the-challenge-of-crafting-intelligible-intelligence/</text:span></text:a></text:p>
          </table:table-cell>
          <table:table-cell table:style-name="Table1.C2" office:value-type="string">
            <text:p text:style-name="P8">"To trust the behavior of complex AI algorithms, especially in mission-critical settings, they must be made intelligible."</text:p>
            <text:p text:style-name="P6"> </text:p>
          </table:table-cell>
        </table:table-row>
        <table:table-row>
          <table:table-cell table:style-name="Table1.A2" office:value-type="string">
            <text:p text:style-name="P6">2019-06</text:p>
          </table:table-cell>
          <table:table-cell table:style-name="Table1.A2" office:value-type="string">
            <text:p text:style-name="P7"><text:span text:style-name="Strong_20_Emphasis"><text:span text:style-name="T3">Adaptive activation functions accelerate convergence in deep and physics-informed neural networks</text:span></text:span></text:p>
            <text:p text:style-name="P8">Ameya D. Jagtapa, George Em Karniadakisa</text:p>
            <text:p text:style-name="P9"><text:a xlink:type="simple" xlink:href="https://arxiv.org/abs/1906.01170" text:style-name="Internet_20_link" text:visited-style-name="Visited_20_Internet_20_Link"><text:span text:style-name="T3">https://arxiv.org/abs/1906.01170</text:span></text:a></text:p>
          </table:table-cell>
          <table:table-cell table:style-name="Table1.C2" office:value-type="string">
            <text:p text:style-name="P6">We employ adaptive activation functions for regression in deep and physics-informed neural networks (PINNs) to<text:line-break/>approximate smooth and discontinuous functions as well as solutions of linear and nonlinear partial differential equations. In particular, we solve the nonlinear Klein-Gordon equation, which has smooth solutions, the nonlinear Burgers equation, which can admit high gradient solutions, and the Helmholtz equation. We introduce a scalable hyperparameter in the activation function, which can be optimized to achieve best performance of the network as it changes dynamically the topology of the loss function involved in the optimization process. The adaptive activation function has better learning capabilities than the traditional one (fixed activation) as it improves greatly the convergence rate, especially at early training, as well as the solution accuracy. To better understand the learning process, we plot the neural network solution in the frequency domain to examine how the network captures successively different frequency bands present in the solution. We consider both forward problems, where the approximate solutions are obtained, as well as inverse problems, where parameters involved in the governing equation are identified. Our simulation results show that the proposed method is a very simple and effective approach to increase the efficiency, robustness and accuracy of the neural network approximation of nonlinear functions as well as solutions of partial differential equations, especially for forward problems.</text:p>
          </table:table-cell>
        </table:table-row>
        <table:table-row>
          <table:table-cell table:style-name="Table1.A2" office:value-type="string">
            <text:p text:style-name="P6">2019-07</text:p>
          </table:table-cell>
          <table:table-cell table:style-name="Table1.A2" office:value-type="string">
            <text:p text:style-name="P7"><text:span text:style-name="Strong_20_Emphasis"><text:span text:style-name="T3">Machines Beat Humans on a Reading Test. But Do They Understand?</text:span></text:span></text:p>
            <text:p text:style-name="P8">Popular Science explainer at Quanta Magazine by John Pavlus</text:p>
            <text:p text:style-name="P9"><text:a xlink:type="simple" xlink:href="https://www.quantamagazine.org/machines-beat-humans-on-a-reading-test-but-do-they-understand-20191017/" text:style-name="Internet_20_link" text:visited-style-name="Visited_20_Internet_20_Link"><text:span text:style-name="T3">https://www.quantamagazine.org/machines-beat-humans-on-a-reading-test-but-do-</text:span><text:soft-page-break/><text:span text:style-name="T3">they-understand-20191017/</text:span></text:a></text:p>
          </table:table-cell>
          <table:table-cell table:style-name="Table1.C2" office:value-type="string">
            <text:p text:style-name="P8">"A tool known as BERT can now beat humans on advanced reading-comprehension tests. But it's also revealed how far AI has to go."</text:p>
            <text:p text:style-name="P6"> </text:p>
          </table:table-cell>
        </table:table-row>
        <table:table-row>
          <table:table-cell table:style-name="Table1.A2" office:value-type="string">
            <text:p text:style-name="P6">2019-10</text:p>
          </table:table-cell>
          <table:table-cell table:style-name="Table1.A2" office:value-type="string">
            <text:p text:style-name="P7"><text:span text:style-name="Strong_20_Emphasis"><text:span text:style-name="T3">Deep Learning: Our Miraculous Year 1990-1991</text:span></text:span></text:p>
            <text:p text:style-name="P8">Jürgen Schmidhuber</text:p>
            <text:p text:style-name="P8">The HTML page was inaugurated on 2019-10-04 and is updated from time to time:</text:p>
            <text:p text:style-name="P7"><text:a xlink:type="simple" xlink:href="https://people.idsia.ch/~juergen/deep-learning-miraculous-year-1990-1991.html" text:style-name="Internet_20_link" text:visited-style-name="Visited_20_Internet_20_Link"><text:span text:style-name="T3">https://people.idsia.ch/~juergen/deep-learning-miraculous-year-1990-1991.html</text:span></text:a></text:p>
            <text:p text:style-name="P8">The latest PDF version at the ArxiV is dated 2022-12-28:</text:p>
            <text:p text:style-name="P7"><text:a xlink:type="simple" xlink:href="https://arxiv.org/abs/2005.05744" text:style-name="Internet_20_link" text:visited-style-name="Visited_20_Internet_20_Link"><text:span text:style-name="T3">https://arxiv.org/abs/2005.05744</text:span></text:a></text:p>
            <text:p text:style-name="P8">Also see:</text:p>
            <text:p text:style-name="P7"><text:span text:style-name="Strong_20_Emphasis"><text:span text:style-name="T3">My First Deep Learning System of 1991 + Deep Learning Timeline 1960-2013</text:span></text:span></text:p>
            <text:p text:style-name="P9"><text:a xlink:type="simple" xlink:href="https://people.idsia.ch/~juergen/firstdeeplearner.html" text:style-name="Internet_20_link" text:visited-style-name="Visited_20_Internet_20_Link"><text:span text:style-name="T3">https://people.idsia.ch/~juergen/firstdeeplearner.html</text:span></text:a></text:p>
          </table:table-cell>
          <table:table-cell table:style-name="Table1.C2" office:value-type="string">
            <text:p text:style-name="P7"><text:span text:style-name="T3">🦉 </text:span><text:span text:style-name="Strong_20_Emphasis"><text:span text:style-name="T3">A timeline of "Deep Learning" history as seen from TU München and IDSIA Switzerland.</text:span></text:span></text:p>
            <text:p text:style-name="P6">"In 2020-2021, we celebrated that many of the basic ideas behind the deep learning revolution were published three decades ago within fewer than 12 months in our "Annus Mirabilis" or "Miraculous Year" 1990-1991 at TU Munich. Back then, few people were interested, but a quarter century later, neural networks based on these ideas were on over 3 billion devices such as smartphones, and used many billions of times per day, consuming a significant fraction of the world's compute."</text:p>
          </table:table-cell>
        </table:table-row>
        <table:table-row>
          <table:table-cell table:style-name="Table1.A2" office:value-type="string">
            <text:p text:style-name="P6">2019-11</text:p>
          </table:table-cell>
          <table:table-cell table:style-name="Table1.A2" office:value-type="string">
            <text:p text:style-name="P7"><text:span text:style-name="Strong_20_Emphasis"><text:span text:style-name="T3">Intelligence May Not Be Computable</text:span></text:span></text:p>
            <text:p text:style-name="P8">Peter J. Denning, Ted G. Lewis</text:p>
            <text:p text:style-name="P7"><text:a xlink:type="simple" xlink:href="http://denninginstitute.com/pjd/PUBS/amsci-2019-ai-hierachy.pdf" text:style-name="Internet_20_link" text:visited-style-name="Visited_20_Internet_20_Link"><text:span text:style-name="T3">http://denninginstitute.com/pjd/PUBS/amsci-2019-ai-hierachy.pdf</text:span></text:a></text:p>
            <text:p text:style-name="P6">Appears in: American Scientist November/December 2019</text:p>
          </table:table-cell>
          <table:table-cell table:style-name="Table1.C2" office:value-type="string">
            <text:p text:style-name="P8">A hierarchy of artificial intelligence machines ranked by their learning power shows their abilities—and their limits.</text:p>
            <text:p text:style-name="P9"><text:span text:style-name="T3">See also: </text:span><text:span text:style-name="Strong_20_Emphasis"><text:span text:style-name="T3">Interactive Cognitive Systems and Social Intelligence, 2017-07</text:span></text:span></text:p>
          </table:table-cell>
        </table:table-row>
        <table:table-row>
          <table:table-cell table:style-name="Table1.A2" office:value-type="string">
            <text:p text:style-name="P6">2019-12</text:p>
          </table:table-cell>
          <table:table-cell table:style-name="Table1.A2" office:value-type="string">
            <text:p text:style-name="P7"><text:span text:style-name="Strong_20_Emphasis"><text:span text:style-name="T3">Characterizing the Decision Boundary of Deep Neural Networks</text:span></text:span></text:p>
            <text:p text:style-name="P8">Hamid Karimi, Tyler Derr, Jiliang Tang</text:p>
            <text:p text:style-name="P7"><text:a xlink:type="simple" xlink:href="https://arxiv.org/abs/1912.11460" text:style-name="Internet_20_link" text:visited-style-name="Visited_20_Internet_20_Link"><text:span text:style-name="T3">https://arxiv.org/abs/1912.11460</text:span></text:a></text:p>
            <text:p text:style-name="P6">Latest version: 2020-06-03</text:p>
          </table:table-cell>
          <table:table-cell table:style-name="Table1.C2" office:value-type="string">
            <text:p text:style-name="P9"><text:span text:style-name="T3">Deep neural networks and in particular, deep neural classifiers have become an integral part of many modern applications. Despite their practical success, we still have limited knowledge of how they work and the demand for such an understanding is evergrowing. In this regard, one crucial aspect of deep neural network classifiers that can help us deepen our knowledge about their decision-making behavior is to investigate their decision boundaries. Nevertheless, this is contingent upon having access to samples populating the areas near the decision boundary. To achieve this, we propose a novel approach we call Deep Decision boundary Instance Generation (DeepDIG). DeepDIG utilizes a method based on adversarial example generation as an effective way of generating samples near the decision boundary of any deep neural network model. Then, we introduce a set of important principled characteristics that take advantage of the generated instances near the decision boundary to provide multifaceted understandings of deep neural networks. We have performed extensive experiments on multiple representative datasets across various deep neural network models and characterized their decision boundaries. The code is publicly available at </text:span><text:a xlink:type="simple" xlink:href="https://github.com/hamidkarimi/DeepDIG/" text:style-name="Internet_20_link" text:visited-style-name="Visited_20_Internet_20_Link"><text:span text:style-name="T3">this https URL</text:span></text:a><text:span text:style-name="T3">.</text:span></text:p>
          </table:table-cell>
        </table:table-row>
        <table:table-row>
          <table:table-cell table:style-name="Table1.A6" table:number-columns-spanned="3" office:value-type="string">
            <text:h text:style-name="P5" text:outline-level="1"><text:bookmark text:name="H2020"/><text:bookmark-start text:name="__RefHeading___Toc166_2979550896"/>2020<text:bookmark-end text:name="__RefHeading___Toc166_2979550896"/></text:h>
          </table:table-cell>
          <table:covered-table-cell/>
          <table:covered-table-cell/>
        </table:table-row>
        <table:table-row>
          <table:table-cell table:style-name="Table1.A2" office:value-type="string">
            <text:p text:style-name="P6">2020-01</text:p>
          </table:table-cell>
          <table:table-cell table:style-name="Table1.A2" office:value-type="string">
            <text:p text:style-name="P7"><text:span text:style-name="Strong_20_Emphasis"><text:span text:style-name="T3">The unreasonable effectiveness of deep learning in artificial intelligence</text:span></text:span></text:p>
            <text:p text:style-name="P8">Terrence J. Sejnowski</text:p>
            <text:p text:style-name="P9"><text:a xlink:type="simple" xlink:href="https://www.pnas.org/doi/10.1073/pnas.1907373117" text:style-name="Internet_20_link" text:visited-style-name="Visited_20_Internet_20_Link"><text:span text:style-name="T3">https://www.pnas.org/doi/10.1073/pnas.1907373117</text:span></text:a></text:p>
          </table:table-cell>
          <table:table-cell table:style-name="Table1.C2" office:value-type="string">
            <text:p text:style-name="P6">A philosophical article on why this stuff is working so well</text:p>
          </table:table-cell>
        </table:table-row>
        <table:table-row>
          <table:table-cell table:style-name="Table1.A2" office:value-type="string">
            <text:p text:style-name="P6">2020-01 🐿️</text:p>
          </table:table-cell>
          <table:table-cell table:style-name="Table1.A2" office:value-type="string">
            <text:p text:style-name="P7"><text:span text:style-name="Strong_20_Emphasis"><text:span text:style-name="T3">Artificial Intelligence Will Do What We Ask. That’s a Problem.</text:span></text:span></text:p>
            <text:p text:style-name="P8">Popular Science explainer at Quanta Magazine by Natalie Wolchover</text:p>
            <text:p text:style-name="P9"><text:a xlink:type="simple" xlink:href="https://www.quantamagazine.org/artificial-intelligence-will-do-what-we-ask-thats-a-problem-20200130/" text:style-name="Internet_20_link" text:visited-style-name="Visited_20_Internet_20_Link"><text:span text:style-name="T3">https://www.quantamagazine.org/artificial-intelligence-will-do-what-we-ask-thats-a-problem-20200130/</text:span></text:a></text:p>
          </table:table-cell>
          <table:table-cell table:style-name="Table1.C2" office:value-type="string">
            <text:p text:style-name="P6">"By teaching machines to understand our true desires, one scientist hopes to avoid the potentially disastrous consequences of having them do what we command."</text:p>
          </table:table-cell>
        </table:table-row>
        <table:table-row>
          <table:table-cell table:style-name="Table1.A2" office:value-type="string">
            <text:p text:style-name="P6">2020-01</text:p>
          </table:table-cell>
          <table:table-cell table:style-name="Table1.A2" office:value-type="string">
            <text:p text:style-name="P7"><text:span text:style-name="Strong_20_Emphasis"><text:span text:style-name="T3">Techniques for Interpretable Machine Learning</text:span></text:span></text:p>
            <text:p text:style-name="P8">Mengnan Du, Ninghao Liu, and Xia Hu</text:p>
            <text:p text:style-name="P8">Appears in: "Communications of the ACM", January 2020</text:p>
            <text:p text:style-name="P9"><text:a xlink:type="simple" xlink:href="https://cacm.acm.org/research/techniques-for-interpretable-machine-learning/" text:style-name="Internet_20_link" text:visited-style-name="Visited_20_Internet_20_Link"><text:span text:style-name="T3">https://cacm.acm.org/research/techniques-for-interpretable-machine-learning/</text:span></text:a></text:p>
          </table:table-cell>
          <table:table-cell table:style-name="Table1.C2" office:value-type="string">
            <text:p text:style-name="P6">Uncovering the mysterious ways machine learning models make decisions.</text:p>
          </table:table-cell>
        </table:table-row>
        <table:table-row>
          <table:table-cell table:style-name="Table1.A2" office:value-type="string">
            <text:p text:style-name="P6">2020-02</text:p>
          </table:table-cell>
          <table:table-cell table:style-name="Table1.A2" office:value-type="string">
            <text:p text:style-name="P7"><text:span text:style-name="Strong_20_Emphasis"><text:span text:style-name="T3">Emergent Tool Use from Multi-Agent Autocurricula</text:span></text:span></text:p>
            <text:p text:style-name="P8">OpenAI / Google Brain</text:p>
            <text:p text:style-name="P9"><text:a xlink:type="simple" xlink:href="https://arxiv.org/abs/1909.07528" text:style-name="Internet_20_link" text:visited-style-name="Visited_20_Internet_20_Link"><text:span text:style-name="T3">https://arxiv.org/abs/1909.07528</text:span></text:a></text:p>
          </table:table-cell>
          <table:table-cell table:style-name="Table1.C2" office:value-type="string">
            <text:p text:style-name="P6">Through multi-agent competition, the simple objective of hide-and-seek, and standard reinforcement learning algorithms at scale, we find that agents create a self-supervised autocurriculum inducing multiple distinct rounds of emergent strategy, many of which require sophisticated tool use and coordination. We find clear evidence of six emergent phases in agent strategy in our environment, each of which creates a new pressure for the opposing team to adapt; for instance, agents learn to build multi-object shelters using moveable boxes which in turn leads to agents discovering that they can overcome obstacles using ramps. We further provide evidence that multi-agent competition may scale better with increasing environment complexity and leads to behavior that centers around far more human-relevant skills than other self-supervised reinforcement learning methods such as intrinsic motivation. Finally, we propose transfer and fine-tuning as a way to quantitatively evaluate targeted capabilities, and we compare hide-and-seek agents to both intrinsic motivation and random initialization baselines in a suite of domain-specific intelligence tests.</text:p>
          </table:table-cell>
        </table:table-row>
        <table:table-row>
          <table:table-cell table:style-name="Table1.A2" office:value-type="string">
            <text:p text:style-name="P6">2020-04 🐿️</text:p>
          </table:table-cell>
          <table:table-cell table:style-name="Table1.A2" office:value-type="string">
            <text:p text:style-name="P7"><text:span text:style-name="Strong_20_Emphasis"><text:span text:style-name="T3">Common Sense Comes Closer to Computers</text:span></text:span></text:p>
            <text:p text:style-name="P8">Popular Science explainer at Quanta Magazine by John Pavlus</text:p>
            <text:p text:style-name="P9"><text:a xlink:type="simple" xlink:href="https://www.quantamagazine.org/common-sense-comes-closer-to-computers-20200430/" text:style-name="Internet_20_link" text:visited-style-name="Visited_20_Internet_20_Link"><text:span text:style-name="T3">https://www.quantamagazine.org/common-sense-comes-closer-to-computers-20200430/</text:span></text:a></text:p>
          </table:table-cell>
          <table:table-cell table:style-name="Table1.C2" office:value-type="string">
            <text:p text:style-name="P6">"The problem of common-sense reasoning has plagued the field of artificial intelligence for over 50 years. Now a new approach, borrowing from two disparate lines of thinking, has made important progress."</text:p>
          </table:table-cell>
        </table:table-row>
        <table:table-row>
          <table:table-cell table:style-name="Table1.A2" office:value-type="string">
            <text:p text:style-name="P6">2020-05</text:p>
          </table:table-cell>
          <table:table-cell table:style-name="Table1.A2" office:value-type="string">
            <text:p text:style-name="P7"><text:span text:style-name="Strong_20_Emphasis"><text:span text:style-name="T3">Language Models are Few-Shot Learners</text:span></text:span></text:p>
            <text:p text:style-name="P8">Tom B. Brown, Benjamin Mann, Nick Ryder et al.</text:p>
            <text:p text:style-name="P9"><text:a xlink:type="simple" xlink:href="https://arxiv.org/abs/2005.14165" text:style-name="Internet_20_link" text:visited-style-name="Visited_20_Internet_20_Link"><text:span text:style-name="T3">https://arxiv.org/abs/2005.14165</text:span></text:a></text:p>
          </table:table-cell>
          <table:table-cell table:style-name="Table1.C2" office:value-type="string">
            <text:p text:style-name="P7"><text:span text:style-name="T3">🦉 </text:span><text:span text:style-name="Strong_20_Emphasis"><text:span text:style-name="T3">Introduction of GPT-3, a powerful autoregressive language model with 175 billion parameters. This paper:</text:span></text:span></text:p>
            <text:list text:style-name="L15">
              <text:list-item>
                <text:p text:style-name="P39"><text:span text:style-name="Strong_20_Emphasis"><text:span text:style-name="T3">shifted the paradigm in NLP from task-specific models to general-purpose language models.</text:span></text:span></text:p>
              </text:list-item>
              <text:list-item>
                <text:p text:style-name="P39"><text:span text:style-name="Strong_20_Emphasis"><text:span text:style-name="T3">sparked the era of foundation models, leading to further advancements like ChatGPT, GPT-4, and other large-scale AI models</text:span></text:span><text:span text:style-name="T3">.</text:span></text:p>
              </text:list-item>
              <text:list-item>
                <text:p text:style-name="P39"><text:span text:style-name="Strong_20_Emphasis"><text:span text:style-name="T3">provided a proof of concept that increasing scale leads to emergent capabilities in AI.</text:span></text:span></text:p>
              </text:list-item>
            </text:list>
            <text:p text:style-name="P6"><text:soft-page-break/>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text:p>
          </table:table-cell>
        </table:table-row>
        <table:table-row>
          <table:table-cell table:style-name="Table1.A2" office:value-type="string">
            <text:p text:style-name="P6">2020-06</text:p>
          </table:table-cell>
          <table:table-cell table:style-name="Table1.A2" office:value-type="string">
            <text:p text:style-name="P7"><text:span text:style-name="Strong_20_Emphasis"><text:span text:style-name="T3">Design Lessons From AI’s Two Grand Goals: Human Emulation and Useful Applications</text:span></text:span></text:p>
            <text:p text:style-name="P8">Ben Shneiderman</text:p>
            <text:p text:style-name="P8">Appears in: "IEEE Transactions on Technology and Society, Vol. 1, No. 2, June 2020"</text:p>
            <text:p text:style-name="P9"><text:a xlink:type="simple" xlink:href="https://ieeexplore.ieee.org/document/9088114" text:style-name="Internet_20_link" text:visited-style-name="Visited_20_Internet_20_Link"><text:span text:style-name="T3">https://ieeexplore.ieee.org/document/9088114</text:span></text:a><text:span text:style-name="T3"> (open access)</text:span></text:p>
          </table:table-cell>
          <table:table-cell table:style-name="Table1.C2" office:value-type="string">
            <text:p text:style-name="P8">Researchers’ goals shape the questions they raise, collaborators they choose, methods they use, and outcomes of<text:line-break/>their work. This article offers a fresh vision of artificial intelligence (AI) research by suggesting a simplification to two goals:</text:p>
            <text:list text:style-name="L16">
              <text:list-item>
                <text:p text:style-name="P40">emulation to understand human abilities to build systems that perform tasks as well as or better than humans; and</text:p>
              </text:list-item>
              <text:list-item>
                <text:p text:style-name="P40">application of AI methods to build widely used products and services.</text:p>
              </text:list-item>
            </text:list>
            <text:p text:style-name="P8">Researchers and developers for each goal can fruitfully work along their desired paths, but this article is intended to limit the problems that arise when assumptions from one goal are used to drive work on the other goal. For example, autonomous humanoid robots are prominent with emulation researchers, but application developers avoid them, in favor of tool-like appliances or teleoperated devices for widely used commercial products and services. This article covers four such mismatches in goals that affect AI-guided application development:</text:p>
            <text:list text:style-name="L17">
              <text:list-item>
                <text:p text:style-name="P41">intelligent agent or powerful tool;</text:p>
              </text:list-item>
              <text:list-item>
                <text:p text:style-name="P41">simulated teammate or teleoperated device;</text:p>
              </text:list-item>
              <text:list-item>
                <text:p text:style-name="P41">autonomous system or supervisory control; and</text:p>
              </text:list-item>
              <text:list-item>
                <text:p text:style-name="P41">humanoid robot or mechanoid appliance.</text:p>
              </text:list-item>
            </text:list>
            <text:p text:style-name="P6">This article clarifies these mismatches to facilitate the discovery of workable compromise designs that will accelerate human-centered AI applications research. A greater emphasis on human-centered AI could reduce AI’s existential threats and increase benefits for users and society, such as in business, education, healthcare, environmental preservation, and community safety.</text:p>
          </table:table-cell>
        </table:table-row>
        <table:table-row>
          <table:table-cell table:style-name="Table1.A2" office:value-type="string">
            <text:p text:style-name="P6">2020-09</text:p>
          </table:table-cell>
          <table:table-cell table:style-name="Table1.A2" office:value-type="string">
            <text:p text:style-name="P7"><text:span text:style-name="Strong_20_Emphasis"><text:span text:style-name="T3">Analysis of Generalizability of Deep Neural Networks Based on the Complexity of Decision Boundary</text:span></text:span></text:p>
            <text:p text:style-name="P8">Shuyue Guan, Murray Loew</text:p>
            <text:p text:style-name="P9"><text:a xlink:type="simple" xlink:href="https://arxiv.org/abs/2009.07974" text:style-name="Internet_20_link" text:visited-style-name="Visited_20_Internet_20_Link"><text:span text:style-name="T3">https://arxiv.org/abs/2009.07974</text:span></text:a></text:p>
          </table:table-cell>
          <table:table-cell table:style-name="Table1.C2" office:value-type="string">
            <text:p text:style-name="P6">For supervised learning models, the analysis of generalization ability (generalizability) is vital because the generalizability expresses how well a model will perform on unseen data. Traditional generalization methods, such as the VC dimension, do not apply to deep neural network (DNN) models. Thus, new theories to explain the generalizability of DNNs are required. In this study, we hypothesize that the DNN with a simpler decision boundary has better generalizability by the law of parsimony (Occam's Razor). We create the decision boundary complexity (DBC) score to define and measure the complexity of decision boundary of DNNs. The idea of the DBC score is to generate data points (called adversarial examples) on or near the decision boundary. Our new approach then measures the complexity of the boundary using the entropy of eigenvalues of these data. The method works equally well for high-dimensional data. We use training data and the trained model to compute the DBC score. And, the ground truth for model’s generalizability is its test accuracy. Experiments based on the DBC score have verified our hypothesis. The DBC is shown to provide an effective method to measure the complexity of a decision boundary and gives a quantitative measure of the generalizability of DNNs.</text:p>
          </table:table-cell>
        </table:table-row>
        <table:table-row>
          <table:table-cell table:style-name="Table1.A2" office:value-type="string">
            <text:p text:style-name="P6">2020-11</text:p>
          </table:table-cell>
          <table:table-cell table:style-name="Table1.A2" office:value-type="string">
            <text:p text:style-name="P7"><text:span text:style-name="Strong_20_Emphasis"><text:span text:style-name="T3">The Complexity of Gradient Descent: CLS = PPAD ∩ PLS</text:span></text:span></text:p>
            <text:p text:style-name="P8">John Fearnley, Paul W. Goldberg, Alexandros Hollender, Rahul Savani</text:p>
            <text:p text:style-name="P7"><text:a xlink:type="simple" xlink:href="https://arxiv.org/abs/2011.01929" text:style-name="Internet_20_link" text:visited-style-name="Visited_20_Internet_20_Link"><text:span text:style-name="T3">https://arxiv.org/abs/2011.01929</text:span></text:a></text:p>
            <text:p text:style-name="P6">Latest version: 2rd March, 2023</text:p>
          </table:table-cell>
          <table:table-cell table:style-name="Table1.C2" office:value-type="string">
            <text:p text:style-name="P6">We study search problems that can be solved by performing Gradient Descent on a bounded convex polytopal domain and show that this class is equal to the intersection of two well-known classes: PPAD and PLS. As our main underlying technical contribution, we show that computing a Karush-Kuhn-Tucker (KKT) point of a continuously differentiable function over the domain [0, 1]2 is PPAD ∩ PLS-complete. This is the first natural problem to be shown complete for this class. Our results also imply that the class CLS (Continuous Local Search) – which was defined by Daskalakis and Papadimitriou as a more “natural” counterpart to PPAD ∩ PLS and contains many interesting problems – is itself equal to PPAD ∩ PLS.</text:p>
          </table:table-cell>
        </table:table-row>
        <table:table-row>
          <table:table-cell table:style-name="Table1.A2" office:value-type="string">
            <text:p text:style-name="P6">2020-12</text:p>
          </table:table-cell>
          <table:table-cell table:style-name="Table1.A2" office:value-type="string">
            <text:p text:style-name="P7"><text:span text:style-name="Strong_20_Emphasis"><text:span text:style-name="T3">Neurosymbolic AI: The 3rd Wave</text:span></text:span></text:p>
            <text:p text:style-name="P8">Arthur a'Avila Garcez, Luís C. Lamb</text:p>
            <text:p text:style-name="P9"><text:a xlink:type="simple" xlink:href="https://arxiv.org/abs/2012.05876" text:style-name="Internet_20_link" text:visited-style-name="Visited_20_Internet_20_Link"><text:span text:style-name="T3">https://arxiv.org/abs/2012.05876</text:span></text:a></text:p>
          </table:table-cell>
          <table:table-cell table:style-name="Table1.C2" office:value-type="string">
            <text:p text:style-name="P6">Current advances in Artificial Intelligence (AI) and Machine Learning (ML) have achieved unprecedented impact across research communities and industry. Nevertheless, concerns about trust, safety, interpretability and accountability of AI were raised by influential thinkers. Many have identified the need for well-founded knowledge representation and reasoning to be integrated with deep learning and for sound explainability. Neural-symbolic computing has been an active area of research for many years seeking to bring together robust learning in neural networks with reasoning and explainability via symbolic representations for network models. In this paper, we relate recent and early research results in neurosymbolic AI with the objective of identifying the key ingredients of the next wave of AI systems. We focus on research that integrates in a principled way neural network-based learning with symbolic knowledge representation and logical reasoning. The insights provided by 20 years of neural-symbolic computing are shown to shed new light onto the increasingly prominent role of trust, safety, interpretability and accountability of AI. We also identify promising directions and challenges for the next decade of AI research from the perspective of neural-symbolic systems.</text:p>
          </table:table-cell>
        </table:table-row>
        <table:table-row>
          <table:table-cell table:style-name="Table1.A6" table:number-columns-spanned="3" office:value-type="string">
            <text:h text:style-name="P5" text:outline-level="1"><text:bookmark text:name="H2021"/><text:bookmark-start text:name="__RefHeading___Toc168_2979550896"/>2021<text:bookmark-end text:name="__RefHeading___Toc168_2979550896"/></text:h>
          </table:table-cell>
          <table:covered-table-cell/>
          <table:covered-table-cell/>
        </table:table-row>
        <table:table-row>
          <table:table-cell table:style-name="Table1.A2" office:value-type="string">
            <text:p text:style-name="P6">2021 📔</text:p>
          </table:table-cell>
          <table:table-cell table:style-name="Table1.A2" office:value-type="string">
            <text:p text:style-name="P7"><text:span text:style-name="Strong_20_Emphasis"><text:span text:style-name="T3">Linguistics for the Age of AI</text:span></text:span></text:p>
            <text:p text:style-name="P8">Marjorie McShane, Sergei Nirenburg</text:p>
            <text:p text:style-name="P8">Open-access book by MIT Press</text:p>
            <text:p text:style-name="P9"><text:a xlink:type="simple" xlink:href="https://direct.mit.edu/books/oa-monograph/5042/Linguistics-for-the-Age-of-AI" text:style-name="Internet_20_link" text:visited-style-name="Visited_20_Internet_20_Link"><text:span text:style-name="T3">https://direct.mit.edu/books/oa-monograph/5042/Linguistics-for-the-Age-of-AI</text:span></text:a></text:p>
          </table:table-cell>
          <table:table-cell table:style-name="Table1.C2" office:value-type="string">
            <text:p text:style-name="P7"><text:span text:style-name="Emphasis"><text:span text:style-name="T3">Description of the book:</text:span></text:span></text:p>
            <text:p text:style-name="P8">One of the original goals of artificial intelligence research was to endow intelligent agents with human-level natural language capabilities. Recent AI research, however, has focused on applying statistical and machine learning approaches to big data rather than attempting to model what people do and how they do it. In this book, Marjorie McShane and Sergei Nirenburg return to the original goal of recreating human-level intelligence in a machine. They present a human-inspired, linguistically sophisticated model of language understanding for intelligent agent systems that emphasizes meaning—the deep, context-sensitive meaning that a person derives from spoken or written language.</text:p>
            <text:p text:style-name="P8">With Linguistics for the Age of AI, McShane and Nirenburg offer a roadmap for creating language-endowed intelligent agents (LEIAs) that can understand,explain, and learn. They describe the language-understanding capabilities of LEIAs from the perspectives of cognitive modeling and system building, emphasizing “actionability”—which involves achieving interpretations that are sufficiently deep, precise, and confident to support reasoning about action. After detailing their microtheories for topics such as semantic analysis, basic coreference, and situational reasoning, McShane and Nirenburg turn to agent applications developed using those microtheories and evaluations of a LEIA's language understanding capabilities.</text:p>
            <text:p text:style-name="P8">McShane and Nirenburg argue that the only way to achieve human-level language understanding by machines is to place linguistics front and center, using statistics <text:soft-page-break/>and big data as contributing resources. They lay out a long-term research program that addresses linguistics and real-world reasoning together, within a comprehensive cognitive architecture.</text:p>
            <text:p text:style-name="P6">The open access edition of this book was made possible by generous funding from Arcadia – a charitable fund of Lisbet Rausing and Peter Baldwin.</text:p>
          </table:table-cell>
        </table:table-row>
        <table:table-row>
          <table:table-cell table:style-name="Table1.A2" office:value-type="string">
            <text:p text:style-name="P6">2021-01 📘</text:p>
          </table:table-cell>
          <table:table-cell table:style-name="Table1.A2" office:value-type="string">
            <text:p text:style-name="P7"><text:span text:style-name="Strong_20_Emphasis"><text:span text:style-name="T3">A Survey of Complex-Valued Neural Networks</text:span></text:span></text:p>
            <text:p text:style-name="P8">Joshua Bassey, Lijun Qian, Xianfang Li</text:p>
            <text:p text:style-name="P9"><text:a xlink:type="simple" xlink:href="https://arxiv.org/abs/2101.12249" text:style-name="Internet_20_link" text:visited-style-name="Visited_20_Internet_20_Link"><text:span text:style-name="T3">https://arxiv.org/abs/2101.12249</text:span></text:a></text:p>
          </table:table-cell>
          <table:table-cell table:style-name="Table1.C2" office:value-type="string">
            <text:p text:style-name="P6">Artificial neural networks (ANNs) based machine learning models and especially deep learning models have been widely applied in computer vision, signal processing, wireless communications, and many other domains, where complex numbers occur either naturally or by design. However, most of the current implementations of ANNs and machine learning frameworks are using real numbers rather than complex numbers. There are growing interests in building ANNs using complex numbers, and exploring the potential advantages of the so-called complex-valued neural networks (CVNNs) over their real-valued counterparts. In this paper, we discuss the recent development of CVNNs by performing a survey of the works on CVNNs in the literature. Specifically, a detailed review of various CVNNs in terms of activation function, learning and optimization, input and output representations, and their applications in tasks such as signal processing and computer vision are provided, followed by a discussion on some pertinent challenges and future research directions.</text:p>
          </table:table-cell>
        </table:table-row>
        <table:table-row>
          <table:table-cell table:style-name="Table1.A2" office:value-type="string">
            <text:p text:style-name="P6">2021-01 🐿️</text:p>
          </table:table-cell>
          <table:table-cell table:style-name="Table1.A2" office:value-type="string">
            <text:p text:style-name="P7"><text:span text:style-name="Strong_20_Emphasis"><text:span text:style-name="T3">Same or Different? The Question Flummoxes Neural Networks.</text:span></text:span></text:p>
            <text:p text:style-name="P8">Popular Science explainer at Quanta Magazine by John Pavlus</text:p>
            <text:p text:style-name="P9"><text:a xlink:type="simple" xlink:href="https://www.quantamagazine.org/same-or-different-ai-cant-tell-20210623/" text:style-name="Internet_20_link" text:visited-style-name="Visited_20_Internet_20_Link"><text:span text:style-name="T3">https://www.quantamagazine.org/same-or-different-ai-cant-tell-20210623/</text:span></text:a></text:p>
          </table:table-cell>
          <table:table-cell table:style-name="Table1.C2" office:value-type="string">
            <text:p text:style-name="P8">"For all their triumphs, AI systems can’t seem to generalize the concepts of 'same' and 'different.' Without that, researchers worry, the quest to create truly intelligent machines may be hopeless."</text:p>
            <text:p text:style-name="P6"> </text:p>
          </table:table-cell>
        </table:table-row>
        <table:table-row>
          <table:table-cell table:style-name="Table1.A2" office:value-type="string">
            <text:p text:style-name="P6">2021-04</text:p>
          </table:table-cell>
          <table:table-cell table:style-name="Table1.A2" office:value-type="string">
            <text:p text:style-name="P7"><text:span text:style-name="Strong_20_Emphasis"><text:span text:style-name="T3">Why AI is Harder Than We Think</text:span></text:span></text:p>
            <text:p text:style-name="P8">Melanie Mitchell</text:p>
            <text:p text:style-name="P9"><text:a xlink:type="simple" xlink:href="https://arxiv.org/abs/2104.12871" text:style-name="Internet_20_link" text:visited-style-name="Visited_20_Internet_20_Link"><text:span text:style-name="T3">https://arxiv.org/abs/2104.12871</text:span></text:a></text:p>
          </table:table-cell>
          <table:table-cell table:style-name="Table1.C2" office:value-type="string">
            <text:p text:style-name="P6">Since its beginning in the 1950s, the field of artificial intelligence has cycled several times between periods of optimistic predictions and massive investment ("AI spring") and periods of disappointment, loss of confidence, and reduced funding ("AI winter"). Even with today's seemingly fast pace of AI breakthroughs, the development of long-promised technologies such as self-driving cars, housekeeping robots, and conversational companions has turned out to be much harder than many people expected. One reason for these repeating cycles is our limited understanding of the nature and complexity of intelligence itself. In this paper I describe four fallacies in common assumptions made by AI researchers, which can lead to overconfident predictions about the field. I conclude by discussing the open questions spurred by these fallacies, including the age-old challenge of imbuing machines with humanlike common sense.</text:p>
          </table:table-cell>
        </table:table-row>
        <table:table-row>
          <table:table-cell table:style-name="Table1.A2" office:value-type="string">
            <text:p text:style-name="P6">2021-04</text:p>
          </table:table-cell>
          <table:table-cell table:style-name="Table1.A2" office:value-type="string">
            <text:p text:style-name="P7"><text:span text:style-name="Strong_20_Emphasis"><text:span text:style-name="T3">The Best of NLP</text:span></text:span></text:p>
            <text:p text:style-name="P8">Natural language processing delves more deeply into its knowledge gap (review)</text:p>
            <text:p text:style-name="P8">Chris Edwards</text:p>
            <text:p text:style-name="P8">Appears in: "Communications of the ACM", April 2021</text:p>
            <text:p text:style-name="P9"><text:a xlink:type="simple" xlink:href="https://dl.acm.org/doi/10.1145/3449049" text:style-name="Internet_20_link" text:visited-style-name="Visited_20_Internet_20_Link"><text:span text:style-name="T3">https://dl.acm.org/doi/10.1145/3449049</text:span></text:a></text:p>
          </table:table-cell>
          <table:table-cell table:style-name="Table1.C2" office:value-type="string">
            <text:p text:style-name="P6"> </text:p>
          </table:table-cell>
        </table:table-row>
        <table:table-row>
          <table:table-cell table:style-name="Table1.A2" office:value-type="string">
            <text:p text:style-name="P6">2021-04</text:p>
          </table:table-cell>
          <table:table-cell table:style-name="Table1.A2" office:value-type="string">
            <text:p text:style-name="P7"><text:span text:style-name="Strong_20_Emphasis"><text:span text:style-name="T3">Transformers Aftermath: Current Research and Rising Trends</text:span></text:span></text:p>
            <text:p text:style-name="P8">Eduardo Souza Dos Reis, Cristiano André Da Costa, Diórgenes Eugênio Da Silveira et al.</text:p>
            <text:p text:style-name="P8">Appears in: "Communications of the ACM", April 2021</text:p>
            <text:p text:style-name="P9"><text:a xlink:type="simple" xlink:href="https://dl.acm.org/doi/10.1145/3430937" text:style-name="Internet_20_link" text:visited-style-name="Visited_20_Internet_20_Link"><text:span text:style-name="T3">https://dl.acm.org/doi/10.1145/3430937</text:span></text:a></text:p>
          </table:table-cell>
          <table:table-cell table:style-name="Table1.C2" office:value-type="string">
            <text:p text:style-name="P6">"Attention, particularly self-attention, is a standard in current NLP literature, but to achieve meaningful models, attention is not enough."</text:p>
          </table:table-cell>
        </table:table-row>
        <table:table-row>
          <table:table-cell table:style-name="Table1.A2" office:value-type="string">
            <text:p text:style-name="P6">2021-05 🐿️</text:p>
          </table:table-cell>
          <table:table-cell table:style-name="Table1.A2" office:value-type="string">
            <text:p text:style-name="P7"><text:span text:style-name="Strong_20_Emphasis"><text:span text:style-name="T3">Douglas Hofstadter’s Eight Abilities for Intelligence: Humans vs. Artificial Intelligence</text:span></text:span></text:p>
            <text:p text:style-name="P8">Paul Austin Murphy</text:p>
            <text:p text:style-name="P9"><text:a xlink:type="simple" xlink:href="https://becominghuman.ai/douglas-hofstadters-eight-abilities-for-intelligence-humans-vs-artificial-intelligence-b6953af1ace4" text:style-name="Internet_20_link" text:visited-style-name="Visited_20_Internet_20_Link"><text:span text:style-name="T3">https://becominghuman.ai/douglas-hofstadters-eight-abilities-for-intelligence-humans-vs-artificial-intelligence-b6953af1ace4</text:span></text:a></text:p>
          </table:table-cell>
          <table:table-cell table:style-name="Table1.C2" office:value-type="string">
            <text:p text:style-name="P8">Discusses the following capabilities we would like to see:</text:p>
            <text:list text:style-name="L18">
              <text:list-item>
                <text:p text:style-name="P42">to respond to situations very flexibly;</text:p>
              </text:list-item>
              <text:list-item>
                <text:p text:style-name="P42">to take advantage of fortuitous circumstances;</text:p>
              </text:list-item>
              <text:list-item>
                <text:p text:style-name="P42">to make sense out of ambiguous or contradictory messages;</text:p>
              </text:list-item>
              <text:list-item>
                <text:p text:style-name="P42">to recognise the relative importance of different elements of a situation;</text:p>
              </text:list-item>
              <text:list-item>
                <text:p text:style-name="P42">to find similarities between situations despite differences which may separate them;</text:p>
              </text:list-item>
              <text:list-item>
                <text:p text:style-name="P42">to draw distinctions between situations despite similarities which may link them;</text:p>
              </text:list-item>
              <text:list-item>
                <text:p text:style-name="P42">to synthesize new concepts by taking old concepts and putting them together in new ways;</text:p>
              </text:list-item>
              <text:list-item>
                <text:p text:style-name="P43">to come up with ideas which are novel.</text:p>
              </text:list-item>
            </text:list>
          </table:table-cell>
        </table:table-row>
        <table:table-row>
          <table:table-cell table:style-name="Table1.A2" office:value-type="string">
            <text:p text:style-name="P6">2021-06</text:p>
          </table:table-cell>
          <table:table-cell table:style-name="Table1.A2" office:value-type="string">
            <text:p text:style-name="P7"><text:span text:style-name="Strong_20_Emphasis"><text:span text:style-name="T3">LoRA: Low-Rank Adaptation of Large Language Models</text:span></text:span></text:p>
            <text:p text:style-name="P8">Edward J. Hu, Yelong Shen, Phillip Wallis, Zeyuan Allen-Zhu, Yuanzhi Li, Shean Wang, Lu Wang, Weizhu Chen</text:p>
            <text:p text:style-name="P9"><text:a xlink:type="simple" xlink:href="https://arxiv.org/abs/2106.09685" text:style-name="Internet_20_link" text:visited-style-name="Visited_20_Internet_20_Link"><text:span text:style-name="T3">https://arxiv.org/abs/2106.09685</text:span></text:a></text:p>
          </table:table-cell>
          <table:table-cell table:style-name="Table1.C2" office:value-type="string">
            <text:p text:style-name="P7"><text:span text:style-name="T3">🦉 </text:span><text:span text:style-name="Strong_20_Emphasis"><text:span text:style-name="T3">Presents a novel approach for efficiently adapting large pre-trained models without the need for extensive fine-tuning.</text:span></text:span></text:p>
            <text:p text:style-name="P6">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this https</text:p>
          </table:table-cell>
        </table:table-row>
        <table:table-row>
          <table:table-cell table:style-name="Table1.A2" office:value-type="string">
            <text:p text:style-name="P6">2021-07</text:p>
          </table:table-cell>
          <table:table-cell table:style-name="Table1.A2" office:value-type="string">
            <text:p text:style-name="P7"><text:span text:style-name="Strong_20_Emphasis"><text:span text:style-name="T3">Deep Learning for AI: Turing lecture for the 2018 ACM A.M. Turing Award</text:span></text:span></text:p>
            <text:p text:style-name="P8">Yoshua Bengio, Yann LeCun, and Geoffrey Hinton</text:p>
            <text:p text:style-name="P9"><text:a xlink:type="simple" xlink:href="https://cacm.acm.org/research/deep-learning-for-ai/" text:style-name="Internet_20_link" text:visited-style-name="Visited_20_Internet_20_Link"><text:span text:style-name="T3">https://cacm.acm.org/research/deep-learning-for-ai/</text:span></text:a></text:p>
          </table:table-cell>
          <table:table-cell table:style-name="Table1.C2" office:value-type="string">
            <text:p text:style-name="P6">"How can neural networks learn the rich internal representations required for difficult tasks such as recognizing objects or understanding language?"</text:p>
          </table:table-cell>
        </table:table-row>
        <text:soft-page-break/>
        <table:table-row>
          <table:table-cell table:style-name="Table1.A2" office:value-type="string">
            <text:p text:style-name="P6">2021-07 🐿️</text:p>
          </table:table-cell>
          <table:table-cell table:style-name="Table1.A2" office:value-type="string">
            <text:p text:style-name="P7"><text:span text:style-name="Strong_20_Emphasis"><text:span text:style-name="T3">The Computer Scientist Training AI to Think With Analogies</text:span></text:span></text:p>
            <text:p text:style-name="P8">Popular Science explainer at Quanta Magazine by John Pavlus</text:p>
            <text:p text:style-name="P9"><text:a xlink:type="simple" xlink:href="https://www.quantamagazine.org/melanie-mitchell-trains-ai-to-think-with-analogies-20210714/" text:style-name="Internet_20_link" text:visited-style-name="Visited_20_Internet_20_Link"><text:span text:style-name="T3">https://www.quantamagazine.org/melanie-mitchell-trains-ai-to-think-with-analogies-20210714/</text:span></text:a></text:p>
          </table:table-cell>
          <table:table-cell table:style-name="Table1.C2" office:value-type="string">
            <text:p text:style-name="P8">"Melanie Mitchell has worked on digital minds for decades. She says they’ll never truly be like ours until they can make analogies."</text:p>
            <text:p text:style-name="P6"> </text:p>
          </table:table-cell>
        </table:table-row>
        <table:table-row>
          <table:table-cell table:style-name="Table1.A2" office:value-type="string">
            <text:p text:style-name="P6">2021-09 🐿️</text:p>
          </table:table-cell>
          <table:table-cell table:style-name="Table1.A2" office:value-type="string">
            <text:p text:style-name="P7"><text:span text:style-name="Strong_20_Emphasis"><text:span text:style-name="T3">How Computationally Complex Is a Single Neuron?</text:span></text:span></text:p>
            <text:p text:style-name="P8">Popular Science explainer at Quanta Magazine by Allison Whitten</text:p>
            <text:p text:style-name="P9"><text:a xlink:type="simple" xlink:href="https://www.quantamagazine.org/how-computationally-complex-is-a-single-neuron-20210902/" text:style-name="Internet_20_link" text:visited-style-name="Visited_20_Internet_20_Link"><text:span text:style-name="T3">https://www.quantamagazine.org/how-computationally-complex-is-a-single-neuron-20210902/</text:span></text:a></text:p>
          </table:table-cell>
          <table:table-cell table:style-name="Table1.C2" office:value-type="string">
            <text:p text:style-name="P8">"Computational neuroscientists taught an artificial neural network to imitate a biological neuron. The result offers a new way to think about the complexity of single brain cells."</text:p>
            <text:p text:style-name="P6">The answer seems to be about 1000 artificial neurons</text:p>
          </table:table-cell>
        </table:table-row>
        <table:table-row>
          <table:table-cell table:style-name="Table1.A2" office:value-type="string">
            <text:p text:style-name="P6">2021-10 🐿️</text:p>
          </table:table-cell>
          <table:table-cell table:style-name="Table1.A2" office:value-type="string">
            <text:p text:style-name="P7"><text:span text:style-name="Strong_20_Emphasis"><text:span text:style-name="T3">The Uselessness of Useful Knowledge / Is artificial intelligence the new alchemy?</text:span></text:span></text:p>
            <text:p text:style-name="P8">Popular Science explainer at Quanta Magazine by Robbert Dijkgraaf</text:p>
            <text:p text:style-name="P9"><text:a xlink:type="simple" xlink:href="https://www.quantamagazine.org/science-has-entered-a-new-era-of-alchemy-good-20211020/" text:style-name="Internet_20_link" text:visited-style-name="Visited_20_Internet_20_Link"><text:span text:style-name="T3">https://www.quantamagazine.org/science-has-entered-a-new-era-of-alchemy-good-20211020/</text:span></text:a></text:p>
          </table:table-cell>
          <table:table-cell table:style-name="Table1.C2" office:value-type="string">
            <text:p text:style-name="P8">"Today’s powerful but little-understood artificial intelligence breakthroughs echo past examples of unexpected scientific progress."</text:p>
            <text:p text:style-name="P6"> </text:p>
          </table:table-cell>
        </table:table-row>
        <table:table-row>
          <table:table-cell table:style-name="Table1.A2" office:value-type="string">
            <text:p text:style-name="P6">2021-10 🐿️</text:p>
          </table:table-cell>
          <table:table-cell table:style-name="Table1.A2" office:value-type="string">
            <text:p text:style-name="P7"><text:span text:style-name="Strong_20_Emphasis"><text:span text:style-name="T3">A New Link to an Old Model Could Crack the Mystery of Deep Learning</text:span></text:span></text:p>
            <text:p text:style-name="P8">Popular Science explainer at Quanta Magazine by Anil Ananthaswamy</text:p>
            <text:p text:style-name="P9"><text:a xlink:type="simple" xlink:href="https://www.quantamagazine.org/a-new-link-to-an-old-model-could-crack-the-mystery-of-deep-learning-20211011/" text:style-name="Internet_20_link" text:visited-style-name="Visited_20_Internet_20_Link"><text:span text:style-name="T3">https://www.quantamagazine.org/a-new-link-to-an-old-model-could-crack-the-mystery-of-deep-learning-20211011/</text:span></text:a></text:p>
          </table:table-cell>
          <table:table-cell table:style-name="Table1.C2" office:value-type="string">
            <text:p text:style-name="P8">"To help them explain the shocking success of deep neural networks, researchers are turning to older but better-understood models of machine learning."</text:p>
            <text:p text:style-name="P6"> </text:p>
          </table:table-cell>
        </table:table-row>
        <table:table-row>
          <table:table-cell table:style-name="Table1.A2" office:value-type="string">
            <text:p text:style-name="P6">2021-10</text:p>
          </table:table-cell>
          <table:table-cell table:style-name="Table1.A2" office:value-type="string">
            <text:p text:style-name="P7"><text:span text:style-name="Strong_20_Emphasis"><text:span text:style-name="T3">Trustworthy AI</text:span></text:span></text:p>
            <text:p text:style-name="P8">Jeannette M. Wing</text:p>
            <text:p text:style-name="P8">Appears in: "Communications of the ACM", October 2021</text:p>
            <text:p text:style-name="P9"><text:a xlink:type="simple" xlink:href="https://dl.acm.org/doi/abs/10.1145/3448248" text:style-name="Internet_20_link" text:visited-style-name="Visited_20_Internet_20_Link"><text:span text:style-name="T3">https://dl.acm.org/doi/abs/10.1145/3448248</text:span></text:a></text:p>
          </table:table-cell>
          <table:table-cell table:style-name="Table1.C2" office:value-type="string">
            <text:p text:style-name="P6">The pursuit of responsible AI raises the ante on both the trustworthy computing and formal methods communities</text:p>
          </table:table-cell>
        </table:table-row>
        <table:table-row>
          <table:table-cell table:style-name="Table1.A2" office:value-type="string">
            <text:p text:style-name="P6">2021-10</text:p>
          </table:table-cell>
          <table:table-cell table:style-name="Table1.A2" office:value-type="string">
            <text:p text:style-name="P7"><text:span text:style-name="Strong_20_Emphasis"><text:span text:style-name="T3">Learning High-Speed Flight in the Wild</text:span></text:span></text:p>
            <text:p text:style-name="P8">Antonia Loquerico, Elia Kuafmann, René Ranftl, Matthias Müller, Vladen Koltun, Davide Scaramuzza</text:p>
            <text:p text:style-name="P8">Appears in: "Science Robotics" Vol. 6, No. 59 (October 6, 2021)</text:p>
            <text:p text:style-name="P7"><text:a xlink:type="simple" xlink:href="https://www.science.org/doi/10.1126/scirobotics.abg5810" text:style-name="Internet_20_link" text:visited-style-name="Visited_20_Internet_20_Link"><text:span text:style-name="T3">https://www.science.org/doi/10.1126/scirobotics.abg5810</text:span></text:a></text:p>
            <text:p text:style-name="P8">Alternatively:</text:p>
            <text:p text:style-name="P7"><text:a xlink:type="simple" xlink:href="https://arxiv.org/abs/2110.05113" text:style-name="Internet_20_link" text:visited-style-name="Visited_20_Internet_20_Link"><text:span text:style-name="T3">https://arxiv.org/abs/2110.05113</text:span></text:a></text:p>
            <text:p text:style-name="P7"><text:span text:style-name="Emphasis"><text:span text:style-name="T3">See also:</text:span></text:span></text:p>
            <text:p text:style-name="P7"><text:span text:style-name="Strong_20_Emphasis"><text:span text:style-name="T3">Autonomous Racing Drones Dodge Through Forests at 40 kph</text:span></text:span></text:p>
            <text:p text:style-name="P8">"Training in simulation gives these drones impressive flying skills"</text:p>
            <text:p text:style-name="P8">Appears in: "IEEE Spectrum", 2021-10-07</text:p>
            <text:p text:style-name="P7"><text:a xlink:type="simple" xlink:href="https://spectrum.ieee.org/racing-drone" text:style-name="Internet_20_link" text:visited-style-name="Visited_20_Internet_20_Link"><text:span text:style-name="T3">https://spectrum.ieee.org/racing-drone</text:span></text:a></text:p>
            <text:p text:style-name="P7"><text:span text:style-name="Strong_20_Emphasis"><text:span text:style-name="T3">Superhuman Speed: How Autonomous Drones Beat the Best Human Racers</text:span></text:span></text:p>
            <text:p text:style-name="P8">"Processing on the fly gives extreme drones the edge"</text:p>
            <text:p text:style-name="P8">Appears in: "IEEE Spectrum", 2023-08-31</text:p>
            <text:p text:style-name="P9"><text:a xlink:type="simple" xlink:href="https://spectrum.ieee.org/ai-drone-racing" text:style-name="Internet_20_link" text:visited-style-name="Visited_20_Internet_20_Link"><text:span text:style-name="T3">https://spectrum.ieee.org/ai-drone-racing</text:span></text:a></text:p>
          </table:table-cell>
          <table:table-cell table:style-name="Table1.C2" office:value-type="string">
            <text:p text:style-name="P6">Quadrotors are agile. Unlike most other machines, they can traverse extremely complex environments at high<text:line-break/>speeds. To date, only expert human pilots have been able to fully exploit their capabilities. Autonomous operation with onboard sensing and computation has been limited to low speeds. State-of-the-art methods generally separate the navigation problem into subtasks: sensing, mapping, and planning. Although this approach has proven successful at low speeds, the separation it builds upon can be problematic for high-speed navigation in cluttered environments. The subtasks are executed sequentially, leading to increased processing latency and a compounding of errors through the pipeline. Here we propose an end-to-end approach that can autonomously fly quadrotors through complex natural and human-made environments at high speeds, with purely onboard sensing and computation. The key principle is to directly map noisy sensory observations to collision-free trajectories in a receding-horizon fashion. This direct mapping drastically reduces processing latency and increases robustness to noisy and incomplete perception. The sensorimotor mapping is performed by a convolutional network that is trained exclusively in simulation via privileged learning: imitating an expert with access to privileged information. By simulating realistic sensor noise, our approach achieves zero-shot transfer from simulation to challenging real-world environments that were never experienced during training: dense forests, snow-covered terrain, derailed trains, and collapsed buildings. Our work demonstrates that end-to-end policies trained in simulation enable high-speed autonomous flight through challenging environments, outperforming traditional obstacle avoidance pipelines.</text:p>
          </table:table-cell>
        </table:table-row>
        <table:table-row>
          <table:table-cell table:style-name="Table1.A2" office:value-type="string">
            <text:p text:style-name="P6">2021-12 🐿️</text:p>
          </table:table-cell>
          <table:table-cell table:style-name="Table1.A2" office:value-type="string">
            <text:p text:style-name="P7"><text:span text:style-name="Strong_20_Emphasis"><text:span text:style-name="T3">What Does It Mean for AI to Understand?</text:span></text:span></text:p>
            <text:p text:style-name="P8">Popular Science explainer at Quanta Magazine by Melanie Mitchell</text:p>
            <text:p text:style-name="P9"><text:a xlink:type="simple" xlink:href="https://www.quantamagazine.org/what-does-it-mean-for-ai-to-understand-20211216/" text:style-name="Internet_20_link" text:visited-style-name="Visited_20_Internet_20_Link"><text:span text:style-name="T3">https://www.quantamagazine.org/what-does-it-mean-for-ai-to-understand-20211216/</text:span></text:a></text:p>
          </table:table-cell>
          <table:table-cell table:style-name="Table1.C2" office:value-type="string">
            <text:p text:style-name="P6">"It’s simple enough for AI to seem to comprehend data, but devising a true test of a machine’s knowledge has proved difficult."</text:p>
          </table:table-cell>
        </table:table-row>
        <table:table-row>
          <table:table-cell table:style-name="Table1.A2" office:value-type="string">
            <text:p text:style-name="P6">2021-12</text:p>
          </table:table-cell>
          <table:table-cell table:style-name="Table1.A2" office:value-type="string">
            <text:p text:style-name="P7"><text:span text:style-name="Strong_20_Emphasis"><text:span text:style-name="T3">Datasheet for Datasets</text:span></text:span></text:p>
            <text:p text:style-name="P8">"Documentation to facilitate communication between dataset creators and consumers."</text:p>
            <text:p text:style-name="P8">Timnit Gebru, Jamie Morgenstern, Briana Vecchione, Jennifer Wortman Vaughan, Hanna Wallach, Hal Daumé III, Kate Crawford</text:p>
            <text:p text:style-name="P8">Appears in: "Communications of the ACM", December 2021</text:p>
            <text:p text:style-name="P7"><text:a xlink:type="simple" xlink:href="https://arxiv.org/abs/1803.09010" text:style-name="Internet_20_link" text:visited-style-name="Visited_20_Internet_20_Link"><text:span text:style-name="T3">https://arxiv.org/abs/1803.09010</text:span></text:a></text:p>
            <text:p text:style-name="P9"><text:a xlink:type="simple" xlink:href="https://cacm.acm.org/research/datasheets-for-datasets/" text:style-name="Internet_20_link" text:visited-style-name="Visited_20_Internet_20_Link"><text:span text:style-name="T3">https://cacm.acm.org/research/datasheets-for-datasets/</text:span></text:a></text:p>
          </table:table-cell>
          <table:table-cell table:style-name="Table1.C2" office:value-type="string">
            <text:p text:style-name="P6">Data plays a critical role in machine learning. Every machine learning model is trained and evaluated using data, quite often in the form of static datasets. The characteristics of these datasets fundamentally influence a model’s behavior: a model is unlikely to perform well in the wild if its deployment context does not match its training or evaluation datasets, or if these datasets reflect unwanted societal biases. Mismatches like this can have especially severe consequences when machine learning models are used in high-stakes domains, such as criminal justice, hiring critical<text:line-break/>infrastructure, and finance. Even in other domains, mismatches may lead to loss of revenue or public relations setbacks. Of particular concern are recent examples showing that machine learning models can reproduce or amplify unwanted societal biases reflected in training datasets. For these and other reasons, the World Economic Forum suggests all entities should document the provenance, creation, and use of machine learning datasets to avoid discriminatory outcomes</text:p>
          </table:table-cell>
        </table:table-row>
        <table:table-row>
          <table:table-cell table:style-name="Table1.A6" table:number-columns-spanned="3" office:value-type="string">
            <text:h text:style-name="P5" text:outline-level="1"><text:bookmark text:name="H2022"/><text:bookmark-start text:name="__RefHeading___Toc170_2979550896"/>2022<text:bookmark-end text:name="__RefHeading___Toc170_2979550896"/></text:h>
          </table:table-cell>
          <table:covered-table-cell/>
          <table:covered-table-cell/>
        </table:table-row>
        <text:soft-page-break/>
        <table:table-row>
          <table:table-cell table:style-name="Table1.A2" office:value-type="string">
            <text:p text:style-name="P6">2022-01</text:p>
          </table:table-cell>
          <table:table-cell table:style-name="Table1.A2" office:value-type="string">
            <text:p text:style-name="P7"><text:span text:style-name="Strong_20_Emphasis"><text:span text:style-name="T3">Researchers Build AI That Builds AI</text:span></text:span></text:p>
            <text:p text:style-name="P8">Popular Science explainer at Quanta Magazine by Anil Ananthaswamy</text:p>
            <text:p text:style-name="P9"><text:a xlink:type="simple" xlink:href="https://www.quantamagazine.org/researchers-build-ai-that-builds-ai-20220125/" text:style-name="Internet_20_link" text:visited-style-name="Visited_20_Internet_20_Link"><text:span text:style-name="T3">https://www.quantamagazine.org/researchers-build-ai-that-builds-ai-20220125/</text:span></text:a></text:p>
          </table:table-cell>
          <table:table-cell table:style-name="Table1.C2" office:value-type="string">
            <text:p text:style-name="P6">"By using hypernetworks, researchers can now preemptively fine-tune artificial neural networks, saving some of the time and expense of training."</text:p>
          </table:table-cell>
        </table:table-row>
        <table:table-row>
          <table:table-cell table:style-name="Table1.A2" office:value-type="string">
            <text:p text:style-name="P6">2022-01</text:p>
          </table:table-cell>
          <table:table-cell table:style-name="Table1.A2" office:value-type="string">
            <text:p text:style-name="P7"><text:span text:style-name="Strong_20_Emphasis"><text:span text:style-name="T3">Creating a 30-Million-Rule System: MCC and Cycorp</text:span></text:span></text:p>
            <text:p text:style-name="P8">Douglas Lenat</text:p>
            <text:p text:style-name="P7"><text:a xlink:type="simple" xlink:href="https://ieeexplore.ieee.org/document/9713910" text:style-name="Internet_20_link" text:visited-style-name="Visited_20_Internet_20_Link"><text:span text:style-name="T3">https://ieeexplore.ieee.org/document/9713910</text:span></text:a></text:p>
            <text:p text:style-name="P6">Published in: IEEE Annals of the History of Computing ( Volume: 44, Issue: 1, 01 Jan.-March 2022)</text:p>
          </table:table-cell>
          <table:table-cell table:style-name="Table1.C2" office:value-type="string">
            <text:p text:style-name="P7"><text:span text:style-name="T3">🦉 </text:span><text:span text:style-name="Strong_20_Emphasis"><text:span text:style-name="T3">Cyc Review</text:span></text:span></text:p>
            <text:p text:style-name="P6">Hard-won discoveries led to early expert systems (ESs) successes, then overhyping, and then disillusionment. The bottleneck was infrastructure: limited expressivity representation languages, inefficient inference engines, inadequate ontologies, as well as lack of common-sense, general theories of the world, and argumentation and context mechanisms. At Microelectronics and Computer Technology Corporation and then at Cycorp, we have systematically codified much of the “obvious” knowledge of the world that one rarely articulates since “everyone” of course already knows it. Lack of that solid infrastructure limits AIs' trustworthiness: they make mistakes no human would make, and they cannot explain their reasoning. This is the story of my ESs experience and how 50 years of lessons learned led my team to steadily and successfully construct an enormous knowledge-based system that avoids such brittleness.</text:p>
          </table:table-cell>
        </table:table-row>
        <table:table-row>
          <table:table-cell table:style-name="Table1.A2" office:value-type="string">
            <text:p text:style-name="P6">2022-03</text:p>
          </table:table-cell>
          <table:table-cell table:style-name="Table1.A2" office:value-type="string">
            <text:p text:style-name="P7"><text:span text:style-name="Strong_20_Emphasis"><text:span text:style-name="T3">Will Transformers Take Over Artificial Intelligence?</text:span></text:span></text:p>
            <text:p text:style-name="P8">Popular Science explainer at Quanta Magazine by Stephen Ornes</text:p>
            <text:p text:style-name="P9"><text:a xlink:type="simple" xlink:href="https://www.quantamagazine.org/will-transformers-take-over-artificial-intelligence-20220310/" text:style-name="Internet_20_link" text:visited-style-name="Visited_20_Internet_20_Link"><text:span text:style-name="T3">https://www.quantamagazine.org/will-transformers-take-over-artificial-intelligence-20220310/</text:span></text:a></text:p>
          </table:table-cell>
          <table:table-cell table:style-name="Table1.C2" office:value-type="string">
            <text:p text:style-name="P6">"A simple algorithm that revolutionized how neural networks approach language is now taking on vision as well. It may not stop there."</text:p>
          </table:table-cell>
        </table:table-row>
        <table:table-row>
          <table:table-cell table:style-name="Table1.A2" office:value-type="string">
            <text:p text:style-name="P6">2022-03</text:p>
          </table:table-cell>
          <table:table-cell table:style-name="Table1.A2" office:value-type="string">
            <text:p text:style-name="P7"><text:span text:style-name="Strong_20_Emphasis"><text:span text:style-name="T3">Training language models to follow instructions with human feedback</text:span></text:span></text:p>
            <text:p text:style-name="P7"><text:span text:style-name="Emphasis"><text:span text:style-name="T3">"The Instruct-GPT paper"</text:span></text:span></text:p>
            <text:p text:style-name="P9"><text:a xlink:type="simple" xlink:href="https://arxiv.org/abs/2203.02155" text:style-name="Internet_20_link" text:visited-style-name="Visited_20_Internet_20_Link"><text:span text:style-name="T3">https://arxiv.org/abs/2203.02155</text:span></text:a></text:p>
          </table:table-cell>
          <table:table-cell table:style-name="Table1.C2" office:value-type="string">
            <text:p text:style-name="P6">Making language models bigger does not inherently make them better at following a user's intent. For example, large language models can generate outputs that are untruthful, toxic, or simply not helpful to the user. In other words, these models are not aligned with their users. In this paper, we show an avenue for aligning language models with user intent on a wide range of tasks by fine-tuning with human feedback. Starting with a set of labeler-written prompts and prompts submitted through the OpenAI API, we collect a dataset of labeler demonstrations of the desired model behavior, which we use to fine-tune GPT-3 using supervised learning. We then collect a dataset of rankings of model outputs, which we use to further fine-tune this supervised model using reinforcement learning from human feedback. We call the resulting models InstructGPT. In human evaluations on our prompt distribution, outputs from the 1.3B parameter InstructGPT model are preferred to outputs from the 175B GPT-3, despite having 100x fewer parameters. Moreover, InstructGPT models show improvements in truthfulness and reductions in toxic output generation while having minimal performance regressions on public NLP datasets. Even though InstructGPT still makes simple mistakes, our results show that fine-tuning with human feedback is a promising direction for aligning language models with human intent.</text:p>
          </table:table-cell>
        </table:table-row>
        <table:table-row>
          <table:table-cell table:style-name="Table1.A2" office:value-type="string">
            <text:p text:style-name="P6">2022-05</text:p>
          </table:table-cell>
          <table:table-cell table:style-name="Table1.A2" office:value-type="string">
            <text:p text:style-name="P7"><text:span text:style-name="Strong_20_Emphasis"><text:span text:style-name="T3">Information Theory as a Bridge Between Language Function and Language Form</text:span></text:span></text:p>
            <text:p text:style-name="P8">Richard Futrell and Michael Hahn</text:p>
            <text:p text:style-name="P9"><text:a xlink:type="simple" xlink:href="https://www.frontiersin.org/journals/communication/articles/10.3389/fcomm.2022.657725/full" text:style-name="Internet_20_link" text:visited-style-name="Visited_20_Internet_20_Link"><text:span text:style-name="T3">https://www.frontiersin.org/journals/communication/articles/10.3389/fcomm.2022.657725/full</text:span></text:a></text:p>
          </table:table-cell>
          <table:table-cell table:style-name="Table1.C2" office:value-type="string">
            <text:p text:style-name="P6">Formal and functional theories of language seem disparate, because formal theories answer the question of what a language is, while functional theories answer the question of what functions it serves. We argue that information theory provides a bridge between these two approaches, via a principle of minimization of complexity under constraints. Synthesizing recent work, we show how information-theoretic characterizations of functional complexity lead directly to mathematical descriptions of the forms of possible languages, in terms of solutions to constrained optimization problems. We show how certain linguistic descriptive formalisms can be recovered as solutions to such problems. Furthermore, we argue that information theory lets us define complexity in a way which has minimal dependence on the choice of theory or descriptive formalism. We illustrate this principle using recently-obtained results on universals of word and morpheme order</text:p>
          </table:table-cell>
        </table:table-row>
        <table:table-row>
          <table:table-cell table:style-name="Table1.A2" office:value-type="string">
            <text:p text:style-name="P6">2022-05</text:p>
          </table:table-cell>
          <table:table-cell table:style-name="Table1.A2" office:value-type="string">
            <text:p text:style-name="P7"><text:span text:style-name="Strong_20_Emphasis"><text:span text:style-name="T3">A very preliminary analysis of DALL-E 2</text:span></text:span></text:p>
            <text:p text:style-name="P8">Gary Marcus, Ernest Davis, Scott Aaronson</text:p>
            <text:p text:style-name="P9"><text:a xlink:type="simple" xlink:href="https://arxiv.org/abs/2204.13807" text:style-name="Internet_20_link" text:visited-style-name="Visited_20_Internet_20_Link"><text:span text:style-name="T3">https://arxiv.org/abs/2204.13807</text:span></text:a></text:p>
          </table:table-cell>
          <table:table-cell table:style-name="Table1.C2" office:value-type="string">
            <text:p text:style-name="P6">The DALL-E 2 system generates original synthetic images corresponding to an input text as caption. We report here on the outcome of fourteen tests of this system designed to assess its common sense, reasoning and ability to understand complex texts. All of our prompts were intentionally much more challenging than the typical ones that have been showcased in recent weeks. Nevertheless, for 5 out of the 14 prompts, at least one of the ten images fully satisfied our requests. On the other hand, on no prompt did all of the ten images satisfy our requests.</text:p>
          </table:table-cell>
        </table:table-row>
        <table:table-row>
          <table:table-cell table:style-name="Table1.A2" office:value-type="string">
            <text:p text:style-name="P6">2022-06</text:p>
          </table:table-cell>
          <table:table-cell table:style-name="Table1.A2" office:value-type="string">
            <text:p text:style-name="P7"><text:span text:style-name="Strong_20_Emphasis"><text:span text:style-name="T3">Discovering the Hidden Vocabulary of DALL-E 2</text:span></text:span></text:p>
            <text:p text:style-name="P8">Giannis Daras, Alexandros G. Dimakis</text:p>
            <text:p text:style-name="P9"><text:a xlink:type="simple" xlink:href="https://arxiv.org/abs/2206.00169" text:style-name="Internet_20_link" text:visited-style-name="Visited_20_Internet_20_Link"><text:span text:style-name="T3">https://arxiv.org/abs/2206.00169</text:span></text:a></text:p>
          </table:table-cell>
          <table:table-cell table:style-name="Table1.C2" office:value-type="string">
            <text:p text:style-name="P6">We discover that DALLE-2 seems to have a hidden vocabulary that can be used to generate images with absurd prompts. For example, it seems that \texttt{Apoploe vesrreaitais} means birds and \texttt{Contarra ccetnxniams luryca tanniounons} (sometimes) means bugs or pests. We find that these prompts are often consistent in isolation but also sometimes in combinations. We present our black-box method to discover words that seem random but have some correspondence to visual concepts. This creates important security and interpretability challenges.</text:p>
          </table:table-cell>
        </table:table-row>
        <table:table-row>
          <table:table-cell table:style-name="Table1.A2" office:value-type="string">
            <text:p text:style-name="P6">2022-06</text:p>
          </table:table-cell>
          <table:table-cell table:style-name="Table1.A2" office:value-type="string">
            <text:p text:style-name="P7"><text:span text:style-name="Strong_20_Emphasis"><text:span text:style-name="T3">A physics-based digital twin for model predictive control of autonomous unmanned aerial vehicle landing</text:span></text:span></text:p>
            <text:p text:style-name="P8">Andrew McClellan, Joseph Lorenzetti, Marco Pavone, Charbel Farhat</text:p>
            <text:p text:style-name="P7"><text:a xlink:type="simple" xlink:href="https://royalsocietypublishing.org/doi/full/10.1098/rsta.2021.0204" text:style-name="Internet_20_link" text:visited-style-name="Visited_20_Internet_20_Link"><text:span text:style-name="T3">https://royalsocietypublishing.org/doi/full/10.1098/rsta.2021.0204</text:span></text:a></text:p>
            <text:p text:style-name="P6"> </text:p>
          </table:table-cell>
          <table:table-cell table:style-name="Table1.C2" office:value-type="string">
            <text:p text:style-name="P8">This paper proposes a two-level, data-driven, digital twin concept for the autonomous landing of aircraft, under some assumptions. It features a digital twin instance (DTI) for model predictive control (MPC); and an innovative, real-time, digital twin prototype for fluid–structure interaction and flight dynamics to inform it. The latter digital twin is based on the linearization about a pre-designed glideslope trajectory of a high-fidelity, viscous, nonlinear computational model for flight dynamics; and its projection onto a low-dimensional approximation subspace to achieve real-time performance, while maintaining accuracy. Its main purpose is to predict in real time, during flight, the state of an aircraft and the aerodynamic forces and moments acting on it. Unlike static lookup tables or regression-based surrogate models based on steady-state wind tunnel data, the aforementioned real-time digital twin prototype allows the DTI for MPC to be informed by a truly dynamic flight model, rather than a less accurate set of steady-state aerodynamic force and moment data points. The paper describes in detail the construction of the proposed two-level digital twin concept and its verification by numerical simulation. It also reports on its preliminary flight validation in autonomous mode for an off-the-shelf unmanned aerial vehicle instrumented at Stanford University.</text:p>
            <text:p text:style-name="P6">This article is part of the theme issue ‘Data-driven prediction in dynamical systems’.</text:p>
          </table:table-cell>
        </table:table-row>
        <table:table-row>
          <table:table-cell table:style-name="Table1.A2" office:value-type="string">
            <text:p text:style-name="P6">2022-07</text:p>
          </table:table-cell>
          <table:table-cell table:style-name="Table1.A2" office:value-type="string">
            <text:p text:style-name="P7"><text:span text:style-name="Strong_20_Emphasis"><text:span text:style-name="T3">Beyond the Imitation Game: Quantifying and extrapolating the capabilities of language models</text:span></text:span></text:p>
            <text:p text:style-name="P8">Numerous authors</text:p>
            <text:p text:style-name="P7"><text:a xlink:type="simple" xlink:href="https://arxiv.org/abs/2206.04615" text:style-name="Internet_20_link" text:visited-style-name="Visited_20_Internet_20_Link"><text:span text:style-name="T3">https://arxiv.org/abs/2206.04615</text:span></text:a></text:p>
            <text:p text:style-name="P6">Latest version is date 2023-06-12</text:p>
          </table:table-cell>
          <table:table-cell table:style-name="Table1.C2" office:value-type="string">
            <text:p text:style-name="P6">Language models demonstrate both quantitative improvement and new qualitative capabilities with increasing scale. Despite their potentially transformative impact, these new capabilities are as yet poorly characterized. In order to inform future research, prepare for disruptive new model capabilities, and ameliorate socially harmful effects, it is vital that we understand the present and near-future capabilities and limitations of language models. To address this challenge, we introduce the Beyond the Imitation Game benchmark (BIG-bench). BIG-bench currently consists of 204 tasks, contributed by 450 authors across 132 institutions. Task topics are diverse, drawing problems from linguistics, childhood development, math, common-sense reasoning, biology, physics, social bias, software development, and beyond. BIG-bench focuses on tasks that are believed to be beyond the capabilities of current language models.</text:p>
          </table:table-cell>
        </table:table-row>
        <text:soft-page-break/>
        <table:table-row>
          <table:table-cell table:style-name="Table1.A2" office:value-type="string">
            <text:p text:style-name="P6">2022-09</text:p>
          </table:table-cell>
          <table:table-cell table:style-name="Table1.A2" office:value-type="string">
            <text:p text:style-name="P7"><text:span text:style-name="Strong_20_Emphasis"><text:span text:style-name="T3">How Transformers Seem to Mimic Parts of the Brain</text:span></text:span></text:p>
            <text:p text:style-name="P8">Popular Science explainer at Quanta Magazine by Stephen Ornes</text:p>
            <text:p text:style-name="P9"><text:a xlink:type="simple" xlink:href="https://www.quantamagazine.org/how-ai-transformers-mimic-parts-of-the-brain-20220912/" text:style-name="Internet_20_link" text:visited-style-name="Visited_20_Internet_20_Link"><text:span text:style-name="T3">https://www.quantamagazine.org/how-ai-transformers-mimic-parts-of-the-brain-20220912/</text:span></text:a></text:p>
          </table:table-cell>
          <table:table-cell table:style-name="Table1.C2" office:value-type="string">
            <text:p text:style-name="P8">"Neural networks originally designed for language processing turn out to be great models of how our brains understand places."</text:p>
            <text:p text:style-name="P6"> </text:p>
          </table:table-cell>
        </table:table-row>
        <table:table-row>
          <table:table-cell table:style-name="Table1.A2" office:value-type="string">
            <text:p text:style-name="P6">2022-09</text:p>
          </table:table-cell>
          <table:table-cell table:style-name="Table1.A2" office:value-type="string">
            <text:p text:style-name="P7"><text:span text:style-name="Strong_20_Emphasis"><text:span text:style-name="T3">Neurosymbolic AI</text:span></text:span></text:p>
            <text:p text:style-name="P8">Don Monroe</text:p>
            <text:p text:style-name="P8">Appears in: "Communications of the ACM", October 2022</text:p>
            <text:p text:style-name="P9"><text:a xlink:type="simple" xlink:href="https://dl.acm.org/doi/10.1145/3554918" text:style-name="Internet_20_link" text:visited-style-name="Visited_20_Internet_20_Link"><text:span text:style-name="T3">https://dl.acm.org/doi/10.1145/3554918</text:span></text:a></text:p>
          </table:table-cell>
          <table:table-cell table:style-name="Table1.C2" office:value-type="string">
            <text:p text:style-name="P6">"Combining neural networks with symbolic representations might make them more versatile and dependable."</text:p>
          </table:table-cell>
        </table:table-row>
        <table:table-row>
          <table:table-cell table:style-name="Table1.A2" office:value-type="string">
            <text:p text:style-name="P6">2022-10</text:p>
          </table:table-cell>
          <table:table-cell table:style-name="Table1.A2" office:value-type="string">
            <text:p text:style-name="P7"><text:span text:style-name="Strong_20_Emphasis"><text:span text:style-name="T3">Scaling Laws for Reward Model Overoptimization</text:span></text:span></text:p>
            <text:p text:style-name="P8">Leo Gao, John Schulman, Jacob Hilton</text:p>
            <text:p text:style-name="P9"><text:a xlink:type="simple" xlink:href="https://arxiv.org/abs/2210.10760" text:style-name="Internet_20_link" text:visited-style-name="Visited_20_Internet_20_Link"><text:span text:style-name="T3">https://arxiv.org/abs/2210.10760</text:span></text:a></text:p>
          </table:table-cell>
          <table:table-cell table:style-name="Table1.C2" office:value-type="string">
            <text:p text:style-name="P6">In reinforcement learning from human feedback, it is common to optimize against a reward model trained to predict human preferences. Because the reward model is an imperfect proxy, optimizing its value too much can hinder ground truth performance, in accordance with Goodhart's law. This effect has been frequently observed, but not carefully measured due to the expense of collecting human preference data. In this work, we use a synthetic setup in which a fixed "gold-standard" reward model plays the role of humans, providing labels used to train a proxy reward model. We study how the gold reward model score changes as we optimize against the proxy reward model using either reinforcement learning or best-of-n sampling. We find that this relationship follows a different functional form depending on the method of optimization, and that in both cases its coefficients scale smoothly with the number of reward model parameters. We also study the effect on this relationship of the size of the reward model dataset, the number of reward model and policy parameters, and the coefficient of the KL penalty added to the reward in the reinforcement learning setup. We explore the implications of these empirical results for theoretical considerations in AI alignment.</text:p>
          </table:table-cell>
        </table:table-row>
        <table:table-row>
          <table:table-cell table:style-name="Table1.A2" office:value-type="string">
            <text:p text:style-name="P6">2022-12</text:p>
          </table:table-cell>
          <table:table-cell table:style-name="Table1.A2" office:value-type="string">
            <text:p text:style-name="P7"><text:span text:style-name="Strong_20_Emphasis"><text:span text:style-name="T3">Talking About Large Language Models</text:span></text:span></text:p>
            <text:p text:style-name="P8">Murray Shanahan</text:p>
            <text:p text:style-name="P7"><text:a xlink:type="simple" xlink:href="https://arxiv.org/abs/2212.03551" text:style-name="Internet_20_link" text:visited-style-name="Visited_20_Internet_20_Link"><text:span text:style-name="T3">https://arxiv.org/abs/2212.03551</text:span></text:a></text:p>
            <text:p text:style-name="P6">(latest version 2023-02-16)</text:p>
          </table:table-cell>
          <table:table-cell table:style-name="Table1.C2" office:value-type="string">
            <text:p text:style-name="P6">Thanks to rapid progress in artificial intelligence, we have entered an era when technology and philosophy intersect in interesting ways. Sitting squarely at the centre of this intersection are large language models (LLMs). The more adept LLMs become at mimicking human language, the more vulnerable we become to anthropomorphism, to seeing the systems in which they are embedded as more human-like than they really are. This trend is amplified by the natural tendency to use philosophically loaded terms, such as "knows", "believes", and "thinks", when describing these systems. To mitigate this trend, this paper advocates the practice of repeatedly stepping back to remind ourselves of how LLMs, and the systems of which they form a part, actually work. The hope is that increased scientific precision will encourage more philosophical nuance in the discourse around artificial intelligence, both within the field and in the public sphere.</text:p>
          </table:table-cell>
        </table:table-row>
        <table:table-row>
          <table:table-cell table:style-name="Table1.A2" office:value-type="string">
            <text:p text:style-name="P6">2022-12</text:p>
          </table:table-cell>
          <table:table-cell table:style-name="Table1.A2" office:value-type="string">
            <text:p text:style-name="P7"><text:span text:style-name="Strong_20_Emphasis"><text:span text:style-name="T3">Annotated History of Modern AI and Deep Learning</text:span></text:span></text:p>
            <text:p text:style-name="P8">Juergen Schmidhuber</text:p>
            <text:p text:style-name="P7"><text:a xlink:type="simple" xlink:href="https://people.idsia.ch/~juergen/deep-learning-history.html" text:style-name="Internet_20_link" text:visited-style-name="Visited_20_Internet_20_Link"><text:span text:style-name="T3">https://people.idsia.ch/~juergen/deep-learning-history.html</text:span></text:a></text:p>
            <text:p text:style-name="P9"><text:a xlink:type="simple" xlink:href="https://arxiv.org/abs/2212.11279" text:style-name="Internet_20_link" text:visited-style-name="Visited_20_Internet_20_Link"><text:span text:style-name="T3">https://arxiv.org/abs/2212.11279</text:span></text:a></text:p>
          </table:table-cell>
          <table:table-cell table:style-name="Table1.C2" office:value-type="string">
            <text:p text:style-name="P6">Machine learning is the science of credit assignment: finding patterns in observations that predict the consequences of actions and help to improve future performance. Credit assignment is also required for human understanding of how the world works, not only for individuals navigating daily life, but also for academic professionals like historians who interpret the present in light of past events. Here I focus on the history of modern artificial intelligence (AI) which is dominated by artificial neural networks (NNs) and deep learning, both conceptually closer to the old field of cybernetics than to what's been called AI since 1956 (e.g., expert systems and logic programming). A modern history of AI will emphasize breakthroughs outside of the focus of traditional AI text books, in particular, mathematical foundations of today's NNs such as the chain rule (1676), the first NNs (linear regression, circa 1800), and the first working deep learners (1965-). From the perspective of 2022, I provide a timeline of the -- in hindsight -- most important relevant events in the history of NNs, deep learning, AI, computer science, and mathematics in general, crediting those who laid foundations of the field. The text contains numerous hyperlinks to relevant overview sites from my AI Blog. It supplements my previous deep learning survey (2015) which provides hundreds of additional references. Finally, to round it off, I'll put things in a broader historic context spanning the time since the Big Bang until when the universe will be many times older than it is now.</text:p>
          </table:table-cell>
        </table:table-row>
        <table:table-row>
          <table:table-cell table:style-name="Table1.A2" office:value-type="string">
            <text:p text:style-name="P6">2022-12</text:p>
          </table:table-cell>
          <table:table-cell table:style-name="Table1.A2" office:value-type="string">
            <text:p text:style-name="P7"><text:span text:style-name="Strong_20_Emphasis"><text:span text:style-name="T3">BigText-QA: Question Answering over a Large-Scale Hybrid Knowledge Graph</text:span></text:span></text:p>
            <text:p text:style-name="P8">Jingjing Xu, Maria Biryukov, Martin Theobald, Vinu Ellampallil Venugopal</text:p>
            <text:p text:style-name="P9"><text:a xlink:type="simple" xlink:href="https://arxiv.org/abs/2212.05798" text:style-name="Internet_20_link" text:visited-style-name="Visited_20_Internet_20_Link"><text:span text:style-name="T3">https://arxiv.org/abs/2212.05798</text:span></text:a></text:p>
          </table:table-cell>
          <table:table-cell table:style-name="Table1.C2" office:value-type="string">
            <text:p text:style-name="P6">Answering complex questions over textual resources remains a challenge, particularly when dealing with nuanced relationships between multiple entities expressed within natural-language sentences. To this end, curated knowledge bases (KBs) like YAGO, DBpedia, Freebase, and Wikidata have been widely used and gained great acceptance for question-answering (QA) applications in the past decade. While these KBs offer a structured knowledge representation, they lack the contextual diversity found in natural-language sources. To address this limitation, BigText-QA introduces an integrated QA approach, which is able to answer questions based on a more redundant form of a knowledge graph (KG) that organizes both structured and unstructured (i.e., "hybrid") knowledge in a unified graphical representation. Thereby, BigText-QA is able to combine the best of both worlds–a canonical set of named entities, mapped to a structured background KB (such as YAGO or Wikidata), as well as an open set of textual clauses providing highly diversified relational paraphrases with rich context information. Our experimental results demonstrate that BigText-QA outperforms DrQA, a neural-network-based QA system, and achieves competitive results to QUEST, a graph-based unsupervised QA system.</text:p>
          </table:table-cell>
        </table:table-row>
        <table:table-row>
          <table:table-cell table:style-name="Table1.A2" office:value-type="string">
            <text:p text:style-name="P6">2022-12</text:p>
          </table:table-cell>
          <table:table-cell table:style-name="Table1.A2" office:value-type="string">
            <text:p text:style-name="P7"><text:span text:style-name="Strong_20_Emphasis"><text:span text:style-name="T3">Reasoning with Language Model Prompting: A Survey</text:span></text:span></text:p>
            <text:p text:style-name="P8">Shuofei Qiao, Yixin Ou, Ningyu Zhang, Xiang Chen, Yunzhi Yao, Shumin Deng, Chuanqi Tan, Fei Huang, Huajun Chen</text:p>
            <text:p text:style-name="P7"><text:a xlink:type="simple" xlink:href="https://arxiv.org/abs/2212.09597" text:style-name="Internet_20_link" text:visited-style-name="Visited_20_Internet_20_Link"><text:span text:style-name="T3">https://arxiv.org/abs/2212.09597</text:span></text:a></text:p>
            <text:p text:style-name="P6">Latest version: 2023-09-18</text:p>
          </table:table-cell>
          <table:table-cell table:style-name="Table1.C2" office:value-type="string">
            <text:p text:style-name="P6">Reasoning, as an essential ability for complex problem-solving, can provide back-end support for various real-world applications, such as medical diagnosis, negotiation, etc. This paper provides a comprehensive survey of cutting-edge research on reasoning with language model prompting. We introduce research works with comparisons and summaries and provide systematic resources to help beginners. We also discuss the potential reasons for emerging such reasoning abilities and highlight future research directions. Resources are available at this https URL (updated periodically).</text:p>
          </table:table-cell>
        </table:table-row>
        <table:table-row>
          <table:table-cell table:style-name="Table1.A6" table:number-columns-spanned="3" office:value-type="string">
            <text:h text:style-name="P5" text:outline-level="1"><text:bookmark text:name="H2023"/><text:bookmark-start text:name="__RefHeading___Toc172_2979550896"/>2023<text:bookmark-end text:name="__RefHeading___Toc172_2979550896"/></text:h>
          </table:table-cell>
          <table:covered-table-cell/>
          <table:covered-table-cell/>
        </table:table-row>
        <table:table-row>
          <table:table-cell table:style-name="Table1.A2" office:value-type="string">
            <text:p text:style-name="P6">2023-01</text:p>
          </table:table-cell>
          <table:table-cell table:style-name="Table1.A2" office:value-type="string">
            <text:p text:style-name="P7"><text:span text:style-name="Strong_20_Emphasis"><text:span text:style-name="T3">Neurosymbolic AI - Why, What, and How</text:span></text:span></text:p>
            <text:p text:style-name="P8">Amit Sheth, Kaushik Roy, Manas Gaur</text:p>
            <text:p text:style-name="P7"><text:a xlink:type="simple" xlink:href="https://arxiv.org/abs/2305.00813" text:style-name="Internet_20_link" text:visited-style-name="Visited_20_Internet_20_Link"><text:span text:style-name="T3">https://arxiv.org/abs/2305.00813</text:span></text:a></text:p>
            <text:p text:style-name="P8">Appears in "IEEE Intelligent Systems" May-June 2023</text:p>
            <text:p text:style-name="P7"><text:a xlink:type="simple" xlink:href="https://ieeexplore.ieee.org/document/10148662" text:style-name="Internet_20_link" text:visited-style-name="Visited_20_Internet_20_Link"><text:span text:style-name="T3">https://ieeexplore.ieee.org/document/10148662</text:span></text:a><text:span text:style-name="T3"> (paywalled)</text:span></text:p>
            <text:p text:style-name="P9"><text:a xlink:type="simple" xlink:href="https://www.computer.org/csdl/magazine/ex/2023/03/10148662/1NVf9V0YKze" text:style-name="Internet_20_link" text:visited-style-name="Visited_20_Internet_20_Link"><text:span text:style-name="T3">https://www.computer.org/csdl/magazine/ex/2023/03/10148662/1NVf9V0YKze</text:span></text:a><text:span text:style-name="T3"> </text:span><text:soft-page-break/><text:span text:style-name="T3">(open)</text:span></text:p>
          </table:table-cell>
          <table:table-cell table:style-name="Table1.C2" office:value-type="string">
            <text:p text:style-name="P6">Humans interact with the environment using a combination of perception - transforming sensory inputs from their environment into symbols, and cognition - mapping symbols to knowledge about the environment for supporting abstraction, reasoning by analogy, and long-term planning. Human perception-inspired machine perception, in the context of AI, refers to large-scale pattern recognition from raw data using neural networks trained using self-supervised learning objectives such as next-word prediction or object recognition. On the other hand, machine cognition encompasses more complex computations, such as using knowledge of the environment to guide reasoning, analogy, and long-term planning. Humans can also control and explain their cognitive functions. This seems to require the retention of symbolic mappings from perception outputs to knowledge about their environment. For example, humans can follow and explain the guidelines and safety constraints driving their decision-making in safety-critical applications such as healthcare, criminal justice, and autonomous driving. This article introduces the rapidly <text:soft-page-break/>emerging paradigm of Neurosymbolic AI combines neural networks and knowledge-guided symbolic approaches to create more capable and flexible AI systems. These systems have immense potential to advance both algorithm-level (e.g., abstraction, analogy, reasoning) and application-level (e.g., explainable and safety-constrained decision-making) capabilities of AI systems.</text:p>
          </table:table-cell>
        </table:table-row>
        <table:table-row>
          <table:table-cell table:style-name="Table1.A2" office:value-type="string">
            <text:p text:style-name="P6">2023-02</text:p>
          </table:table-cell>
          <table:table-cell table:style-name="Table1.A2" office:value-type="string">
            <text:p text:style-name="P7"><text:span text:style-name="Strong_20_Emphasis"><text:span text:style-name="T3">ChatGPT Is a Blurry JPEG of the Web</text:span></text:span></text:p>
            <text:p text:style-name="P8">Explainer at The New Yorker by Ted Chiang</text:p>
            <text:p text:style-name="P9"><text:a xlink:type="simple" xlink:href="https://www.newyorker.com/tech/annals-of-technology/chatgpt-is-a-blurry-jpeg-of-the-web" text:style-name="Internet_20_link" text:visited-style-name="Visited_20_Internet_20_Link"><text:span text:style-name="T3">https://www.newyorker.com/tech/annals-of-technology/chatgpt-is-a-blurry-jpeg-of-the-web</text:span></text:a></text:p>
          </table:table-cell>
          <table:table-cell table:style-name="Table1.C2" office:value-type="string">
            <text:p text:style-name="P6">"OpenAI’s chatbot offers paraphrases, whereas Google offers quotes. Which do we prefer?"</text:p>
          </table:table-cell>
        </table:table-row>
        <table:table-row>
          <table:table-cell table:style-name="Table1.A2" office:value-type="string">
            <text:p text:style-name="P6">2023-02</text:p>
          </table:table-cell>
          <table:table-cell table:style-name="Table1.A2" office:value-type="string">
            <text:p text:style-name="P7"><text:span text:style-name="Strong_20_Emphasis"><text:span text:style-name="T3">The Impact of AI on Developer Productivity: Evidence from GitHub Copilot</text:span></text:span></text:p>
            <text:p text:style-name="P8">Sida Peng, Eirini Kalliamvakou, Peter Cihon, Mert Demirer</text:p>
            <text:p text:style-name="P9"><text:a xlink:type="simple" xlink:href="https://arxiv.org/abs/2302.06590" text:style-name="Internet_20_link" text:visited-style-name="Visited_20_Internet_20_Link"><text:span text:style-name="T3">https://arxiv.org/abs/2302.06590</text:span></text:a></text:p>
          </table:table-cell>
          <table:table-cell table:style-name="Table1.C2" office:value-type="string">
            <text:p text:style-name="P6">Generative AI tools hold promise to increase human productivity. This paper presents results from a controlled experiment with GitHub Copilot, an AI pair programmer. Recruited software developers were asked to implement an HTTP server in JavaScript as quickly as possible. The treatment group, with access to the AI pair programmer, completed the task 55.8% faster than the control group. Observed heterogenous effects show promise for AI pair programmers to help people transition into software development careers.</text:p>
          </table:table-cell>
        </table:table-row>
        <table:table-row>
          <table:table-cell table:style-name="Table1.A2" office:value-type="string">
            <text:p text:style-name="P6">2023-02</text:p>
          </table:table-cell>
          <table:table-cell table:style-name="Table1.A2" office:value-type="string">
            <text:p text:style-name="P7"><text:span text:style-name="Strong_20_Emphasis"><text:span text:style-name="T3">What Google Should Really Be Worried About</text:span></text:span></text:p>
            <text:p text:style-name="P8">Gary Marcus</text:p>
            <text:p text:style-name="P8">Substack Post 2023-02-12</text:p>
            <text:p text:style-name="P9"><text:a xlink:type="simple" xlink:href="https://garymarcus.substack.com/p/what-google-should-really-be-worried" text:style-name="Internet_20_link" text:visited-style-name="Visited_20_Internet_20_Link"><text:span text:style-name="T3">https://garymarcus.substack.com/p/what-google-should-really-be-worried</text:span></text:a></text:p>
          </table:table-cell>
          <table:table-cell table:style-name="Table1.C2" office:value-type="string">
            <text:p text:style-name="P6">"How sewers of lies could spell the end of web search"</text:p>
          </table:table-cell>
        </table:table-row>
        <table:table-row>
          <table:table-cell table:style-name="Table1.A2" office:value-type="string">
            <text:p text:style-name="P6">2023-03</text:p>
          </table:table-cell>
          <table:table-cell table:style-name="Table1.A2" office:value-type="string">
            <text:p text:style-name="P7"><text:span text:style-name="Strong_20_Emphasis"><text:span text:style-name="T3">GPT-4 Technical Report</text:span></text:span></text:p>
            <text:p text:style-name="P8">Many authors</text:p>
            <text:p text:style-name="P8">Latest version 2024-03-04</text:p>
            <text:p text:style-name="P7"><text:a xlink:type="simple" xlink:href="https://arxiv.org/abs/2303.08774" text:style-name="Internet_20_link" text:visited-style-name="Visited_20_Internet_20_Link"><text:span text:style-name="T3">https://arxiv.org/abs/2303.08774</text:span></text:a></text:p>
            <text:p text:style-name="P6"> </text:p>
          </table:table-cell>
          <table:table-cell table:style-name="Table1.C2" office:value-type="string">
            <text:p text:style-name="P7"><text:span text:style-name="T3">🦉</text:span><text:span text:style-name="Strong_20_Emphasis"><text:span text:style-name="T3"> Introduces GTP-4. Unlike the GPT-3 paper, OpenAI does not disclose:</text:span></text:span></text:p>
            <text:list text:style-name="L19">
              <text:list-item>
                <text:p text:style-name="P44"><text:span text:style-name="Strong_20_Emphasis"><text:span text:style-name="T3">The number of parameters in GPT-4.</text:span></text:span></text:p>
              </text:list-item>
              <text:list-item>
                <text:p text:style-name="P44"><text:span text:style-name="Strong_20_Emphasis"><text:span text:style-name="T3">Details on the architecture or training dataset.</text:span></text:span></text:p>
              </text:list-item>
              <text:list-item>
                <text:p text:style-name="P44"><text:span text:style-name="Strong_20_Emphasis"><text:span text:style-name="T3">The training cost and exact hardware specifications.</text:span></text:span></text:p>
              </text:list-item>
            </text:list>
            <text:p text:style-name="P6">We report the development of GPT-4, a large-scale, multimodal model which can accept image and text inputs and produce text outputs. While less capable than humans in many real-world scenarios, GPT-4 exhibits human-level performance on various professional and academic benchmarks, including passing a simulated bar exam with a score around the top 10% of test takers. GPT-4 is a Transformer-based model pre-trained to predict the next token in a document. The post-training alignment process results in improved performance on measures of factuality and adherence to desired behavior. A core component of this project was developing infrastructure and optimization methods that behave predictably across a wide range of scales. This allowed us to accurately predict some aspects of GPT-4's performance based on models trained with no more than 1/1,000th the compute of GPT-4.</text:p>
          </table:table-cell>
        </table:table-row>
        <table:table-row>
          <table:table-cell table:style-name="Table1.A2" office:value-type="string">
            <text:p text:style-name="P6">2023-03</text:p>
          </table:table-cell>
          <table:table-cell table:style-name="Table1.A2" office:value-type="string">
            <text:p text:style-name="P7"><text:span text:style-name="Strong_20_Emphasis"><text:span text:style-name="T3">Sparks of Artificial General Intelligence: Early experiments with GPT-4</text:span></text:span></text:p>
            <text:p text:style-name="P8">Sébastien Bubeck, Varun Chandrasekaran, Ronen Eldan, Johannes Gehrke et al.</text:p>
            <text:p text:style-name="P7"><text:a xlink:type="simple" xlink:href="https://arxiv.org/abs/2303.12712" text:style-name="Internet_20_link" text:visited-style-name="Visited_20_Internet_20_Link"><text:span text:style-name="T3">https://arxiv.org/abs/2303.12712</text:span></text:a></text:p>
            <text:p text:style-name="P6">Latest version: 2023-04-13</text:p>
          </table:table-cell>
          <table:table-cell table:style-name="Table1.C2" office:value-type="string">
            <text:p text:style-name="P6">Artificial intelligence (AI) researchers have been developing and refining large language models (LLMs) that exhibit remarkable capabilities across a variety of domains and tasks, challenging our understanding of learning and cognition. The latest model developed by OpenAI, GPT-4, was trained using an unprecedented scale of compute and data. In this paper, we report on our investigation of an early version of GPT-4, when it was still in active development by OpenAI. We contend that (this early version of) GPT-4 is part of a new cohort of LLMs (along with ChatGPT and Google's PaLM for example) that exhibit more general intelligence than previous AI models. We discuss the rising capabilities and implications of these models. We demonstrate that, beyond its mastery of language, GPT-4 can solve novel and difficult tasks that span mathematics, coding, vision, medicine, law, psychology and more, without needing any special prompting. Moreover, in all of these tasks, GPT-4's performance is strikingly close to human-level performance, and often vastly surpasses prior models such as ChatGPT. Given the breadth and depth of GPT-4's capabilities, we believe that it could reasonably be viewed as an early (yet still incomplete) version of an artificial general intelligence (AGI) system. In our exploration of GPT-4, we put special emphasis on discovering its limitations, and we discuss the challenges ahead for advancing towards deeper and more comprehensive versions of AGI, including the possible need for pursuing a new paradigm that moves beyond next-word prediction. We conclude with reflections on societal influences of the recent technological leap and future research directions.</text:p>
          </table:table-cell>
        </table:table-row>
        <table:table-row>
          <table:table-cell table:style-name="Table1.A2" office:value-type="string">
            <text:p text:style-name="P6">2023-03</text:p>
          </table:table-cell>
          <table:table-cell table:style-name="Table1.A2" office:value-type="string">
            <text:p text:style-name="P7"><text:span text:style-name="Strong_20_Emphasis"><text:span text:style-name="T3">The Unpredictable Abilities Emerging From Large AI Models</text:span></text:span></text:p>
            <text:p text:style-name="P8">Popular Science explainer at Quanta Magazine by Stephen Ornes</text:p>
            <text:p text:style-name="P9"><text:a xlink:type="simple" xlink:href="https://www.quantamagazine.org/the-unpredictable-abilities-emerging-from-large-ai-models-20230316/" text:style-name="Internet_20_link" text:visited-style-name="Visited_20_Internet_20_Link"><text:span text:style-name="T3">https://www.quantamagazine.org/the-unpredictable-abilities-emerging-from-large-ai-models-20230316/</text:span></text:a></text:p>
          </table:table-cell>
          <table:table-cell table:style-name="Table1.C2" office:value-type="string">
            <text:p text:style-name="P6">"Large language models like ChatGPT are now big enough that they’ve started to display startling, unpredictable behaviors."</text:p>
          </table:table-cell>
        </table:table-row>
        <table:table-row>
          <table:table-cell table:style-name="Table1.A2" office:value-type="string">
            <text:p text:style-name="P6">2023-03</text:p>
          </table:table-cell>
          <table:table-cell table:style-name="Table1.A2" office:value-type="string">
            <text:p text:style-name="P7"><text:span text:style-name="Strong_20_Emphasis"><text:span text:style-name="T3">The AI Tech-Stack Model</text:span></text:span></text:p>
            <text:p text:style-name="P8">Rua-Huan Tsaih, Hsin-Lu Chang, Chih-Chun Hsu, and David C. Yen</text:p>
            <text:p text:style-name="P8">Appears in: "Communications of the ACM", March 2023</text:p>
            <text:p text:style-name="P9"><text:a xlink:type="simple" xlink:href="https://cacm.acm.org/research/the-ai-tech-stack-model/" text:style-name="Internet_20_link" text:visited-style-name="Visited_20_Internet_20_Link"><text:span text:style-name="T3">https://cacm.acm.org/research/the-ai-tech-stack-model/</text:span></text:a></text:p>
          </table:table-cell>
          <table:table-cell table:style-name="Table1.C2" office:value-type="string">
            <text:p text:style-name="P6">"Management and technology challenges of AI-enabled application projects."</text:p>
          </table:table-cell>
        </table:table-row>
        <table:table-row>
          <table:table-cell table:style-name="Table1.A2" office:value-type="string">
            <text:p text:style-name="P6">2023-04</text:p>
          </table:table-cell>
          <table:table-cell table:style-name="Table1.A2" office:value-type="string">
            <text:p text:style-name="P7"><text:span text:style-name="Strong_20_Emphasis"><text:span text:style-name="T3">Are Emergent Abilities of Large Language Models a Mirage?</text:span></text:span></text:p>
            <text:p text:style-name="P8">Rylan Schaeffer, Brando Miranda, Sanmi Koyejo</text:p>
            <text:p text:style-name="P9"><text:a xlink:type="simple" xlink:href="https://arxiv.org/abs/2304.15004" text:style-name="Internet_20_link" text:visited-style-name="Visited_20_Internet_20_Link"><text:span text:style-name="T3">https://arxiv.org/abs/2304.15004</text:span></text:a></text:p>
          </table:table-cell>
          <table:table-cell table:style-name="Table1.C2" office:value-type="string">
            <text:p text:style-name="P9"><text:span text:style-name="Strong_20_Emphasis"><text:span text:style-name="T3">"</text:span></text:span><text:span text:style-name="T3">Recent work claims that large language models display emergent abilities, abilities not present in smaller-scale models that are present in larger-scale models. What makes emergent abilities intriguing is two-fold: their sharpness, transitioning seemingly instantaneously from not present to present, and their unpredictability, appearing at seemingly unforeseeable model scales. Here, we present an alternative explanation for emergent abilities: that for a particular task and model family, when analyzing fixed model outputs, emergent abilities appear due to the researcher's choice of metric rather than due to fundamental changes in model behavior with scale. Specifically, nonlinear or discontinuous metrics produce apparent emergent abilities, whereas linear or continuous metrics produce smooth, continuous predictable changes in model performance..."</text:span></text:p>
          </table:table-cell>
        </table:table-row>
        <table:table-row>
          <table:table-cell table:style-name="Table1.A2" office:value-type="string">
            <text:p text:style-name="P6">2023-05</text:p>
          </table:table-cell>
          <table:table-cell table:style-name="Table1.A2" office:value-type="string">
            <text:p text:style-name="P7"><text:span text:style-name="Strong_20_Emphasis"><text:span text:style-name="T3">Google 'We Have No Moat, And Neither Does OpenAI'</text:span></text:span></text:p>
            <text:p text:style-name="P8">By Dylan Patel and Afzal Ahmad</text:p>
            <text:p text:style-name="P9"><text:a xlink:type="simple" xlink:href="https://semianalysis.com/2023/05/04/google-we-have-no-moat-and-neither/" text:style-name="Internet_20_link" text:visited-style-name="Visited_20_Internet_20_Link"><text:soft-page-break/><text:span text:style-name="T3">https://semianalysis.com/2023/05/04/google-we-have-no-moat-and-neither/</text:span></text:a></text:p>
          </table:table-cell>
          <table:table-cell table:style-name="Table1.C2" office:value-type="string">
            <text:p text:style-name="P6">"Leaked Internal Google Document Claims Open Source AI Will Outcompete Google and OpenAI"</text:p>
          </table:table-cell>
        </table:table-row>
        <table:table-row>
          <table:table-cell table:style-name="Table1.A2" office:value-type="string">
            <text:p text:style-name="P6">2023-05</text:p>
          </table:table-cell>
          <table:table-cell table:style-name="Table1.A2" office:value-type="string">
            <text:p text:style-name="P7"><text:span text:style-name="Strong_20_Emphasis"><text:span text:style-name="T3">From Stochastic Parrots to Intelligent Assistants - The Secrets of Data and Human Interventions</text:span></text:span></text:p>
            <text:p text:style-name="P8">Usama M. Fayyad</text:p>
            <text:p text:style-name="P8">Appears in "IEEE Intelligent Systems" May-June 2023</text:p>
            <text:p text:style-name="P7"><text:a xlink:type="simple" xlink:href="https://ieeexplore.ieee.org/document/10148666" text:style-name="Internet_20_link" text:visited-style-name="Visited_20_Internet_20_Link"><text:span text:style-name="T3">https://ieeexplore.ieee.org/document/10148666</text:span></text:a><text:span text:style-name="T3"> (paywalled)</text:span></text:p>
            <text:p text:style-name="P9"><text:a xlink:type="simple" xlink:href="https://www.computer.org/csdl/magazine/ex/2023/03/10148666/1NVfbJYtIR2" text:style-name="Internet_20_link" text:visited-style-name="Visited_20_Internet_20_Link"><text:span text:style-name="T3">https://www.computer.org/csdl/magazine/ex/2023/03/10148666/1NVfbJYtIR2</text:span></text:a><text:span text:style-name="T3"> (open)</text:span></text:p>
          </table:table-cell>
          <table:table-cell table:style-name="Table1.C2" office:value-type="string">
            <text:p text:style-name="P6">Generative AI is all the rage nowadays—primarily driven by ChatGPT capturing the public imagination and attracting hundreds of millions of users in record time, reaching 100 million users in two months. However, there is much ambiguity from the providers about the technology, the methodology, and the way OpenAI makes it work. This compounds the mystique and speculation. I focus on what we know, with a particular emphasis on the aspects that the makers of ChatGPT avoid discussing with the public—namely, the underlying dependence on much manual intervention in training data curation, data labeling, operational interventions by humans, and reinforcement learning. Unfortunately, despite the criticality of these issues to the scientific community, they are hardly discussed. In this article, I attempt to address some of the issues in the hope of stimulating further studies of these less glorified but critical topics.</text:p>
          </table:table-cell>
        </table:table-row>
        <table:table-row>
          <table:table-cell table:style-name="Table1.A2" office:value-type="string">
            <text:p text:style-name="P6">2023-05</text:p>
          </table:table-cell>
          <table:table-cell table:style-name="Table1.A2" office:value-type="string">
            <text:p text:style-name="P7"><text:span text:style-name="Strong_20_Emphasis"><text:span text:style-name="T3">Why an Octopus-like Creature Has Come to Symbolize the State of A.I.</text:span></text:span></text:p>
            <text:p text:style-name="P8">Explainer at New York Times by Kevin Roose</text:p>
            <text:p text:style-name="P9"><text:a xlink:type="simple" xlink:href="https://www.nytimes.com/2023/05/30/technology/shoggoth-meme-ai.html" text:style-name="Internet_20_link" text:visited-style-name="Visited_20_Internet_20_Link"><text:span text:style-name="T3">https://www.nytimes.com/2023/05/30/technology/shoggoth-meme-ai.html</text:span></text:a></text:p>
          </table:table-cell>
          <table:table-cell table:style-name="Table1.C2" office:value-type="string">
            <text:p text:style-name="P6">"The Shoggoth, a character from a science fiction story, captures the essential weirdness of the A.I. moment."</text:p>
          </table:table-cell>
        </table:table-row>
        <table:table-row>
          <table:table-cell table:style-name="Table1.A2" office:value-type="string">
            <text:p text:style-name="P6">2023-05</text:p>
          </table:table-cell>
          <table:table-cell table:style-name="Table1.A2" office:value-type="string">
            <text:p text:style-name="P7"><text:span text:style-name="Strong_20_Emphasis"><text:span text:style-name="T3">Tiny Language Models Come of Age</text:span></text:span></text:p>
            <text:p text:style-name="P8">Popular Science explainer at Quanta Magazine by Ben Brubaker</text:p>
            <text:p text:style-name="P9"><text:a xlink:type="simple" xlink:href="https://www.quantamagazine.org/tiny-language-models-thrive-with-gpt-4-as-a-teacher-20231005/" text:style-name="Internet_20_link" text:visited-style-name="Visited_20_Internet_20_Link"><text:span text:style-name="T3">https://www.quantamagazine.org/tiny-language-models-thrive-with-gpt-4-as-a-teacher-20231005/</text:span></text:a></text:p>
          </table:table-cell>
          <table:table-cell table:style-name="Table1.C2" office:value-type="string">
            <text:p text:style-name="P8">"To better understand how neural networks learn to simulate writing, researchers trained simpler versions on synthetic children’s stories."</text:p>
            <text:p text:style-name="P6"> </text:p>
          </table:table-cell>
        </table:table-row>
        <table:table-row>
          <table:table-cell table:style-name="Table1.A2" office:value-type="string">
            <text:p text:style-name="P6">2023-05</text:p>
          </table:table-cell>
          <table:table-cell table:style-name="Table1.A2" office:value-type="string">
            <text:p text:style-name="P7"><text:span text:style-name="Strong_20_Emphasis"><text:span text:style-name="T3">Chatbots Don’t Know What Stuff Isn’t</text:span></text:span></text:p>
            <text:p text:style-name="P8">Popular Science explainer at Quanta Magazine by Max G. Levy</text:p>
            <text:p text:style-name="P9"><text:a xlink:type="simple" xlink:href="https://www.quantamagazine.org/ai-like-chatgpt-are-no-good-at-not-20230512/" text:style-name="Internet_20_link" text:visited-style-name="Visited_20_Internet_20_Link"><text:span text:style-name="T3">https://www.quantamagazine.org/ai-like-chatgpt-are-no-good-at-not-20230512/</text:span></text:a></text:p>
          </table:table-cell>
          <table:table-cell table:style-name="Table1.C2" office:value-type="string">
            <text:p text:style-name="P6">"Today’s language models are more sophisticated than ever, but they still struggle with the concept of negation. That’s unlikely to change anytime soon."</text:p>
          </table:table-cell>
        </table:table-row>
        <table:table-row>
          <table:table-cell table:style-name="Table1.A2" office:value-type="string">
            <text:p text:style-name="P6">2023-05</text:p>
          </table:table-cell>
          <table:table-cell table:style-name="Table1.A2" office:value-type="string">
            <text:p text:style-name="P7"><text:span text:style-name="Strong_20_Emphasis"><text:span text:style-name="T3">ChatGPT's Astonishing Fabrications About Percy Ludgate</text:span></text:span></text:p>
            <text:p text:style-name="P8">Brian Randell, Brian Coghlan</text:p>
            <text:p text:style-name="P8">Appears in: "IEEE Annals of the History of Computing", April-June 2023</text:p>
            <text:p text:style-name="P7"><text:a xlink:type="simple" xlink:href="https://ieeexplore.ieee.org/document/10148832" text:style-name="Internet_20_link" text:visited-style-name="Visited_20_Internet_20_Link"><text:span text:style-name="T3">https://ieeexplore.ieee.org/document/10148832</text:span></text:a><text:span text:style-name="T3"> (paywalled)</text:span></text:p>
            <text:p text:style-name="P7"><text:a xlink:type="simple" xlink:href="https://www.computer.org/csdl/magazine/an/2023/02/10148832/1NVeQNpkqnS" text:style-name="Internet_20_link" text:visited-style-name="Visited_20_Internet_20_Link"><text:span text:style-name="T3">https://www.computer.org/csdl/magazine/an/2023/02/10148832/1NVeQNpkqnS</text:span></text:a><text:span text:style-name="T3"> (open)</text:span></text:p>
            <text:p text:style-name="P8">See also:</text:p>
            <text:p text:style-name="P7"><text:span text:style-name="Strong_20_Emphasis"><text:span text:style-name="T3">ChatGPT's Astonishing Fabrications About Percy Ludgate</text:span></text:span></text:p>
            <text:p text:style-name="P8">Brian Coghlan, Brian Randell, Noel O’Boyle</text:p>
            <text:p text:style-name="P9"><text:a xlink:type="simple" xlink:href="https://treasures.scss.tcd.ie/miscellany/TCD-SCSS-X.20121208.002/ChatGPTs-AstonishingFabrications-aboutPercyLudgate-CoghlanRandellOBoyle-20230424-1434.pdf" text:style-name="Internet_20_link" text:visited-style-name="Visited_20_Internet_20_Link"><text:span text:style-name="T3">https://treasures.scss.tcd.ie/miscellany/TCD-SCSS-X.20121208.002/ChatGPTs-AstonishingFabrications-aboutPercyLudgate-CoghlanRandellOBoyle-20230424-1434.pdf</text:span></text:a></text:p>
          </table:table-cell>
          <table:table-cell table:style-name="Table1.C2" office:value-type="string">
            <text:p text:style-name="P8">Since its release in November 2022, OpenAI's artificial intelligence (AI) chatbot ChatGPT has aroused great interest because of its very impressive ability to provide well-formulated and detailed natural language responses to queries about a huge variety of topics. These responses are based on an immense set of training data, obtained from the Internet in 2021, and on information gained from interactions with its users. However, ChatGPT's users soon found that the answers they received to their queries were not always trustworthy. Indeed, OpenAI itself lists as one of ChatGPT's limitations that it “sometimes writes plausible-sounding but incorrect or nonsensical answers, [i.e.,] confident responses that cannot be grounded in any of its training data.” (The term “hallucination” has come into use by the AI community for such responses, which are not unique to ChatGPT.)</text:p>
            <text:p text:style-name="P9"><text:span text:style-name="Emphasis"><text:span text:style-name="T3">This should properly be called a "confabulation"</text:span></text:span></text:p>
          </table:table-cell>
        </table:table-row>
        <table:table-row>
          <table:table-cell table:style-name="Table1.A2" office:value-type="string">
            <text:p text:style-name="P6">2023-05</text:p>
          </table:table-cell>
          <table:table-cell table:style-name="Table1.A2" office:value-type="string">
            <text:p text:style-name="P7"><text:span text:style-name="Strong_20_Emphasis"><text:span text:style-name="T3">Faith and Fate: Limits of Transformers on Compositionality</text:span></text:span></text:p>
            <text:p text:style-name="P8">Nouha Dziri, Ximing Lu, Melanie Sclar, Xiang Lorraine Li, Liwei Jiang et al.</text:p>
            <text:p text:style-name="P7"><text:a xlink:type="simple" xlink:href="https://arxiv.org/abs/2305.18654" text:style-name="Internet_20_link" text:visited-style-name="Visited_20_Internet_20_Link"><text:span text:style-name="T3">https://arxiv.org/abs/2305.18654</text:span></text:a></text:p>
            <text:p text:style-name="P6">Latest version: 2023-10-31</text:p>
          </table:table-cell>
          <table:table-cell table:style-name="Table1.C2" office:value-type="string">
            <text:p text:style-name="P6">Transformer large language models (LLMs) have sparked admiration for their exceptional performance on tasks that demand intricate multi-step reasoning. Yet, these models simultaneously show failures on surprisingly trivial problems. This begs the question: Are these errors incidental, or do they signal more substantial limitations? In an attempt to demystify transformer LLMs, we investigate the limits of these models across three representative compositional tasks -- multi-digit multiplication, logic grid puzzles, and a classic dynamic programming problem. These tasks require breaking problems down into sub-steps and synthesizing these steps into a precise answer. We formulate compositional tasks as computation graphs to systematically quantify the level of complexity, and break down reasoning steps into intermediate sub-procedures. Our empirical findings suggest that transformer LLMs solve compositional tasks by reducing multi-step compositional reasoning into linearized subgraph matching, without necessarily developing systematic problem-solving skills. To round off our empirical study, we provide theoretical arguments on abstract multi-step reasoning problems that highlight how autoregressive generations' performance can rapidly decay with increased task complexity.</text:p>
          </table:table-cell>
        </table:table-row>
        <table:table-row>
          <table:table-cell table:style-name="Table1.A2" office:value-type="string">
            <text:p text:style-name="P6">2023-07</text:p>
          </table:table-cell>
          <table:table-cell table:style-name="Table1.A2" office:value-type="string">
            <text:p text:style-name="P7"><text:span text:style-name="Strong_20_Emphasis"><text:span text:style-name="T3">Quaternion Convolutional Neural Networks: Current Advances and Future Directions</text:span></text:span></text:p>
            <text:p text:style-name="P8">Gerardo Altamirano-Gomez, Carlos Gershenson</text:p>
            <text:p text:style-name="P7"><text:a xlink:type="simple" xlink:href="https://arxiv.org/abs/2307.08663" text:style-name="Internet_20_link" text:visited-style-name="Visited_20_Internet_20_Link"><text:span text:style-name="T3">https://arxiv.org/abs/2307.08663</text:span></text:a></text:p>
            <text:p text:style-name="P6"> </text:p>
          </table:table-cell>
          <table:table-cell table:style-name="Table1.C2" office:value-type="string">
            <text:p text:style-name="P6">Since their first applications, Convolutional Neural Networks (CNNs) have solved problems that have advanced the state-of-the-art in several domains. CNNs represent information using real numbers. Despite encouraging results, theoretical analysis shows that representations such as hyper-complex numbers can achieve richer representational capacities than real numbers, and that Hamilton products can capture intrinsic interchannel relationships. Moreover, in the last few years, experimental research has shown that Quaternion-Valued CNNs (QCNNs) can achieve similar performance with fewer parameters than their real-valued counterparts. This paper condenses research in the development of QCNNs from its very beginnings. We propose a conceptual organization of current trends and analyze the main building blocks used in the design of QCNN models. Based on this conceptual organization, we propose future directions of research.</text:p>
          </table:table-cell>
        </table:table-row>
        <table:table-row>
          <table:table-cell table:style-name="Table1.A2" office:value-type="string">
            <text:p text:style-name="P6">2023-08</text:p>
          </table:table-cell>
          <table:table-cell table:style-name="Table1.A2" office:value-type="string">
            <text:p text:style-name="P7"><text:span text:style-name="Strong_20_Emphasis"><text:span text:style-name="T3">Efficient Implementation of a Fully Analog Neural Network on a Reconfigurable Platform</text:span></text:span></text:p>
            <text:p text:style-name="P8">Afolabi Ige, Jennifer Hasler</text:p>
            <text:p text:style-name="P8">Appears in: 2023 IEEE 66th International Midwest Symposium on Circuits and Systems (MWSCAS)</text:p>
            <text:p text:style-name="P9"><text:a xlink:type="simple" xlink:href="https://ieeexplore.ieee.org/document/10405875" text:style-name="Internet_20_link" text:visited-style-name="Visited_20_Internet_20_Link"><text:span text:style-name="T3">https://ieeexplore.ieee.org/document/10405875</text:span></text:a></text:p>
          </table:table-cell>
          <table:table-cell table:style-name="Table1.C2" office:value-type="string">
            <text:p text:style-name="P6">This paper investigates the potential of floating gate field-effect transistors (FETs) as primitives for subthreshold computation in analog neural networks. By leveraging the inherent properties of these transistors, we demonstrate their suitability for constructing neural network activation functions, such as sigmoid and rectified linear units (ReLUs), as well as winner-take-all (WTA) circuits for softmax activation. Our end-to-end analog implementation successfully classifies the concentric circles problem, illustrating the advantages of maintaining an analog signal chain throughout the process.</text:p>
          </table:table-cell>
        </table:table-row>
        <text:soft-page-break/>
        <table:table-row>
          <table:table-cell table:style-name="Table1.A2" office:value-type="string">
            <text:p text:style-name="P6">2023-09</text:p>
          </table:table-cell>
          <table:table-cell table:style-name="Table1.A2" office:value-type="string">
            <text:p text:style-name="P7"><text:span text:style-name="Strong_20_Emphasis"><text:span text:style-name="T3">Humble AI</text:span></text:span></text:p>
            <text:p text:style-name="P8">Bran Knowles, Jason d'Cruz, John T. Richards, Kush R. Varsnhney</text:p>
            <text:p text:style-name="P8">Appears in: Communications of the ACM, 2023-09</text:p>
            <text:p text:style-name="P9"><text:a xlink:type="simple" xlink:href="https://dl.acm.org/doi/10.1145/3587035" text:style-name="Internet_20_link" text:visited-style-name="Visited_20_Internet_20_Link"><text:span text:style-name="T3">https://dl.acm.org/doi/10.1145/3587035</text:span></text:a></text:p>
          </table:table-cell>
          <table:table-cell table:style-name="Table1.C2" office:value-type="string">
            <text:p text:style-name="P6">An effort to bring artificial intelligence into better alignment with our moral aims and finally realize the vision of superior decision making through AI.</text:p>
          </table:table-cell>
        </table:table-row>
        <table:table-row>
          <table:table-cell table:style-name="Table1.A2" office:value-type="string">
            <text:p text:style-name="P6">2023-10</text:p>
          </table:table-cell>
          <table:table-cell table:style-name="Table1.A2" office:value-type="string">
            <text:p text:style-name="P7"><text:span text:style-name="Strong_20_Emphasis"><text:span text:style-name="T3">Does GPT-4 pass the Turing test?</text:span></text:span></text:p>
            <text:p text:style-name="P8">Cameron R. Jones, Benjamin K. Bergen</text:p>
            <text:p text:style-name="P9"><text:a xlink:type="simple" xlink:href="https://arxiv.org/abs/2310.20216" text:style-name="Internet_20_link" text:visited-style-name="Visited_20_Internet_20_Link"><text:span text:style-name="T3">https://arxiv.org/abs/2310.20216</text:span></text:a></text:p>
          </table:table-cell>
          <table:table-cell table:style-name="Table1.C2" office:value-type="string">
            <text:p text:style-name="P6"> We evaluated GPT-4 in a public online Turing test. The best-performing GPT-4 prompt passed in 49.7% of games, outperforming ELIZA (22%) and GPT-3.5 (20%), but falling short of the baseline set by human participants (66%). Participants' decisions were based mainly on linguistic style (35%) and socioemotional traits (27%), supporting the idea that intelligence, narrowly conceived, is not sufficient to pass the Turing test. Participant knowledge about LLMs and number of games played positively correlated with accuracy in detecting AI, suggesting learning and practice as possible strategies to mitigate deception. Despite known limitations as a test of intelligence, we argue that the Turing test continues to be relevant as an assessment of naturalistic communication and deception. AI models with the ability to masquerade as humans could have widespread societal consequences, and we analyse the effectiveness of different strategies and criteria for judging humanlikeness.</text:p>
          </table:table-cell>
        </table:table-row>
        <table:table-row>
          <table:table-cell table:style-name="Table1.A2" office:value-type="string">
            <text:p text:style-name="P6">2023-11</text:p>
          </table:table-cell>
          <table:table-cell table:style-name="Table1.A2" office:value-type="string">
            <text:p text:style-name="P7"><text:span text:style-name="Strong_20_Emphasis"><text:span text:style-name="T3">Whom to Trust, How and Why: Untangling AI Ethics Principles, Trustworthiness and Trust</text:span></text:span></text:p>
            <text:p text:style-name="P8">Andreas Duenser, David M. Douglas</text:p>
            <text:p text:style-name="P8">Appears in: "IEEE Intelligent Systems", Nov/Dec 2023</text:p>
            <text:p text:style-name="P7"><text:a xlink:type="simple" xlink:href="https://ieeexplore.ieee.org/document/10273868" text:style-name="Internet_20_link" text:visited-style-name="Visited_20_Internet_20_Link"><text:span text:style-name="T3">https://ieeexplore.ieee.org/document/10273868</text:span></text:a></text:p>
            <text:p text:style-name="P9"><text:a xlink:type="simple" xlink:href="https://arxiv.org/abs/2309.10318" text:style-name="Internet_20_link" text:visited-style-name="Visited_20_Internet_20_Link"><text:span text:style-name="T3">https://arxiv.org/abs/2309.10318</text:span></text:a></text:p>
          </table:table-cell>
          <table:table-cell table:style-name="Table1.C2" office:value-type="string">
            <text:p text:style-name="P6">We present an overview of the literature on trust in AI and AI trustworthiness and argue for the need to distinguish these concepts more clearly and to gather more empirically evidence on what contributes to people s trusting behaviours. We discuss that trust in AI involves not only reliance on the system itself, but also trust in the developers of the AI system. AI ethics principles such as explainability and transparency are often assumed to promote user trust, but empirical evidence of how such features actually affect how users perceive the system s trustworthiness is not as abundance or not that clear. AI systems should be recognised as socio-technical systems, where the people involved in designing, developing, deploying, and using the system are as important as the system for determining whether it is trustworthy. Without recognising these nuances, trust in AI and trustworthy AI risk becoming nebulous terms for any desirable feature for AI systems.</text:p>
          </table:table-cell>
        </table:table-row>
        <table:table-row>
          <table:table-cell table:style-name="Table1.A2" office:value-type="string">
            <text:p text:style-name="P6">2023-11</text:p>
          </table:table-cell>
          <table:table-cell table:style-name="Table1.A2" office:value-type="string">
            <text:p text:style-name="P7"><text:span text:style-name="Strong_20_Emphasis"><text:span text:style-name="T3">Seven Pillars for the Future of Artificial Intelligence</text:span></text:span></text:p>
            <text:p text:style-name="P8">Erik Cambria, Rui Mao, Melvin Chen, Zhaoxia Wang, Seng-Beng Ho</text:p>
            <text:p text:style-name="P8">Appears in: "IEEE Intelligent Systems", Nov/Dec 2023</text:p>
            <text:p text:style-name="P7"><text:a xlink:type="simple" xlink:href="https://sentic.net/seven-pillars-for-the-future-of-artificial-intelligence.pdf" text:style-name="Internet_20_link" text:visited-style-name="Visited_20_Internet_20_Link"><text:span text:style-name="T3">https://sentic.net/seven-pillars-for-the-future-of-artificial-intelligence.pdf</text:span></text:a></text:p>
            <text:p text:style-name="P9"><text:a xlink:type="simple" xlink:href="https://www.computer.org/csdl/magazine/ex/2023/06/10352155/1SI3W47ymw8" text:style-name="Internet_20_link" text:visited-style-name="Visited_20_Internet_20_Link"><text:span text:style-name="T3">https://www.computer.org/csdl/magazine/ex/2023/06/10352155/1SI3W47ymw8</text:span></text:a></text:p>
          </table:table-cell>
          <table:table-cell table:style-name="Table1.C2" office:value-type="string">
            <text:p text:style-name="P7"><text:span text:style-name="Emphasis"><text:span text:style-name="T3">Coins the term "pareidoliac intelligence"</text:span></text:span></text:p>
            <text:p text:style-name="P8">In recent years, AI research has showcased tremendous potential to impact positively humanity and society. Although AI frequently outperforms humans in tasks related to classification and pattern recognition, it continues to face challenges when dealing with complex tasks such as intuitive decision-making, sense disambiguation, sarcasm detection, and narrative understanding, as these require advanced kinds of reasoning, e.g., commonsense reasoning and causal reasoning, which have not been emulated satisfactorily yet. To address these shortcomings, we propose seven pillars that we believe represent the key hallmark features for the future of AI, namely:</text:p>
            <text:list text:style-name="L20">
              <text:list-item>
                <text:p text:style-name="P45">Multidisciplinarity</text:p>
              </text:list-item>
              <text:list-item>
                <text:p text:style-name="P45">Task Decomposition</text:p>
              </text:list-item>
              <text:list-item>
                <text:p text:style-name="P45">Parallel Analogy</text:p>
              </text:list-item>
              <text:list-item>
                <text:p text:style-name="P45">Symbol Grounding</text:p>
              </text:list-item>
              <text:list-item>
                <text:p text:style-name="P45">Similarity Measure</text:p>
              </text:list-item>
              <text:list-item>
                <text:p text:style-name="P45">Intention Awareness</text:p>
              </text:list-item>
              <text:list-item>
                <text:p text:style-name="P46">Trustworthiness.</text:p>
              </text:list-item>
            </text:list>
          </table:table-cell>
        </table:table-row>
        <table:table-row>
          <table:table-cell table:style-name="Table1.A2" office:value-type="string">
            <text:p text:style-name="P6">2023-12</text:p>
          </table:table-cell>
          <table:table-cell table:style-name="Table1.A2" office:value-type="string">
            <text:p text:style-name="P7"><text:span text:style-name="Strong_20_Emphasis"><text:span text:style-name="T3">OpenAI Preparedness Framework (Beta)</text:span></text:span></text:p>
            <text:p text:style-name="P7"><text:a xlink:type="simple" xlink:href="https://cdn.openai.com/openai-preparedness-framework-beta.pdf" text:style-name="Internet_20_link" text:visited-style-name="Visited_20_Internet_20_Link"><text:span text:style-name="T3">https://cdn.openai.com/openai-preparedness-framework-beta.pdf</text:span></text:a></text:p>
            <text:p text:style-name="P8">See also:</text:p>
            <text:p text:style-name="P8">2024-01-19:</text:p>
            <text:p text:style-name="P9"><text:a xlink:type="simple" xlink:href="https://www.safer-ai.org/post/is-openais-preparedness-framework-better-than-its-competitors-responsible-scaling-policies-a-comparative-analysis" text:style-name="Internet_20_link" text:visited-style-name="Visited_20_Internet_20_Link"><text:span text:style-name="T3">https://www.safer-ai.org/post/is-openais-preparedness-framework-better-than-its-competitors-responsible-scaling-policies-a-comparative-analysis</text:span></text:a></text:p>
          </table:table-cell>
          <table:table-cell table:style-name="Table1.C2" office:value-type="string">
            <text:p text:style-name="P9"><text:span text:style-name="T3">"Our analysis is that OpenAI’s preparedness framework</text:span><text:span text:style-name="Strong_20_Emphasis"><text:span text:style-name="T3"> </text:span></text:span><text:span text:style-name="T3">deals with accidental risks better than Anthropic’s RSPs thanks to the more frequent assessments and the greater emphasis on risk identification and unknown unknowns. On the other hand, we believe that it deals less well with short-term catastrophic misuse risks, mostly due to the lack of details in the commitment of OpenAI to significant infosecurity measures which raises questions about how effectively they can prevent the leak of models with dangerous capabilities. One of the largest risks that 2024 or 2025 models might present is one where a system released publicly could increase catastrophic risks substantially when misused by malicious actors. Cybersecurity and infosecurity is the most important component to prevent this kind of disaster. This relative positioning of OpenAI towards accidental risks, compared with Anthropic's positioning towards misuse, reflects the respective worries of the CEOs of companies. Sam Altman, the CEO of OpenAI, is notably concerned about accidental extinction risks and has shared few public concerns about misuse risks. On the other hand, Dario Amodei, the CEO of Anthropic, has shared fewer concerns about accidental risks, but significantly more concerns about misuse risks."</text:span></text:p>
          </table:table-cell>
        </table:table-row>
        <table:table-row>
          <table:table-cell table:style-name="Table1.A6" table:number-columns-spanned="3" office:value-type="string">
            <text:h text:style-name="P5" text:outline-level="1"><text:bookmark text:name="H2024"/><text:bookmark-start text:name="__RefHeading___Toc174_2979550896"/>2024<text:bookmark-end text:name="__RefHeading___Toc174_2979550896"/></text:h>
          </table:table-cell>
          <table:covered-table-cell/>
          <table:covered-table-cell/>
        </table:table-row>
        <table:table-row>
          <table:table-cell table:style-name="Table1.A2" office:value-type="string">
            <text:p text:style-name="P6">2024-01</text:p>
          </table:table-cell>
          <table:table-cell table:style-name="Table1.A2" office:value-type="string">
            <text:p text:style-name="P7"><text:span text:style-name="Strong_20_Emphasis"><text:span text:style-name="T3">Behind OpenAI CEO Dismissal: An Ethical Dilemma And A New AI Revolution</text:span></text:span></text:p>
            <text:p text:style-name="P8">Ahmed El-Deeb, Amazon</text:p>
            <text:p text:style-name="P6">Appears in: ACM SIGSOFT Software Engineering Newsletter, Jan 2024</text:p>
          </table:table-cell>
          <table:table-cell table:style-name="Table1.C2" office:value-type="string">
            <text:p text:style-name="P6">A very short note on the typical "business event"</text:p>
          </table:table-cell>
        </table:table-row>
        <table:table-row>
          <table:table-cell table:style-name="Table1.A2" office:value-type="string">
            <text:p text:style-name="P6">2024-01</text:p>
          </table:table-cell>
          <table:table-cell table:style-name="Table1.A2" office:value-type="string">
            <text:p text:style-name="P7"><text:span text:style-name="Strong_20_Emphasis"><text:span text:style-name="T3">New Theory Suggests Chatbots Can Understand Text</text:span></text:span></text:p>
            <text:p text:style-name="P8">Popular Science explainer at Quanta Magazine by Anil Ananthaswamy</text:p>
            <text:p text:style-name="P9"><text:a xlink:type="simple" xlink:href="https://www.quantamagazine.org/new-theory-suggests-chatbots-can-understand-text-20240122/" text:style-name="Internet_20_link" text:visited-style-name="Visited_20_Internet_20_Link"><text:span text:style-name="T3">https://www.quantamagazine.org/new-theory-suggests-chatbots-can-understand-text-20240122/</text:span></text:a></text:p>
          </table:table-cell>
          <table:table-cell table:style-name="Table1.C2" office:value-type="string">
            <text:p text:style-name="P6">"Far from being 'stochastic parrots,' the biggest large language models seem to learn enough skills to understand the words they’re processing."</text:p>
          </table:table-cell>
        </table:table-row>
        <table:table-row>
          <table:table-cell table:style-name="Table1.A2" office:value-type="string">
            <text:p text:style-name="P6">2024-01</text:p>
          </table:table-cell>
          <table:table-cell table:style-name="Table1.A2" office:value-type="string">
            <text:p text:style-name="P7"><text:span text:style-name="Strong_20_Emphasis"><text:span text:style-name="T3">Exploring Large Language Model based Intelligent Agents: Definitions, Methods, and Prospects</text:span></text:span></text:p>
            <text:p text:style-name="P8">Yuheng Cheng, Ceyao Zhang, Zhengwen Zhang, Xiangrui Meng, Sirui Hong, Wenhao Li, Zihao Wang, Zekai Wang, Feng Yin, Junhua Zhao, Xiuqiang He</text:p>
            <text:p text:style-name="P9"><text:a xlink:type="simple" xlink:href="https://arxiv.org/abs/2401.03428" text:style-name="Internet_20_link" text:visited-style-name="Visited_20_Internet_20_Link"><text:span text:style-name="T3">https://arxiv.org/abs/2401.03428</text:span></text:a></text:p>
          </table:table-cell>
          <table:table-cell table:style-name="Table1.C2" office:value-type="string">
            <text:p text:style-name="P6">Intelligent agents stand out as a potential path toward artificial general intelligence (AGI). Thus, researchers have dedicated significant effort to diverse implementations for them. Benefiting from recent progress in large language models (LLMs), LLM-based agents that use universal natural language as an interface exhibit robust generalization capabilities across various applications -- from serving as autonomous general-purpose task assistants to applications in coding, social, and economic domains, LLM-based agents offer extensive exploration opportunities. This paper surveys current research to provide an in-depth overview of LLM-based intelligent agents within single-agent and multi-agent systems. It covers their definitions, research frameworks, and foundational components such as their composition, cognitive and planning methods, tool utilization, and responses to environmental feedback. We also delve into the mechanisms of deploying LLM-based <text:soft-page-break/>agents in multi-agent systems, including multi-role collaboration, message passing, and strategies to alleviate communication issues between agents. The discussions also shed light on popular datasets and application scenarios. We conclude by envisioning prospects for LLM-based agents, considering the evolving landscape of AI and natural language processing.</text:p>
          </table:table-cell>
        </table:table-row>
        <table:table-row>
          <table:table-cell table:style-name="Table1.A2" office:value-type="string">
            <text:p text:style-name="P6">2024-01</text:p>
          </table:table-cell>
          <table:table-cell table:style-name="Table1.A2" office:value-type="string">
            <text:p text:style-name="P7"><text:span text:style-name="Strong_20_Emphasis"><text:span text:style-name="T3">DeepSeek LLM: Scaling Open-Source Language Models with Longtermism</text:span></text:span></text:p>
            <text:p text:style-name="P8">DeepSeek-AI</text:p>
            <text:p text:style-name="P7"><text:a xlink:type="simple" xlink:href="https://arxiv.org/abs/2401.02954" text:style-name="Internet_20_link" text:visited-style-name="Visited_20_Internet_20_Link"><text:span text:style-name="T3">https://arxiv.org/abs/2401.02954</text:span></text:a></text:p>
            <text:p text:style-name="P6"> </text:p>
          </table:table-cell>
          <table:table-cell table:style-name="Table1.C2" office:value-type="string">
            <text:p text:style-name="P6">The rapid development of open-source large language models (LLMs) has been truly remarkable. However, the scaling law described in previous literature presents varying conclusions, which casts a dark cloud over scaling LLMs. We delve into the study of scaling laws and present our distinctive findings that facilitate scaling of large scale models in two commonly used open-source configurations, 7B and 67B. Guided by the scaling laws, we introduce DeepSeek LLM, a project dedicated to advancing open-source language models with a long-term perspective. To support the pre-training phase, we have developed a dataset that currently consists of 2 trillion tokens and is continuously expanding. We further conduct supervised fine-tuning (SFT) and Direct Preference Optimization (DPO) on DeepSeek LLM Base models, resulting in the creation of DeepSeek Chat models. Our evaluation results demonstrate that DeepSeek LLM 67B surpasses LLaMA-2 70B on various benchmarks, particularly in the domains of code, mathematics, and reasoning. Furthermore, open-ended evaluations reveal that DeepSeek LLM 67B Chat exhibits superior performance compared to GPT-3.5.</text:p>
          </table:table-cell>
        </table:table-row>
        <table:table-row>
          <table:table-cell table:style-name="Table1.A2" office:value-type="string">
            <text:p text:style-name="P6">2024-02</text:p>
          </table:table-cell>
          <table:table-cell table:style-name="Table1.A2" office:value-type="string">
            <text:p text:style-name="P7"><text:span text:style-name="Strong_20_Emphasis"><text:span text:style-name="T3">On Limitations of the Transformer Architecture</text:span></text:span></text:p>
            <text:p text:style-name="P8">Binghui Peng, Srini Narayanan, Christos Papadimitriou</text:p>
            <text:p text:style-name="P9"><text:a xlink:type="simple" xlink:href="https://arxiv.org/abs/2402.08164" text:style-name="Internet_20_link" text:visited-style-name="Visited_20_Internet_20_Link"><text:span text:style-name="T3">https://arxiv.org/abs/2402.08164</text:span></text:a></text:p>
          </table:table-cell>
          <table:table-cell table:style-name="Table1.C2" office:value-type="string">
            <text:p text:style-name="P6">What are the root causes of hallucinations in large language models (LLMs)? We use Communication Complexity to prove that the Transformer layer is incapable of composing functions (e.g., identify a grandparent of a person in a genealogy) if the domains of the functions are large enough; we show through examples that this inability is already empirically present when the domains are quite small. We also point out that several mathematical tasks that are at the core of the so-called compositional tasks thought to be hard for LLMs are unlikely to be solvable by Transformers, for large enough instances and assuming that certain well accepted conjectures in the field of Computational Complexity are true.</text:p>
          </table:table-cell>
        </table:table-row>
        <table:table-row>
          <table:table-cell table:style-name="Table1.A2" office:value-type="string">
            <text:p text:style-name="P6">2024-02</text:p>
          </table:table-cell>
          <table:table-cell table:style-name="Table1.A2" office:value-type="string">
            <text:p text:style-name="P7"><text:span text:style-name="Strong_20_Emphasis"><text:span text:style-name="T3">How Quickly Do Large Language Models Learn Unexpected Skills?</text:span></text:span></text:p>
            <text:p text:style-name="P8">Popular Science explainer at Quanta Magazine by Stephen Ornes</text:p>
            <text:p text:style-name="P9"><text:a xlink:type="simple" xlink:href="https://www.quantamagazine.org/how-quickly-do-large-language-models-learn-unexpected-skills-20240213/" text:style-name="Internet_20_link" text:visited-style-name="Visited_20_Internet_20_Link"><text:span text:style-name="T3">https://www.quantamagazine.org/how-quickly-do-large-language-models-learn-unexpected-skills-20240213/</text:span></text:a></text:p>
          </table:table-cell>
          <table:table-cell table:style-name="Table1.C2" office:value-type="string">
            <text:p text:style-name="P6">"A new study suggests that so-called emergent abilities actually develop gradually and predictably, depending on how you measure them."</text:p>
          </table:table-cell>
        </table:table-row>
        <table:table-row>
          <table:table-cell table:style-name="Table1.A2" office:value-type="string">
            <text:p text:style-name="P6">2024-02</text:p>
          </table:table-cell>
          <table:table-cell table:style-name="Table1.A2" office:value-type="string">
            <text:p text:style-name="P7"><text:span text:style-name="Strong_20_Emphasis"><text:span text:style-name="T3">Measuring GitHub Copilot’s Impact on Productivity</text:span></text:span></text:p>
            <text:p text:style-name="P8">Albert Ziegler, Eirini Kalliamvakou, X. Alice Li, Andrew Rice, Devon Rifkin, Shawn Simister, Ganesh Sittampalam, and Edward Aftandilian</text:p>
            <text:p text:style-name="P8">Appears in "Communications of the ACM", March 2024</text:p>
            <text:p text:style-name="P9"><text:a xlink:type="simple" xlink:href="https://cacm.acm.org/research/measuring-github-copilots-impact-on-productivity/" text:style-name="Internet_20_link" text:visited-style-name="Visited_20_Internet_20_Link"><text:span text:style-name="T3">https://cacm.acm.org/research/measuring-github-copilots-impact-on-productivity/</text:span></text:a></text:p>
          </table:table-cell>
          <table:table-cell table:style-name="Table1.C2" office:value-type="string">
            <text:p text:style-name="P6">"A case study asks Copilot users about the tool's impact on their productivity, and seeks to find their perceptions mirrored in user data."</text:p>
          </table:table-cell>
        </table:table-row>
        <table:table-row>
          <table:table-cell table:style-name="Table1.A2" office:value-type="string">
            <text:p text:style-name="P6">2024-03</text:p>
          </table:table-cell>
          <table:table-cell table:style-name="Table1.A2" office:value-type="string">
            <text:p text:style-name="P7"><text:span text:style-name="Strong_20_Emphasis"><text:span text:style-name="T3">Can Machines Be in Language?</text:span></text:span></text:p>
            <text:p text:style-name="P8">Peter J. Denning and B. Scot Rousse</text:p>
            <text:p text:style-name="P8">Appears in "Communications of the ACM", March 2024</text:p>
            <text:p text:style-name="P7"><text:a xlink:type="simple" xlink:href="https://cacm.acm.org/opinion/can-machines-be-in-language/" text:style-name="Internet_20_link" text:visited-style-name="Visited_20_Internet_20_Link"><text:span text:style-name="T3">https://cacm.acm.org/opinion/can-machines-be-in-language/</text:span></text:a></text:p>
            <text:p text:style-name="P9"><text:a xlink:type="simple" xlink:href="https://dl.acm.org/doi/10.1145/3637629" text:style-name="Internet_20_link" text:visited-style-name="Visited_20_Internet_20_Link"><text:span text:style-name="T3">https://dl.acm.org/doi/10.1145/3637629</text:span></text:a></text:p>
          </table:table-cell>
          <table:table-cell table:style-name="Table1.C2" office:value-type="string">
            <text:p text:style-name="P6">"Large language models brought language to machines. Machines are not up to the challenge"</text:p>
          </table:table-cell>
        </table:table-row>
        <table:table-row>
          <table:table-cell table:style-name="Table1.A2" office:value-type="string">
            <text:p text:style-name="P6">2024-03</text:p>
          </table:table-cell>
          <table:table-cell table:style-name="Table1.A2" office:value-type="string">
            <text:p text:style-name="P7"><text:span text:style-name="Strong_20_Emphasis"><text:span text:style-name="T3">Can ChatGPT Learn Chinese or Swahili?</text:span></text:span></text:p>
            <text:p text:style-name="P8">Neil Savage</text:p>
            <text:p text:style-name="P8">Appears in "Communications of the ACM", May 2024</text:p>
            <text:p text:style-name="P7"><text:a xlink:type="simple" xlink:href="https://cacm.acm.org/news/can-chatgpt-learn-chinese-or-swahili/" text:style-name="Internet_20_link" text:visited-style-name="Visited_20_Internet_20_Link"><text:span text:style-name="T3">https://cacm.acm.org/news/can-chatgpt-learn-chinese-or-swahili/</text:span></text:a></text:p>
            <text:p text:style-name="P9"><text:a xlink:type="simple" xlink:href="https://dl.acm.org/doi/abs/10.1145/3640351" text:style-name="Internet_20_link" text:visited-style-name="Visited_20_Internet_20_Link"><text:span text:style-name="T3">https://dl.acm.org/doi/abs/10.1145/3640351</text:span></text:a></text:p>
          </table:table-cell>
          <table:table-cell table:style-name="Table1.C2" office:value-type="string">
            <text:p text:style-name="P6">"Considering how large language models might act differently if trained in different languages."</text:p>
          </table:table-cell>
        </table:table-row>
        <table:table-row>
          <table:table-cell table:style-name="Table1.A2" office:value-type="string">
            <text:p text:style-name="P6">2024-03</text:p>
          </table:table-cell>
          <table:table-cell table:style-name="Table1.A2" office:value-type="string">
            <text:p text:style-name="P7"><text:span text:style-name="Strong_20_Emphasis"><text:span text:style-name="T3">Assured Autonomy, Artificial Intelligence, and Machine Learning: A Roundtable Discussion</text:span></text:span></text:p>
            <text:list text:style-name="L21">
              <text:list-item>
                <text:p text:style-name="P47">Phil Laplante , IEEE Fellow</text:p>
              </text:list-item>
              <text:list-item>
                <text:p text:style-name="P47">Joanna F. DeFranco , The Pennsylvania State University</text:p>
              </text:list-item>
              <text:list-item>
                <text:p text:style-name="P47">Rick Kuhn , IEEE Fellow</text:p>
              </text:list-item>
            </text:list>
            <text:p text:style-name="P8">Appears in: "IEEE Computer", March 2024</text:p>
            <text:p text:style-name="P9"><text:a xlink:type="simple" xlink:href="https://www.computer.org/csdl/magazine/co/2024/03/10461703/1V5LYnygCOc" text:style-name="Internet_20_link" text:visited-style-name="Visited_20_Internet_20_Link"><text:span text:style-name="T3">https://www.computer.org/csdl/magazine/co/2024/03/10461703/1V5LYnygCOc</text:span></text:a></text:p>
          </table:table-cell>
          <table:table-cell table:style-name="Table1.C2" office:value-type="string">
            <text:p text:style-name="P8">This report summarizes a roundtable panel discussion held at the Second Annual IEEE Workshop on Assured Autonomy, AI, and Machine Learning. Eight expert panelists discussed ways to ensure that artificial intelligence and machine learning systems are safe.</text:p>
            <text:p text:style-name="P8">Roundtable Panelists:</text:p>
            <text:list text:style-name="L22">
              <text:list-item>
                <text:p text:style-name="P48"><text:span text:style-name="Emphasis"><text:span text:style-name="T3">Jaganmohan Chandrasekaran</text:span></text:span><text:span text:style-name="T3"> is a postdoctoral associate at the Intelligent Systems Division, Virginia Tech National Security Institute.</text:span></text:p>
              </text:list-item>
              <text:list-item>
                <text:p text:style-name="P48"><text:span text:style-name="Emphasis"><text:span text:style-name="T3">Darren Cofer</text:span></text:span><text:span text:style-name="T3"> is a principal fellow at Collins Aerospace.</text:span></text:p>
              </text:list-item>
              <text:list-item>
                <text:p text:style-name="P48"><text:span text:style-name="Emphasis"><text:span text:style-name="T3">Junhua Ding</text:span></text:span><text:span text:style-name="T3"> is the Reinburg Endowed Professor in Data Science and the director of the Graduate Data Science Program, Department of Information Science, University of North Texas.</text:span></text:p>
              </text:list-item>
              <text:list-item>
                <text:p text:style-name="P48"><text:span text:style-name="Emphasis"><text:span text:style-name="T3">Carl Elks</text:span></text:span><text:span text:style-name="T3"> is an associate professor of electrical and computer engineering at Virginia Commonwealth University.</text:span></text:p>
              </text:list-item>
              <text:list-item>
                <text:p text:style-name="P48"><text:span text:style-name="Emphasis"><text:span text:style-name="T3">Cody Fleming</text:span></text:span><text:span text:style-name="T3"> is an associate professor of mechanical engineering at Iowa State University.</text:span></text:p>
              </text:list-item>
              <text:list-item>
                <text:p text:style-name="P48"><text:span text:style-name="Emphasis"><text:span text:style-name="T3">Alwyn Goodloe</text:span></text:span><text:span text:style-name="T3"> is a research computer engineer at NASA Langley Research Center.</text:span></text:p>
              </text:list-item>
              <text:list-item>
                <text:p text:style-name="P48"><text:span text:style-name="Emphasis"><text:span text:style-name="T3">Erin Lanus</text:span></text:span><text:span text:style-name="T3"> is a research assistant professor at the Intelligent Systems Division, Virginia Tech National Security Institute.</text:span></text:p>
              </text:list-item>
              <text:list-item>
                <text:p text:style-name="P49"><text:span text:style-name="Emphasis"><text:span text:style-name="T3">Adam Porter</text:span></text:span><text:span text:style-name="T3"> is a professor at the University of Maryland and the director of the Fraunhofer USA Center Mid-Atlantic.</text:span></text:p>
              </text:list-item>
            </text:list>
          </table:table-cell>
        </table:table-row>
        <table:table-row>
          <table:table-cell table:style-name="Table1.A2" office:value-type="string">
            <text:p text:style-name="P6">2024-03</text:p>
          </table:table-cell>
          <table:table-cell table:style-name="Table1.A2" office:value-type="string">
            <text:p text:style-name="P7"><text:span text:style-name="Strong_20_Emphasis"><text:span text:style-name="T3">Grounding from an AI and Cognitive Science Lens</text:span></text:span></text:p>
            <text:p text:style-name="P8">Goonmeet Bajaj, Valerie L. Shalin, Srinivasan Parthasarathy, Amit Sheth</text:p>
            <text:p text:style-name="P8">Appears in: "IEEE Intelligent Systems", March/April 2024</text:p>
            <text:p text:style-name="P7"><text:a xlink:type="simple" xlink:href="https://ieeexplore.ieee.org/document/10510670" text:style-name="Internet_20_link" text:visited-style-name="Visited_20_Internet_20_Link"><text:span text:style-name="T3">https://ieeexplore.ieee.org/document/10510670</text:span></text:a></text:p>
            <text:p text:style-name="P9"><text:a xlink:type="simple" xlink:href="https://arxiv.org/abs/2402.13290" text:style-name="Internet_20_link" text:visited-style-name="Visited_20_Internet_20_Link"><text:soft-page-break/><text:span text:style-name="T3">https://arxiv.org/abs/2402.13290</text:span></text:a></text:p>
          </table:table-cell>
          <table:table-cell table:style-name="Table1.C2" office:value-type="string">
            <text:p text:style-name="P8">Grounding is a challenging problem, requiring a formal definition and different levels of abstraction. This article explores grounding from both cognitive science and machine learning perspectives. It identifies the subtleties of grounding, its significance for collaborative agents, and similarities and differences in grounding approaches in both communities. The article examines the potential of neurosymbolic approaches tailored for grounding tasks, showcasing how they can more comprehensively address grounding. Finally, we discuss areas for further exploration and development in grounding.</text:p>
            <text:p text:style-name="P8"><text:soft-page-break/>Natural Language Processing / Computer Vision: static vs dynamic</text:p>
            <table:table table:name="Table2" table:style-name="Table2">
              <table:table-column table:style-name="Table2.A"/>
              <table:table-column table:style-name="Table2.B"/>
              <table:table-row>
                <table:table-cell table:style-name="Table2.A1" office:value-type="string">
                  <text:p text:style-name="P6">Static</text:p>
                </table:table-cell>
                <table:table-cell table:style-name="Table2.A1" office:value-type="string">
                  <text:list text:style-name="L23">
                    <text:list-item>
                      <text:p text:style-name="P50">Connecting concepts to known data</text:p>
                    </text:list-item>
                    <text:list-item>
                      <text:p text:style-name="P51">Axiomatic common ground</text:p>
                    </text:list-item>
                  </text:list>
                </table:table-cell>
              </table:table-row>
              <table:table-row>
                <table:table-cell table:style-name="Table2.A1" office:value-type="string">
                  <text:p text:style-name="P6">Dynamic</text:p>
                </table:table-cell>
                <table:table-cell table:style-name="Table2.A1" office:value-type="string">
                  <text:list text:style-name="L24">
                    <text:list-item>
                      <text:p text:style-name="P52">Iterative method to establish common ground</text:p>
                    </text:list-item>
                    <text:list-item>
                      <text:p text:style-name="P52">Communication between agent(s) to clarify and correct</text:p>
                    </text:list-item>
                  </text:list>
                </table:table-cell>
              </table:table-row>
            </table:table>
            <text:p text:style-name="P8">Cognitive science: cognitivist vs. enactivist</text:p>
            <table:table table:name="Table3" table:style-name="Table3">
              <table:table-column table:style-name="Table3.A"/>
              <table:table-column table:style-name="Table3.B"/>
              <table:table-row>
                <table:table-cell table:style-name="Table3.A1" office:value-type="string">
                  <text:p text:style-name="P6">Cognitivist</text:p>
                </table:table-cell>
                <table:table-cell table:style-name="Table3.A1" office:value-type="string">
                  <text:list text:style-name="L25">
                    <text:list-item>
                      <text:p text:style-name="P53">Connecting atomic representations to external entities</text:p>
                    </text:list-item>
                    <text:list-item>
                      <text:p text:style-name="P54">Compositional representations</text:p>
                    </text:list-item>
                  </text:list>
                </table:table-cell>
              </table:table-row>
              <table:table-row>
                <table:table-cell table:style-name="Table3.A1" office:value-type="string">
                  <text:p text:style-name="P6">Enactivist</text:p>
                </table:table-cell>
                <table:table-cell table:style-name="Table3.A1" office:value-type="string">
                  <text:list text:style-name="L26">
                    <text:list-item>
                      <text:p text:style-name="P55">Establishing physical connection in an environment</text:p>
                    </text:list-item>
                    <text:list-item>
                      <text:p text:style-name="P55">Embodies grounding through sensory input and feedback</text:p>
                    </text:list-item>
                  </text:list>
                </table:table-cell>
              </table:table-row>
            </table:table>
            <text:p text:style-name="P6"/>
          </table:table-cell>
        </table:table-row>
        <table:table-row>
          <table:table-cell table:style-name="Table1.A2" office:value-type="string">
            <text:p text:style-name="P6">2024-05</text:p>
          </table:table-cell>
          <table:table-cell table:style-name="Table1.A2" office:value-type="string">
            <text:p text:style-name="P7"><text:span text:style-name="Strong_20_Emphasis"><text:span text:style-name="T3">Limits of Deep Learning: Sequence Modeling through the Lens of Complexity Theory</text:span></text:span></text:p>
            <text:p text:style-name="P8">Nikola Zubić, Federico Soldá, Aurelio Sulser, Davide Scaramuzza</text:p>
            <text:p text:style-name="P7"><text:a xlink:type="simple" xlink:href="https://arxiv.org/abs/2405.16674" text:style-name="Internet_20_link" text:visited-style-name="Visited_20_Internet_20_Link"><text:span text:style-name="T3">https://arxiv.org/abs/2405.16674</text:span></text:a></text:p>
            <text:p text:style-name="P6">Latest version: 2024-10-04</text:p>
          </table:table-cell>
          <table:table-cell table:style-name="Table1.C2" office:value-type="string">
            <text:p text:style-name="P6">Despite their successes, deep learning models struggle with tasks requiring complex reasoning and function composition. We present a theoretical and empirical investigation into the limitations of Structured State Space Models (SSMs) and Transformers in such tasks. We prove that one-layer SSMs cannot efficiently perform function composition over large domains without impractically large state sizes, and even with Chain-of-Thought prompting, they require a number of steps that scale unfavorably with the complexity of the function composition. Multi-layer SSMs are constrained by log-space computational capacity, limiting their reasoning abilities. Our experiments corroborate these theoretical findings. Evaluating models on tasks including various function composition settings, multi-digit multiplication, dynamic programming, and Einstein's puzzle, we find significant performance degradation even with advanced prompting techniques. Models often resort to shortcuts, leading to compounding errors. These findings highlight fundamental barriers within current deep learning architectures rooted in their computational capacities. We underscore the need for innovative solutions to transcend these constraints and achieve reliable multi-step reasoning and compositional task-solving, which is critical for advancing toward general artificial intelligence.</text:p>
          </table:table-cell>
        </table:table-row>
        <table:table-row>
          <table:table-cell table:style-name="Table1.A2" office:value-type="string">
            <text:p text:style-name="P6">2024-05</text:p>
          </table:table-cell>
          <table:table-cell table:style-name="Table1.A2" office:value-type="string">
            <text:p text:style-name="P7"><text:span text:style-name="Strong_20_Emphasis"><text:span text:style-name="T3">DeepSeek-V2: A Strong, Economical, and Efficient Mixture-of-Experts Language Model</text:span></text:span></text:p>
            <text:p text:style-name="P8">DeepSeek-AI</text:p>
            <text:p text:style-name="P8">Latest version 2024-06-19</text:p>
            <text:p text:style-name="P9"><text:a xlink:type="simple" xlink:href="https://arxiv.org/abs/2405.04434" text:style-name="Internet_20_link" text:visited-style-name="Visited_20_Internet_20_Link"><text:span text:style-name="T3">https://arxiv.org/abs/2405.04434</text:span></text:a></text:p>
          </table:table-cell>
          <table:table-cell table:style-name="Table1.C2" office:value-type="string">
            <text:p text:style-name="P6">We present DeepSeek-V2, a strong Mixture-of-Experts (MoE) language model characterized by economical training and efficient inference. It comprises 236B total parameters, of which 21B are activated for each token, and supports a context length of 128K tokens. DeepSeek-V2 adopts innovative architectures including Multi-head Latent Attention (MLA) and DeepSeekMoE. MLA guarantees efficient inference through significantly compressing the Key-Value (KV) cache into a latent vector, while DeepSeekMoE enables training strong models at an economical cost through sparse computation. Compared with DeepSeek 67B, DeepSeek-V2 achieves significantly stronger performance, and meanwhile saves 42.5% of training costs, reduces the KV cache by 93.3%, and boosts the maximum generation throughput to 5.76 times. We pretrain DeepSeek-V2 on a high-quality and multi-source corpus consisting of 8.1T tokens, and further perform Supervised Fine-Tuning (SFT) and Reinforcement Learning (RL) to fully unlock its potential. Evaluation results show that, even with only 21B activated parameters, DeepSeek-V2 and its chat versions still achieve top-tier performance among open-source models.</text:p>
          </table:table-cell>
        </table:table-row>
        <table:table-row>
          <table:table-cell table:style-name="Table1.A2" office:value-type="string">
            <text:p text:style-name="P6">2024-06 📘</text:p>
          </table:table-cell>
          <table:table-cell table:style-name="Table1.A2" office:value-type="string">
            <text:p text:style-name="P7"><text:span text:style-name="Strong_20_Emphasis"><text:span text:style-name="T3">A Review of Pulse-Coupled Neural Network Applications in Computer Vision and Image Processing</text:span></text:span></text:p>
            <text:p text:style-name="P8">Nurul Rafi and Pablo Rivas</text:p>
            <text:p text:style-name="P9"><text:a xlink:type="simple" xlink:href="https://arxiv.org/pdf/2406.00239" text:style-name="Internet_20_link" text:visited-style-name="Visited_20_Internet_20_Link"><text:span text:style-name="T3">https://arxiv.org/pdf/2406.00239</text:span></text:a></text:p>
          </table:table-cell>
          <table:table-cell table:style-name="Table1.C2" office:value-type="string">
            <text:p text:style-name="P6">Research in neural models inspired by mammal's visual cortex has led to many spiking neural networks such as pulse-coupled neural networks (PCNNs). These models are oscillating, spatio-temporal models stimulated with images to produce several time-based responses. This paper reviews PCNN's state of the art, covering its mathematical formulation, variants, and other simplifications found in the literature. We present several applications in which PCNN architectures have successfully addressed some fundamental image processing and computer vision challenges, including image segmentation, edge detection, medical imaging, image fusion, image compression, object recognition, and remote sensing. Results achieved in these applications suggest that the PCNN architecture generates useful perceptual information relevant to a wide variety of computer vision tasks.</text:p>
          </table:table-cell>
        </table:table-row>
        <table:table-row>
          <table:table-cell table:style-name="Table1.A2" office:value-type="string">
            <text:p text:style-name="P6">2024-06 📘</text:p>
          </table:table-cell>
          <table:table-cell table:style-name="Table1.A2" office:value-type="string">
            <text:p text:style-name="P7"><text:span text:style-name="Strong_20_Emphasis"><text:span text:style-name="T3">A comprehensive survey on Kolmogorov Arnold Networks (KAN)</text:span></text:span></text:p>
            <text:p text:style-name="P8">Tianrui Ji, Yuntian Hou, Di Zhang</text:p>
            <text:p text:style-name="P7"><text:a xlink:type="simple" xlink:href="https://arxiv.org/abs/2407.11075" text:style-name="Internet_20_link" text:visited-style-name="Visited_20_Internet_20_Link"><text:span text:style-name="T3">https://arxiv.org/abs/2407.11075</text:span></text:a></text:p>
            <text:p text:style-name="P8">Latest version is dated 2025-01-28</text:p>
            <text:p text:style-name="P8">See also:</text:p>
            <text:p text:style-name="P9"><text:a xlink:type="simple" xlink:href="https://www.quantamagazine.org/novel-architecture-makes-neural-networks-more-understandable-20240911/" text:style-name="Internet_20_link" text:visited-style-name="Visited_20_Internet_20_Link"><text:span text:style-name="T3">https://www.quantamagazine.org/novel-architecture-makes-neural-networks-more-understandable-20240911/</text:span></text:a></text:p>
          </table:table-cell>
          <table:table-cell table:style-name="Table1.C2" office:value-type="string">
            <text:p text:style-name="P6">Through this comprehensive survey of Kolmogorov-Arnold Networks(KAN), we have gained a thorough understanding of its theoretical foundation, architectural design, application scenarios, and current research progress. KAN, with its unique architecture and flexible activation functions, excels in handling complex data patterns and nonlinear relationships, demonstrating wide-ranging application potential. While challenges remain, KAN is poised to pave the way for innovative solutions in various fields, potentially revolutionizing how we approach complex computational problems.</text:p>
          </table:table-cell>
        </table:table-row>
        <table:table-row>
          <table:table-cell table:style-name="Table1.A2" office:value-type="string">
            <text:p text:style-name="P6">2024-06</text:p>
          </table:table-cell>
          <table:table-cell table:style-name="Table1.A2" office:value-type="string">
            <text:p text:style-name="P7"><text:span text:style-name="Strong_20_Emphasis"><text:span text:style-name="T3">Automatic Programming vs. Artificial Intelligence</text:span></text:span></text:p>
            <text:p text:style-name="P8">James Noble</text:p>
            <text:p text:style-name="P8">Appears in. "AIware 2024: Proceedings of the 1st ACM International Conference on AI-Powered Software"</text:p>
            <text:p text:style-name="P7"><text:a xlink:type="simple" xlink:href="https://dl.acm.org/doi/10.1145/3664646.3664775" text:style-name="Internet_20_link" text:visited-style-name="Visited_20_Internet_20_Link"><text:span text:style-name="T3">https://dl.acm.org/doi/10.1145/3664646.3664775</text:span></text:a></text:p>
            <text:p text:style-name="P6"> </text:p>
          </table:table-cell>
          <table:table-cell table:style-name="Table1.C2" office:value-type="string">
            <text:p text:style-name="P6">Ever since we began programming in the 1950s, there have been two diametrically opposed tendencies within computer science and software engineering: on the left side of the Glorious Throne of Alan Turing, the tendency to perfect the Art of Computer Programming, and on the right side, the tendency to end it. These tendencies can be seen from the Manchester Mark I's "autocode" removing the need for programmers shortly after WW2; COBOL being a language that could be "read by the management"; to contemporary "no-code" development environments; and the idea that large language models herald "The End of Programming". This vision paper looks at what AI will not change about software systems, and the people who must use them, and necessarily must build them. Rather than neglecting 50 years of history, theory, and practice, and assuming programming can, will, and should be ended by AI, we speculate on how AI has, already does, and will continue to perfect one of the peak activities of being human: programming.</text:p>
          </table:table-cell>
        </table:table-row>
        <table:table-row>
          <table:table-cell table:style-name="Table1.A2" office:value-type="string">
            <text:p text:style-name="P6">2024-07</text:p>
          </table:table-cell>
          <table:table-cell table:style-name="Table1.A2" office:value-type="string">
            <text:p text:style-name="P7"><text:span text:style-name="Strong_20_Emphasis"><text:span text:style-name="T3">The Llama 3 Herd of Models</text:span></text:span></text:p>
            <text:p text:style-name="P8">Llama Team, AI @ Meta</text:p>
            <text:p text:style-name="P7"><text:a xlink:type="simple" xlink:href="https://arxiv.org/abs/2407.21783" text:style-name="Internet_20_link" text:visited-style-name="Visited_20_Internet_20_Link"><text:span text:style-name="T3">https://arxiv.org/abs/2407.21783</text:span></text:a></text:p>
            <text:p text:style-name="P6">Latest version 2024-11-23</text:p>
          </table:table-cell>
          <table:table-cell table:style-name="Table1.C2" office:value-type="string">
            <text:p text:style-name="P8">🦉</text:p>
            <text:p text:style-name="P6">Modern artificial intelligence (AI) systems are powered by foundation models. This paper presents a new set of foundation models, called Llama 3. It is a herd of language models that natively support multilinguality, coding, reasoning, and tool usage. Our largest model is a dense Transformer with 405B parameters and a context window of up to 128K tokens. This paper presents an extensive empirical evaluation of Llama 3. We find that Llama 3 delivers comparable quality to leading language models such as GPT-4 on a plethora of tasks. We publicly release Llama 3, including pre-trained and post-trained versions of the 405B parameter language model and our Llama Guard 3 model for input and output safety. The paper also presents the results of experiments in which we integrate image, video, and speech <text:soft-page-break/>capabilities into Llama 3 via a compositional approach. We observe this approach performs competitively with the state-of-the-art on image, video, and speech recognition tasks. The resulting models are not yet being broadly released as they are still under development.</text:p>
          </table:table-cell>
        </table:table-row>
        <table:table-row>
          <table:table-cell table:style-name="Table1.A2" office:value-type="string">
            <text:p text:style-name="P6">2024-08</text:p>
          </table:table-cell>
          <table:table-cell table:style-name="Table1.A2" office:value-type="string">
            <text:p text:style-name="P7"><text:span text:style-name="Strong_20_Emphasis"><text:span text:style-name="T3">Debate May Help AI Models Converge on Truth</text:span></text:span></text:p>
            <text:p text:style-name="P8">Popular Science explainer at Quanta Magazine by Stephen Ornes</text:p>
            <text:p text:style-name="P9"><text:a xlink:type="simple" xlink:href="https://www.quantamagazine.org/debate-may-help-ai-models-converge-on-truth-20241108/" text:style-name="Internet_20_link" text:visited-style-name="Visited_20_Internet_20_Link"><text:span text:style-name="T3">https://www.quantamagazine.org/debate-may-help-ai-models-converge-on-truth-20241108/</text:span></text:a></text:p>
          </table:table-cell>
          <table:table-cell table:style-name="Table1.C2" office:value-type="string">
            <text:p text:style-name="P6">"Letting AI systems argue with each other may help expose when a large language model has made mistakes."</text:p>
          </table:table-cell>
        </table:table-row>
        <table:table-row>
          <table:table-cell table:style-name="Table1.A2" office:value-type="string">
            <text:p text:style-name="P6">2024-08</text:p>
          </table:table-cell>
          <table:table-cell table:style-name="Table1.A2" office:value-type="string">
            <text:p text:style-name="P7"><text:span text:style-name="Strong_20_Emphasis"><text:span text:style-name="T3">Fire-Flyer AI-HPC: A Cost-Effective Software-Hardware Co-Design for Deep Learning</text:span></text:span></text:p>
            <text:p text:style-name="P8">DeepSeek-AI, Beijing, China</text:p>
            <text:p text:style-name="P7"><text:span text:style-name="T3">Open: </text:span><text:a xlink:type="simple" xlink:href="https://arxiv.org/abs/2408.14158" text:style-name="Internet_20_link" text:visited-style-name="Visited_20_Internet_20_Link"><text:span text:style-name="T3">https://arxiv.org/abs/2408.14158</text:span></text:a></text:p>
            <text:p text:style-name="P7"><text:span text:style-name="T3">Paywalled: </text:span><text:a xlink:type="simple" xlink:href="https://ieeexplore.ieee.org/document/10793193" text:style-name="Internet_20_link" text:visited-style-name="Visited_20_Internet_20_Link"><text:span text:style-name="T3">https://ieeexplore.ieee.org/document/10793193</text:span></text:a></text:p>
            <text:p text:style-name="P6">Published in: "SC24: International Conference for High Performance Computing, Networking, Storage and Analysis", 17-22 November 2024</text:p>
          </table:table-cell>
          <table:table-cell table:style-name="Table1.C2" office:value-type="string">
            <text:p text:style-name="P6">The rapid progress in Deep Learning (DL) and Large Language Models (LLMs) has exponentially increased demands of computational power and bandwidth. This, combined with the high costs of faster computing chips and interconnects, has significantly inflated High Performance Computing (HPC) construction costs. To address these challenges, we introduce the Fire-Flyer AI-HPC architecture, a synergistic hardware-software co-design framework and its best practices. (...)</text:p>
          </table:table-cell>
        </table:table-row>
        <table:table-row>
          <table:table-cell table:style-name="Table1.A2" office:value-type="string">
            <text:p text:style-name="P6">2024-08 📘</text:p>
          </table:table-cell>
          <table:table-cell table:style-name="Table1.A2" office:value-type="string">
            <text:p text:style-name="P7"><text:span text:style-name="Strong_20_Emphasis"><text:span text:style-name="T3">Toward Large-scale Spiking Neural Networks: A Comprehensive Survey and Future Directions</text:span></text:span></text:p>
            <text:p text:style-name="P8">Yangfan Hu, Qian Zheng, Guoqi Li, Huajin Tang, Gang Pan</text:p>
            <text:p text:style-name="P7"><text:a xlink:type="simple" xlink:href="https://arxiv.org/abs/2409.02111" text:style-name="Internet_20_link" text:visited-style-name="Visited_20_Internet_20_Link"><text:span text:style-name="T3">https://arxiv.org/abs/2409.02111</text:span></text:a></text:p>
            <text:p text:style-name="P6"> </text:p>
          </table:table-cell>
          <table:table-cell table:style-name="Table1.C2" office:value-type="string">
            <text:p text:style-name="P6">Deep learning has revolutionized artificial intelligence (AI), achieving remarkable progress in fields such as computer vision, speech recognition, and natural language processing. Moreover, the recent success of large language models (LLMs) has fueled a surge in research on large-scale neural networks. However, the escalating demand for computing resources and energy consumption has prompted the search for energy-efficient alternatives. Inspired by the human brain, spiking neural networks (SNNs) promise energy-efficient computation with event-driven spikes. To provide future directions toward building energy-efficient large SNN models, we present a survey of existing methods for developing deep spiking neural networks, with a focus on emerging Spiking Transformers. Our main contributions are as follows: (1) an overview of learning methods for deep spiking neural networks, categorized by ANN-to-SNN conversion and direct training with surrogate gradients; (2) an overview of network architectures for deep spiking neural networks, categorized by deep convolutional neural networks (DCNNs) and Transformer architecture; and (3) a comprehensive comparison of state-of-the-art deep SNNs with a focus on emerging Spiking Transformers. We then further discuss and outline future directions toward large-scale SNNs.</text:p>
          </table:table-cell>
        </table:table-row>
        <table:table-row>
          <table:table-cell table:style-name="Table1.A2" office:value-type="string">
            <text:p text:style-name="P6">2024-10 📘</text:p>
          </table:table-cell>
          <table:table-cell table:style-name="Table1.A2" office:value-type="string">
            <text:p text:style-name="P7"><text:span text:style-name="Strong_20_Emphasis"><text:span text:style-name="T3">A Comprehensive Overview of Large Language Models</text:span></text:span></text:p>
            <text:p text:style-name="P8">Earliest version 2023-07-12</text:p>
            <text:p text:style-name="P8">Latest version 2024-10</text:p>
            <text:p text:style-name="P8">Humza Naveeda, Asad Ullah Khana, Shi Qiub, Muhammad Saqibc, et al.</text:p>
            <text:p text:style-name="P9"><text:a xlink:type="simple" xlink:href="https://arxiv.org/abs/2307.06435" text:style-name="Internet_20_link" text:visited-style-name="Visited_20_Internet_20_Link"><text:span text:style-name="T3">https://arxiv.org/abs/2307.06435</text:span></text:a></text:p>
          </table:table-cell>
          <table:table-cell table:style-name="Table1.C2" office:value-type="string">
            <text:p text:style-name="P6">Large Language Models (LLMs) have recently demonstrated remarkable capabilities in natural language processing tasks and beyond. This success of LLMs has led to a large influx of research contributions in this direction. These works encompass diverse topics such as architectural innovations, better training strategies, context length improvements, fine-tuning, multi-modal LLMs, robotics, datasets, benchmarking, efficiency, and more. With the rapid development of techniques and regular breakthroughs in LLM research, it has become considerably challenging to perceive the bigger picture of the advances in this direction. Considering the rapidly emerging plethora of literature on LLMs, it is imperative that the research community is able to benefit from a concise yet comprehensive overview of the recent developments in this field. This article provides an overview of the existing literature on a broad range of LLM-related concepts. Our self-contained comprehensive overview of LLMs discusses relevant background concepts along with covering the advanced topics at the frontier of research in LLMs. This review article is intended to not only provide a systematic survey but also a quick comprehensive reference for the researchers and practitioners to draw insights from extensive informative summaries of the existing works to advance the LLM research.</text:p>
          </table:table-cell>
        </table:table-row>
        <table:table-row>
          <table:table-cell table:style-name="Table1.A2" office:value-type="string">
            <text:p text:style-name="P6">2025-10</text:p>
          </table:table-cell>
          <table:table-cell table:style-name="Table1.A2" office:value-type="string">
            <text:p text:style-name="P7"><text:span text:style-name="Strong_20_Emphasis"><text:span text:style-name="T3">An Evolved Universal Transformer Memory</text:span></text:span></text:p>
            <text:p text:style-name="P8">Edoardo Cetin, Qi Sun, Tianyu Zhao, Yujin Tang</text:p>
            <text:p text:style-name="P9"><text:a xlink:type="simple" xlink:href="https://arxiv.org/abs/2410.13166" text:style-name="Internet_20_link" text:visited-style-name="Visited_20_Internet_20_Link"><text:span text:style-name="T3">https://arxiv.org/abs/2410.13166</text:span></text:a></text:p>
          </table:table-cell>
          <table:table-cell table:style-name="Table1.C2" office:value-type="string">
            <text:p text:style-name="P6">Prior methods propose to offset the escalating costs of modern foundation models by dropping specific parts of their contexts with hand-designed rules, while attempting to preserve their original performance. We overcome this trade-off with Neural Attention Memory Models (NAMMs), introducing a learned network for memory management that improves both the performance and efficiency of transformers. We evolve NAMMs atop pre-trained transformers to provide different latent contexts focusing on the most relevant information for individual layers and attention heads. NAMMs are universally applicable to any model using self-attention as they condition exclusively on the values in the produced attention matrices. Learning NAMMs on a small set of problems, we achieve substantial performance improvements across multiple long-context benchmarks while cutting the model's input contexts up to a fraction of the original sizes. We show the generality of our conditioning enables zero-shot transfer of NAMMs trained only on language to entirely new transformer architectures even across input modalities, with their benefits carrying over to vision and reinforcement learning.</text:p>
          </table:table-cell>
        </table:table-row>
        <table:table-row>
          <table:table-cell table:style-name="Table1.A2" office:value-type="string">
            <text:p text:style-name="P6">2024-10</text:p>
          </table:table-cell>
          <table:table-cell table:style-name="Table1.A2" office:value-type="string">
            <text:p text:style-name="P7"><text:span text:style-name="Strong_20_Emphasis"><text:span text:style-name="T3">Reevaluating Google’s Reinforcement Learning for IC Macro Placement</text:span></text:span></text:p>
            <text:p text:style-name="P8">Igor L. Markov</text:p>
            <text:p text:style-name="P7"><text:a xlink:type="simple" xlink:href="https://cacm.acm.org/research/reevaluating-googles-reinforcement-learning-for-ic-macro-placement/" text:style-name="Internet_20_link" text:visited-style-name="Visited_20_Internet_20_Link"><text:span text:style-name="T3">https://cacm.acm.org/research/reevaluating-googles-reinforcement-learning-for-ic-macro-placement/</text:span></text:a></text:p>
            <text:p text:style-name="P6">Appears in: "Communications of the ACM" November 2024</text:p>
          </table:table-cell>
          <table:table-cell table:style-name="Table1.C2" office:value-type="string">
            <text:p text:style-name="P7"><text:span text:style-name="T3">A 2021 paper in </text:span><text:span text:style-name="Emphasis"><text:span text:style-name="T3">Nature</text:span></text:span><text:span text:style-name="T3"> by Mirhoseini, Goldie, et al. (1) about the use of reinforcement learning (RL) in the physical design of silicon chips raised eyebrows, drew critical media coverage, and stirred up controversy due to poorly documented claims. The paper, authored by Google researchers, withheld critical methodological steps, and most inputs needed to reproduce its results. Our meta-analysis shows how two separate evaluations filled in the gaps and demonstrated that Google RL lags behind human chip designers, a well-known algorithm (simulated annealing), and generally available commercial software, while also being slower. Crosschecked data indicates that the integrity of the </text:span><text:span text:style-name="Emphasis"><text:span text:style-name="T3">Nature</text:span></text:span><text:span text:style-name="T3"> paper is substantially undermined, owing to errors in conduct, analysis, and reporting. Before publishing, Google rebuffed internal allegations of fraud which still stand. We note policy implications.</text:span></text:p>
            <text:p text:style-name="P9"><text:span text:style-name="T3">(1) Mazyavkina, N., Sviridov, S., Ivanov, S., and Burnaev, E. Reinforcement learning for combinatorial optimization: A survey. </text:span><text:span text:style-name="Emphasis"><text:span text:style-name="T3">Computers and Operations Research 134</text:span></text:span><text:span text:style-name="T3"> (2021), 105400; </text:span><text:a xlink:type="simple" xlink:href="https://bit.ly/4dsfbKV" text:style-name="Internet_20_link" text:visited-style-name="Visited_20_Internet_20_Link"><text:span text:style-name="T3">https://bit.ly/4dsfbKV</text:span></text:a></text:p>
          </table:table-cell>
        </table:table-row>
        <table:table-row>
          <table:table-cell table:style-name="Table1.A2" office:value-type="string">
            <text:p text:style-name="P6">2024-11</text:p>
          </table:table-cell>
          <table:table-cell table:style-name="Table1.A2" office:value-type="string">
            <text:p text:style-name="P7"><text:span text:style-name="Strong_20_Emphasis"><text:span text:style-name="T3">AI Should Challenge, Not Obey</text:span></text:span></text:p>
            <text:p text:style-name="P8">Advait Sarkar, Microsoft Research</text:p>
            <text:p text:style-name="P8">Appears in "Communications of the ACM", October 2024</text:p>
            <text:p text:style-name="P7"><text:a xlink:type="simple" xlink:href="https://cacm.acm.org/opinion/ai-should-challenge-not-obey/" text:style-name="Internet_20_link" text:visited-style-name="Visited_20_Internet_20_Link"><text:span text:style-name="T3">https://cacm.acm.org/opinion/ai-should-challenge-not-obey/</text:span></text:a></text:p>
            <text:p text:style-name="P9"><text:a xlink:type="simple" xlink:href="https://arxiv.org/abs/2411.02263" text:style-name="Internet_20_link" text:visited-style-name="Visited_20_Internet_20_Link"><text:span text:style-name="T3">https://arxiv.org/abs/2411.02263</text:span></text:a></text:p>
          </table:table-cell>
          <table:table-cell table:style-name="Table1.C2" office:value-type="string">
            <text:p text:style-name="P6">"Let's transform our robot secretaries into Socratic gadflies."</text:p>
          </table:table-cell>
        </table:table-row>
        <table:table-row>
          <table:table-cell table:style-name="Table1.A2" office:value-type="string">
            <text:p text:style-name="P6">2024-12</text:p>
          </table:table-cell>
          <table:table-cell table:style-name="Table1.A2" office:value-type="string">
            <text:p text:style-name="P7"><text:span text:style-name="Strong_20_Emphasis"><text:span text:style-name="T3">Is It Possible to Truly Understand Performance in LLMs?</text:span></text:span></text:p>
            <text:p text:style-name="P8"><text:soft-page-break/>Samuel Greengard</text:p>
            <text:p text:style-name="P8">Appears in "Communications of the ACM", December 2024</text:p>
            <text:p text:style-name="P9"><text:a xlink:type="simple" xlink:href="https://cacm.acm.org/news/is-it-possible-to-truly-understand-performance-in-llms/" text:style-name="Internet_20_link" text:visited-style-name="Visited_20_Internet_20_Link"><text:span text:style-name="T3">https://cacm.acm.org/news/is-it-possible-to-truly-understand-performance-in-llms/</text:span></text:a></text:p>
          </table:table-cell>
          <table:table-cell table:style-name="Table1.C2" office:value-type="string">
            <text:p text:style-name="P6">Seeking to understand when, and how, new skills and capabilities emerge in LLMs.</text:p>
          </table:table-cell>
        </table:table-row>
        <table:table-row>
          <table:table-cell table:style-name="Table1.A2" office:value-type="string">
            <text:p text:style-name="P6">2024-12</text:p>
          </table:table-cell>
          <table:table-cell table:style-name="Table1.A2" office:value-type="string">
            <text:p text:style-name="P7"><text:span text:style-name="Strong_20_Emphasis"><text:span text:style-name="T3">An AI Learning Hierarchy</text:span></text:span></text:p>
            <text:p text:style-name="P8">Peter J. Denning, Ted G. Lewis</text:p>
            <text:p text:style-name="P7"><text:a xlink:type="simple" xlink:href="https://cacm.acm.org/opinion/an-ai-learning-hierarchy/" text:style-name="Internet_20_link" text:visited-style-name="Visited_20_Internet_20_Link"><text:span text:style-name="T3">https://cacm.acm.org/opinion/an-ai-learning-hierarchy/</text:span></text:a></text:p>
            <text:p text:style-name="P6">Appears in: "Communications of the ACM", December 2024</text:p>
          </table:table-cell>
          <table:table-cell table:style-name="Table1.C2" office:value-type="string">
            <text:p text:style-name="P8">A hierarchy of AI machines organized by their learning power shows their limits and the possibility that humans are at risk of machine subjugation well before AI utopia can come.</text:p>
            <table:table table:name="Table4" table:style-name="Table4">
              <table:table-column table:style-name="Table4.A"/>
              <table:table-column table:style-name="Table4.B"/>
              <table:table-row>
                <table:table-cell table:style-name="Table4.A1" office:value-type="string">
                  <text:p text:style-name="P6">Level</text:p>
                </table:table-cell>
                <table:table-cell table:style-name="Table4.A1" office:value-type="string">
                  <text:p text:style-name="P6">Category of Machines</text:p>
                </table:table-cell>
              </table:table-row>
              <table:table-row>
                <table:table-cell table:style-name="Table4.A1" office:value-type="string">
                  <text:p text:style-name="P6">0</text:p>
                </table:table-cell>
                <table:table-cell table:style-name="Table4.A1" office:value-type="string">
                  <text:p text:style-name="P6">Basic automation</text:p>
                </table:table-cell>
              </table:table-row>
              <table:table-row>
                <table:table-cell table:style-name="Table4.A1" office:value-type="string">
                  <text:p text:style-name="P6">1</text:p>
                </table:table-cell>
                <table:table-cell table:style-name="Table4.A1" office:value-type="string">
                  <text:p text:style-name="P6">Rule-based systems</text:p>
                </table:table-cell>
              </table:table-row>
              <table:table-row>
                <table:table-cell table:style-name="Table4.A1" office:value-type="string">
                  <text:p text:style-name="P6">2</text:p>
                </table:table-cell>
                <table:table-cell table:style-name="Table4.A1" office:value-type="string">
                  <text:p text:style-name="P6">Supervised learning</text:p>
                </table:table-cell>
              </table:table-row>
              <table:table-row>
                <table:table-cell table:style-name="Table4.A1" office:value-type="string">
                  <text:p text:style-name="P6">3</text:p>
                </table:table-cell>
                <table:table-cell table:style-name="Table4.A1" office:value-type="string">
                  <text:p text:style-name="P6">Unsupervised learning</text:p>
                </table:table-cell>
              </table:table-row>
              <table:table-row>
                <table:table-cell table:style-name="Table4.A1" office:value-type="string">
                  <text:p text:style-name="P6">4</text:p>
                </table:table-cell>
                <table:table-cell table:style-name="Table4.A1" office:value-type="string">
                  <text:p text:style-name="P6">Generative AI</text:p>
                </table:table-cell>
              </table:table-row>
              <table:table-row>
                <table:table-cell table:style-name="Table4.A1" office:value-type="string">
                  <text:p text:style-name="P6">5</text:p>
                </table:table-cell>
                <table:table-cell table:style-name="Table4.A1" office:value-type="string">
                  <text:p text:style-name="P6">Reinforcement learning AI</text:p>
                </table:table-cell>
              </table:table-row>
              <table:table-row>
                <table:table-cell table:style-name="Table4.A1" office:value-type="string">
                  <text:p text:style-name="P6">6</text:p>
                </table:table-cell>
                <table:table-cell table:style-name="Table4.A1" office:value-type="string">
                  <text:p text:style-name="P6">Human-machine interaction AI</text:p>
                </table:table-cell>
              </table:table-row>
              <table:table-row>
                <table:table-cell table:style-name="Table4.A1" office:value-type="string">
                  <text:p text:style-name="P6">7</text:p>
                </table:table-cell>
                <table:table-cell table:style-name="Table4.A1" office:value-type="string">
                  <text:p text:style-name="P8">Aspirational AI</text:p>
                </table:table-cell>
              </table:table-row>
            </table:table>
            <text:p text:style-name="P6">See also: "Intelligence may not be computable", by the same authors, 2019-12.</text:p>
          </table:table-cell>
        </table:table-row>
        <table:table-row>
          <table:table-cell table:style-name="Table1.A2" office:value-type="string">
            <text:p text:style-name="P6">2024-12</text:p>
          </table:table-cell>
          <table:table-cell table:style-name="Table1.A2" office:value-type="string">
            <text:p text:style-name="P7"><text:span text:style-name="Strong_20_Emphasis"><text:span text:style-name="T3">DeepSeek-V3 Technical Report</text:span></text:span></text:p>
            <text:p text:style-name="P8">DeepSeek-AI</text:p>
            <text:p text:style-name="P7"><text:a xlink:type="simple" xlink:href="https://arxiv.org/abs/2412.19437" text:style-name="Internet_20_link" text:visited-style-name="Visited_20_Internet_20_Link"><text:span text:style-name="T3">https://arxiv.org/abs/2412.19437</text:span></text:a></text:p>
            <text:p text:style-name="P6"> </text:p>
          </table:table-cell>
          <table:table-cell table:style-name="Table1.C2" office:value-type="string">
            <text:p text:style-name="P6">We present DeepSeek-V3, a strong Mixture-of-Experts (MoE) language model with 671B total parameters with 37B activated for each token. To achieve efficient inference and cost-effective training, DeepSeek-V3 adopts Multi-head Latent Attention (MLA) and DeepSeekMoE architectures, which were thoroughly validated in DeepSeek-V2. Furthermore, DeepSeek-V3 pioneers an auxiliary-loss-free strategy for load balancing and sets a multi-token prediction training objective for stronger performance. (...)</text:p>
          </table:table-cell>
        </table:table-row>
        <table:table-row>
          <table:table-cell table:style-name="Table1.A2" office:value-type="string">
            <text:p text:style-name="P6">2024-12</text:p>
          </table:table-cell>
          <table:table-cell table:style-name="Table1.A2" office:value-type="string">
            <text:p text:style-name="P7"><text:span text:style-name="Strong_20_Emphasis"><text:span text:style-name="T3">The EU AI Act and the Wager on Trustworthy AI</text:span></text:span></text:p>
            <text:p text:style-name="P8">Appears in: "Communications of the ACM", December 2024</text:p>
            <text:p text:style-name="P9"><text:a xlink:type="simple" xlink:href="https://cacm.acm.org/research/the-eu-ai-act-and-the-wager-on-trustworthy-ai/" text:style-name="Internet_20_link" text:visited-style-name="Visited_20_Internet_20_Link"><text:span text:style-name="T3">https://cacm.acm.org/research/the-eu-ai-act-and-the-wager-on-trustworthy-ai</text:span></text:a></text:p>
          </table:table-cell>
          <table:table-cell table:style-name="Table1.C2" office:value-type="string">
            <text:p text:style-name="P6">As the impact of AI is difficult to assess by a single group, policymakers should prioritize societal and environmental well being and seek advice from interdisciplinary groups focusing on ethical aspects, responsibility, and transparency in the development of algorithms.</text:p>
          </table:table-cell>
        </table:table-row>
        <table:table-row>
          <table:table-cell table:style-name="Table1.A2" office:value-type="string">
            <text:p text:style-name="P6">2024-12</text:p>
          </table:table-cell>
          <table:table-cell table:style-name="Table1.A2" office:value-type="string">
            <text:p text:style-name="P7"><text:span text:style-name="Strong_20_Emphasis"><text:span text:style-name="T3">Prompting Considered Harmful</text:span></text:span></text:p>
            <text:p text:style-name="P8">Meredith Ringel Morris</text:p>
            <text:p text:style-name="P8">Appears in: "Communications of the ACM", December 2024</text:p>
            <text:p text:style-name="P9"><text:a xlink:type="simple" xlink:href="https://cacm.acm.org/opinion/prompting-considered-harmful/" text:style-name="Internet_20_link" text:visited-style-name="Visited_20_Internet_20_Link"><text:span text:style-name="T3">https://cacm.acm.org/opinion/prompting-considered-harmful/</text:span></text:a></text:p>
          </table:table-cell>
          <table:table-cell table:style-name="Table1.C2" office:value-type="string">
            <text:p text:style-name="P6">As systems graduate from labs to the open world, moving beyond prompting is central to ensuring that AI is useful, usable, and safe for end users as well as experts.</text:p>
          </table:table-cell>
        </table:table-row>
        <table:table-row>
          <table:table-cell table:style-name="Table1.A2" office:value-type="string">
            <text:p text:style-name="P6">2024-12</text:p>
          </table:table-cell>
          <table:table-cell table:style-name="Table1.A2" office:value-type="string">
            <text:p text:style-name="P7"><text:span text:style-name="Strong_20_Emphasis"><text:span text:style-name="T3">States as Strings as Strategies: Steering Language Models with Game-Theoretic Solvers</text:span></text:span></text:p>
            <text:p text:style-name="P8">Ian Gemp, Yoram Bachrach, Marc Lanctot, Roma Patel, Vibhavari Dasagi, Luke Marris, Georgios Piliouras, Karl Tuyls</text:p>
            <text:p text:style-name="P9"><text:a xlink:type="simple" xlink:href="https://arxiv.org/abs/2402.01704" text:style-name="Internet_20_link" text:visited-style-name="Visited_20_Internet_20_Link"><text:span text:style-name="T3">https://arxiv.org/abs/2402.01704</text:span></text:a></text:p>
          </table:table-cell>
          <table:table-cell table:style-name="Table1.C2" office:value-type="string">
            <text:p text:style-name="P6">Mathematical models of interactions among rational agents have long been studied in game theory. However these interactions are often over a small set of discrete game actions which is very different from how humans communicate in natural language. To bridge this gap, we introduce a framework that allows equilibrium solvers to work over the space of natural language dialogue generated by large language models (LLMs). Specifically, by modelling the players, strategies and payoffs in a "game" of dialogue, we create a binding from natural language interactions to the conventional symbolic logic of game theory. Given this binding, we can ask existing game-theoretic algorithms to provide us with strategic solutions (e.g., what string an LLM should generate to maximize payoff in the face of strategic partners or opponents), giving us predictors of stable, rational conversational strategies. We focus on three domains that require different negotiation strategies: scheduling meetings, trading fruit and debate, and evaluate an LLM's generated language when guided by solvers. We see that LLMs that follow game-theory solvers result in dialogue generations that are less exploitable than the control (no guidance from solvers), and the language generated results in higher rewards, in all negotiation domains. We discuss future implications of this work, and how game-theoretic solvers that can leverage the expressivity of natural language can open up a new avenue of guiding language research.</text:p>
          </table:table-cell>
        </table:table-row>
        <table:table-row>
          <table:table-cell table:style-name="Table1.A2" office:value-type="string">
            <text:p text:style-name="P6">2024-12</text:p>
          </table:table-cell>
          <table:table-cell table:style-name="Table1.A2" office:value-type="string">
            <text:p text:style-name="P7"><text:span text:style-name="Strong_20_Emphasis"><text:span text:style-name="T3">The Emergence of Strategic Reasoning of Large Language Models</text:span></text:span></text:p>
            <text:p text:style-name="P8">Dongwoo Lee, Gavin Kader</text:p>
            <text:p text:style-name="P9"><text:a xlink:type="simple" xlink:href="https://arxiv.org/abs/2412.13013" text:style-name="Internet_20_link" text:visited-style-name="Visited_20_Internet_20_Link"><text:span text:style-name="T3">https://arxiv.org/abs/2412.13013</text:span></text:a></text:p>
          </table:table-cell>
          <table:table-cell table:style-name="Table1.C2" office:value-type="string">
            <text:p text:style-name="P6">As Large Language Models (LLMs) are increasingly used for a variety of complex and critical tasks, it is vital to assess their logical capabilities in strategic environments. This paper examines their ability in strategic reasoning -- the process of choosing an optimal course of action by predicting and adapting to other agents' behavior. Using six LLMs, we analyze responses from play in classical games from behavioral economics (p-Beauty Contest, 11-20 Money Request Game, and Guessing Game) and evaluate their performance through hierarchical models of reasoning (level-k theory and cognitive hierarchy theory). Our findings reveal that while LLMs show understanding of the games, the majority struggle with higher-order strategic reasoning. Although most LLMs did demonstrate learning ability with games involving repeated interactions, they still consistently fall short of the reasoning levels demonstrated by typical behavior from human subjects. The exception to these overall findings is with OpenAI's GPT-o1 -- specifically trained to solve complex reasoning tasks -- which consistently outperforms other LLMs and human subjects. These findings highlight the challenges and pathways in advancing LLMs toward robust strategic reasoning from the perspective of behavioral economics.</text:p>
          </table:table-cell>
        </table:table-row>
        <table:table-row>
          <table:table-cell table:style-name="Table1.A2" office:value-type="string">
            <text:p text:style-name="P6">2024-12</text:p>
          </table:table-cell>
          <table:table-cell table:style-name="Table1.A2" office:value-type="string">
            <text:p text:style-name="P7"><text:span text:style-name="Strong_20_Emphasis"><text:span text:style-name="T3">Titans: Learning to Memorize at Test Time</text:span></text:span></text:p>
            <text:p text:style-name="P8">Ali Behrouz, Peilin Zhong, Vahab Mirrokni</text:p>
            <text:p text:style-name="P9"><text:a xlink:type="simple" xlink:href="https://arxiv.org/abs/2501.00663v1" text:style-name="Internet_20_link" text:visited-style-name="Visited_20_Internet_20_Link"><text:span text:style-name="T3">https://arxiv.org/abs/2501.00663v1</text:span></text:a></text:p>
          </table:table-cell>
          <table:table-cell table:style-name="Table1.C2" office:value-type="string">
            <text:p text:style-name="P6">Over more than a decade there has been an extensive research effort on how to effectively utilize recurrent models and attention. While recurrent models aim to compress the data into a fixed-size memory (called hidden state), attention allows attending to the entire context window, capturing the direct dependencies of all tokens. This more accurate modeling of dependencies, however, comes with a quadratic cost, limiting the model to a fixed-length context. We present a new neural long-term memory module that learns to memorize historical context and helps attention to attend to the current context while utilizing long past information. We show that this neural memory has the advantage of fast parallelizable training while maintaining a fast inference. From a memory perspective, we argue that attention due to its limited context but accurate dependency modeling performs as a short-term memory, while neural memory due to its ability to memorize the data, acts as a long-term, more persistent, memory. Based on these two modules, we introduce a new family of architectures, called Titans, and present three variants to address how <text:soft-page-break/>one can effectively incorporate memory into this architecture. Our experimental results on language modeling, common-sense reasoning, genomics, and time series tasks show that Titans are more effective than Transformers and recent modern linear recurrent models. They further can effectively scale to larger than 2M context window size with higher accuracy in needle-in-haystack tasks compared to baselines.</text:p>
          </table:table-cell>
        </table:table-row>
        <table:table-row>
          <table:table-cell table:style-name="Table1.A2" office:value-type="string">
            <text:p text:style-name="P6">2024-12</text:p>
          </table:table-cell>
          <table:table-cell table:style-name="Table1.A2" office:value-type="string">
            <text:p text:style-name="P7"><text:span text:style-name="Strong_20_Emphasis"><text:span text:style-name="T3">Memory Layers at Scale</text:span></text:span></text:p>
            <text:p text:style-name="P8">Vincent-Pierre Berges, Barlas Oğuz, Daniel Haziza, Wen-tau Yih, Luke Zettlemoyer, Gargi Ghosh</text:p>
            <text:p text:style-name="P9"><text:a xlink:type="simple" xlink:href="https://arxiv.org/abs/2412.09764" text:style-name="Internet_20_link" text:visited-style-name="Visited_20_Internet_20_Link"><text:span text:style-name="T3">https://arxiv.org/abs/2412.09764</text:span></text:a></text:p>
          </table:table-cell>
          <table:table-cell table:style-name="Table1.C2" office:value-type="string">
            <text:p text:style-name="P6">Memory layers use a trainable key-value lookup mechanism to add extra parameters to a model without increasing FLOPs. Conceptually, sparsely activated memory layers complement compute-heavy dense feed-forward layers, providing dedicated capacity to store and retrieve information cheaply. This work takes memory layers beyond proof-of-concept, proving their utility at contemporary scale. On downstream tasks, language models augmented with our improved memory layer outperform dense models with more than twice the computation budget, as well as mixture-of-expert models when matched for both compute and parameters. We find gains are especially pronounced for factual tasks. We provide a fully parallelizable memory layer implementation, demonstrating scaling laws with up to 128B memory parameters, pretrained to 1 trillion tokens, comparing to base models with up to 8B parameters.</text:p>
          </table:table-cell>
        </table:table-row>
        <table:table-row>
          <table:table-cell table:style-name="Table1.A6" table:number-columns-spanned="3" office:value-type="string">
            <text:h text:style-name="P5" text:outline-level="1"><text:bookmark text:name="H2025"/><text:bookmark-start text:name="__RefHeading___Toc176_2979550896"/>2025<text:bookmark-end text:name="__RefHeading___Toc176_2979550896"/></text:h>
          </table:table-cell>
          <table:covered-table-cell/>
          <table:covered-table-cell/>
        </table:table-row>
        <table:table-row>
          <table:table-cell table:style-name="Table1.A2" office:value-type="string">
            <text:p text:style-name="P6">2025-01</text:p>
          </table:table-cell>
          <table:table-cell table:style-name="Table1.A2" office:value-type="string">
            <text:p text:style-name="P7"><text:span text:style-name="Strong_20_Emphasis"><text:span text:style-name="T3">Can AI Models Show Us How People Learn? Impossible Languages Point a Way.</text:span></text:span></text:p>
            <text:p text:style-name="P7"><text:a xlink:type="simple" xlink:href="https://www.quantamagazine.org/can-ai-models-show-us-how-people-learn-impossible-languages-point-a-way-20250113/" text:style-name="Internet_20_link" text:visited-style-name="Visited_20_Internet_20_Link"><text:span text:style-name="T3">https://www.quantamagazine.org/can-ai-models-show-us-how-people-learn-impossible-languages-point-a-way-20250113/</text:span></text:a></text:p>
            <text:p text:style-name="P7"><text:a xlink:type="simple" xlink:href="https://arxiv.org/abs/2401.06416" text:style-name="Internet_20_link" text:visited-style-name="Visited_20_Internet_20_Link"><text:span text:style-name="T3">https://arxiv.org/abs/2401.06416</text:span></text:a><text:span text:style-name="T3"> - Mission: Impossible Language Models</text:span></text:p>
            <text:p text:style-name="P6">Julie Kallini, Isabel Papadimitriou, Richard Futrell, Kyle Mahowald, Christopher Potts</text:p>
          </table:table-cell>
          <table:table-cell table:style-name="Table1.C2" office:value-type="string">
            <text:p text:style-name="P6">Popular Science explainer at Quanta Magazine by Ben Brubaker</text:p>
          </table:table-cell>
        </table:table-row>
        <table:table-row>
          <table:table-cell table:style-name="Table1.A2" office:value-type="string">
            <text:p text:style-name="P6">2025-01</text:p>
          </table:table-cell>
          <table:table-cell table:style-name="Table1.A2" office:value-type="string">
            <text:p text:style-name="P7"><text:span text:style-name="Strong_20_Emphasis"><text:span text:style-name="T3">Unlearning in Large Language Models: We Are Not There Yet</text:span></text:span></text:p>
            <text:p text:style-name="P8">Alberto Blanco-Justicia, Josep Domingo-Ferrer, Najeeb Moharram Jebreel et al.</text:p>
            <text:p text:style-name="P8">Appears in: "IEEE Computer", January 2025</text:p>
            <text:p text:style-name="P9"><text:a xlink:type="simple" xlink:href="https://ieeexplore.ieee.org/document/10834279" text:style-name="Internet_20_link" text:visited-style-name="Visited_20_Internet_20_Link"><text:span text:style-name="T3">https://ieeexplore.ieee.org/document/10834279</text:span></text:a></text:p>
          </table:table-cell>
          <table:table-cell table:style-name="Table1.C2" office:value-type="string">
            <text:p text:style-name="P6">The massive adoption of large language models has prompted concerns about how to align them with human ethics and the rule of law. Digital forgetting of undesirable knowledge via machine unlearning is a promising strategy we survey here.</text:p>
          </table:table-cell>
        </table:table-row>
        <table:table-row>
          <table:table-cell table:style-name="Table1.A2" office:value-type="string">
            <text:p text:style-name="P6">2025-01</text:p>
          </table:table-cell>
          <table:table-cell table:style-name="Table1.A2" office:value-type="string">
            <text:p text:style-name="P7"><text:span text:style-name="Strong_20_Emphasis"><text:span text:style-name="T3">Qwen2.5 Technical Report</text:span></text:span></text:p>
            <text:p text:style-name="P8">Qwen Team</text:p>
            <text:p text:style-name="P9"><text:a xlink:type="simple" xlink:href="https://arxiv.org/abs/2412.15115" text:style-name="Internet_20_link" text:visited-style-name="Visited_20_Internet_20_Link"><text:span text:style-name="T3">https://arxiv.org/abs/2412.15115</text:span></text:a></text:p>
          </table:table-cell>
          <table:table-cell table:style-name="Table1.C2" office:value-type="string">
            <text:p text:style-name="P6">In this report, we introduce Qwen2.5, a comprehensive series of large language models (LLMs) designed to meet diverse needs. Compared to previous iterations, Qwen 2.5 has been significantly improved during both the pre-training and post-training stages. In terms of pre-training, we have scaled the high-quality pre-training datasets from the previous 7 trillion tokens to 18 trillion tokens. This provides a strong foundation for common sense, expert knowledge, and reasoning capabilities. In terms of post-training, we implement intricate supervised finetuning with over 1 million samples, as well as multistage reinforcement learning. Post-training techniques enhance human preference, and notably improve long text generation, structural data analysis, and instruction following. To handle diverse and varied use cases effectively, we present Qwen2.5 LLM series in rich sizes. Open-weight offerings include base and instruction-tuned models, with quantized versions available. </text:p>
          </table:table-cell>
        </table:table-row>
        <table:table-row>
          <table:table-cell table:style-name="Table1.A2" office:value-type="string">
            <text:p text:style-name="P6">2025-01</text:p>
          </table:table-cell>
          <table:table-cell table:style-name="Table1.A2" office:value-type="string">
            <text:p text:style-name="P7"><text:span text:style-name="Strong_20_Emphasis"><text:span text:style-name="T3">People who frequently use ChatGPT for writing tasks are accurate and robust detectors of AI-generated text</text:span></text:span></text:p>
            <text:p text:style-name="P8">Jenna Russell, Marzena Karpinska, Mohit Iyyer</text:p>
            <text:p text:style-name="P9"><text:a xlink:type="simple" xlink:href="https://arxiv.org/abs/2501.15654" text:style-name="Internet_20_link" text:visited-style-name="Visited_20_Internet_20_Link"><text:span text:style-name="T3">https://arxiv.org/abs/2501.15654</text:span></text:a></text:p>
          </table:table-cell>
          <table:table-cell table:style-name="Table1.C2" office:value-type="string">
            <text:p text:style-name="P6">In this paper, we study how well humans can detect text generated by commercial LLMs (GPT-4o, Claude, o1). We hire annotators to read 300 non-fiction English articles, label them as either human-written or AI-generated, and provide paragraph-length explanations for their decisions. Our experiments show that annotators who frequently use LLMs for writing tasks excel at detecting AI-generated text, even without any specialized training or feedback. In fact, the majority vote among five such "expert" annotators misclassifies only 1 of 300 articles, significantly outperforming most commercial and open-source detectors we evaluated even in the presence of evasion tactics like paraphrasing and humanization. Qualitative analysis of the experts' free-form explanations shows that while they rely heavily on specific lexical clues ('AI vocabulary'), they also pick up on more complex phenomena within the text (e.g., formality, originality, clarity) that are challenging to assess for automatic detectors. We release our annotated dataset and code to spur future research into both human and automated detection of AI-generated text.</text:p>
          </table:table-cell>
        </table:table-row>
        <table:table-row>
          <table:table-cell table:style-name="Table1.A2" office:value-type="string">
            <text:p text:style-name="P6">2025-01</text:p>
          </table:table-cell>
          <table:table-cell table:style-name="Table1.A2" office:value-type="string">
            <text:p text:style-name="P7"><text:span text:style-name="Strong_20_Emphasis"><text:span text:style-name="T3">Kimi k1.5: Scaling Reinforcement Learning with LLMs</text:span></text:span></text:p>
            <text:p text:style-name="P8">Kimi Team</text:p>
            <text:p text:style-name="P9"><text:a xlink:type="simple" xlink:href="https://arxiv.org/abs/2501.12599" text:style-name="Internet_20_link" text:visited-style-name="Visited_20_Internet_20_Link"><text:span text:style-name="T3">https://arxiv.org/abs/2501.12599</text:span></text:a></text:p>
          </table:table-cell>
          <table:table-cell table:style-name="Table1.C2" office:value-type="string">
            <text:p text:style-name="P6">Language model pretraining with next token prediction has proved effective for scaling compute but is limited to the amount of available training data. Scaling reinforcement learning (RL) unlocks a new axis for the continued improvement of artificial intelligence, with the promise that large language models (LLMs) can scale their training data by learning to explore with rewards. However, prior published work has not produced competitive results. In light of this, we report on the training practice of Kimi k1.5, our latest multi-modal LLM trained with RL, including its RL training techniques, multi-modal data recipes, and infrastructure optimization. Long context scaling and improved policy optimization methods are key ingredients of our approach, which establishes a simplistic, effective RL framework without relying on more complex techniques such as Monte Carlo tree search, value functions, and process reward models.</text:p>
          </table:table-cell>
        </table:table-row>
        <table:table-row>
          <table:table-cell table:style-name="Table1.A2" office:value-type="string">
            <text:p text:style-name="P6">2025-01</text:p>
          </table:table-cell>
          <table:table-cell table:style-name="Table1.A2" office:value-type="string">
            <text:p text:style-name="P7"><text:span text:style-name="Strong_20_Emphasis"><text:span text:style-name="T3">Chatbot Software Begins to Face Fundamental Limitations</text:span></text:span></text:p>
            <text:p text:style-name="P8">Popular Science explainer by Anil Ananthaswamy</text:p>
            <text:p text:style-name="P9"><text:a xlink:type="simple" xlink:href="https://www.quantamagazine.org/chatbot-software-begins-to-face-fundamental-limitations-20250131/" text:style-name="Internet_20_link" text:visited-style-name="Visited_20_Internet_20_Link"><text:span text:style-name="T3">https://www.quantamagazine.org/chatbot-software-begins-to-face-fundamental-limitations-20250131</text:span></text:a></text:p>
          </table:table-cell>
          <table:table-cell table:style-name="Table1.C2" office:value-type="string">
            <text:p text:style-name="P6">"Recent results show that large language models struggle with compositional tasks, suggesting a hard limit to their abilities."</text:p>
          </table:table-cell>
        </table:table-row>
        <table:table-row>
          <table:table-cell table:style-name="Table1.A2" office:value-type="string">
            <text:p text:style-name="P6">2025-02</text:p>
          </table:table-cell>
          <table:table-cell table:style-name="Table1.A2" office:value-type="string">
            <text:p text:style-name="P7"><text:span text:style-name="Strong_20_Emphasis"><text:span text:style-name="T3">Deep Research, Deep Bullshit, and the potential (model) collapse of science</text:span></text:span></text:p>
            <text:p text:style-name="P8">Gary Marcus</text:p>
            <text:p text:style-name="P8">Substack post, 2025-02-03</text:p>
            <text:p text:style-name="P9"><text:a xlink:type="simple" xlink:href="https://garymarcus.substack.com/p/deep-research-deep-bullshit-and-the" text:style-name="Internet_20_link" text:visited-style-name="Visited_20_Internet_20_Link"><text:span text:style-name="T3">https://garymarcus.substack.com/p/deep-research-deep-bullshit-and-the</text:span></text:a></text:p>
          </table:table-cell>
          <table:table-cell table:style-name="Table1.C2" office:value-type="string">
            <text:p text:style-name="P8">"Sam Altman’s hype might just bite us all in the behind"</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10.118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0591in" style:type="center"/>
          <style:tab-stop style:position="10.1181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16.5354in" fo:page-height="11.6929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35</text:page-number>/<text:page-count>3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09:12:18.083001652</meta:creation-date>
    <dc:date>2025-02-27T10:08:22.681071915</dc:date>
    <meta:editing-duration>PT10M56S</meta:editing-duration>
    <meta:editing-cycles>2</meta:editing-cycles>
    <meta:generator>LibreOffice/24.8.5.2$Linux_X86_64 LibreOffice_project/480$Build-2</meta:generator>
    <meta:print-date>2025-02-27T10:07:33.878414326</meta:print-date>
    <meta:printed-by>PDF files</meta:printed-by>
    <meta:document-statistic meta:table-count="5" meta:image-count="0" meta:object-count="0" meta:page-count="35" meta:paragraph-count="1908" meta:word-count="33544" meta:character-count="242251" meta:non-whitespace-character-count="210729"/>
  </office:meta>
</office:document-meta>
</file>